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45.75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41.9pt"/>
    </style:style>
    <style:style style:name="co18" style:family="table-column">
      <style:table-column-properties fo:break-before="auto" style:column-width="31.86pt"/>
    </style:style>
    <style:style style:name="co19" style:family="table-column">
      <style:table-column-properties fo:break-before="auto" style:column-width="36.51pt"/>
    </style:style>
    <style:style style:name="co20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BUNTU64_DIRECT_baremetal" table:style-name="ta1">
        <table:shapes>
          <draw:frame draw:z-index="0" draw:style-name="gr1" draw:text-style-name="P1" svg:width="453.51pt" svg:height="255.09pt" svg:x="883.93pt" svg:y="2374.58pt">
            <loext:p draw:notify-on-update-of-ranges="UBUNTU64_DIRECT_baremetal.C188:UBUNTU64_DIRECT_baremetal.C188 UBUNTU64_DIRECT_baremetal.C189:UBUNTU64_DIRECT_baremetal.C205 UBUNTU64_DIRECT_baremetal.D188:UBUNTU64_DIRECT_baremetal.D188 UBUNTU64_DIRECT_baremetal.D189:UBUNTU64_DIRECT_baremetal.D205 UBUNTU64_DIRECT_baremetal.E188:UBUNTU64_DIRECT_baremetal.E188 UBUNTU64_DIRECT_baremetal.E189:UBUNTU64_DIRECT_baremetal.E205 UBUNTU64_DIRECT_baremetal.F188:UBUNTU64_DIRECT_baremetal.F188 UBUNTU64_DIRECT_baremetal.F189:UBUNTU64_DIRECT_baremetal.F205 UBUNTU64_DIRECT_baremetal.G188:UBUNTU64_DIRECT_baremetal.G188 UBUNTU64_DIRECT_baremetal.G189:UBUNTU64_DIRECT_baremetal.G205 UBUNTU64_DIRECT_baremetal.H188:UBUNTU64_DIRECT_baremetal.H188 UBUNTU64_DIRECT_baremetal.H189:UBUNTU64_DIRECT_baremetal.H205 UBUNTU64_DIRECT_baremetal.I188:UBUNTU64_DIRECT_baremetal.I188 UBUNTU64_DIRECT_baremetal.I189:UBUNTU64_DIRECT_baremetal.I205 UBUNTU64_DIRECT_baremetal.J188:UBUNTU64_DIRECT_baremetal.J188 UBUNTU64_DIRECT_baremetal.J189:UBUNTU64_DIRECT_baremetal.J205 UBUNTU64_DIRECT_baremetal.K188:UBUNTU64_DIRECT_baremetal.K188 UBUNTU64_DIRECT_baremetal.K189:UBUNTU64_DIRECT_baremetal.K205 UBUNTU64_DIRECT_baremetal.L188:UBUNTU64_DIRECT_baremetal.L188 UBUNTU64_DIRECT_baremetal.L189:UBUNTU64_DIRECT_baremetal.L205 UBUNTU64_DIRECT_baremetal.M188:UBUNTU64_DIRECT_baremetal.M188 UBUNTU64_DIRECT_baremetal.M189:UBUNTU64_DIRECT_baremetal.M205 UBUNTU64_DIRECT_baremetal.N188:UBUNTU64_DIRECT_baremetal.N188 UBUNTU64_DIRECT_baremetal.N189:UBUNTU64_DIRECT_baremetal.N205 UBUNTU64_DIRECT_baremetal.O188:UBUNTU64_DIRECT_baremetal.O188 UBUNTU64_DIRECT_baremetal.O189:UBUNTU64_DIRECT_baremetal.O205 UBUNTU64_DIRECT_baremetal.P188:UBUNTU64_DIRECT_baremetal.P188 UBUNTU64_DIRECT_baremetal.P189:UBUNTU64_DIRECT_baremetal.P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26pt" svg:x="886.82pt" svg:y="2893.52pt">
            <loext:p draw:notify-on-update-of-ranges="UBUNTU64_DIRECT_baremetal.C228:UBUNTU64_DIRECT_baremetal.C228 UBUNTU64_DIRECT_baremetal.C229:UBUNTU64_DIRECT_baremetal.C245 UBUNTU64_DIRECT_baremetal.D228:UBUNTU64_DIRECT_baremetal.D228 UBUNTU64_DIRECT_baremetal.D229:UBUNTU64_DIRECT_baremetal.D245 UBUNTU64_DIRECT_baremetal.E228:UBUNTU64_DIRECT_baremetal.E228 UBUNTU64_DIRECT_baremetal.E229:UBUNTU64_DIRECT_baremetal.E245 UBUNTU64_DIRECT_baremetal.F228:UBUNTU64_DIRECT_baremetal.F228 UBUNTU64_DIRECT_baremetal.F229:UBUNTU64_DIRECT_baremetal.F245 UBUNTU64_DIRECT_baremetal.G228:UBUNTU64_DIRECT_baremetal.G228 UBUNTU64_DIRECT_baremetal.G229:UBUNTU64_DIRECT_baremetal.G245 UBUNTU64_DIRECT_baremetal.H228:UBUNTU64_DIRECT_baremetal.H228 UBUNTU64_DIRECT_baremetal.H229:UBUNTU64_DIRECT_baremetal.H245 UBUNTU64_DIRECT_baremetal.I228:UBUNTU64_DIRECT_baremetal.I228 UBUNTU64_DIRECT_baremetal.I229:UBUNTU64_DIRECT_baremetal.I245 UBUNTU64_DIRECT_baremetal.J228:UBUNTU64_DIRECT_baremetal.J228 UBUNTU64_DIRECT_baremetal.J229:UBUNTU64_DIRECT_baremetal.J245 UBUNTU64_DIRECT_baremetal.K228:UBUNTU64_DIRECT_baremetal.K228 UBUNTU64_DIRECT_baremetal.K229:UBUNTU64_DIRECT_baremetal.K245 UBUNTU64_DIRECT_baremetal.L228:UBUNTU64_DIRECT_baremetal.L228 UBUNTU64_DIRECT_baremetal.L229:UBUNTU64_DIRECT_baremetal.L245 UBUNTU64_DIRECT_baremetal.M228:UBUNTU64_DIRECT_baremetal.M228 UBUNTU64_DIRECT_baremetal.M229:UBUNTU64_DIRECT_baremetal.M245 UBUNTU64_DIRECT_baremetal.N228:UBUNTU64_DIRECT_baremetal.N228 UBUNTU64_DIRECT_baremetal.N229:UBUNTU64_DIRECT_baremetal.N245 UBUNTU64_DIRECT_baremetal.O228:UBUNTU64_DIRECT_baremetal.O228 UBUNTU64_DIRECT_baremetal.O229:UBUNTU64_DIRECT_baremetal.O245 UBUNTU64_DIRECT_baremetal.P228:UBUNTU64_DIRECT_baremetal.P228 UBUNTU64_DIRECT_baremetal.P229:UBUNTU64_DIRECT_baremetal.P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24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6" table:default-cell-style-name="Default"/>
        <table:table-column table:style-name="co8" table:number-columns-repeated="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8" table:default-cell-style-name="Default"/>
        <table:table-column table:style-name="co10" table:number-columns-repeated="3" table:default-cell-style-name="Default"/>
        <table:table-column table:style-name="co19" table:default-cell-style-name="Default"/>
        <table:table-column table:style-name="co10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eb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1:19:19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5919" calcext:value-type="float">
            <text:p>75919</text:p>
          </table:table-cell>
          <table:table-cell table:number-columns-repeated="2"/>
          <table:table-cell office:value-type="float" office:value="185025" calcext:value-type="float">
            <text:p>185025</text:p>
          </table:table-cell>
          <table:table-cell table:number-columns-repeated="3"/>
          <table:table-cell office:value-type="float" office:value="61783" calcext:value-type="float">
            <text:p>61783</text:p>
          </table:table-cell>
          <table:table-cell table:number-columns-repeated="2"/>
          <table:table-cell office:value-type="float" office:value="100960" calcext:value-type="float">
            <text:p>100960</text:p>
          </table:table-cell>
          <table:table-cell table:number-columns-repeated="3"/>
          <table:table-cell office:value-type="float" office:value="56730" calcext:value-type="float">
            <text:p>56730</text:p>
          </table:table-cell>
          <table:table-cell table:number-columns-repeated="2"/>
          <table:table-cell office:value-type="float" office:value="165720" calcext:value-type="float">
            <text:p>165720</text:p>
          </table:table-cell>
          <table:table-cell table:number-columns-repeated="3"/>
          <table:table-cell office:value-type="float" office:value="55224" calcext:value-type="float">
            <text:p>55224</text:p>
          </table:table-cell>
          <table:table-cell table:number-columns-repeated="3"/>
          <table:table-cell office:value-type="float" office:value="177794" calcext:value-type="float">
            <text:p>177794</text:p>
          </table:table-cell>
          <table:table-cell table:number-columns-repeated="4"/>
          <table:table-cell office:value-type="float" office:value="78425" calcext:value-type="float">
            <text:p>78425</text:p>
          </table:table-cell>
          <table:table-cell table:number-columns-repeated="2"/>
          <table:table-cell office:value-type="float" office:value="955947" calcext:value-type="float">
            <text:p>955947</text:p>
          </table:table-cell>
          <table:table-cell table:number-columns-repeated="2"/>
          <table:table-cell office:value-type="float" office:value="831569" calcext:value-type="float">
            <text:p>831569</text:p>
          </table:table-cell>
          <table:table-cell/>
          <table:table-cell office:value-type="float" office:value="1526887" calcext:value-type="float">
            <text:p>1526887</text:p>
          </table:table-cell>
          <table:table-cell/>
          <table:table-cell office:value-type="float" office:value="1460430" calcext:value-type="float">
            <text:p>1460430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999" calcext:value-type="float">
            <text:p>123999</text:p>
          </table:table-cell>
          <table:table-cell table:number-columns-repeated="2"/>
          <table:table-cell office:value-type="float" office:value="274528" calcext:value-type="float">
            <text:p>274528</text:p>
          </table:table-cell>
          <table:table-cell table:number-columns-repeated="2"/>
          <table:table-cell office:value-type="float" office:value="124981" calcext:value-type="float">
            <text:p>124981</text:p>
          </table:table-cell>
          <table:table-cell table:number-columns-repeated="3"/>
          <table:table-cell office:value-type="float" office:value="89009" calcext:value-type="float">
            <text:p>89009</text:p>
          </table:table-cell>
          <table:table-cell table:number-columns-repeated="3"/>
          <table:table-cell office:value-type="float" office:value="70256" calcext:value-type="float">
            <text:p>70256</text:p>
          </table:table-cell>
          <table:table-cell table:number-columns-repeated="2"/>
          <table:table-cell office:value-type="float" office:value="244297" calcext:value-type="float">
            <text:p>244297</text:p>
          </table:table-cell>
          <table:table-cell table:number-columns-repeated="3"/>
          <table:table-cell office:value-type="float" office:value="82372" calcext:value-type="float">
            <text:p>82372</text:p>
          </table:table-cell>
          <table:table-cell table:number-columns-repeated="3"/>
          <table:table-cell office:value-type="float" office:value="260160" calcext:value-type="float">
            <text:p>260160</text:p>
          </table:table-cell>
          <table:table-cell table:number-columns-repeated="3"/>
          <table:table-cell office:value-type="float" office:value="106657" calcext:value-type="float">
            <text:p>106657</text:p>
          </table:table-cell>
          <table:table-cell table:number-columns-repeated="2"/>
          <table:table-cell office:value-type="float" office:value="733819" calcext:value-type="float">
            <text:p>733819</text:p>
          </table:table-cell>
          <table:table-cell/>
          <table:table-cell office:value-type="float" office:value="1163036" calcext:value-type="float">
            <text:p>1163036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1879725" calcext:value-type="float">
            <text:p>1879725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0302" calcext:value-type="float">
            <text:p>180302</text:p>
          </table:table-cell>
          <table:table-cell table:number-columns-repeated="2"/>
          <table:table-cell office:value-type="float" office:value="409946" calcext:value-type="float">
            <text:p>409946</text:p>
          </table:table-cell>
          <table:table-cell table:number-columns-repeated="2"/>
          <table:table-cell office:value-type="float" office:value="141968" calcext:value-type="float">
            <text:p>141968</text:p>
          </table:table-cell>
          <table:table-cell table:number-columns-repeated="2"/>
          <table:table-cell office:value-type="float" office:value="192315" calcext:value-type="float">
            <text:p>192315</text:p>
          </table:table-cell>
          <table:table-cell table:number-columns-repeated="2"/>
          <table:table-cell office:value-type="float" office:value="226183" calcext:value-type="float">
            <text:p>226183</text:p>
          </table:table-cell>
          <table:table-cell table:number-columns-repeated="2"/>
          <table:table-cell office:value-type="float" office:value="429630" calcext:value-type="float">
            <text:p>429630</text:p>
          </table:table-cell>
          <table:table-cell table:number-columns-repeated="2"/>
          <table:table-cell office:value-type="float" office:value="122864" calcext:value-type="float">
            <text:p>122864</text:p>
          </table:table-cell>
          <table:table-cell table:number-columns-repeated="3"/>
          <table:table-cell office:value-type="float" office:value="388021" calcext:value-type="float">
            <text:p>388021</text:p>
          </table:table-cell>
          <table:table-cell table:number-columns-repeated="3"/>
          <table:table-cell office:value-type="float" office:value="193285" calcext:value-type="float">
            <text:p>193285</text:p>
          </table:table-cell>
          <table:table-cell table:number-columns-repeated="2"/>
          <table:table-cell office:value-type="float" office:value="877797" calcext:value-type="float">
            <text:p>877797</text:p>
          </table:table-cell>
          <table:table-cell/>
          <table:table-cell office:value-type="float" office:value="1255511" calcext:value-type="float">
            <text:p>1255511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203800" calcext:value-type="float">
            <text:p>2203800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23732" calcext:value-type="float">
            <text:p>223732</text:p>
          </table:table-cell>
          <table:table-cell table:number-columns-repeated="2"/>
          <table:table-cell office:value-type="float" office:value="520419" calcext:value-type="float">
            <text:p>520419</text:p>
          </table:table-cell>
          <table:table-cell table:number-columns-repeated="2"/>
          <table:table-cell office:value-type="float" office:value="253048" calcext:value-type="float">
            <text:p>253048</text:p>
          </table:table-cell>
          <table:table-cell table:number-columns-repeated="2"/>
          <table:table-cell office:value-type="float" office:value="315507" calcext:value-type="float">
            <text:p>315507</text:p>
          </table:table-cell>
          <table:table-cell table:number-columns-repeated="2"/>
          <table:table-cell office:value-type="float" office:value="222250" calcext:value-type="float">
            <text:p>222250</text:p>
          </table:table-cell>
          <table:table-cell table:number-columns-repeated="2"/>
          <table:table-cell office:value-type="float" office:value="647135" calcext:value-type="float">
            <text:p>647135</text:p>
          </table:table-cell>
          <table:table-cell table:number-columns-repeated="2"/>
          <table:table-cell office:value-type="float" office:value="191629" calcext:value-type="float">
            <text:p>191629</text:p>
          </table:table-cell>
          <table:table-cell table:number-columns-repeated="3"/>
          <table:table-cell office:value-type="float" office:value="703068" calcext:value-type="float">
            <text:p>703068</text:p>
          </table:table-cell>
          <table:table-cell table:number-columns-repeated="3"/>
          <table:table-cell office:value-type="float" office:value="232652" calcext:value-type="float">
            <text:p>232652</text:p>
          </table:table-cell>
          <table:table-cell/>
          <table:table-cell office:value-type="float" office:value="1083249" calcext:value-type="float">
            <text:p>1083249</text:p>
          </table:table-cell>
          <table:table-cell/>
          <table:table-cell office:value-type="float" office:value="1526887" calcext:value-type="float">
            <text:p>1526887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1879725" calcext:value-type="float">
            <text:p>1879725</text:p>
          </table:table-cell>
          <table:table-cell table:number-columns-repeated="2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8493" calcext:value-type="float">
            <text:p>228493</text:p>
          </table:table-cell>
          <table:table-cell table:number-columns-repeated="2"/>
          <table:table-cell office:value-type="float" office:value="659861" calcext:value-type="float">
            <text:p>659861</text:p>
          </table:table-cell>
          <table:table-cell table:number-columns-repeated="2"/>
          <table:table-cell office:value-type="float" office:value="282027" calcext:value-type="float">
            <text:p>282027</text:p>
          </table:table-cell>
          <table:table-cell table:number-columns-repeated="2"/>
          <table:table-cell office:value-type="float" office:value="359444" calcext:value-type="float">
            <text:p>359444</text:p>
          </table:table-cell>
          <table:table-cell table:number-columns-repeated="2"/>
          <table:table-cell office:value-type="float" office:value="300665" calcext:value-type="float">
            <text:p>300665</text:p>
          </table:table-cell>
          <table:table-cell table:number-columns-repeated="2"/>
          <table:table-cell office:value-type="float" office:value="679917" calcext:value-type="float">
            <text:p>679917</text:p>
          </table:table-cell>
          <table:table-cell table:number-columns-repeated="2"/>
          <table:table-cell office:value-type="float" office:value="310759" calcext:value-type="float">
            <text:p>310759</text:p>
          </table:table-cell>
          <table:table-cell table:number-columns-repeated="3"/>
          <table:table-cell office:value-type="float" office:value="831569" calcext:value-type="float">
            <text:p>831569</text:p>
          </table:table-cell>
          <table:table-cell table:number-columns-repeated="3"/>
          <table:table-cell office:value-type="float" office:value="315507" calcext:value-type="float">
            <text:p>315507</text:p>
          </table:table-cell>
          <table:table-cell table:number-columns-repeated="2"/>
          <table:table-cell office:value-type="float" office:value="889431" calcext:value-type="float">
            <text:p>889431</text:p>
          </table:table-cell>
          <table:table-cell/>
          <table:table-cell office:value-type="float" office:value="1163036" calcext:value-type="float">
            <text:p>1163036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467108" calcext:value-type="float">
            <text:p>2467108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4323" calcext:value-type="float">
            <text:p>84323</text:p>
          </table:table-cell>
          <table:table-cell table:number-columns-repeated="2"/>
          <table:table-cell office:value-type="float" office:value="148355" calcext:value-type="float">
            <text:p>148355</text:p>
          </table:table-cell>
          <table:table-cell table:number-columns-repeated="3"/>
          <table:table-cell office:value-type="float" office:value="66045" calcext:value-type="float">
            <text:p>66045</text:p>
          </table:table-cell>
          <table:table-cell table:number-columns-repeated="3"/>
          <table:table-cell office:value-type="float" office:value="91292" calcext:value-type="float">
            <text:p>91292</text:p>
          </table:table-cell>
          <table:table-cell table:number-columns-repeated="3"/>
          <table:table-cell office:value-type="float" office:value="53399" calcext:value-type="float">
            <text:p>53399</text:p>
          </table:table-cell>
          <table:table-cell table:number-columns-repeated="2"/>
          <table:table-cell office:value-type="float" office:value="143020" calcext:value-type="float">
            <text:p>143020</text:p>
          </table:table-cell>
          <table:table-cell table:number-columns-repeated="3"/>
          <table:table-cell office:value-type="float" office:value="47057" calcext:value-type="float">
            <text:p>47057</text:p>
          </table:table-cell>
          <table:table-cell table:number-columns-repeated="3"/>
          <table:table-cell office:value-type="float" office:value="142716" calcext:value-type="float">
            <text:p>142716</text:p>
          </table:table-cell>
          <table:table-cell table:number-columns-repeated="4"/>
          <table:table-cell office:value-type="float" office:value="50792" calcext:value-type="float">
            <text:p>50792</text:p>
          </table:table-cell>
          <table:table-cell table:number-columns-repeated="2"/>
          <table:table-cell office:value-type="float" office:value="663782" calcext:value-type="float">
            <text:p>663782</text:p>
          </table:table-cell>
          <table:table-cell table:number-columns-repeated="2"/>
          <table:table-cell office:value-type="float" office:value="785122" calcext:value-type="float">
            <text:p>785122</text:p>
          </table:table-cell>
          <table:table-cell/>
          <table:table-cell office:value-type="float" office:value="1391557" calcext:value-type="float">
            <text:p>1391557</text:p>
          </table:table-cell>
          <table:table-cell/>
          <table:table-cell office:value-type="float" office:value="1217930" calcext:value-type="float">
            <text:p>1217930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1923" calcext:value-type="float">
            <text:p>141923</text:p>
          </table:table-cell>
          <table:table-cell table:number-columns-repeated="2"/>
          <table:table-cell office:value-type="float" office:value="280086" calcext:value-type="float">
            <text:p>280086</text:p>
          </table:table-cell>
          <table:table-cell table:number-columns-repeated="3"/>
          <table:table-cell office:value-type="float" office:value="71670" calcext:value-type="float">
            <text:p>71670</text:p>
          </table:table-cell>
          <table:table-cell table:number-columns-repeated="3"/>
          <table:table-cell office:value-type="float" office:value="68453" calcext:value-type="float">
            <text:p>68453</text:p>
          </table:table-cell>
          <table:table-cell table:number-columns-repeated="3"/>
          <table:table-cell office:value-type="float" office:value="82840" calcext:value-type="float">
            <text:p>82840</text:p>
          </table:table-cell>
          <table:table-cell table:number-columns-repeated="2"/>
          <table:table-cell office:value-type="float" office:value="240986" calcext:value-type="float">
            <text:p>240986</text:p>
          </table:table-cell>
          <table:table-cell table:number-columns-repeated="3"/>
          <table:table-cell office:value-type="float" office:value="56359" calcext:value-type="float">
            <text:p>56359</text:p>
          </table:table-cell>
          <table:table-cell table:number-columns-repeated="3"/>
          <table:table-cell office:value-type="float" office:value="253862" calcext:value-type="float">
            <text:p>253862</text:p>
          </table:table-cell>
          <table:table-cell table:number-columns-repeated="3"/>
          <table:table-cell office:value-type="float" office:value="115114" calcext:value-type="float">
            <text:p>115114</text:p>
          </table:table-cell>
          <table:table-cell table:number-columns-repeated="2"/>
          <table:table-cell office:value-type="float" office:value="819893" calcext:value-type="float">
            <text:p>819893</text:p>
          </table:table-cell>
          <table:table-cell/>
          <table:table-cell office:value-type="float" office:value="1152564" calcext:value-type="float">
            <text:p>1152564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1755594" calcext:value-type="float">
            <text:p>175559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7025" calcext:value-type="float">
            <text:p>227025</text:p>
          </table:table-cell>
          <table:table-cell table:number-columns-repeated="2"/>
          <table:table-cell office:value-type="float" office:value="504196" calcext:value-type="float">
            <text:p>504196</text:p>
          </table:table-cell>
          <table:table-cell table:number-columns-repeated="2"/>
          <table:table-cell office:value-type="float" office:value="181325" calcext:value-type="float">
            <text:p>181325</text:p>
          </table:table-cell>
          <table:table-cell table:number-columns-repeated="2"/>
          <table:table-cell office:value-type="float" office:value="115535" calcext:value-type="float">
            <text:p>115535</text:p>
          </table:table-cell>
          <table:table-cell table:number-columns-repeated="2"/>
          <table:table-cell office:value-type="float" office:value="108660" calcext:value-type="float">
            <text:p>108660</text:p>
          </table:table-cell>
          <table:table-cell table:number-columns-repeated="2"/>
          <table:table-cell office:value-type="float" office:value="448961" calcext:value-type="float">
            <text:p>448961</text:p>
          </table:table-cell>
          <table:table-cell table:number-columns-repeated="2"/>
          <table:table-cell office:value-type="float" office:value="108004" calcext:value-type="float">
            <text:p>108004</text:p>
          </table:table-cell>
          <table:table-cell table:number-columns-repeated="3"/>
          <table:table-cell office:value-type="float" office:value="458548" calcext:value-type="float">
            <text:p>458548</text:p>
          </table:table-cell>
          <table:table-cell table:number-columns-repeated="3"/>
          <table:table-cell office:value-type="float" office:value="205476" calcext:value-type="float">
            <text:p>205476</text:p>
          </table:table-cell>
          <table:table-cell table:number-columns-repeated="2"/>
          <table:table-cell office:value-type="float" office:value="992724" calcext:value-type="float">
            <text:p>992724</text:p>
          </table:table-cell>
          <table:table-cell/>
          <table:table-cell office:value-type="float" office:value="1487977" calcext:value-type="float">
            <text:p>1487977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2464907" calcext:value-type="float">
            <text:p>2464907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0859" calcext:value-type="float">
            <text:p>290859</text:p>
          </table:table-cell>
          <table:table-cell table:number-columns-repeated="2"/>
          <table:table-cell office:value-type="float" office:value="617941" calcext:value-type="float">
            <text:p>617941</text:p>
          </table:table-cell>
          <table:table-cell table:number-columns-repeated="2"/>
          <table:table-cell office:value-type="float" office:value="199076" calcext:value-type="float">
            <text:p>199076</text:p>
          </table:table-cell>
          <table:table-cell table:number-columns-repeated="2"/>
          <table:table-cell office:value-type="float" office:value="200638" calcext:value-type="float">
            <text:p>200638</text:p>
          </table:table-cell>
          <table:table-cell table:number-columns-repeated="2"/>
          <table:table-cell office:value-type="float" office:value="194532" calcext:value-type="float">
            <text:p>194532</text:p>
          </table:table-cell>
          <table:table-cell table:number-columns-repeated="2"/>
          <table:table-cell office:value-type="float" office:value="707520" calcext:value-type="float">
            <text:p>707520</text:p>
          </table:table-cell>
          <table:table-cell table:number-columns-repeated="2"/>
          <table:table-cell office:value-type="float" office:value="175058" calcext:value-type="float">
            <text:p>175058</text:p>
          </table:table-cell>
          <table:table-cell table:number-columns-repeated="3"/>
          <table:table-cell office:value-type="float" office:value="670413" calcext:value-type="float">
            <text:p>670413</text:p>
          </table:table-cell>
          <table:table-cell table:number-columns-repeated="3"/>
          <table:table-cell office:value-type="float" office:value="262296" calcext:value-type="float">
            <text:p>262296</text:p>
          </table:table-cell>
          <table:table-cell/>
          <table:table-cell office:value-type="float" office:value="1007629" calcext:value-type="float">
            <text:p>1007629</text:p>
          </table:table-cell>
          <table:table-cell/>
          <table:table-cell office:value-type="float" office:value="1406136" calcext:value-type="float">
            <text:p>1406136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2660335" calcext:value-type="float">
            <text:p>266033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24823" calcext:value-type="float">
            <text:p>324823</text:p>
          </table:table-cell>
          <table:table-cell table:number-columns-repeated="2"/>
          <table:table-cell office:value-type="float" office:value="940549" calcext:value-type="float">
            <text:p>940549</text:p>
          </table:table-cell>
          <table:table-cell table:number-columns-repeated="2"/>
          <table:table-cell office:value-type="float" office:value="375485" calcext:value-type="float">
            <text:p>375485</text:p>
          </table:table-cell>
          <table:table-cell table:number-columns-repeated="2"/>
          <table:table-cell office:value-type="float" office:value="360605" calcext:value-type="float">
            <text:p>360605</text:p>
          </table:table-cell>
          <table:table-cell table:number-columns-repeated="2"/>
          <table:table-cell office:value-type="float" office:value="354415" calcext:value-type="float">
            <text:p>354415</text:p>
          </table:table-cell>
          <table:table-cell table:number-columns-repeated="2"/>
          <table:table-cell office:value-type="float" office:value="927549" calcext:value-type="float">
            <text:p>927549</text:p>
          </table:table-cell>
          <table:table-cell table:number-columns-repeated="2"/>
          <table:table-cell office:value-type="float" office:value="336848" calcext:value-type="float">
            <text:p>336848</text:p>
          </table:table-cell>
          <table:table-cell table:number-columns-repeated="3"/>
          <table:table-cell office:value-type="float" office:value="969421" calcext:value-type="float">
            <text:p>969421</text:p>
          </table:table-cell>
          <table:table-cell table:number-columns-repeated="3"/>
          <table:table-cell office:value-type="float" office:value="354415" calcext:value-type="float">
            <text:p>354415</text:p>
          </table:table-cell>
          <table:table-cell/>
          <table:table-cell office:value-type="float" office:value="1123617" calcext:value-type="float">
            <text:p>1123617</text:p>
          </table:table-cell>
          <table:table-cell/>
          <table:table-cell office:value-type="float" office:value="1967960" calcext:value-type="float">
            <text:p>1967960</text:p>
          </table:table-cell>
          <table:table-cell/>
          <table:table-cell office:value-type="float" office:value="3895854" calcext:value-type="float">
            <text:p>3895854</text:p>
          </table:table-cell>
          <table:table-cell/>
          <table:table-cell office:value-type="float" office:value="3199360" calcext:value-type="float">
            <text:p>319936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91649" calcext:value-type="float">
            <text:p>291649</text:p>
          </table:table-cell>
          <table:table-cell/>
          <table:table-cell office:value-type="float" office:value="1142750" calcext:value-type="float">
            <text:p>1142750</text:p>
          </table:table-cell>
          <table:table-cell table:number-columns-repeated="2"/>
          <table:table-cell office:value-type="float" office:value="386848" calcext:value-type="float">
            <text:p>386848</text:p>
          </table:table-cell>
          <table:table-cell table:number-columns-repeated="2"/>
          <table:table-cell office:value-type="float" office:value="392505" calcext:value-type="float">
            <text:p>392505</text:p>
          </table:table-cell>
          <table:table-cell table:number-columns-repeated="2"/>
          <table:table-cell office:value-type="float" office:value="364522" calcext:value-type="float">
            <text:p>364522</text:p>
          </table:table-cell>
          <table:table-cell/>
          <table:table-cell office:value-type="float" office:value="1196221" calcext:value-type="float">
            <text:p>1196221</text:p>
          </table:table-cell>
          <table:table-cell table:number-columns-repeated="2"/>
          <table:table-cell office:value-type="float" office:value="376274" calcext:value-type="float">
            <text:p>376274</text:p>
          </table:table-cell>
          <table:table-cell table:number-columns-repeated="2"/>
          <table:table-cell office:value-type="float" office:value="1032829" calcext:value-type="float">
            <text:p>1032829</text:p>
          </table:table-cell>
          <table:table-cell table:number-columns-repeated="3"/>
          <table:table-cell office:value-type="float" office:value="257516" calcext:value-type="float">
            <text:p>257516</text:p>
          </table:table-cell>
          <table:table-cell table:number-columns-repeated="2"/>
          <table:table-cell office:value-type="float" office:value="902598" calcext:value-type="float">
            <text:p>902598</text:p>
          </table:table-cell>
          <table:table-cell/>
          <table:table-cell office:value-type="float" office:value="1229084" calcext:value-type="float">
            <text:p>1229084</text:p>
          </table:table-cell>
          <table:table-cell/>
          <table:table-cell office:value-type="float" office:value="3468030" calcext:value-type="float">
            <text:p>3468030</text:p>
          </table:table-cell>
          <table:table-cell/>
          <table:table-cell office:value-type="float" office:value="2558895" calcext:value-type="float">
            <text:p>2558895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1430" calcext:value-type="float">
            <text:p>91430</text:p>
          </table:table-cell>
          <table:table-cell table:number-columns-repeated="2"/>
          <table:table-cell office:value-type="float" office:value="157745" calcext:value-type="float">
            <text:p>157745</text:p>
          </table:table-cell>
          <table:table-cell table:number-columns-repeated="3"/>
          <table:table-cell office:value-type="float" office:value="82097" calcext:value-type="float">
            <text:p>82097</text:p>
          </table:table-cell>
          <table:table-cell table:number-columns-repeated="3"/>
          <table:table-cell office:value-type="float" office:value="94846" calcext:value-type="float">
            <text:p>94846</text:p>
          </table:table-cell>
          <table:table-cell table:number-columns-repeated="3"/>
          <table:table-cell office:value-type="float" office:value="46452" calcext:value-type="float">
            <text:p>46452</text:p>
          </table:table-cell>
          <table:table-cell table:number-columns-repeated="2"/>
          <table:table-cell office:value-type="float" office:value="154388" calcext:value-type="float">
            <text:p>154388</text:p>
          </table:table-cell>
          <table:table-cell table:number-columns-repeated="3"/>
          <table:table-cell office:value-type="float" office:value="56662" calcext:value-type="float">
            <text:p>56662</text:p>
          </table:table-cell>
          <table:table-cell table:number-columns-repeated="3"/>
          <table:table-cell office:value-type="float" office:value="143821" calcext:value-type="float">
            <text:p>143821</text:p>
          </table:table-cell>
          <table:table-cell table:number-columns-repeated="4"/>
          <table:table-cell office:value-type="float" office:value="30325" calcext:value-type="float">
            <text:p>30325</text:p>
          </table:table-cell>
          <table:table-cell table:number-columns-repeated="2"/>
          <table:table-cell office:value-type="float" office:value="695516" calcext:value-type="float">
            <text:p>695516</text:p>
          </table:table-cell>
          <table:table-cell table:number-columns-repeated="2"/>
          <table:table-cell office:value-type="float" office:value="862577" calcext:value-type="float">
            <text:p>862577</text:p>
          </table:table-cell>
          <table:table-cell/>
          <table:table-cell office:value-type="float" office:value="1802167" calcext:value-type="float">
            <text:p>1802167</text:p>
          </table:table-cell>
          <table:table-cell/>
          <table:table-cell office:value-type="float" office:value="1549845" calcext:value-type="float">
            <text:p>1549845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3460" calcext:value-type="float">
            <text:p>163460</text:p>
          </table:table-cell>
          <table:table-cell table:number-columns-repeated="2"/>
          <table:table-cell office:value-type="float" office:value="297946" calcext:value-type="float">
            <text:p>297946</text:p>
          </table:table-cell>
          <table:table-cell table:number-columns-repeated="2"/>
          <table:table-cell office:value-type="float" office:value="107559" calcext:value-type="float">
            <text:p>107559</text:p>
          </table:table-cell>
          <table:table-cell table:number-columns-repeated="2"/>
          <table:table-cell office:value-type="float" office:value="163386" calcext:value-type="float">
            <text:p>163386</text:p>
          </table:table-cell>
          <table:table-cell table:number-columns-repeated="3"/>
          <table:table-cell office:value-type="float" office:value="77038" calcext:value-type="float">
            <text:p>77038</text:p>
          </table:table-cell>
          <table:table-cell table:number-columns-repeated="2"/>
          <table:table-cell office:value-type="float" office:value="282206" calcext:value-type="float">
            <text:p>282206</text:p>
          </table:table-cell>
          <table:table-cell table:number-columns-repeated="3"/>
          <table:table-cell office:value-type="float" office:value="73399" calcext:value-type="float">
            <text:p>73399</text:p>
          </table:table-cell>
          <table:table-cell table:number-columns-repeated="3"/>
          <table:table-cell office:value-type="float" office:value="281984" calcext:value-type="float">
            <text:p>281984</text:p>
          </table:table-cell>
          <table:table-cell table:number-columns-repeated="4"/>
          <table:table-cell office:value-type="float" office:value="68963" calcext:value-type="float">
            <text:p>68963</text:p>
          </table:table-cell>
          <table:table-cell table:number-columns-repeated="2"/>
          <table:table-cell office:value-type="float" office:value="924200" calcext:value-type="float">
            <text:p>924200</text:p>
          </table:table-cell>
          <table:table-cell/>
          <table:table-cell office:value-type="float" office:value="1153561" calcext:value-type="float">
            <text:p>1153561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2061693" calcext:value-type="float">
            <text:p>2061693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89902" calcext:value-type="float">
            <text:p>289902</text:p>
          </table:table-cell>
          <table:table-cell table:number-columns-repeated="2"/>
          <table:table-cell office:value-type="float" office:value="498995" calcext:value-type="float">
            <text:p>498995</text:p>
          </table:table-cell>
          <table:table-cell table:number-columns-repeated="2"/>
          <table:table-cell office:value-type="float" office:value="132514" calcext:value-type="float">
            <text:p>132514</text:p>
          </table:table-cell>
          <table:table-cell table:number-columns-repeated="2"/>
          <table:table-cell office:value-type="float" office:value="130153" calcext:value-type="float">
            <text:p>130153</text:p>
          </table:table-cell>
          <table:table-cell table:number-columns-repeated="2"/>
          <table:table-cell office:value-type="float" office:value="176202" calcext:value-type="float">
            <text:p>176202</text:p>
          </table:table-cell>
          <table:table-cell table:number-columns-repeated="2"/>
          <table:table-cell office:value-type="float" office:value="490560" calcext:value-type="float">
            <text:p>490560</text:p>
          </table:table-cell>
          <table:table-cell table:number-columns-repeated="2"/>
          <table:table-cell office:value-type="float" office:value="129744" calcext:value-type="float">
            <text:p>129744</text:p>
          </table:table-cell>
          <table:table-cell table:number-columns-repeated="3"/>
          <table:table-cell office:value-type="float" office:value="487664" calcext:value-type="float">
            <text:p>487664</text:p>
          </table:table-cell>
          <table:table-cell table:number-columns-repeated="3"/>
          <table:table-cell office:value-type="float" office:value="227931" calcext:value-type="float">
            <text:p>227931</text:p>
          </table:table-cell>
          <table:table-cell table:number-columns-repeated="2"/>
          <table:table-cell office:value-type="float" office:value="965763" calcext:value-type="float">
            <text:p>965763</text:p>
          </table:table-cell>
          <table:table-cell/>
          <table:table-cell office:value-type="float" office:value="1391207" calcext:value-type="float">
            <text:p>1391207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2210228" calcext:value-type="float">
            <text:p>2210228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55566" calcext:value-type="float">
            <text:p>355566</text:p>
          </table:table-cell>
          <table:table-cell table:number-columns-repeated="2"/>
          <table:table-cell office:value-type="float" office:value="705107" calcext:value-type="float">
            <text:p>705107</text:p>
          </table:table-cell>
          <table:table-cell table:number-columns-repeated="2"/>
          <table:table-cell office:value-type="float" office:value="183113" calcext:value-type="float">
            <text:p>183113</text:p>
          </table:table-cell>
          <table:table-cell table:number-columns-repeated="2"/>
          <table:table-cell office:value-type="float" office:value="250009" calcext:value-type="float">
            <text:p>250009</text:p>
          </table:table-cell>
          <table:table-cell table:number-columns-repeated="2"/>
          <table:table-cell office:value-type="float" office:value="284751" calcext:value-type="float">
            <text:p>284751</text:p>
          </table:table-cell>
          <table:table-cell table:number-columns-repeated="2"/>
          <table:table-cell office:value-type="float" office:value="713067" calcext:value-type="float">
            <text:p>713067</text:p>
          </table:table-cell>
          <table:table-cell table:number-columns-repeated="2"/>
          <table:table-cell office:value-type="float" office:value="210339" calcext:value-type="float">
            <text:p>210339</text:p>
          </table:table-cell>
          <table:table-cell table:number-columns-repeated="3"/>
          <table:table-cell office:value-type="float" office:value="746272" calcext:value-type="float">
            <text:p>746272</text:p>
          </table:table-cell>
          <table:table-cell table:number-columns-repeated="3"/>
          <table:table-cell office:value-type="float" office:value="276751" calcext:value-type="float">
            <text:p>276751</text:p>
          </table:table-cell>
          <table:table-cell/>
          <table:table-cell office:value-type="float" office:value="1142514" calcext:value-type="float">
            <text:p>1142514</text:p>
          </table:table-cell>
          <table:table-cell/>
          <table:table-cell office:value-type="float" office:value="1306564" calcext:value-type="float">
            <text:p>1306564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2935279" calcext:value-type="float">
            <text:p>2935279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05926" calcext:value-type="float">
            <text:p>305926</text:p>
          </table:table-cell>
          <table:table-cell table:number-columns-repeated="2"/>
          <table:table-cell office:value-type="float" office:value="945356" calcext:value-type="float">
            <text:p>945356</text:p>
          </table:table-cell>
          <table:table-cell table:number-columns-repeated="2"/>
          <table:table-cell office:value-type="float" office:value="363634" calcext:value-type="float">
            <text:p>363634</text:p>
          </table:table-cell>
          <table:table-cell table:number-columns-repeated="2"/>
          <table:table-cell office:value-type="float" office:value="378103" calcext:value-type="float">
            <text:p>378103</text:p>
          </table:table-cell>
          <table:table-cell table:number-columns-repeated="2"/>
          <table:table-cell office:value-type="float" office:value="339061" calcext:value-type="float">
            <text:p>339061</text:p>
          </table:table-cell>
          <table:table-cell table:number-columns-repeated="2"/>
          <table:table-cell office:value-type="float" office:value="987979" calcext:value-type="float">
            <text:p>987979</text:p>
          </table:table-cell>
          <table:table-cell table:number-columns-repeated="2"/>
          <table:table-cell office:value-type="float" office:value="321594" calcext:value-type="float">
            <text:p>321594</text:p>
          </table:table-cell>
          <table:table-cell table:number-columns-repeated="3"/>
          <table:table-cell office:value-type="float" office:value="947860" calcext:value-type="float">
            <text:p>947860</text:p>
          </table:table-cell>
          <table:table-cell table:number-columns-repeated="3"/>
          <table:table-cell office:value-type="float" office:value="362651" calcext:value-type="float">
            <text:p>362651</text:p>
          </table:table-cell>
          <table:table-cell/>
          <table:table-cell office:value-type="float" office:value="1122215" calcext:value-type="float">
            <text:p>1122215</text:p>
          </table:table-cell>
          <table:table-cell/>
          <table:table-cell office:value-type="float" office:value="1455317" calcext:value-type="float">
            <text:p>1455317</text:p>
          </table:table-cell>
          <table:table-cell/>
          <table:table-cell office:value-type="float" office:value="4054829" calcext:value-type="float">
            <text:p>4054829</text:p>
          </table:table-cell>
          <table:table-cell/>
          <table:table-cell office:value-type="float" office:value="2911402" calcext:value-type="float">
            <text:p>2911402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20283" calcext:value-type="float">
            <text:p>420283</text:p>
          </table:table-cell>
          <table:table-cell/>
          <table:table-cell office:value-type="float" office:value="1185399" calcext:value-type="float">
            <text:p>1185399</text:p>
          </table:table-cell>
          <table:table-cell table:number-columns-repeated="2"/>
          <table:table-cell office:value-type="float" office:value="239471" calcext:value-type="float">
            <text:p>239471</text:p>
          </table:table-cell>
          <table:table-cell table:number-columns-repeated="2"/>
          <table:table-cell office:value-type="float" office:value="237511" calcext:value-type="float">
            <text:p>237511</text:p>
          </table:table-cell>
          <table:table-cell table:number-columns-repeated="2"/>
          <table:table-cell office:value-type="float" office:value="234400" calcext:value-type="float">
            <text:p>234400</text:p>
          </table:table-cell>
          <table:table-cell/>
          <table:table-cell office:value-type="float" office:value="1243036" calcext:value-type="float">
            <text:p>1243036</text:p>
          </table:table-cell>
          <table:table-cell table:number-columns-repeated="2"/>
          <table:table-cell office:value-type="float" office:value="339920" calcext:value-type="float">
            <text:p>339920</text:p>
          </table:table-cell>
          <table:table-cell table:number-columns-repeated="2"/>
          <table:table-cell office:value-type="float" office:value="1237306" calcext:value-type="float">
            <text:p>1237306</text:p>
          </table:table-cell>
          <table:table-cell table:number-columns-repeated="3"/>
          <table:table-cell office:value-type="float" office:value="406442" calcext:value-type="float">
            <text:p>406442</text:p>
          </table:table-cell>
          <table:table-cell/>
          <table:table-cell office:value-type="float" office:value="1084800" calcext:value-type="float">
            <text:p>1084800</text:p>
          </table:table-cell>
          <table:table-cell/>
          <table:table-cell office:value-type="float" office:value="1752173" calcext:value-type="float">
            <text:p>1752173</text:p>
          </table:table-cell>
          <table:table-cell/>
          <table:table-cell office:value-type="float" office:value="2463808" calcext:value-type="float">
            <text:p>2463808</text:p>
          </table:table-cell>
          <table:table-cell/>
          <table:table-cell office:value-type="float" office:value="2880164" calcext:value-type="float">
            <text:p>2880164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16476" calcext:value-type="float">
            <text:p>316476</text:p>
          </table:table-cell>
          <table:table-cell/>
          <table:table-cell office:value-type="float" office:value="1237306" calcext:value-type="float">
            <text:p>1237306</text:p>
          </table:table-cell>
          <table:table-cell table:number-columns-repeated="2"/>
          <table:table-cell office:value-type="float" office:value="412215" calcext:value-type="float">
            <text:p>412215</text:p>
          </table:table-cell>
          <table:table-cell table:number-columns-repeated="2"/>
          <table:table-cell office:value-type="float" office:value="410953" calcext:value-type="float">
            <text:p>410953</text:p>
          </table:table-cell>
          <table:table-cell table:number-columns-repeated="2"/>
          <table:table-cell office:value-type="float" office:value="407676" calcext:value-type="float">
            <text:p>407676</text:p>
          </table:table-cell>
          <table:table-cell/>
          <table:table-cell office:value-type="float" office:value="1384034" calcext:value-type="float">
            <text:p>1384034</text:p>
          </table:table-cell>
          <table:table-cell table:number-columns-repeated="2"/>
          <table:table-cell office:value-type="float" office:value="387939" calcext:value-type="float">
            <text:p>387939</text:p>
          </table:table-cell>
          <table:table-cell table:number-columns-repeated="2"/>
          <table:table-cell office:value-type="float" office:value="1340826" calcext:value-type="float">
            <text:p>1340826</text:p>
          </table:table-cell>
          <table:table-cell table:number-columns-repeated="3"/>
          <table:table-cell office:value-type="float" office:value="416371" calcext:value-type="float">
            <text:p>416371</text:p>
          </table:table-cell>
          <table:table-cell table:number-columns-repeated="2"/>
          <table:table-cell office:value-type="float" office:value="924200" calcext:value-type="float">
            <text:p>924200</text:p>
          </table:table-cell>
          <table:table-cell/>
          <table:table-cell office:value-type="float" office:value="1241598" calcext:value-type="float">
            <text:p>1241598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2754556" calcext:value-type="float">
            <text:p>2754556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2187" calcext:value-type="float">
            <text:p>92187</text:p>
          </table:table-cell>
          <table:table-cell table:number-columns-repeated="2"/>
          <table:table-cell office:value-type="float" office:value="161370" calcext:value-type="float">
            <text:p>161370</text:p>
          </table:table-cell>
          <table:table-cell table:number-columns-repeated="3"/>
          <table:table-cell office:value-type="float" office:value="90588" calcext:value-type="float">
            <text:p>90588</text:p>
          </table:table-cell>
          <table:table-cell table:number-columns-repeated="3"/>
          <table:table-cell office:value-type="float" office:value="91053" calcext:value-type="float">
            <text:p>91053</text:p>
          </table:table-cell>
          <table:table-cell table:number-columns-repeated="3"/>
          <table:table-cell office:value-type="float" office:value="42181" calcext:value-type="float">
            <text:p>42181</text:p>
          </table:table-cell>
          <table:table-cell table:number-columns-repeated="2"/>
          <table:table-cell office:value-type="float" office:value="153022" calcext:value-type="float">
            <text:p>153022</text:p>
          </table:table-cell>
          <table:table-cell table:number-columns-repeated="3"/>
          <table:table-cell office:value-type="float" office:value="42841" calcext:value-type="float">
            <text:p>42841</text:p>
          </table:table-cell>
          <table:table-cell table:number-columns-repeated="3"/>
          <table:table-cell office:value-type="float" office:value="144711" calcext:value-type="float">
            <text:p>144711</text:p>
          </table:table-cell>
          <table:table-cell table:number-columns-repeated="4"/>
          <table:table-cell office:value-type="float" office:value="39152" calcext:value-type="float">
            <text:p>39152</text:p>
          </table:table-cell>
          <table:table-cell table:number-columns-repeated="2"/>
          <table:table-cell office:value-type="float" office:value="711133" calcext:value-type="float">
            <text:p>711133</text:p>
          </table:table-cell>
          <table:table-cell table:number-columns-repeated="2"/>
          <table:table-cell office:value-type="float" office:value="879825" calcext:value-type="float">
            <text:p>879825</text:p>
          </table:table-cell>
          <table:table-cell/>
          <table:table-cell office:value-type="float" office:value="1523247" calcext:value-type="float">
            <text:p>1523247</text:p>
          </table:table-cell>
          <table:table-cell/>
          <table:table-cell office:value-type="float" office:value="1570020" calcext:value-type="float">
            <text:p>1570020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8976" calcext:value-type="float">
            <text:p>168976</text:p>
          </table:table-cell>
          <table:table-cell table:number-columns-repeated="2"/>
          <table:table-cell office:value-type="float" office:value="277495" calcext:value-type="float">
            <text:p>277495</text:p>
          </table:table-cell>
          <table:table-cell table:number-columns-repeated="3"/>
          <table:table-cell office:value-type="float" office:value="57813" calcext:value-type="float">
            <text:p>57813</text:p>
          </table:table-cell>
          <table:table-cell table:number-columns-repeated="3"/>
          <table:table-cell office:value-type="float" office:value="57335" calcext:value-type="float">
            <text:p>57335</text:p>
          </table:table-cell>
          <table:table-cell table:number-columns-repeated="3"/>
          <table:table-cell office:value-type="float" office:value="54578" calcext:value-type="float">
            <text:p>54578</text:p>
          </table:table-cell>
          <table:table-cell table:number-columns-repeated="2"/>
          <table:table-cell office:value-type="float" office:value="269892" calcext:value-type="float">
            <text:p>269892</text:p>
          </table:table-cell>
          <table:table-cell table:number-columns-repeated="3"/>
          <table:table-cell office:value-type="float" office:value="64564" calcext:value-type="float">
            <text:p>64564</text:p>
          </table:table-cell>
          <table:table-cell table:number-columns-repeated="3"/>
          <table:table-cell office:value-type="float" office:value="268643" calcext:value-type="float">
            <text:p>268643</text:p>
          </table:table-cell>
          <table:table-cell table:number-columns-repeated="4"/>
          <table:table-cell office:value-type="float" office:value="63714" calcext:value-type="float">
            <text:p>63714</text:p>
          </table:table-cell>
          <table:table-cell table:number-columns-repeated="2"/>
          <table:table-cell office:value-type="float" office:value="850554" calcext:value-type="float">
            <text:p>850554</text:p>
          </table:table-cell>
          <table:table-cell/>
          <table:table-cell office:value-type="float" office:value="1075459" calcext:value-type="float">
            <text:p>1075459</text:p>
          </table:table-cell>
          <table:table-cell/>
          <table:table-cell office:value-type="float" office:value="2001745" calcext:value-type="float">
            <text:p>2001745</text:p>
          </table:table-cell>
          <table:table-cell/>
          <table:table-cell office:value-type="float" office:value="2073249" calcext:value-type="float">
            <text:p>2073249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92899" calcext:value-type="float">
            <text:p>292899</text:p>
          </table:table-cell>
          <table:table-cell table:number-columns-repeated="2"/>
          <table:table-cell office:value-type="float" office:value="462540" calcext:value-type="float">
            <text:p>462540</text:p>
          </table:table-cell>
          <table:table-cell table:number-columns-repeated="2"/>
          <table:table-cell office:value-type="float" office:value="151799" calcext:value-type="float">
            <text:p>151799</text:p>
          </table:table-cell>
          <table:table-cell table:number-columns-repeated="2"/>
          <table:table-cell office:value-type="float" office:value="151971" calcext:value-type="float">
            <text:p>151971</text:p>
          </table:table-cell>
          <table:table-cell table:number-columns-repeated="2"/>
          <table:table-cell office:value-type="float" office:value="125887" calcext:value-type="float">
            <text:p>125887</text:p>
          </table:table-cell>
          <table:table-cell table:number-columns-repeated="2"/>
          <table:table-cell office:value-type="float" office:value="456735" calcext:value-type="float">
            <text:p>456735</text:p>
          </table:table-cell>
          <table:table-cell table:number-columns-repeated="2"/>
          <table:table-cell office:value-type="float" office:value="114083" calcext:value-type="float">
            <text:p>114083</text:p>
          </table:table-cell>
          <table:table-cell table:number-columns-repeated="3"/>
          <table:table-cell office:value-type="float" office:value="466661" calcext:value-type="float">
            <text:p>466661</text:p>
          </table:table-cell>
          <table:table-cell table:number-columns-repeated="4"/>
          <table:table-cell office:value-type="float" office:value="74377" calcext:value-type="float">
            <text:p>74377</text:p>
          </table:table-cell>
          <table:table-cell table:number-columns-repeated="2"/>
          <table:table-cell office:value-type="float" office:value="879825" calcext:value-type="float">
            <text:p>879825</text:p>
          </table:table-cell>
          <table:table-cell/>
          <table:table-cell office:value-type="float" office:value="1182661" calcext:value-type="float">
            <text:p>1182661</text:p>
          </table:table-cell>
          <table:table-cell/>
          <table:table-cell office:value-type="float" office:value="2327124" calcext:value-type="float">
            <text:p>2327124</text:p>
          </table:table-cell>
          <table:table-cell/>
          <table:table-cell office:value-type="float" office:value="2509312" calcext:value-type="float">
            <text:p>2509312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52310" calcext:value-type="float">
            <text:p>452310</text:p>
          </table:table-cell>
          <table:table-cell table:number-columns-repeated="2"/>
          <table:table-cell office:value-type="float" office:value="759685" calcext:value-type="float">
            <text:p>759685</text:p>
          </table:table-cell>
          <table:table-cell table:number-columns-repeated="2"/>
          <table:table-cell office:value-type="float" office:value="219001" calcext:value-type="float">
            <text:p>219001</text:p>
          </table:table-cell>
          <table:table-cell table:number-columns-repeated="2"/>
          <table:table-cell office:value-type="float" office:value="230001" calcext:value-type="float">
            <text:p>230001</text:p>
          </table:table-cell>
          <table:table-cell table:number-columns-repeated="2"/>
          <table:table-cell office:value-type="float" office:value="201815" calcext:value-type="float">
            <text:p>201815</text:p>
          </table:table-cell>
          <table:table-cell table:number-columns-repeated="2"/>
          <table:table-cell office:value-type="float" office:value="709019" calcext:value-type="float">
            <text:p>709019</text:p>
          </table:table-cell>
          <table:table-cell table:number-columns-repeated="2"/>
          <table:table-cell office:value-type="float" office:value="159157" calcext:value-type="float">
            <text:p>159157</text:p>
          </table:table-cell>
          <table:table-cell table:number-columns-repeated="3"/>
          <table:table-cell office:value-type="float" office:value="733478" calcext:value-type="float">
            <text:p>733478</text:p>
          </table:table-cell>
          <table:table-cell table:number-columns-repeated="3"/>
          <table:table-cell office:value-type="float" office:value="131749" calcext:value-type="float">
            <text:p>131749</text:p>
          </table:table-cell>
          <table:table-cell/>
          <table:table-cell office:value-type="float" office:value="1030064" calcext:value-type="float">
            <text:p>1030064</text:p>
          </table:table-cell>
          <table:table-cell/>
          <table:table-cell office:value-type="float" office:value="1279935" calcext:value-type="float">
            <text:p>1279935</text:p>
          </table:table-cell>
          <table:table-cell/>
          <table:table-cell office:value-type="float" office:value="2497638" calcext:value-type="float">
            <text:p>2497638</text:p>
          </table:table-cell>
          <table:table-cell/>
          <table:table-cell office:value-type="float" office:value="2768068" calcext:value-type="float">
            <text:p>2768068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22018" calcext:value-type="float">
            <text:p>522018</text:p>
          </table:table-cell>
          <table:table-cell/>
          <table:table-cell office:value-type="float" office:value="1066910" calcext:value-type="float">
            <text:p>1066910</text:p>
          </table:table-cell>
          <table:table-cell table:number-columns-repeated="2"/>
          <table:table-cell office:value-type="float" office:value="252710" calcext:value-type="float">
            <text:p>252710</text:p>
          </table:table-cell>
          <table:table-cell table:number-columns-repeated="2"/>
          <table:table-cell office:value-type="float" office:value="237374" calcext:value-type="float">
            <text:p>237374</text:p>
          </table:table-cell>
          <table:table-cell table:number-columns-repeated="2"/>
          <table:table-cell office:value-type="float" office:value="238138" calcext:value-type="float">
            <text:p>238138</text:p>
          </table:table-cell>
          <table:table-cell/>
          <table:table-cell office:value-type="float" office:value="1045103" calcext:value-type="float">
            <text:p>1045103</text:p>
          </table:table-cell>
          <table:table-cell table:number-columns-repeated="2"/>
          <table:table-cell office:value-type="float" office:value="344821" calcext:value-type="float">
            <text:p>344821</text:p>
          </table:table-cell>
          <table:table-cell table:number-columns-repeated="2"/>
          <table:table-cell office:value-type="float" office:value="1069035" calcext:value-type="float">
            <text:p>1069035</text:p>
          </table:table-cell>
          <table:table-cell table:number-columns-repeated="3"/>
          <table:table-cell office:value-type="float" office:value="357270" calcext:value-type="float">
            <text:p>357270</text:p>
          </table:table-cell>
          <table:table-cell/>
          <table:table-cell office:value-type="float" office:value="1080328" calcext:value-type="float">
            <text:p>1080328</text:p>
          </table:table-cell>
          <table:table-cell/>
          <table:table-cell office:value-type="float" office:value="1380303" calcext:value-type="float">
            <text:p>1380303</text:p>
          </table:table-cell>
          <table:table-cell/>
          <table:table-cell office:value-type="float" office:value="3934520" calcext:value-type="float">
            <text:p>3934520</text:p>
          </table:table-cell>
          <table:table-cell/>
          <table:table-cell office:value-type="float" office:value="3051245" calcext:value-type="float">
            <text:p>3051245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13075" calcext:value-type="float">
            <text:p>613075</text:p>
          </table:table-cell>
          <table:table-cell/>
          <table:table-cell office:value-type="float" office:value="1249404" calcext:value-type="float">
            <text:p>1249404</text:p>
          </table:table-cell>
          <table:table-cell table:number-columns-repeated="2"/>
          <table:table-cell office:value-type="float" office:value="391747" calcext:value-type="float">
            <text:p>391747</text:p>
          </table:table-cell>
          <table:table-cell table:number-columns-repeated="2"/>
          <table:table-cell office:value-type="float" office:value="371292" calcext:value-type="float">
            <text:p>371292</text:p>
          </table:table-cell>
          <table:table-cell table:number-columns-repeated="2"/>
          <table:table-cell office:value-type="float" office:value="371806" calcext:value-type="float">
            <text:p>371806</text:p>
          </table:table-cell>
          <table:table-cell/>
          <table:table-cell office:value-type="float" office:value="1293037" calcext:value-type="float">
            <text:p>1293037</text:p>
          </table:table-cell>
          <table:table-cell table:number-columns-repeated="2"/>
          <table:table-cell office:value-type="float" office:value="301198" calcext:value-type="float">
            <text:p>301198</text:p>
          </table:table-cell>
          <table:table-cell table:number-columns-repeated="2"/>
          <table:table-cell office:value-type="float" office:value="1358474" calcext:value-type="float">
            <text:p>1358474</text:p>
          </table:table-cell>
          <table:table-cell table:number-columns-repeated="3"/>
          <table:table-cell office:value-type="float" office:value="404742" calcext:value-type="float">
            <text:p>404742</text:p>
          </table:table-cell>
          <table:table-cell/>
          <table:table-cell office:value-type="float" office:value="1130370" calcext:value-type="float">
            <text:p>1130370</text:p>
          </table:table-cell>
          <table:table-cell/>
          <table:table-cell office:value-type="float" office:value="1523247" calcext:value-type="float">
            <text:p>1523247</text:p>
          </table:table-cell>
          <table:table-cell/>
          <table:table-cell office:value-type="float" office:value="2228129" calcext:value-type="float">
            <text:p>2228129</text:p>
          </table:table-cell>
          <table:table-cell/>
          <table:table-cell office:value-type="float" office:value="2317080" calcext:value-type="float">
            <text:p>2317080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77133" calcext:value-type="float">
            <text:p>477133</text:p>
          </table:table-cell>
          <table:table-cell/>
          <table:table-cell office:value-type="float" office:value="1312798" calcext:value-type="float">
            <text:p>1312798</text:p>
          </table:table-cell>
          <table:table-cell table:number-columns-repeated="2"/>
          <table:table-cell office:value-type="float" office:value="344324" calcext:value-type="float">
            <text:p>344324</text:p>
          </table:table-cell>
          <table:table-cell table:number-columns-repeated="2"/>
          <table:table-cell office:value-type="float" office:value="330748" calcext:value-type="float">
            <text:p>330748</text:p>
          </table:table-cell>
          <table:table-cell table:number-columns-repeated="2"/>
          <table:table-cell office:value-type="float" office:value="325533" calcext:value-type="float">
            <text:p>325533</text:p>
          </table:table-cell>
          <table:table-cell/>
          <table:table-cell office:value-type="float" office:value="1458090" calcext:value-type="float">
            <text:p>1458090</text:p>
          </table:table-cell>
          <table:table-cell table:number-columns-repeated="2"/>
          <table:table-cell office:value-type="float" office:value="270334" calcext:value-type="float">
            <text:p>270334</text:p>
          </table:table-cell>
          <table:table-cell table:number-columns-repeated="2"/>
          <table:table-cell office:value-type="float" office:value="1463057" calcext:value-type="float">
            <text:p>1463057</text:p>
          </table:table-cell>
          <table:table-cell table:number-columns-repeated="3"/>
          <table:table-cell office:value-type="float" office:value="407971" calcext:value-type="float">
            <text:p>407971</text:p>
          </table:table-cell>
          <table:table-cell/>
          <table:table-cell office:value-type="float" office:value="1155924" calcext:value-type="float">
            <text:p>1155924</text:p>
          </table:table-cell>
          <table:table-cell/>
          <table:table-cell office:value-type="float" office:value="2081286" calcext:value-type="float">
            <text:p>2081286</text:p>
          </table:table-cell>
          <table:table-cell/>
          <table:table-cell office:value-type="float" office:value="3653390" calcext:value-type="float">
            <text:p>3653390</text:p>
          </table:table-cell>
          <table:table-cell/>
          <table:table-cell office:value-type="float" office:value="2910635" calcext:value-type="float">
            <text:p>2910635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37718" calcext:value-type="float">
            <text:p>337718</text:p>
          </table:table-cell>
          <table:table-cell/>
          <table:table-cell office:value-type="float" office:value="1479181" calcext:value-type="float">
            <text:p>1479181</text:p>
          </table:table-cell>
          <table:table-cell table:number-columns-repeated="2"/>
          <table:table-cell office:value-type="float" office:value="405047" calcext:value-type="float">
            <text:p>405047</text:p>
          </table:table-cell>
          <table:table-cell table:number-columns-repeated="2"/>
          <table:table-cell office:value-type="float" office:value="372645" calcext:value-type="float">
            <text:p>372645</text:p>
          </table:table-cell>
          <table:table-cell table:number-columns-repeated="2"/>
          <table:table-cell office:value-type="float" office:value="402542" calcext:value-type="float">
            <text:p>402542</text:p>
          </table:table-cell>
          <table:table-cell/>
          <table:table-cell office:value-type="float" office:value="1571169" calcext:value-type="float">
            <text:p>1571169</text:p>
          </table:table-cell>
          <table:table-cell table:number-columns-repeated="2"/>
          <table:table-cell office:value-type="float" office:value="352115" calcext:value-type="float">
            <text:p>352115</text:p>
          </table:table-cell>
          <table:table-cell table:number-columns-repeated="2"/>
          <table:table-cell office:value-type="float" office:value="1605228" calcext:value-type="float">
            <text:p>1605228</text:p>
          </table:table-cell>
          <table:table-cell table:number-columns-repeated="3"/>
          <table:table-cell office:value-type="float" office:value="536762" calcext:value-type="float">
            <text:p>536762</text:p>
          </table:table-cell>
          <table:table-cell table:number-columns-repeated="2"/>
          <table:table-cell office:value-type="float" office:value="977103" calcext:value-type="float">
            <text:p>977103</text:p>
          </table:table-cell>
          <table:table-cell/>
          <table:table-cell office:value-type="float" office:value="1303238" calcext:value-type="float">
            <text:p>1303238</text:p>
          </table:table-cell>
          <table:table-cell/>
          <table:table-cell office:value-type="float" office:value="2350044" calcext:value-type="float">
            <text:p>2350044</text:p>
          </table:table-cell>
          <table:table-cell/>
          <table:table-cell office:value-type="float" office:value="1829505" calcext:value-type="float">
            <text:p>1829505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2963" calcext:value-type="float">
            <text:p>92963</text:p>
          </table:table-cell>
          <table:table-cell table:number-columns-repeated="2"/>
          <table:table-cell office:value-type="float" office:value="151168" calcext:value-type="float">
            <text:p>151168</text:p>
          </table:table-cell>
          <table:table-cell table:number-columns-repeated="3"/>
          <table:table-cell office:value-type="float" office:value="68040" calcext:value-type="float">
            <text:p>68040</text:p>
          </table:table-cell>
          <table:table-cell table:number-columns-repeated="3"/>
          <table:table-cell office:value-type="float" office:value="23603" calcext:value-type="float">
            <text:p>23603</text:p>
          </table:table-cell>
          <table:table-cell table:number-columns-repeated="3"/>
          <table:table-cell office:value-type="float" office:value="33420" calcext:value-type="float">
            <text:p>33420</text:p>
          </table:table-cell>
          <table:table-cell table:number-columns-repeated="2"/>
          <table:table-cell office:value-type="float" office:value="273428" calcext:value-type="float">
            <text:p>273428</text:p>
          </table:table-cell>
          <table:table-cell table:number-columns-repeated="3"/>
          <table:table-cell office:value-type="float" office:value="30383" calcext:value-type="float">
            <text:p>30383</text:p>
          </table:table-cell>
          <table:table-cell table:number-columns-repeated="3"/>
          <table:table-cell office:value-type="float" office:value="272699" calcext:value-type="float">
            <text:p>272699</text:p>
          </table:table-cell>
          <table:table-cell table:number-columns-repeated="4"/>
          <table:table-cell office:value-type="float" office:value="23010" calcext:value-type="float">
            <text:p>23010</text:p>
          </table:table-cell>
          <table:table-cell table:number-columns-repeated="2"/>
          <table:table-cell office:value-type="float" office:value="720534" calcext:value-type="float">
            <text:p>720534</text:p>
          </table:table-cell>
          <table:table-cell table:number-columns-repeated="2"/>
          <table:table-cell office:value-type="float" office:value="902340" calcext:value-type="float">
            <text:p>902340</text:p>
          </table:table-cell>
          <table:table-cell/>
          <table:table-cell office:value-type="float" office:value="1872419" calcext:value-type="float">
            <text:p>1872419</text:p>
          </table:table-cell>
          <table:table-cell/>
          <table:table-cell office:value-type="float" office:value="1625769" calcext:value-type="float">
            <text:p>1625769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3999" calcext:value-type="float">
            <text:p>173999</text:p>
          </table:table-cell>
          <table:table-cell table:number-columns-repeated="2"/>
          <table:table-cell office:value-type="float" office:value="279860" calcext:value-type="float">
            <text:p>279860</text:p>
          </table:table-cell>
          <table:table-cell table:number-columns-repeated="3"/>
          <table:table-cell office:value-type="float" office:value="81854" calcext:value-type="float">
            <text:p>81854</text:p>
          </table:table-cell>
          <table:table-cell table:number-columns-repeated="3"/>
          <table:table-cell office:value-type="float" office:value="85270" calcext:value-type="float">
            <text:p>85270</text:p>
          </table:table-cell>
          <table:table-cell table:number-columns-repeated="3"/>
          <table:table-cell office:value-type="float" office:value="57171" calcext:value-type="float">
            <text:p>57171</text:p>
          </table:table-cell>
          <table:table-cell table:number-columns-repeated="2"/>
          <table:table-cell office:value-type="float" office:value="269686" calcext:value-type="float">
            <text:p>269686</text:p>
          </table:table-cell>
          <table:table-cell table:number-columns-repeated="3"/>
          <table:table-cell office:value-type="float" office:value="54300" calcext:value-type="float">
            <text:p>54300</text:p>
          </table:table-cell>
          <table:table-cell table:number-columns-repeated="3"/>
          <table:table-cell office:value-type="float" office:value="268556" calcext:value-type="float">
            <text:p>268556</text:p>
          </table:table-cell>
          <table:table-cell table:number-columns-repeated="4"/>
          <table:table-cell office:value-type="float" office:value="64140" calcext:value-type="float">
            <text:p>64140</text:p>
          </table:table-cell>
          <table:table-cell table:number-columns-repeated="2"/>
          <table:table-cell office:value-type="float" office:value="832550" calcext:value-type="float">
            <text:p>832550</text:p>
          </table:table-cell>
          <table:table-cell/>
          <table:table-cell office:value-type="float" office:value="1079190" calcext:value-type="float">
            <text:p>1079190</text:p>
          </table:table-cell>
          <table:table-cell/>
          <table:table-cell office:value-type="float" office:value="2758833" calcext:value-type="float">
            <text:p>2758833</text:p>
          </table:table-cell>
          <table:table-cell/>
          <table:table-cell office:value-type="float" office:value="2270300" calcext:value-type="float">
            <text:p>2270300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7233" calcext:value-type="float">
            <text:p>317233</text:p>
          </table:table-cell>
          <table:table-cell table:number-columns-repeated="2"/>
          <table:table-cell office:value-type="float" office:value="490696" calcext:value-type="float">
            <text:p>490696</text:p>
          </table:table-cell>
          <table:table-cell table:number-columns-repeated="2"/>
          <table:table-cell office:value-type="float" office:value="114182" calcext:value-type="float">
            <text:p>114182</text:p>
          </table:table-cell>
          <table:table-cell table:number-columns-repeated="2"/>
          <table:table-cell office:value-type="float" office:value="114682" calcext:value-type="float">
            <text:p>114682</text:p>
          </table:table-cell>
          <table:table-cell table:number-columns-repeated="3"/>
          <table:table-cell office:value-type="float" office:value="90498" calcext:value-type="float">
            <text:p>90498</text:p>
          </table:table-cell>
          <table:table-cell table:number-columns-repeated="2"/>
          <table:table-cell office:value-type="float" office:value="466549" calcext:value-type="float">
            <text:p>466549</text:p>
          </table:table-cell>
          <table:table-cell table:number-columns-repeated="2"/>
          <table:table-cell office:value-type="float" office:value="104541" calcext:value-type="float">
            <text:p>104541</text:p>
          </table:table-cell>
          <table:table-cell table:number-columns-repeated="3"/>
          <table:table-cell office:value-type="float" office:value="470124" calcext:value-type="float">
            <text:p>470124</text:p>
          </table:table-cell>
          <table:table-cell table:number-columns-repeated="3"/>
          <table:table-cell office:value-type="float" office:value="104234" calcext:value-type="float">
            <text:p>104234</text:p>
          </table:table-cell>
          <table:table-cell table:number-columns-repeated="2"/>
          <table:table-cell office:value-type="float" office:value="924084" calcext:value-type="float">
            <text:p>924084</text:p>
          </table:table-cell>
          <table:table-cell/>
          <table:table-cell office:value-type="float" office:value="1185209" calcext:value-type="float">
            <text:p>1185209</text:p>
          </table:table-cell>
          <table:table-cell/>
          <table:table-cell office:value-type="float" office:value="3390391" calcext:value-type="float">
            <text:p>3390391</text:p>
          </table:table-cell>
          <table:table-cell/>
          <table:table-cell office:value-type="float" office:value="2744728" calcext:value-type="float">
            <text:p>2744728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12537" calcext:value-type="float">
            <text:p>512537</text:p>
          </table:table-cell>
          <table:table-cell table:number-columns-repeated="2"/>
          <table:table-cell office:value-type="float" office:value="764255" calcext:value-type="float">
            <text:p>764255</text:p>
          </table:table-cell>
          <table:table-cell table:number-columns-repeated="2"/>
          <table:table-cell office:value-type="float" office:value="176523" calcext:value-type="float">
            <text:p>176523</text:p>
          </table:table-cell>
          <table:table-cell table:number-columns-repeated="2"/>
          <table:table-cell office:value-type="float" office:value="173178" calcext:value-type="float">
            <text:p>173178</text:p>
          </table:table-cell>
          <table:table-cell table:number-columns-repeated="2"/>
          <table:table-cell office:value-type="float" office:value="146812" calcext:value-type="float">
            <text:p>146812</text:p>
          </table:table-cell>
          <table:table-cell table:number-columns-repeated="2"/>
          <table:table-cell office:value-type="float" office:value="627845" calcext:value-type="float">
            <text:p>627845</text:p>
          </table:table-cell>
          <table:table-cell table:number-columns-repeated="2"/>
          <table:table-cell office:value-type="float" office:value="169897" calcext:value-type="float">
            <text:p>169897</text:p>
          </table:table-cell>
          <table:table-cell table:number-columns-repeated="3"/>
          <table:table-cell office:value-type="float" office:value="743613" calcext:value-type="float">
            <text:p>743613</text:p>
          </table:table-cell>
          <table:table-cell table:number-columns-repeated="3"/>
          <table:table-cell office:value-type="float" office:value="148770" calcext:value-type="float">
            <text:p>148770</text:p>
          </table:table-cell>
          <table:table-cell table:number-columns-repeated="2"/>
          <table:table-cell office:value-type="float" office:value="923488" calcext:value-type="float">
            <text:p>923488</text:p>
          </table:table-cell>
          <table:table-cell/>
          <table:table-cell office:value-type="float" office:value="1265904" calcext:value-type="float">
            <text:p>1265904</text:p>
          </table:table-cell>
          <table:table-cell/>
          <table:table-cell office:value-type="float" office:value="3966517" calcext:value-type="float">
            <text:p>3966517</text:p>
          </table:table-cell>
          <table:table-cell/>
          <table:table-cell office:value-type="float" office:value="3142339" calcext:value-type="float">
            <text:p>3142339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24179" calcext:value-type="float">
            <text:p>724179</text:p>
          </table:table-cell>
          <table:table-cell/>
          <table:table-cell office:value-type="float" office:value="1087111" calcext:value-type="float">
            <text:p>1087111</text:p>
          </table:table-cell>
          <table:table-cell table:number-columns-repeated="2"/>
          <table:table-cell office:value-type="float" office:value="380226" calcext:value-type="float">
            <text:p>380226</text:p>
          </table:table-cell>
          <table:table-cell table:number-columns-repeated="2"/>
          <table:table-cell office:value-type="float" office:value="379554" calcext:value-type="float">
            <text:p>379554</text:p>
          </table:table-cell>
          <table:table-cell table:number-columns-repeated="2"/>
          <table:table-cell office:value-type="float" office:value="318504" calcext:value-type="float">
            <text:p>318504</text:p>
          </table:table-cell>
          <table:table-cell/>
          <table:table-cell office:value-type="float" office:value="1032244" calcext:value-type="float">
            <text:p>1032244</text:p>
          </table:table-cell>
          <table:table-cell table:number-columns-repeated="2"/>
          <table:table-cell office:value-type="float" office:value="228518" calcext:value-type="float">
            <text:p>228518</text:p>
          </table:table-cell>
          <table:table-cell table:number-columns-repeated="2"/>
          <table:table-cell office:value-type="float" office:value="1078919" calcext:value-type="float">
            <text:p>1078919</text:p>
          </table:table-cell>
          <table:table-cell table:number-columns-repeated="3"/>
          <table:table-cell office:value-type="float" office:value="195797" calcext:value-type="float">
            <text:p>195797</text:p>
          </table:table-cell>
          <table:table-cell table:number-columns-repeated="2"/>
          <table:table-cell office:value-type="float" office:value="975063" calcext:value-type="float">
            <text:p>975063</text:p>
          </table:table-cell>
          <table:table-cell/>
          <table:table-cell office:value-type="float" office:value="1372717" calcext:value-type="float">
            <text:p>1372717</text:p>
          </table:table-cell>
          <table:table-cell/>
          <table:table-cell office:value-type="float" office:value="3923040" calcext:value-type="float">
            <text:p>3923040</text:p>
          </table:table-cell>
          <table:table-cell/>
          <table:table-cell office:value-type="float" office:value="3291652" calcext:value-type="float">
            <text:p>329165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840698" calcext:value-type="float">
            <text:p>840698</text:p>
          </table:table-cell>
          <table:table-cell/>
          <table:table-cell office:value-type="float" office:value="1349004" calcext:value-type="float">
            <text:p>1349004</text:p>
          </table:table-cell>
          <table:table-cell table:number-columns-repeated="2"/>
          <table:table-cell office:value-type="float" office:value="260825" calcext:value-type="float">
            <text:p>260825</text:p>
          </table:table-cell>
          <table:table-cell table:number-columns-repeated="2"/>
          <table:table-cell office:value-type="float" office:value="266523" calcext:value-type="float">
            <text:p>266523</text:p>
          </table:table-cell>
          <table:table-cell table:number-columns-repeated="2"/>
          <table:table-cell office:value-type="float" office:value="264325" calcext:value-type="float">
            <text:p>264325</text:p>
          </table:table-cell>
          <table:table-cell/>
          <table:table-cell office:value-type="float" office:value="1323236" calcext:value-type="float">
            <text:p>1323236</text:p>
          </table:table-cell>
          <table:table-cell table:number-columns-repeated="2"/>
          <table:table-cell office:value-type="float" office:value="276687" calcext:value-type="float">
            <text:p>276687</text:p>
          </table:table-cell>
          <table:table-cell table:number-columns-repeated="2"/>
          <table:table-cell office:value-type="float" office:value="1341839" calcext:value-type="float">
            <text:p>1341839</text:p>
          </table:table-cell>
          <table:table-cell table:number-columns-repeated="2"/>
          <table:table-cell office:value-type="float" office:value="1008017" calcext:value-type="float">
            <text:p>1008017</text:p>
          </table:table-cell>
          <table:table-cell/>
          <table:table-cell office:value-type="float" office:value="1038483" calcext:value-type="float">
            <text:p>1038483</text:p>
          </table:table-cell>
          <table:table-cell/>
          <table:table-cell office:value-type="float" office:value="1432225" calcext:value-type="float">
            <text:p>1432225</text:p>
          </table:table-cell>
          <table:table-cell/>
          <table:table-cell office:value-type="float" office:value="4114719" calcext:value-type="float">
            <text:p>4114719</text:p>
          </table:table-cell>
          <table:table-cell/>
          <table:table-cell office:value-type="float" office:value="3130886" calcext:value-type="float">
            <text:p>3130886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671109" calcext:value-type="float">
            <text:p>671109</text:p>
          </table:table-cell>
          <table:table-cell/>
          <table:table-cell office:value-type="float" office:value="1512415" calcext:value-type="float">
            <text:p>1512415</text:p>
          </table:table-cell>
          <table:table-cell table:number-columns-repeated="2"/>
          <table:table-cell office:value-type="float" office:value="371029" calcext:value-type="float">
            <text:p>371029</text:p>
          </table:table-cell>
          <table:table-cell table:number-columns-repeated="2"/>
          <table:table-cell office:value-type="float" office:value="381815" calcext:value-type="float">
            <text:p>381815</text:p>
          </table:table-cell>
          <table:table-cell table:number-columns-repeated="2"/>
          <table:table-cell office:value-type="float" office:value="367537" calcext:value-type="float">
            <text:p>367537</text:p>
          </table:table-cell>
          <table:table-cell/>
          <table:table-cell office:value-type="float" office:value="1542286" calcext:value-type="float">
            <text:p>1542286</text:p>
          </table:table-cell>
          <table:table-cell table:number-columns-repeated="2"/>
          <table:table-cell office:value-type="float" office:value="294603" calcext:value-type="float">
            <text:p>294603</text:p>
          </table:table-cell>
          <table:table-cell table:number-columns-repeated="2"/>
          <table:table-cell office:value-type="float" office:value="1153071" calcext:value-type="float">
            <text:p>1153071</text:p>
          </table:table-cell>
          <table:table-cell table:number-columns-repeated="3"/>
          <table:table-cell office:value-type="float" office:value="393067" calcext:value-type="float">
            <text:p>393067</text:p>
          </table:table-cell>
          <table:table-cell/>
          <table:table-cell office:value-type="float" office:value="1083819" calcext:value-type="float">
            <text:p>1083819</text:p>
          </table:table-cell>
          <table:table-cell/>
          <table:table-cell office:value-type="float" office:value="1514549" calcext:value-type="float">
            <text:p>1514549</text:p>
          </table:table-cell>
          <table:table-cell/>
          <table:table-cell office:value-type="float" office:value="3955557" calcext:value-type="float">
            <text:p>3955557</text:p>
          </table:table-cell>
          <table:table-cell/>
          <table:table-cell office:value-type="float" office:value="3066069" calcext:value-type="float">
            <text:p>3066069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42375" calcext:value-type="float">
            <text:p>542375</text:p>
          </table:table-cell>
          <table:table-cell/>
          <table:table-cell office:value-type="float" office:value="1582636" calcext:value-type="float">
            <text:p>1582636</text:p>
          </table:table-cell>
          <table:table-cell table:number-columns-repeated="2"/>
          <table:table-cell office:value-type="float" office:value="348538" calcext:value-type="float">
            <text:p>348538</text:p>
          </table:table-cell>
          <table:table-cell table:number-columns-repeated="2"/>
          <table:table-cell office:value-type="float" office:value="349246" calcext:value-type="float">
            <text:p>349246</text:p>
          </table:table-cell>
          <table:table-cell table:number-columns-repeated="2"/>
          <table:table-cell office:value-type="float" office:value="335287" calcext:value-type="float">
            <text:p>335287</text:p>
          </table:table-cell>
          <table:table-cell/>
          <table:table-cell office:value-type="float" office:value="1617808" calcext:value-type="float">
            <text:p>1617808</text:p>
          </table:table-cell>
          <table:table-cell table:number-columns-repeated="2"/>
          <table:table-cell office:value-type="float" office:value="876022" calcext:value-type="float">
            <text:p>876022</text:p>
          </table:table-cell>
          <table:table-cell table:number-columns-repeated="2"/>
          <table:table-cell office:value-type="float" office:value="1610528" calcext:value-type="float">
            <text:p>1610528</text:p>
          </table:table-cell>
          <table:table-cell table:number-columns-repeated="3"/>
          <table:table-cell office:value-type="float" office:value="366783" calcext:value-type="float">
            <text:p>366783</text:p>
          </table:table-cell>
          <table:table-cell/>
          <table:table-cell office:value-type="float" office:value="1006836" calcext:value-type="float">
            <text:p>1006836</text:p>
          </table:table-cell>
          <table:table-cell/>
          <table:table-cell office:value-type="float" office:value="1735476" calcext:value-type="float">
            <text:p>1735476</text:p>
          </table:table-cell>
          <table:table-cell/>
          <table:table-cell office:value-type="float" office:value="2286009" calcext:value-type="float">
            <text:p>2286009</text:p>
          </table:table-cell>
          <table:table-cell/>
          <table:table-cell office:value-type="float" office:value="2414523" calcext:value-type="float">
            <text:p>2414523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31074" calcext:value-type="float">
            <text:p>331074</text:p>
          </table:table-cell>
          <table:table-cell/>
          <table:table-cell office:value-type="float" office:value="1380217" calcext:value-type="float">
            <text:p>1380217</text:p>
          </table:table-cell>
          <table:table-cell table:number-columns-repeated="2"/>
          <table:table-cell office:value-type="float" office:value="327889" calcext:value-type="float">
            <text:p>327889</text:p>
          </table:table-cell>
          <table:table-cell table:number-columns-repeated="2"/>
          <table:table-cell office:value-type="float" office:value="315950" calcext:value-type="float">
            <text:p>315950</text:p>
          </table:table-cell>
          <table:table-cell table:number-columns-repeated="2"/>
          <table:table-cell office:value-type="float" office:value="322304" calcext:value-type="float">
            <text:p>322304</text:p>
          </table:table-cell>
          <table:table-cell/>
          <table:table-cell office:value-type="float" office:value="1580306" calcext:value-type="float">
            <text:p>1580306</text:p>
          </table:table-cell>
          <table:table-cell table:number-columns-repeated="2"/>
          <table:table-cell office:value-type="float" office:value="545544" calcext:value-type="float">
            <text:p>545544</text:p>
          </table:table-cell>
          <table:table-cell table:number-columns-repeated="2"/>
          <table:table-cell office:value-type="float" office:value="1617199" calcext:value-type="float">
            <text:p>1617199</text:p>
          </table:table-cell>
          <table:table-cell table:number-columns-repeated="3"/>
          <table:table-cell office:value-type="float" office:value="328617" calcext:value-type="float">
            <text:p>328617</text:p>
          </table:table-cell>
          <table:table-cell table:number-columns-repeated="2"/>
          <table:table-cell office:value-type="float" office:value="870694" calcext:value-type="float">
            <text:p>870694</text:p>
          </table:table-cell>
          <table:table-cell/>
          <table:table-cell office:value-type="float" office:value="1193442" calcext:value-type="float">
            <text:p>1193442</text:p>
          </table:table-cell>
          <table:table-cell/>
          <table:table-cell office:value-type="float" office:value="2073055" calcext:value-type="float">
            <text:p>2073055</text:p>
          </table:table-cell>
          <table:table-cell/>
          <table:table-cell office:value-type="float" office:value="1869160" calcext:value-type="float">
            <text:p>1869160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3969" calcext:value-type="float">
            <text:p>83969</text:p>
          </table:table-cell>
          <table:table-cell table:number-columns-repeated="2"/>
          <table:table-cell office:value-type="float" office:value="149325" calcext:value-type="float">
            <text:p>149325</text:p>
          </table:table-cell>
          <table:table-cell table:number-columns-repeated="3"/>
          <table:table-cell office:value-type="float" office:value="33940" calcext:value-type="float">
            <text:p>33940</text:p>
          </table:table-cell>
          <table:table-cell table:number-columns-repeated="3"/>
          <table:table-cell office:value-type="float" office:value="33707" calcext:value-type="float">
            <text:p>33707</text:p>
          </table:table-cell>
          <table:table-cell table:number-columns-repeated="3"/>
          <table:table-cell office:value-type="float" office:value="28735" calcext:value-type="float">
            <text:p>28735</text:p>
          </table:table-cell>
          <table:table-cell table:number-columns-repeated="2"/>
          <table:table-cell office:value-type="float" office:value="143769" calcext:value-type="float">
            <text:p>143769</text:p>
          </table:table-cell>
          <table:table-cell table:number-columns-repeated="3"/>
          <table:table-cell office:value-type="float" office:value="34548" calcext:value-type="float">
            <text:p>34548</text:p>
          </table:table-cell>
          <table:table-cell table:number-columns-repeated="3"/>
          <table:table-cell office:value-type="float" office:value="143156" calcext:value-type="float">
            <text:p>143156</text:p>
          </table:table-cell>
          <table:table-cell table:number-columns-repeated="4"/>
          <table:table-cell office:value-type="float" office:value="16715" calcext:value-type="float">
            <text:p>16715</text:p>
          </table:table-cell>
          <table:table-cell table:number-columns-repeated="2"/>
          <table:table-cell office:value-type="float" office:value="724717" calcext:value-type="float">
            <text:p>724717</text:p>
          </table:table-cell>
          <table:table-cell table:number-columns-repeated="2"/>
          <table:table-cell office:value-type="float" office:value="899770" calcext:value-type="float">
            <text:p>899770</text:p>
          </table:table-cell>
          <table:table-cell/>
          <table:table-cell office:value-type="float" office:value="1899669" calcext:value-type="float">
            <text:p>1899669</text:p>
          </table:table-cell>
          <table:table-cell/>
          <table:table-cell office:value-type="float" office:value="1654199" calcext:value-type="float">
            <text:p>1654199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7379" calcext:value-type="float">
            <text:p>177379</text:p>
          </table:table-cell>
          <table:table-cell table:number-columns-repeated="2"/>
          <table:table-cell office:value-type="float" office:value="281897" calcext:value-type="float">
            <text:p>281897</text:p>
          </table:table-cell>
          <table:table-cell table:number-columns-repeated="3"/>
          <table:table-cell office:value-type="float" office:value="51219" calcext:value-type="float">
            <text:p>51219</text:p>
          </table:table-cell>
          <table:table-cell table:number-columns-repeated="3"/>
          <table:table-cell office:value-type="float" office:value="48939" calcext:value-type="float">
            <text:p>48939</text:p>
          </table:table-cell>
          <table:table-cell table:number-columns-repeated="3"/>
          <table:table-cell office:value-type="float" office:value="58842" calcext:value-type="float">
            <text:p>58842</text:p>
          </table:table-cell>
          <table:table-cell table:number-columns-repeated="2"/>
          <table:table-cell office:value-type="float" office:value="247735" calcext:value-type="float">
            <text:p>247735</text:p>
          </table:table-cell>
          <table:table-cell table:number-columns-repeated="3"/>
          <table:table-cell office:value-type="float" office:value="48196" calcext:value-type="float">
            <text:p>48196</text:p>
          </table:table-cell>
          <table:table-cell table:number-columns-repeated="3"/>
          <table:table-cell office:value-type="float" office:value="265147" calcext:value-type="float">
            <text:p>265147</text:p>
          </table:table-cell>
          <table:table-cell table:number-columns-repeated="4"/>
          <table:table-cell office:value-type="float" office:value="30169" calcext:value-type="float">
            <text:p>30169</text:p>
          </table:table-cell>
          <table:table-cell table:number-columns-repeated="2"/>
          <table:table-cell office:value-type="float" office:value="859439" calcext:value-type="float">
            <text:p>859439</text:p>
          </table:table-cell>
          <table:table-cell/>
          <table:table-cell office:value-type="float" office:value="1079028" calcext:value-type="float">
            <text:p>1079028</text:p>
          </table:table-cell>
          <table:table-cell/>
          <table:table-cell office:value-type="float" office:value="2753355" calcext:value-type="float">
            <text:p>2753355</text:p>
          </table:table-cell>
          <table:table-cell/>
          <table:table-cell office:value-type="float" office:value="2133188" calcext:value-type="float">
            <text:p>2133188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94258" calcext:value-type="float">
            <text:p>294258</text:p>
          </table:table-cell>
          <table:table-cell table:number-columns-repeated="2"/>
          <table:table-cell office:value-type="float" office:value="452797" calcext:value-type="float">
            <text:p>452797</text:p>
          </table:table-cell>
          <table:table-cell table:number-columns-repeated="2"/>
          <table:table-cell office:value-type="float" office:value="116396" calcext:value-type="float">
            <text:p>116396</text:p>
          </table:table-cell>
          <table:table-cell table:number-columns-repeated="2"/>
          <table:table-cell office:value-type="float" office:value="107511" calcext:value-type="float">
            <text:p>107511</text:p>
          </table:table-cell>
          <table:table-cell table:number-columns-repeated="3"/>
          <table:table-cell office:value-type="float" office:value="94299" calcext:value-type="float">
            <text:p>94299</text:p>
          </table:table-cell>
          <table:table-cell table:number-columns-repeated="2"/>
          <table:table-cell office:value-type="float" office:value="399071" calcext:value-type="float">
            <text:p>399071</text:p>
          </table:table-cell>
          <table:table-cell table:number-columns-repeated="2"/>
          <table:table-cell office:value-type="float" office:value="109588" calcext:value-type="float">
            <text:p>109588</text:p>
          </table:table-cell>
          <table:table-cell table:number-columns-repeated="3"/>
          <table:table-cell office:value-type="float" office:value="437797" calcext:value-type="float">
            <text:p>437797</text:p>
          </table:table-cell>
          <table:table-cell table:number-columns-repeated="3"/>
          <table:table-cell office:value-type="float" office:value="106207" calcext:value-type="float">
            <text:p>106207</text:p>
          </table:table-cell>
          <table:table-cell table:number-columns-repeated="2"/>
          <table:table-cell office:value-type="float" office:value="772767" calcext:value-type="float">
            <text:p>772767</text:p>
          </table:table-cell>
          <table:table-cell/>
          <table:table-cell office:value-type="float" office:value="1056727" calcext:value-type="float">
            <text:p>1056727</text:p>
          </table:table-cell>
          <table:table-cell/>
          <table:table-cell office:value-type="float" office:value="3002627" calcext:value-type="float">
            <text:p>3002627</text:p>
          </table:table-cell>
          <table:table-cell/>
          <table:table-cell office:value-type="float" office:value="2437686" calcext:value-type="float">
            <text:p>2437686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86687" calcext:value-type="float">
            <text:p>486687</text:p>
          </table:table-cell>
          <table:table-cell table:number-columns-repeated="2"/>
          <table:table-cell office:value-type="float" office:value="717094" calcext:value-type="float">
            <text:p>717094</text:p>
          </table:table-cell>
          <table:table-cell table:number-columns-repeated="2"/>
          <table:table-cell office:value-type="float" office:value="175284" calcext:value-type="float">
            <text:p>175284</text:p>
          </table:table-cell>
          <table:table-cell table:number-columns-repeated="2"/>
          <table:table-cell office:value-type="float" office:value="174802" calcext:value-type="float">
            <text:p>174802</text:p>
          </table:table-cell>
          <table:table-cell table:number-columns-repeated="2"/>
          <table:table-cell office:value-type="float" office:value="152925" calcext:value-type="float">
            <text:p>152925</text:p>
          </table:table-cell>
          <table:table-cell table:number-columns-repeated="2"/>
          <table:table-cell office:value-type="float" office:value="703988" calcext:value-type="float">
            <text:p>703988</text:p>
          </table:table-cell>
          <table:table-cell table:number-columns-repeated="2"/>
          <table:table-cell office:value-type="float" office:value="164760" calcext:value-type="float">
            <text:p>164760</text:p>
          </table:table-cell>
          <table:table-cell table:number-columns-repeated="3"/>
          <table:table-cell office:value-type="float" office:value="713579" calcext:value-type="float">
            <text:p>713579</text:p>
          </table:table-cell>
          <table:table-cell table:number-columns-repeated="3"/>
          <table:table-cell office:value-type="float" office:value="193755" calcext:value-type="float">
            <text:p>193755</text:p>
          </table:table-cell>
          <table:table-cell table:number-columns-repeated="2"/>
          <table:table-cell office:value-type="float" office:value="815618" calcext:value-type="float">
            <text:p>815618</text:p>
          </table:table-cell>
          <table:table-cell/>
          <table:table-cell office:value-type="float" office:value="1106407" calcext:value-type="float">
            <text:p>1106407</text:p>
          </table:table-cell>
          <table:table-cell/>
          <table:table-cell office:value-type="float" office:value="3407614" calcext:value-type="float">
            <text:p>3407614</text:p>
          </table:table-cell>
          <table:table-cell/>
          <table:table-cell office:value-type="float" office:value="2694623" calcext:value-type="float">
            <text:p>2694623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31381" calcext:value-type="float">
            <text:p>731381</text:p>
          </table:table-cell>
          <table:table-cell/>
          <table:table-cell office:value-type="float" office:value="1027528" calcext:value-type="float">
            <text:p>1027528</text:p>
          </table:table-cell>
          <table:table-cell table:number-columns-repeated="2"/>
          <table:table-cell office:value-type="float" office:value="445309" calcext:value-type="float">
            <text:p>445309</text:p>
          </table:table-cell>
          <table:table-cell table:number-columns-repeated="2"/>
          <table:table-cell office:value-type="float" office:value="433905" calcext:value-type="float">
            <text:p>433905</text:p>
          </table:table-cell>
          <table:table-cell table:number-columns-repeated="2"/>
          <table:table-cell office:value-type="float" office:value="328037" calcext:value-type="float">
            <text:p>328037</text:p>
          </table:table-cell>
          <table:table-cell/>
          <table:table-cell office:value-type="float" office:value="1016824" calcext:value-type="float">
            <text:p>1016824</text:p>
          </table:table-cell>
          <table:table-cell table:number-columns-repeated="2"/>
          <table:table-cell office:value-type="float" office:value="196958" calcext:value-type="float">
            <text:p>196958</text:p>
          </table:table-cell>
          <table:table-cell table:number-columns-repeated="3"/>
          <table:table-cell office:value-type="float" office:value="956583" calcext:value-type="float">
            <text:p>956583</text:p>
          </table:table-cell>
          <table:table-cell table:number-columns-repeated="3"/>
          <table:table-cell office:value-type="float" office:value="340764" calcext:value-type="float">
            <text:p>340764</text:p>
          </table:table-cell>
          <table:table-cell table:number-columns-repeated="2"/>
          <table:table-cell office:value-type="float" office:value="832535" calcext:value-type="float">
            <text:p>832535</text:p>
          </table:table-cell>
          <table:table-cell/>
          <table:table-cell office:value-type="float" office:value="1180454" calcext:value-type="float">
            <text:p>1180454</text:p>
          </table:table-cell>
          <table:table-cell/>
          <table:table-cell office:value-type="float" office:value="3538147" calcext:value-type="float">
            <text:p>3538147</text:p>
          </table:table-cell>
          <table:table-cell/>
          <table:table-cell office:value-type="float" office:value="2848305" calcext:value-type="float">
            <text:p>284830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02227" calcext:value-type="float">
            <text:p>902227</text:p>
          </table:table-cell>
          <table:table-cell/>
          <table:table-cell office:value-type="float" office:value="1324012" calcext:value-type="float">
            <text:p>1324012</text:p>
          </table:table-cell>
          <table:table-cell table:number-columns-repeated="2"/>
          <table:table-cell office:value-type="float" office:value="379971" calcext:value-type="float">
            <text:p>379971</text:p>
          </table:table-cell>
          <table:table-cell table:number-columns-repeated="2"/>
          <table:table-cell office:value-type="float" office:value="374618" calcext:value-type="float">
            <text:p>374618</text:p>
          </table:table-cell>
          <table:table-cell table:number-columns-repeated="2"/>
          <table:table-cell office:value-type="float" office:value="360879" calcext:value-type="float">
            <text:p>360879</text:p>
          </table:table-cell>
          <table:table-cell/>
          <table:table-cell office:value-type="float" office:value="1290398" calcext:value-type="float">
            <text:p>1290398</text:p>
          </table:table-cell>
          <table:table-cell table:number-columns-repeated="2"/>
          <table:table-cell office:value-type="float" office:value="522730" calcext:value-type="float">
            <text:p>522730</text:p>
          </table:table-cell>
          <table:table-cell table:number-columns-repeated="2"/>
          <table:table-cell office:value-type="float" office:value="1313685" calcext:value-type="float">
            <text:p>1313685</text:p>
          </table:table-cell>
          <table:table-cell table:number-columns-repeated="3"/>
          <table:table-cell office:value-type="float" office:value="409106" calcext:value-type="float">
            <text:p>409106</text:p>
          </table:table-cell>
          <table:table-cell table:number-columns-repeated="2"/>
          <table:table-cell office:value-type="float" office:value="849411" calcext:value-type="float">
            <text:p>849411</text:p>
          </table:table-cell>
          <table:table-cell/>
          <table:table-cell office:value-type="float" office:value="1175768" calcext:value-type="float">
            <text:p>1175768</text:p>
          </table:table-cell>
          <table:table-cell/>
          <table:table-cell office:value-type="float" office:value="3580921" calcext:value-type="float">
            <text:p>3580921</text:p>
          </table:table-cell>
          <table:table-cell/>
          <table:table-cell office:value-type="float" office:value="2723672" calcext:value-type="float">
            <text:p>2723672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834232" calcext:value-type="float">
            <text:p>834232</text:p>
          </table:table-cell>
          <table:table-cell/>
          <table:table-cell office:value-type="float" office:value="1530417" calcext:value-type="float">
            <text:p>1530417</text:p>
          </table:table-cell>
          <table:table-cell table:number-columns-repeated="2"/>
          <table:table-cell office:value-type="float" office:value="301487" calcext:value-type="float">
            <text:p>301487</text:p>
          </table:table-cell>
          <table:table-cell table:number-columns-repeated="2"/>
          <table:table-cell office:value-type="float" office:value="301487" calcext:value-type="float">
            <text:p>301487</text:p>
          </table:table-cell>
          <table:table-cell table:number-columns-repeated="2"/>
          <table:table-cell office:value-type="float" office:value="302198" calcext:value-type="float">
            <text:p>302198</text:p>
          </table:table-cell>
          <table:table-cell/>
          <table:table-cell office:value-type="float" office:value="1450560" calcext:value-type="float">
            <text:p>1450560</text:p>
          </table:table-cell>
          <table:table-cell table:number-columns-repeated="2"/>
          <table:table-cell office:value-type="float" office:value="442921" calcext:value-type="float">
            <text:p>442921</text:p>
          </table:table-cell>
          <table:table-cell table:number-columns-repeated="2"/>
          <table:table-cell office:value-type="float" office:value="1518244" calcext:value-type="float">
            <text:p>1518244</text:p>
          </table:table-cell>
          <table:table-cell table:number-columns-repeated="3"/>
          <table:table-cell office:value-type="float" office:value="501081" calcext:value-type="float">
            <text:p>501081</text:p>
          </table:table-cell>
          <table:table-cell table:number-columns-repeated="2"/>
          <table:table-cell office:value-type="float" office:value="886583" calcext:value-type="float">
            <text:p>886583</text:p>
          </table:table-cell>
          <table:table-cell/>
          <table:table-cell office:value-type="float" office:value="1225591" calcext:value-type="float">
            <text:p>1225591</text:p>
          </table:table-cell>
          <table:table-cell/>
          <table:table-cell office:value-type="float" office:value="3506373" calcext:value-type="float">
            <text:p>3506373</text:p>
          </table:table-cell>
          <table:table-cell/>
          <table:table-cell office:value-type="float" office:value="2745435" calcext:value-type="float">
            <text:p>2745435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75138" calcext:value-type="float">
            <text:p>775138</text:p>
          </table:table-cell>
          <table:table-cell/>
          <table:table-cell office:value-type="float" office:value="1075650" calcext:value-type="float">
            <text:p>1075650</text:p>
          </table:table-cell>
          <table:table-cell table:number-columns-repeated="2"/>
          <table:table-cell office:value-type="float" office:value="334697" calcext:value-type="float">
            <text:p>334697</text:p>
          </table:table-cell>
          <table:table-cell table:number-columns-repeated="2"/>
          <table:table-cell office:value-type="float" office:value="335023" calcext:value-type="float">
            <text:p>335023</text:p>
          </table:table-cell>
          <table:table-cell table:number-columns-repeated="2"/>
          <table:table-cell office:value-type="float" office:value="336902" calcext:value-type="float">
            <text:p>336902</text:p>
          </table:table-cell>
          <table:table-cell/>
          <table:table-cell office:value-type="float" office:value="1649117" calcext:value-type="float">
            <text:p>1649117</text:p>
          </table:table-cell>
          <table:table-cell table:number-columns-repeated="2"/>
          <table:table-cell office:value-type="float" office:value="326479" calcext:value-type="float">
            <text:p>326479</text:p>
          </table:table-cell>
          <table:table-cell table:number-columns-repeated="2"/>
          <table:table-cell office:value-type="float" office:value="1625402" calcext:value-type="float">
            <text:p>1625402</text:p>
          </table:table-cell>
          <table:table-cell table:number-columns-repeated="3"/>
          <table:table-cell office:value-type="float" office:value="328464" calcext:value-type="float">
            <text:p>328464</text:p>
          </table:table-cell>
          <table:table-cell/>
          <table:table-cell office:value-type="float" office:value="1027036" calcext:value-type="float">
            <text:p>1027036</text:p>
          </table:table-cell>
          <table:table-cell/>
          <table:table-cell office:value-type="float" office:value="1392253" calcext:value-type="float">
            <text:p>1392253</text:p>
          </table:table-cell>
          <table:table-cell/>
          <table:table-cell office:value-type="float" office:value="3384788" calcext:value-type="float">
            <text:p>3384788</text:p>
          </table:table-cell>
          <table:table-cell/>
          <table:table-cell office:value-type="float" office:value="2753355" calcext:value-type="float">
            <text:p>2753355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42951" calcext:value-type="float">
            <text:p>542951</text:p>
          </table:table-cell>
          <table:table-cell/>
          <table:table-cell office:value-type="float" office:value="1738569" calcext:value-type="float">
            <text:p>1738569</text:p>
          </table:table-cell>
          <table:table-cell table:number-columns-repeated="2"/>
          <table:table-cell office:value-type="float" office:value="615553" calcext:value-type="float">
            <text:p>615553</text:p>
          </table:table-cell>
          <table:table-cell table:number-columns-repeated="2"/>
          <table:table-cell office:value-type="float" office:value="590016" calcext:value-type="float">
            <text:p>590016</text:p>
          </table:table-cell>
          <table:table-cell table:number-columns-repeated="2"/>
          <table:table-cell office:value-type="float" office:value="569707" calcext:value-type="float">
            <text:p>569707</text:p>
          </table:table-cell>
          <table:table-cell/>
          <table:table-cell office:value-type="float" office:value="1713598" calcext:value-type="float">
            <text:p>1713598</text:p>
          </table:table-cell>
          <table:table-cell table:number-columns-repeated="2"/>
          <table:table-cell office:value-type="float" office:value="346175" calcext:value-type="float">
            <text:p>346175</text:p>
          </table:table-cell>
          <table:table-cell table:number-columns-repeated="2"/>
          <table:table-cell office:value-type="float" office:value="1725300" calcext:value-type="float">
            <text:p>1725300</text:p>
          </table:table-cell>
          <table:table-cell table:number-columns-repeated="3"/>
          <table:table-cell office:value-type="float" office:value="324923" calcext:value-type="float">
            <text:p>324923</text:p>
          </table:table-cell>
          <table:table-cell/>
          <table:table-cell office:value-type="float" office:value="1006931" calcext:value-type="float">
            <text:p>1006931</text:p>
          </table:table-cell>
          <table:table-cell/>
          <table:table-cell office:value-type="float" office:value="1937372" calcext:value-type="float">
            <text:p>1937372</text:p>
          </table:table-cell>
          <table:table-cell/>
          <table:table-cell office:value-type="float" office:value="3250308" calcext:value-type="float">
            <text:p>3250308</text:p>
          </table:table-cell>
          <table:table-cell/>
          <table:table-cell office:value-type="float" office:value="2676988" calcext:value-type="float">
            <text:p>2676988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49727" calcext:value-type="float">
            <text:p>349727</text:p>
          </table:table-cell>
          <table:table-cell/>
          <table:table-cell office:value-type="float" office:value="1660915" calcext:value-type="float">
            <text:p>1660915</text:p>
          </table:table-cell>
          <table:table-cell table:number-columns-repeated="2"/>
          <table:table-cell office:value-type="float" office:value="374471" calcext:value-type="float">
            <text:p>374471</text:p>
          </table:table-cell>
          <table:table-cell table:number-columns-repeated="2"/>
          <table:table-cell office:value-type="float" office:value="372022" calcext:value-type="float">
            <text:p>372022</text:p>
          </table:table-cell>
          <table:table-cell table:number-columns-repeated="2"/>
          <table:table-cell office:value-type="float" office:value="362416" calcext:value-type="float">
            <text:p>362416</text:p>
          </table:table-cell>
          <table:table-cell/>
          <table:table-cell office:value-type="float" office:value="1728424" calcext:value-type="float">
            <text:p>1728424</text:p>
          </table:table-cell>
          <table:table-cell table:number-columns-repeated="2"/>
          <table:table-cell office:value-type="float" office:value="630185" calcext:value-type="float">
            <text:p>630185</text:p>
          </table:table-cell>
          <table:table-cell table:number-columns-repeated="2"/>
          <table:table-cell office:value-type="float" office:value="1753475" calcext:value-type="float">
            <text:p>1753475</text:p>
          </table:table-cell>
          <table:table-cell table:number-columns-repeated="3"/>
          <table:table-cell office:value-type="float" office:value="345118" calcext:value-type="float">
            <text:p>345118</text:p>
          </table:table-cell>
          <table:table-cell table:number-columns-repeated="2"/>
          <table:table-cell office:value-type="float" office:value="872623" calcext:value-type="float">
            <text:p>872623</text:p>
          </table:table-cell>
          <table:table-cell/>
          <table:table-cell office:value-type="float" office:value="1224194" calcext:value-type="float">
            <text:p>1224194</text:p>
          </table:table-cell>
          <table:table-cell/>
          <table:table-cell office:value-type="float" office:value="3476572" calcext:value-type="float">
            <text:p>3476572</text:p>
          </table:table-cell>
          <table:table-cell/>
          <table:table-cell office:value-type="float" office:value="2738433" calcext:value-type="float">
            <text:p>2738433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3648" calcext:value-type="float">
            <text:p>93648</text:p>
          </table:table-cell>
          <table:table-cell table:number-columns-repeated="2"/>
          <table:table-cell office:value-type="float" office:value="225846" calcext:value-type="float">
            <text:p>225846</text:p>
          </table:table-cell>
          <table:table-cell table:number-columns-repeated="3"/>
          <table:table-cell office:value-type="float" office:value="33099" calcext:value-type="float">
            <text:p>33099</text:p>
          </table:table-cell>
          <table:table-cell table:number-columns-repeated="3"/>
          <table:table-cell office:value-type="float" office:value="30599" calcext:value-type="float">
            <text:p>30599</text:p>
          </table:table-cell>
          <table:table-cell table:number-columns-repeated="3"/>
          <table:table-cell office:value-type="float" office:value="37151" calcext:value-type="float">
            <text:p>37151</text:p>
          </table:table-cell>
          <table:table-cell table:number-columns-repeated="2"/>
          <table:table-cell office:value-type="float" office:value="272325" calcext:value-type="float">
            <text:p>272325</text:p>
          </table:table-cell>
          <table:table-cell table:number-columns-repeated="3"/>
          <table:table-cell office:value-type="float" office:value="32041" calcext:value-type="float">
            <text:p>32041</text:p>
          </table:table-cell>
          <table:table-cell table:number-columns-repeated="3"/>
          <table:table-cell office:value-type="float" office:value="131484" calcext:value-type="float">
            <text:p>131484</text:p>
          </table:table-cell>
          <table:table-cell table:number-columns-repeated="4"/>
          <table:table-cell office:value-type="float" office:value="14631" calcext:value-type="float">
            <text:p>14631</text:p>
          </table:table-cell>
          <table:table-cell table:number-columns-repeated="2"/>
          <table:table-cell office:value-type="float" office:value="644217" calcext:value-type="float">
            <text:p>644217</text:p>
          </table:table-cell>
          <table:table-cell table:number-columns-repeated="2"/>
          <table:table-cell office:value-type="float" office:value="845224" calcext:value-type="float">
            <text:p>845224</text:p>
          </table:table-cell>
          <table:table-cell/>
          <table:table-cell office:value-type="float" office:value="1667008" calcext:value-type="float">
            <text:p>1667008</text:p>
          </table:table-cell>
          <table:table-cell/>
          <table:table-cell office:value-type="float" office:value="1462887" calcext:value-type="float">
            <text:p>1462887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3872" calcext:value-type="float">
            <text:p>163872</text:p>
          </table:table-cell>
          <table:table-cell table:number-columns-repeated="2"/>
          <table:table-cell office:value-type="float" office:value="260641" calcext:value-type="float">
            <text:p>260641</text:p>
          </table:table-cell>
          <table:table-cell table:number-columns-repeated="3"/>
          <table:table-cell office:value-type="float" office:value="44762" calcext:value-type="float">
            <text:p>44762</text:p>
          </table:table-cell>
          <table:table-cell table:number-columns-repeated="3"/>
          <table:table-cell office:value-type="float" office:value="41725" calcext:value-type="float">
            <text:p>41725</text:p>
          </table:table-cell>
          <table:table-cell table:number-columns-repeated="3"/>
          <table:table-cell office:value-type="float" office:value="53765" calcext:value-type="float">
            <text:p>53765</text:p>
          </table:table-cell>
          <table:table-cell table:number-columns-repeated="2"/>
          <table:table-cell office:value-type="float" office:value="246049" calcext:value-type="float">
            <text:p>246049</text:p>
          </table:table-cell>
          <table:table-cell table:number-columns-repeated="3"/>
          <table:table-cell office:value-type="float" office:value="58111" calcext:value-type="float">
            <text:p>58111</text:p>
          </table:table-cell>
          <table:table-cell table:number-columns-repeated="3"/>
          <table:table-cell office:value-type="float" office:value="249255" calcext:value-type="float">
            <text:p>249255</text:p>
          </table:table-cell>
          <table:table-cell table:number-columns-repeated="4"/>
          <table:table-cell office:value-type="float" office:value="28299" calcext:value-type="float">
            <text:p>28299</text:p>
          </table:table-cell>
          <table:table-cell table:number-columns-repeated="2"/>
          <table:table-cell office:value-type="float" office:value="753939" calcext:value-type="float">
            <text:p>753939</text:p>
          </table:table-cell>
          <table:table-cell table:number-columns-repeated="2"/>
          <table:table-cell office:value-type="float" office:value="960853" calcext:value-type="float">
            <text:p>960853</text:p>
          </table:table-cell>
          <table:table-cell/>
          <table:table-cell office:value-type="float" office:value="1818782" calcext:value-type="float">
            <text:p>1818782</text:p>
          </table:table-cell>
          <table:table-cell/>
          <table:table-cell office:value-type="float" office:value="1970212" calcext:value-type="float">
            <text:p>1970212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80873" calcext:value-type="float">
            <text:p>280873</text:p>
          </table:table-cell>
          <table:table-cell table:number-columns-repeated="2"/>
          <table:table-cell office:value-type="float" office:value="452986" calcext:value-type="float">
            <text:p>452986</text:p>
          </table:table-cell>
          <table:table-cell table:number-columns-repeated="3"/>
          <table:table-cell office:value-type="float" office:value="83884" calcext:value-type="float">
            <text:p>83884</text:p>
          </table:table-cell>
          <table:table-cell table:number-columns-repeated="3"/>
          <table:table-cell office:value-type="float" office:value="83326" calcext:value-type="float">
            <text:p>83326</text:p>
          </table:table-cell>
          <table:table-cell table:number-columns-repeated="2"/>
          <table:table-cell office:value-type="float" office:value="100436" calcext:value-type="float">
            <text:p>100436</text:p>
          </table:table-cell>
          <table:table-cell table:number-columns-repeated="2"/>
          <table:table-cell office:value-type="float" office:value="436815" calcext:value-type="float">
            <text:p>436815</text:p>
          </table:table-cell>
          <table:table-cell table:number-columns-repeated="3"/>
          <table:table-cell office:value-type="float" office:value="99126" calcext:value-type="float">
            <text:p>99126</text:p>
          </table:table-cell>
          <table:table-cell table:number-columns-repeated="3"/>
          <table:table-cell office:value-type="float" office:value="439441" calcext:value-type="float">
            <text:p>439441</text:p>
          </table:table-cell>
          <table:table-cell table:number-columns-repeated="3"/>
          <table:table-cell office:value-type="float" office:value="107132" calcext:value-type="float">
            <text:p>107132</text:p>
          </table:table-cell>
          <table:table-cell table:number-columns-repeated="2"/>
          <table:table-cell office:value-type="float" office:value="812678" calcext:value-type="float">
            <text:p>812678</text:p>
          </table:table-cell>
          <table:table-cell/>
          <table:table-cell office:value-type="float" office:value="1042227" calcext:value-type="float">
            <text:p>1042227</text:p>
          </table:table-cell>
          <table:table-cell/>
          <table:table-cell office:value-type="float" office:value="2942360" calcext:value-type="float">
            <text:p>2942360</text:p>
          </table:table-cell>
          <table:table-cell/>
          <table:table-cell office:value-type="float" office:value="2339368" calcext:value-type="float">
            <text:p>233936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78897" calcext:value-type="float">
            <text:p>478897</text:p>
          </table:table-cell>
          <table:table-cell table:number-columns-repeated="2"/>
          <table:table-cell office:value-type="float" office:value="579015" calcext:value-type="float">
            <text:p>579015</text:p>
          </table:table-cell>
          <table:table-cell table:number-columns-repeated="2"/>
          <table:table-cell office:value-type="float" office:value="158343" calcext:value-type="float">
            <text:p>158343</text:p>
          </table:table-cell>
          <table:table-cell table:number-columns-repeated="2"/>
          <table:table-cell office:value-type="float" office:value="158999" calcext:value-type="float">
            <text:p>158999</text:p>
          </table:table-cell>
          <table:table-cell table:number-columns-repeated="2"/>
          <table:table-cell office:value-type="float" office:value="162520" calcext:value-type="float">
            <text:p>162520</text:p>
          </table:table-cell>
          <table:table-cell table:number-columns-repeated="2"/>
          <table:table-cell office:value-type="float" office:value="577148" calcext:value-type="float">
            <text:p>577148</text:p>
          </table:table-cell>
          <table:table-cell table:number-columns-repeated="2"/>
          <table:table-cell office:value-type="float" office:value="186955" calcext:value-type="float">
            <text:p>186955</text:p>
          </table:table-cell>
          <table:table-cell table:number-columns-repeated="3"/>
          <table:table-cell office:value-type="float" office:value="593969" calcext:value-type="float">
            <text:p>593969</text:p>
          </table:table-cell>
          <table:table-cell table:number-columns-repeated="3"/>
          <table:table-cell office:value-type="float" office:value="190680" calcext:value-type="float">
            <text:p>190680</text:p>
          </table:table-cell>
          <table:table-cell table:number-columns-repeated="2"/>
          <table:table-cell office:value-type="float" office:value="853708" calcext:value-type="float">
            <text:p>853708</text:p>
          </table:table-cell>
          <table:table-cell/>
          <table:table-cell office:value-type="float" office:value="1190334" calcext:value-type="float">
            <text:p>1190334</text:p>
          </table:table-cell>
          <table:table-cell/>
          <table:table-cell office:value-type="float" office:value="2324492" calcext:value-type="float">
            <text:p>2324492</text:p>
          </table:table-cell>
          <table:table-cell/>
          <table:table-cell office:value-type="float" office:value="1974060" calcext:value-type="float">
            <text:p>1974060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57456" calcext:value-type="float">
            <text:p>657456</text:p>
          </table:table-cell>
          <table:table-cell table:number-columns-repeated="2"/>
          <table:table-cell office:value-type="float" office:value="562945" calcext:value-type="float">
            <text:p>562945</text:p>
          </table:table-cell>
          <table:table-cell table:number-columns-repeated="2"/>
          <table:table-cell office:value-type="float" office:value="335270" calcext:value-type="float">
            <text:p>335270</text:p>
          </table:table-cell>
          <table:table-cell table:number-columns-repeated="2"/>
          <table:table-cell office:value-type="float" office:value="323716" calcext:value-type="float">
            <text:p>323716</text:p>
          </table:table-cell>
          <table:table-cell table:number-columns-repeated="2"/>
          <table:table-cell office:value-type="float" office:value="290909" calcext:value-type="float">
            <text:p>290909</text:p>
          </table:table-cell>
          <table:table-cell table:number-columns-repeated="2"/>
          <table:table-cell office:value-type="float" office:value="606809" calcext:value-type="float">
            <text:p>606809</text:p>
          </table:table-cell>
          <table:table-cell table:number-columns-repeated="2"/>
          <table:table-cell office:value-type="float" office:value="255550" calcext:value-type="float">
            <text:p>255550</text:p>
          </table:table-cell>
          <table:table-cell table:number-columns-repeated="3"/>
          <table:table-cell office:value-type="float" office:value="588335" calcext:value-type="float">
            <text:p>588335</text:p>
          </table:table-cell>
          <table:table-cell table:number-columns-repeated="3"/>
          <table:table-cell office:value-type="float" office:value="338594" calcext:value-type="float">
            <text:p>338594</text:p>
          </table:table-cell>
          <table:table-cell table:number-columns-repeated="2"/>
          <table:table-cell office:value-type="float" office:value="881253" calcext:value-type="float">
            <text:p>881253</text:p>
          </table:table-cell>
          <table:table-cell/>
          <table:table-cell office:value-type="float" office:value="1227062" calcext:value-type="float">
            <text:p>1227062</text:p>
          </table:table-cell>
          <table:table-cell/>
          <table:table-cell office:value-type="float" office:value="2400829" calcext:value-type="float">
            <text:p>2400829</text:p>
          </table:table-cell>
          <table:table-cell/>
          <table:table-cell office:value-type="float" office:value="2004931" calcext:value-type="float">
            <text:p>2004931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63425" calcext:value-type="float">
            <text:p>563425</text:p>
          </table:table-cell>
          <table:table-cell table:number-columns-repeated="2"/>
          <table:table-cell office:value-type="float" office:value="583479" calcext:value-type="float">
            <text:p>583479</text:p>
          </table:table-cell>
          <table:table-cell table:number-columns-repeated="2"/>
          <table:table-cell office:value-type="float" office:value="323435" calcext:value-type="float">
            <text:p>323435</text:p>
          </table:table-cell>
          <table:table-cell table:number-columns-repeated="2"/>
          <table:table-cell office:value-type="float" office:value="325161" calcext:value-type="float">
            <text:p>325161</text:p>
          </table:table-cell>
          <table:table-cell table:number-columns-repeated="2"/>
          <table:table-cell office:value-type="float" office:value="305943" calcext:value-type="float">
            <text:p>305943</text:p>
          </table:table-cell>
          <table:table-cell table:number-columns-repeated="2"/>
          <table:table-cell office:value-type="float" office:value="585727" calcext:value-type="float">
            <text:p>585727</text:p>
          </table:table-cell>
          <table:table-cell table:number-columns-repeated="2"/>
          <table:table-cell office:value-type="float" office:value="428449" calcext:value-type="float">
            <text:p>428449</text:p>
          </table:table-cell>
          <table:table-cell table:number-columns-repeated="3"/>
          <table:table-cell office:value-type="float" office:value="755564" calcext:value-type="float">
            <text:p>755564</text:p>
          </table:table-cell>
          <table:table-cell table:number-columns-repeated="3"/>
          <table:table-cell office:value-type="float" office:value="527559" calcext:value-type="float">
            <text:p>527559</text:p>
          </table:table-cell>
          <table:table-cell table:number-columns-repeated="2"/>
          <table:table-cell office:value-type="float" office:value="871463" calcext:value-type="float">
            <text:p>871463</text:p>
          </table:table-cell>
          <table:table-cell/>
          <table:table-cell office:value-type="float" office:value="1155119" calcext:value-type="float">
            <text:p>1155119</text:p>
          </table:table-cell>
          <table:table-cell/>
          <table:table-cell office:value-type="float" office:value="2439696" calcext:value-type="float">
            <text:p>2439696</text:p>
          </table:table-cell>
          <table:table-cell/>
          <table:table-cell office:value-type="float" office:value="2384170" calcext:value-type="float">
            <text:p>2384170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37109" calcext:value-type="float">
            <text:p>537109</text:p>
          </table:table-cell>
          <table:table-cell table:number-columns-repeated="2"/>
          <table:table-cell office:value-type="float" office:value="566061" calcext:value-type="float">
            <text:p>566061</text:p>
          </table:table-cell>
          <table:table-cell table:number-columns-repeated="2"/>
          <table:table-cell office:value-type="float" office:value="641523" calcext:value-type="float">
            <text:p>641523</text:p>
          </table:table-cell>
          <table:table-cell table:number-columns-repeated="2"/>
          <table:table-cell office:value-type="float" office:value="643421" calcext:value-type="float">
            <text:p>643421</text:p>
          </table:table-cell>
          <table:table-cell table:number-columns-repeated="2"/>
          <table:table-cell office:value-type="float" office:value="528777" calcext:value-type="float">
            <text:p>528777</text:p>
          </table:table-cell>
          <table:table-cell table:number-columns-repeated="2"/>
          <table:table-cell office:value-type="float" office:value="599713" calcext:value-type="float">
            <text:p>599713</text:p>
          </table:table-cell>
          <table:table-cell table:number-columns-repeated="2"/>
          <table:table-cell office:value-type="float" office:value="352618" calcext:value-type="float">
            <text:p>352618</text:p>
          </table:table-cell>
          <table:table-cell table:number-columns-repeated="3"/>
          <table:table-cell office:value-type="float" office:value="587490" calcext:value-type="float">
            <text:p>587490</text:p>
          </table:table-cell>
          <table:table-cell table:number-columns-repeated="3"/>
          <table:table-cell office:value-type="float" office:value="393016" calcext:value-type="float">
            <text:p>393016</text:p>
          </table:table-cell>
          <table:table-cell table:number-columns-repeated="2"/>
          <table:table-cell office:value-type="float" office:value="880485" calcext:value-type="float">
            <text:p>880485</text:p>
          </table:table-cell>
          <table:table-cell/>
          <table:table-cell office:value-type="float" office:value="1219831" calcext:value-type="float">
            <text:p>1219831</text:p>
          </table:table-cell>
          <table:table-cell/>
          <table:table-cell office:value-type="float" office:value="2353791" calcext:value-type="float">
            <text:p>2353791</text:p>
          </table:table-cell>
          <table:table-cell/>
          <table:table-cell office:value-type="float" office:value="1974060" calcext:value-type="float">
            <text:p>1974060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00173" calcext:value-type="float">
            <text:p>500173</text:p>
          </table:table-cell>
          <table:table-cell table:number-columns-repeated="2"/>
          <table:table-cell office:value-type="float" office:value="572227" calcext:value-type="float">
            <text:p>572227</text:p>
          </table:table-cell>
          <table:table-cell table:number-columns-repeated="2"/>
          <table:table-cell office:value-type="float" office:value="410915" calcext:value-type="float">
            <text:p>410915</text:p>
          </table:table-cell>
          <table:table-cell table:number-columns-repeated="2"/>
          <table:table-cell office:value-type="float" office:value="408006" calcext:value-type="float">
            <text:p>408006</text:p>
          </table:table-cell>
          <table:table-cell table:number-columns-repeated="2"/>
          <table:table-cell office:value-type="float" office:value="391958" calcext:value-type="float">
            <text:p>391958</text:p>
          </table:table-cell>
          <table:table-cell table:number-columns-repeated="2"/>
          <table:table-cell office:value-type="float" office:value="585229" calcext:value-type="float">
            <text:p>585229</text:p>
          </table:table-cell>
          <table:table-cell table:number-columns-repeated="2"/>
          <table:table-cell office:value-type="float" office:value="596051" calcext:value-type="float">
            <text:p>596051</text:p>
          </table:table-cell>
          <table:table-cell table:number-columns-repeated="3"/>
          <table:table-cell office:value-type="float" office:value="603335" calcext:value-type="float">
            <text:p>603335</text:p>
          </table:table-cell>
          <table:table-cell table:number-columns-repeated="3"/>
          <table:table-cell office:value-type="float" office:value="438409" calcext:value-type="float">
            <text:p>438409</text:p>
          </table:table-cell>
          <table:table-cell table:number-columns-repeated="2"/>
          <table:table-cell office:value-type="float" office:value="926248" calcext:value-type="float">
            <text:p>926248</text:p>
          </table:table-cell>
          <table:table-cell/>
          <table:table-cell office:value-type="float" office:value="1252194" calcext:value-type="float">
            <text:p>1252194</text:p>
          </table:table-cell>
          <table:table-cell/>
          <table:table-cell office:value-type="float" office:value="2332698" calcext:value-type="float">
            <text:p>2332698</text:p>
          </table:table-cell>
          <table:table-cell/>
          <table:table-cell office:value-type="float" office:value="1967279" calcext:value-type="float">
            <text:p>1967279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71407" calcext:value-type="float">
            <text:p>471407</text:p>
          </table:table-cell>
          <table:table-cell table:number-columns-repeated="2"/>
          <table:table-cell office:value-type="float" office:value="543807" calcext:value-type="float">
            <text:p>543807</text:p>
          </table:table-cell>
          <table:table-cell table:number-columns-repeated="2"/>
          <table:table-cell office:value-type="float" office:value="634158" calcext:value-type="float">
            <text:p>634158</text:p>
          </table:table-cell>
          <table:table-cell table:number-columns-repeated="2"/>
          <table:table-cell office:value-type="float" office:value="631338" calcext:value-type="float">
            <text:p>631338</text:p>
          </table:table-cell>
          <table:table-cell table:number-columns-repeated="2"/>
          <table:table-cell office:value-type="float" office:value="624386" calcext:value-type="float">
            <text:p>624386</text:p>
          </table:table-cell>
          <table:table-cell table:number-columns-repeated="2"/>
          <table:table-cell office:value-type="float" office:value="591495" calcext:value-type="float">
            <text:p>591495</text:p>
          </table:table-cell>
          <table:table-cell table:number-columns-repeated="2"/>
          <table:table-cell office:value-type="float" office:value="446766" calcext:value-type="float">
            <text:p>446766</text:p>
          </table:table-cell>
          <table:table-cell table:number-columns-repeated="3"/>
          <table:table-cell office:value-type="float" office:value="577944" calcext:value-type="float">
            <text:p>577944</text:p>
          </table:table-cell>
          <table:table-cell table:number-columns-repeated="3"/>
          <table:table-cell office:value-type="float" office:value="560174" calcext:value-type="float">
            <text:p>560174</text:p>
          </table:table-cell>
          <table:table-cell/>
          <table:table-cell office:value-type="float" office:value="1054574" calcext:value-type="float">
            <text:p>1054574</text:p>
          </table:table-cell>
          <table:table-cell/>
          <table:table-cell office:value-type="float" office:value="1416335" calcext:value-type="float">
            <text:p>1416335</text:p>
          </table:table-cell>
          <table:table-cell/>
          <table:table-cell office:value-type="float" office:value="2362206" calcext:value-type="float">
            <text:p>2362206</text:p>
          </table:table-cell>
          <table:table-cell/>
          <table:table-cell office:value-type="float" office:value="1970212" calcext:value-type="float">
            <text:p>197021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80146" calcext:value-type="float">
            <text:p>380146</text:p>
          </table:table-cell>
          <table:table-cell table:number-columns-repeated="2"/>
          <table:table-cell office:value-type="float" office:value="569514" calcext:value-type="float">
            <text:p>569514</text:p>
          </table:table-cell>
          <table:table-cell table:number-columns-repeated="2"/>
          <table:table-cell office:value-type="float" office:value="433432" calcext:value-type="float">
            <text:p>433432</text:p>
          </table:table-cell>
          <table:table-cell table:number-columns-repeated="2"/>
          <table:table-cell office:value-type="float" office:value="433804" calcext:value-type="float">
            <text:p>433804</text:p>
          </table:table-cell>
          <table:table-cell table:number-columns-repeated="2"/>
          <table:table-cell office:value-type="float" office:value="432657" calcext:value-type="float">
            <text:p>432657</text:p>
          </table:table-cell>
          <table:table-cell table:number-columns-repeated="2"/>
          <table:table-cell office:value-type="float" office:value="571903" calcext:value-type="float">
            <text:p>571903</text:p>
          </table:table-cell>
          <table:table-cell table:number-columns-repeated="2"/>
          <table:table-cell office:value-type="float" office:value="711093" calcext:value-type="float">
            <text:p>711093</text:p>
          </table:table-cell>
          <table:table-cell table:number-columns-repeated="3"/>
          <table:table-cell office:value-type="float" office:value="601729" calcext:value-type="float">
            <text:p>601729</text:p>
          </table:table-cell>
          <table:table-cell table:number-columns-repeated="3"/>
          <table:table-cell office:value-type="float" office:value="347532" calcext:value-type="float">
            <text:p>347532</text:p>
          </table:table-cell>
          <table:table-cell/>
          <table:table-cell office:value-type="float" office:value="1015610" calcext:value-type="float">
            <text:p>1015610</text:p>
          </table:table-cell>
          <table:table-cell/>
          <table:table-cell office:value-type="float" office:value="2025735" calcext:value-type="float">
            <text:p>2025735</text:p>
          </table:table-cell>
          <table:table-cell/>
          <table:table-cell office:value-type="float" office:value="2963678" calcext:value-type="float">
            <text:p>2963678</text:p>
          </table:table-cell>
          <table:table-cell/>
          <table:table-cell office:value-type="float" office:value="2568066" calcext:value-type="float">
            <text:p>256806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61924" calcext:value-type="float">
            <text:p>261924</text:p>
          </table:table-cell>
          <table:table-cell table:number-columns-repeated="2"/>
          <table:table-cell office:value-type="float" office:value="749498" calcext:value-type="float">
            <text:p>749498</text:p>
          </table:table-cell>
          <table:table-cell table:number-columns-repeated="2"/>
          <table:table-cell office:value-type="float" office:value="707928" calcext:value-type="float">
            <text:p>707928</text:p>
          </table:table-cell>
          <table:table-cell table:number-columns-repeated="2"/>
          <table:table-cell office:value-type="float" office:value="741764" calcext:value-type="float">
            <text:p>741764</text:p>
          </table:table-cell>
          <table:table-cell table:number-columns-repeated="2"/>
          <table:table-cell office:value-type="float" office:value="744206" calcext:value-type="float">
            <text:p>744206</text:p>
          </table:table-cell>
          <table:table-cell table:number-columns-repeated="2"/>
          <table:table-cell office:value-type="float" office:value="588758" calcext:value-type="float">
            <text:p>588758</text:p>
          </table:table-cell>
          <table:table-cell table:number-columns-repeated="2"/>
          <table:table-cell office:value-type="float" office:value="445746" calcext:value-type="float">
            <text:p>445746</text:p>
          </table:table-cell>
          <table:table-cell table:number-columns-repeated="3"/>
          <table:table-cell office:value-type="float" office:value="576644" calcext:value-type="float">
            <text:p>576644</text:p>
          </table:table-cell>
          <table:table-cell table:number-columns-repeated="2"/>
          <table:table-cell office:value-type="float" office:value="1091422" calcext:value-type="float">
            <text:p>1091422</text:p>
          </table:table-cell>
          <table:table-cell table:number-columns-repeated="2"/>
          <table:table-cell office:value-type="float" office:value="877293" calcext:value-type="float">
            <text:p>877293</text:p>
          </table:table-cell>
          <table:table-cell/>
          <table:table-cell office:value-type="float" office:value="1247195" calcext:value-type="float">
            <text:p>1247195</text:p>
          </table:table-cell>
          <table:table-cell/>
          <table:table-cell office:value-type="float" office:value="2775061" calcext:value-type="float">
            <text:p>2775061</text:p>
          </table:table-cell>
          <table:table-cell/>
          <table:table-cell office:value-type="float" office:value="2360908" calcext:value-type="float">
            <text:p>2360908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0344" calcext:value-type="float">
            <text:p>130344</text:p>
          </table:table-cell>
          <table:table-cell table:number-columns-repeated="2"/>
          <table:table-cell office:value-type="float" office:value="259931" calcext:value-type="float">
            <text:p>259931</text:p>
          </table:table-cell>
          <table:table-cell table:number-columns-repeated="3"/>
          <table:table-cell office:value-type="float" office:value="39143" calcext:value-type="float">
            <text:p>39143</text:p>
          </table:table-cell>
          <table:table-cell table:number-columns-repeated="3"/>
          <table:table-cell office:value-type="float" office:value="39058" calcext:value-type="float">
            <text:p>39058</text:p>
          </table:table-cell>
          <table:table-cell table:number-columns-repeated="3"/>
          <table:table-cell office:value-type="float" office:value="32199" calcext:value-type="float">
            <text:p>32199</text:p>
          </table:table-cell>
          <table:table-cell table:number-columns-repeated="2"/>
          <table:table-cell office:value-type="float" office:value="151822" calcext:value-type="float">
            <text:p>151822</text:p>
          </table:table-cell>
          <table:table-cell table:number-columns-repeated="3"/>
          <table:table-cell office:value-type="float" office:value="32022" calcext:value-type="float">
            <text:p>32022</text:p>
          </table:table-cell>
          <table:table-cell table:number-columns-repeated="3"/>
          <table:table-cell office:value-type="float" office:value="152630" calcext:value-type="float">
            <text:p>152630</text:p>
          </table:table-cell>
          <table:table-cell table:number-columns-repeated="4"/>
          <table:table-cell office:value-type="float" office:value="13094" calcext:value-type="float">
            <text:p>13094</text:p>
          </table:table-cell>
          <table:table-cell/>
          <table:table-cell office:value-type="float" office:value="1198171" calcext:value-type="float">
            <text:p>1198171</text:p>
          </table:table-cell>
          <table:table-cell/>
          <table:table-cell office:value-type="float" office:value="2339975" calcext:value-type="float">
            <text:p>2339975</text:p>
          </table:table-cell>
          <table:table-cell/>
          <table:table-cell office:value-type="float" office:value="1540463" calcext:value-type="float">
            <text:p>1540463</text:p>
          </table:table-cell>
          <table:table-cell/>
          <table:table-cell office:value-type="float" office:value="1326845" calcext:value-type="float">
            <text:p>13268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03019" calcext:value-type="float">
            <text:p>203019</text:p>
          </table:table-cell>
          <table:table-cell table:number-columns-repeated="2"/>
          <table:table-cell office:value-type="float" office:value="402537" calcext:value-type="float">
            <text:p>402537</text:p>
          </table:table-cell>
          <table:table-cell table:number-columns-repeated="3"/>
          <table:table-cell office:value-type="float" office:value="54244" calcext:value-type="float">
            <text:p>54244</text:p>
          </table:table-cell>
          <table:table-cell table:number-columns-repeated="3"/>
          <table:table-cell office:value-type="float" office:value="53095" calcext:value-type="float">
            <text:p>53095</text:p>
          </table:table-cell>
          <table:table-cell table:number-columns-repeated="3"/>
          <table:table-cell office:value-type="float" office:value="58244" calcext:value-type="float">
            <text:p>58244</text:p>
          </table:table-cell>
          <table:table-cell table:number-columns-repeated="2"/>
          <table:table-cell office:value-type="float" office:value="240948" calcext:value-type="float">
            <text:p>240948</text:p>
          </table:table-cell>
          <table:table-cell table:number-columns-repeated="3"/>
          <table:table-cell office:value-type="float" office:value="57491" calcext:value-type="float">
            <text:p>57491</text:p>
          </table:table-cell>
          <table:table-cell table:number-columns-repeated="3"/>
          <table:table-cell office:value-type="float" office:value="245924" calcext:value-type="float">
            <text:p>245924</text:p>
          </table:table-cell>
          <table:table-cell table:number-columns-repeated="4"/>
          <table:table-cell office:value-type="float" office:value="27828" calcext:value-type="float">
            <text:p>27828</text:p>
          </table:table-cell>
          <table:table-cell/>
          <table:table-cell office:value-type="float" office:value="1240253" calcext:value-type="float">
            <text:p>1240253</text:p>
          </table:table-cell>
          <table:table-cell/>
          <table:table-cell office:value-type="float" office:value="2923534" calcext:value-type="float">
            <text:p>2923534</text:p>
          </table:table-cell>
          <table:table-cell/>
          <table:table-cell office:value-type="float" office:value="2222520" calcext:value-type="float">
            <text:p>2222520</text:p>
          </table:table-cell>
          <table:table-cell/>
          <table:table-cell office:value-type="float" office:value="1812814" calcext:value-type="float">
            <text:p>181281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98705" calcext:value-type="float">
            <text:p>298705</text:p>
          </table:table-cell>
          <table:table-cell table:number-columns-repeated="2"/>
          <table:table-cell office:value-type="float" office:value="409821" calcext:value-type="float">
            <text:p>409821</text:p>
          </table:table-cell>
          <table:table-cell table:number-columns-repeated="3"/>
          <table:table-cell office:value-type="float" office:value="80658" calcext:value-type="float">
            <text:p>80658</text:p>
          </table:table-cell>
          <table:table-cell table:number-columns-repeated="3"/>
          <table:table-cell office:value-type="float" office:value="68583" calcext:value-type="float">
            <text:p>68583</text:p>
          </table:table-cell>
          <table:table-cell table:number-columns-repeated="2"/>
          <table:table-cell office:value-type="float" office:value="102143" calcext:value-type="float">
            <text:p>102143</text:p>
          </table:table-cell>
          <table:table-cell table:number-columns-repeated="2"/>
          <table:table-cell office:value-type="float" office:value="309659" calcext:value-type="float">
            <text:p>309659</text:p>
          </table:table-cell>
          <table:table-cell table:number-columns-repeated="2"/>
          <table:table-cell office:value-type="float" office:value="103764" calcext:value-type="float">
            <text:p>103764</text:p>
          </table:table-cell>
          <table:table-cell table:number-columns-repeated="3"/>
          <table:table-cell office:value-type="float" office:value="395558" calcext:value-type="float">
            <text:p>395558</text:p>
          </table:table-cell>
          <table:table-cell table:number-columns-repeated="3"/>
          <table:table-cell office:value-type="float" office:value="103880" calcext:value-type="float">
            <text:p>103880</text:p>
          </table:table-cell>
          <table:table-cell table:number-columns-repeated="2"/>
          <table:table-cell office:value-type="float" office:value="814138" calcext:value-type="float">
            <text:p>814138</text:p>
          </table:table-cell>
          <table:table-cell/>
          <table:table-cell office:value-type="float" office:value="1125743" calcext:value-type="float">
            <text:p>1125743</text:p>
          </table:table-cell>
          <table:table-cell/>
          <table:table-cell office:value-type="float" office:value="2168928" calcext:value-type="float">
            <text:p>2168928</text:p>
          </table:table-cell>
          <table:table-cell/>
          <table:table-cell office:value-type="float" office:value="2084454" calcext:value-type="float">
            <text:p>2084454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74935" calcext:value-type="float">
            <text:p>374935</text:p>
          </table:table-cell>
          <table:table-cell table:number-columns-repeated="2"/>
          <table:table-cell office:value-type="float" office:value="368841" calcext:value-type="float">
            <text:p>368841</text:p>
          </table:table-cell>
          <table:table-cell table:number-columns-repeated="2"/>
          <table:table-cell office:value-type="float" office:value="140041" calcext:value-type="float">
            <text:p>140041</text:p>
          </table:table-cell>
          <table:table-cell table:number-columns-repeated="2"/>
          <table:table-cell office:value-type="float" office:value="141136" calcext:value-type="float">
            <text:p>141136</text:p>
          </table:table-cell>
          <table:table-cell table:number-columns-repeated="2"/>
          <table:table-cell office:value-type="float" office:value="170329" calcext:value-type="float">
            <text:p>170329</text:p>
          </table:table-cell>
          <table:table-cell table:number-columns-repeated="2"/>
          <table:table-cell office:value-type="float" office:value="363653" calcext:value-type="float">
            <text:p>363653</text:p>
          </table:table-cell>
          <table:table-cell table:number-columns-repeated="2"/>
          <table:table-cell office:value-type="float" office:value="174702" calcext:value-type="float">
            <text:p>174702</text:p>
          </table:table-cell>
          <table:table-cell table:number-columns-repeated="3"/>
          <table:table-cell office:value-type="float" office:value="308331" calcext:value-type="float">
            <text:p>308331</text:p>
          </table:table-cell>
          <table:table-cell table:number-columns-repeated="3"/>
          <table:table-cell office:value-type="float" office:value="181797" calcext:value-type="float">
            <text:p>181797</text:p>
          </table:table-cell>
          <table:table-cell/>
          <table:table-cell office:value-type="float" office:value="1211650" calcext:value-type="float">
            <text:p>1211650</text:p>
          </table:table-cell>
          <table:table-cell/>
          <table:table-cell office:value-type="float" office:value="4495696" calcext:value-type="float">
            <text:p>4495696</text:p>
          </table:table-cell>
          <table:table-cell/>
          <table:table-cell office:value-type="float" office:value="3075025" calcext:value-type="float">
            <text:p>3075025</text:p>
          </table:table-cell>
          <table:table-cell/>
          <table:table-cell office:value-type="float" office:value="2373925" calcext:value-type="float">
            <text:p>2373925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87078" calcext:value-type="float">
            <text:p>787078</text:p>
          </table:table-cell>
          <table:table-cell/>
          <table:table-cell office:value-type="float" office:value="1051888" calcext:value-type="float">
            <text:p>1051888</text:p>
          </table:table-cell>
          <table:table-cell table:number-columns-repeated="2"/>
          <table:table-cell office:value-type="float" office:value="491360" calcext:value-type="float">
            <text:p>491360</text:p>
          </table:table-cell>
          <table:table-cell table:number-columns-repeated="2"/>
          <table:table-cell office:value-type="float" office:value="525733" calcext:value-type="float">
            <text:p>525733</text:p>
          </table:table-cell>
          <table:table-cell table:number-columns-repeated="2"/>
          <table:table-cell office:value-type="float" office:value="378996" calcext:value-type="float">
            <text:p>378996</text:p>
          </table:table-cell>
          <table:table-cell/>
          <table:table-cell office:value-type="float" office:value="1320623" calcext:value-type="float">
            <text:p>1320623</text:p>
          </table:table-cell>
          <table:table-cell table:number-columns-repeated="2"/>
          <table:table-cell office:value-type="float" office:value="461651" calcext:value-type="float">
            <text:p>461651</text:p>
          </table:table-cell>
          <table:table-cell table:number-columns-repeated="2"/>
          <table:table-cell office:value-type="float" office:value="1446128" calcext:value-type="float">
            <text:p>1446128</text:p>
          </table:table-cell>
          <table:table-cell table:number-columns-repeated="3"/>
          <table:table-cell office:value-type="float" office:value="452573" calcext:value-type="float">
            <text:p>452573</text:p>
          </table:table-cell>
          <table:table-cell table:number-columns-repeated="2"/>
          <table:table-cell office:value-type="float" office:value="864313" calcext:value-type="float">
            <text:p>864313</text:p>
          </table:table-cell>
          <table:table-cell/>
          <table:table-cell office:value-type="float" office:value="1247095" calcext:value-type="float">
            <text:p>1247095</text:p>
          </table:table-cell>
          <table:table-cell/>
          <table:table-cell office:value-type="float" office:value="3085518" calcext:value-type="float">
            <text:p>3085518</text:p>
          </table:table-cell>
          <table:table-cell/>
          <table:table-cell office:value-type="float" office:value="2411581" calcext:value-type="float">
            <text:p>2411581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053630" calcext:value-type="float">
            <text:p>1053630</text:p>
          </table:table-cell>
          <table:table-cell/>
          <table:table-cell office:value-type="float" office:value="1348720" calcext:value-type="float">
            <text:p>1348720</text:p>
          </table:table-cell>
          <table:table-cell table:number-columns-repeated="2"/>
          <table:table-cell office:value-type="float" office:value="801266" calcext:value-type="float">
            <text:p>801266</text:p>
          </table:table-cell>
          <table:table-cell table:number-columns-repeated="2"/>
          <table:table-cell office:value-type="float" office:value="818287" calcext:value-type="float">
            <text:p>818287</text:p>
          </table:table-cell>
          <table:table-cell table:number-columns-repeated="2"/>
          <table:table-cell office:value-type="float" office:value="641652" calcext:value-type="float">
            <text:p>641652</text:p>
          </table:table-cell>
          <table:table-cell/>
          <table:table-cell office:value-type="float" office:value="1326231" calcext:value-type="float">
            <text:p>1326231</text:p>
          </table:table-cell>
          <table:table-cell table:number-columns-repeated="2"/>
          <table:table-cell office:value-type="float" office:value="613864" calcext:value-type="float">
            <text:p>613864</text:p>
          </table:table-cell>
          <table:table-cell table:number-columns-repeated="2"/>
          <table:table-cell office:value-type="float" office:value="1334627" calcext:value-type="float">
            <text:p>1334627</text:p>
          </table:table-cell>
          <table:table-cell table:number-columns-repeated="3"/>
          <table:table-cell office:value-type="float" office:value="706078" calcext:value-type="float">
            <text:p>706078</text:p>
          </table:table-cell>
          <table:table-cell table:number-columns-repeated="2"/>
          <table:table-cell office:value-type="float" office:value="854490" calcext:value-type="float">
            <text:p>854490</text:p>
          </table:table-cell>
          <table:table-cell/>
          <table:table-cell office:value-type="float" office:value="1210241" calcext:value-type="float">
            <text:p>1210241</text:p>
          </table:table-cell>
          <table:table-cell/>
          <table:table-cell office:value-type="float" office:value="3119413" calcext:value-type="float">
            <text:p>3119413</text:p>
          </table:table-cell>
          <table:table-cell/>
          <table:table-cell office:value-type="float" office:value="2427254" calcext:value-type="float">
            <text:p>2427254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230746" calcext:value-type="float">
            <text:p>1230746</text:p>
          </table:table-cell>
          <table:table-cell/>
          <table:table-cell office:value-type="float" office:value="1555386" calcext:value-type="float">
            <text:p>1555386</text:p>
          </table:table-cell>
          <table:table-cell/>
          <table:table-cell office:value-type="float" office:value="1036561" calcext:value-type="float">
            <text:p>1036561</text:p>
          </table:table-cell>
          <table:table-cell/>
          <table:table-cell office:value-type="float" office:value="1049735" calcext:value-type="float">
            <text:p>1049735</text:p>
          </table:table-cell>
          <table:table-cell table:number-columns-repeated="2"/>
          <table:table-cell office:value-type="float" office:value="795331" calcext:value-type="float">
            <text:p>795331</text:p>
          </table:table-cell>
          <table:table-cell/>
          <table:table-cell office:value-type="float" office:value="1538738" calcext:value-type="float">
            <text:p>1538738</text:p>
          </table:table-cell>
          <table:table-cell table:number-columns-repeated="2"/>
          <table:table-cell office:value-type="float" office:value="774289" calcext:value-type="float">
            <text:p>774289</text:p>
          </table:table-cell>
          <table:table-cell table:number-columns-repeated="2"/>
          <table:table-cell office:value-type="float" office:value="1545660" calcext:value-type="float">
            <text:p>1545660</text:p>
          </table:table-cell>
          <table:table-cell table:number-columns-repeated="3"/>
          <table:table-cell office:value-type="float" office:value="897758" calcext:value-type="float">
            <text:p>897758</text:p>
          </table:table-cell>
          <table:table-cell table:number-columns-repeated="2"/>
          <table:table-cell office:value-type="float" office:value="851040" calcext:value-type="float">
            <text:p>851040</text:p>
          </table:table-cell>
          <table:table-cell/>
          <table:table-cell office:value-type="float" office:value="1195046" calcext:value-type="float">
            <text:p>1195046</text:p>
          </table:table-cell>
          <table:table-cell/>
          <table:table-cell office:value-type="float" office:value="3055609" calcext:value-type="float">
            <text:p>3055609</text:p>
          </table:table-cell>
          <table:table-cell/>
          <table:table-cell office:value-type="float" office:value="2394606" calcext:value-type="float">
            <text:p>2394606</text:p>
          </table:table-cell>
          <table:table-cell table:number-columns-repeated="3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257179" calcext:value-type="float">
            <text:p>1257179</text:p>
          </table:table-cell>
          <table:table-cell/>
          <table:table-cell office:value-type="float" office:value="1682090" calcext:value-type="float">
            <text:p>1682090</text:p>
          </table:table-cell>
          <table:table-cell/>
          <table:table-cell office:value-type="float" office:value="1250317" calcext:value-type="float">
            <text:p>1250317</text:p>
          </table:table-cell>
          <table:table-cell/>
          <table:table-cell office:value-type="float" office:value="1256444" calcext:value-type="float">
            <text:p>1256444</text:p>
          </table:table-cell>
          <table:table-cell table:number-columns-repeated="2"/>
          <table:table-cell office:value-type="float" office:value="969469" calcext:value-type="float">
            <text:p>969469</text:p>
          </table:table-cell>
          <table:table-cell/>
          <table:table-cell office:value-type="float" office:value="1689451" calcext:value-type="float">
            <text:p>1689451</text:p>
          </table:table-cell>
          <table:table-cell table:number-columns-repeated="2"/>
          <table:table-cell office:value-type="float" office:value="908824" calcext:value-type="float">
            <text:p>908824</text:p>
          </table:table-cell>
          <table:table-cell table:number-columns-repeated="2"/>
          <table:table-cell office:value-type="float" office:value="1690116" calcext:value-type="float">
            <text:p>1690116</text:p>
          </table:table-cell>
          <table:table-cell table:number-columns-repeated="3"/>
          <table:table-cell office:value-type="float" office:value="371638" calcext:value-type="float">
            <text:p>371638</text:p>
          </table:table-cell>
          <table:table-cell table:number-columns-repeated="2"/>
          <table:table-cell office:value-type="float" office:value="877939" calcext:value-type="float">
            <text:p>877939</text:p>
          </table:table-cell>
          <table:table-cell/>
          <table:table-cell office:value-type="float" office:value="1238375" calcext:value-type="float">
            <text:p>1238375</text:p>
          </table:table-cell>
          <table:table-cell/>
          <table:table-cell office:value-type="float" office:value="2992016" calcext:value-type="float">
            <text:p>2992016</text:p>
          </table:table-cell>
          <table:table-cell/>
          <table:table-cell office:value-type="float" office:value="2362824" calcext:value-type="float">
            <text:p>2362824</text:p>
          </table:table-cell>
          <table:table-cell table:number-columns-repeated="3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059903" calcext:value-type="float">
            <text:p>1059903</text:p>
          </table:table-cell>
          <table:table-cell/>
          <table:table-cell office:value-type="float" office:value="1676264" calcext:value-type="float">
            <text:p>1676264</text:p>
          </table:table-cell>
          <table:table-cell/>
          <table:table-cell office:value-type="float" office:value="1213618" calcext:value-type="float">
            <text:p>1213618</text:p>
          </table:table-cell>
          <table:table-cell/>
          <table:table-cell office:value-type="float" office:value="1186053" calcext:value-type="float">
            <text:p>1186053</text:p>
          </table:table-cell>
          <table:table-cell/>
          <table:table-cell office:value-type="float" office:value="1101951" calcext:value-type="float">
            <text:p>1101951</text:p>
          </table:table-cell>
          <table:table-cell/>
          <table:table-cell office:value-type="float" office:value="1687708" calcext:value-type="float">
            <text:p>1687708</text:p>
          </table:table-cell>
          <table:table-cell/>
          <table:table-cell office:value-type="float" office:value="1038943" calcext:value-type="float">
            <text:p>1038943</text:p>
          </table:table-cell>
          <table:table-cell table:number-columns-repeated="2"/>
          <table:table-cell office:value-type="float" office:value="1683161" calcext:value-type="float">
            <text:p>1683161</text:p>
          </table:table-cell>
          <table:table-cell table:number-columns-repeated="3"/>
          <table:table-cell office:value-type="float" office:value="416679" calcext:value-type="float">
            <text:p>416679</text:p>
          </table:table-cell>
          <table:table-cell table:number-columns-repeated="2"/>
          <table:table-cell office:value-type="float" office:value="928696" calcext:value-type="float">
            <text:p>928696</text:p>
          </table:table-cell>
          <table:table-cell/>
          <table:table-cell office:value-type="float" office:value="1323880" calcext:value-type="float">
            <text:p>1323880</text:p>
          </table:table-cell>
          <table:table-cell/>
          <table:table-cell office:value-type="float" office:value="2840397" calcext:value-type="float">
            <text:p>2840397</text:p>
          </table:table-cell>
          <table:table-cell/>
          <table:table-cell office:value-type="float" office:value="2285650" calcext:value-type="float">
            <text:p>228565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843477" calcext:value-type="float">
            <text:p>843477</text:p>
          </table:table-cell>
          <table:table-cell/>
          <table:table-cell office:value-type="float" office:value="1787074" calcext:value-type="float">
            <text:p>1787074</text:p>
          </table:table-cell>
          <table:table-cell/>
          <table:table-cell office:value-type="float" office:value="1107635" calcext:value-type="float">
            <text:p>1107635</text:p>
          </table:table-cell>
          <table:table-cell/>
          <table:table-cell office:value-type="float" office:value="1090549" calcext:value-type="float">
            <text:p>1090549</text:p>
          </table:table-cell>
          <table:table-cell/>
          <table:table-cell office:value-type="float" office:value="1092560" calcext:value-type="float">
            <text:p>1092560</text:p>
          </table:table-cell>
          <table:table-cell/>
          <table:table-cell office:value-type="float" office:value="1749672" calcext:value-type="float">
            <text:p>1749672</text:p>
          </table:table-cell>
          <table:table-cell/>
          <table:table-cell office:value-type="float" office:value="1030159" calcext:value-type="float">
            <text:p>1030159</text:p>
          </table:table-cell>
          <table:table-cell table:number-columns-repeated="2"/>
          <table:table-cell office:value-type="float" office:value="1709881" calcext:value-type="float">
            <text:p>1709881</text:p>
          </table:table-cell>
          <table:table-cell table:number-columns-repeated="3"/>
          <table:table-cell office:value-type="float" office:value="443529" calcext:value-type="float">
            <text:p>443529</text:p>
          </table:table-cell>
          <table:table-cell/>
          <table:table-cell office:value-type="float" office:value="1025516" calcext:value-type="float">
            <text:p>1025516</text:p>
          </table:table-cell>
          <table:table-cell/>
          <table:table-cell office:value-type="float" office:value="1375445" calcext:value-type="float">
            <text:p>1375445</text:p>
          </table:table-cell>
          <table:table-cell/>
          <table:table-cell office:value-type="float" office:value="2369668" calcext:value-type="float">
            <text:p>2369668</text:p>
          </table:table-cell>
          <table:table-cell/>
          <table:table-cell office:value-type="float" office:value="1974492" calcext:value-type="float">
            <text:p>197449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663907" calcext:value-type="float">
            <text:p>663907</text:p>
          </table:table-cell>
          <table:table-cell/>
          <table:table-cell office:value-type="float" office:value="1717402" calcext:value-type="float">
            <text:p>1717402</text:p>
          </table:table-cell>
          <table:table-cell/>
          <table:table-cell office:value-type="float" office:value="1043138" calcext:value-type="float">
            <text:p>1043138</text:p>
          </table:table-cell>
          <table:table-cell/>
          <table:table-cell office:value-type="float" office:value="1043708" calcext:value-type="float">
            <text:p>1043708</text:p>
          </table:table-cell>
          <table:table-cell/>
          <table:table-cell office:value-type="float" office:value="1021340" calcext:value-type="float">
            <text:p>1021340</text:p>
          </table:table-cell>
          <table:table-cell/>
          <table:table-cell office:value-type="float" office:value="1681432" calcext:value-type="float">
            <text:p>1681432</text:p>
          </table:table-cell>
          <table:table-cell/>
          <table:table-cell office:value-type="float" office:value="1612542" calcext:value-type="float">
            <text:p>1612542</text:p>
          </table:table-cell>
          <table:table-cell table:number-columns-repeated="2"/>
          <table:table-cell office:value-type="float" office:value="1756380" calcext:value-type="float">
            <text:p>1756380</text:p>
          </table:table-cell>
          <table:table-cell table:number-columns-repeated="2"/>
          <table:table-cell office:value-type="float" office:value="1142058" calcext:value-type="float">
            <text:p>1142058</text:p>
          </table:table-cell>
          <table:table-cell table:number-columns-repeated="2"/>
          <table:table-cell office:value-type="float" office:value="973506" calcext:value-type="float">
            <text:p>973506</text:p>
          </table:table-cell>
          <table:table-cell/>
          <table:table-cell office:value-type="float" office:value="1787074" calcext:value-type="float">
            <text:p>1787074</text:p>
          </table:table-cell>
          <table:table-cell/>
          <table:table-cell office:value-type="float" office:value="2400126" calcext:value-type="float">
            <text:p>2400126</text:p>
          </table:table-cell>
          <table:table-cell/>
          <table:table-cell office:value-type="float" office:value="2175795" calcext:value-type="float">
            <text:p>2175795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650151" calcext:value-type="float">
            <text:p>650151</text:p>
          </table:table-cell>
          <table:table-cell/>
          <table:table-cell office:value-type="float" office:value="1847515" calcext:value-type="float">
            <text:p>1847515</text:p>
          </table:table-cell>
          <table:table-cell/>
          <table:table-cell office:value-type="float" office:value="1592881" calcext:value-type="float">
            <text:p>1592881</text:p>
          </table:table-cell>
          <table:table-cell/>
          <table:table-cell office:value-type="float" office:value="1653277" calcext:value-type="float">
            <text:p>1653277</text:p>
          </table:table-cell>
          <table:table-cell/>
          <table:table-cell office:value-type="float" office:value="1626973" calcext:value-type="float">
            <text:p>1626973</text:p>
          </table:table-cell>
          <table:table-cell/>
          <table:table-cell office:value-type="float" office:value="1799994" calcext:value-type="float">
            <text:p>1799994</text:p>
          </table:table-cell>
          <table:table-cell/>
          <table:table-cell office:value-type="float" office:value="1350682" calcext:value-type="float">
            <text:p>1350682</text:p>
          </table:table-cell>
          <table:table-cell table:number-columns-repeated="2"/>
          <table:table-cell office:value-type="float" office:value="1726810" calcext:value-type="float">
            <text:p>1726810</text:p>
          </table:table-cell>
          <table:table-cell table:number-columns-repeated="2"/>
          <table:table-cell office:value-type="float" office:value="1128813" calcext:value-type="float">
            <text:p>1128813</text:p>
          </table:table-cell>
          <table:table-cell table:number-columns-repeated="2"/>
          <table:table-cell office:value-type="float" office:value="845303" calcext:value-type="float">
            <text:p>845303</text:p>
          </table:table-cell>
          <table:table-cell/>
          <table:table-cell office:value-type="float" office:value="1201733" calcext:value-type="float">
            <text:p>1201733</text:p>
          </table:table-cell>
          <table:table-cell/>
          <table:table-cell office:value-type="float" office:value="2229153" calcext:value-type="float">
            <text:p>2229153</text:p>
          </table:table-cell>
          <table:table-cell/>
          <table:table-cell office:value-type="float" office:value="2182844" calcext:value-type="float">
            <text:p>21828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7518" calcext:value-type="float">
            <text:p>157518</text:p>
          </table:table-cell>
          <table:table-cell table:number-columns-repeated="2"/>
          <table:table-cell office:value-type="float" office:value="249232" calcext:value-type="float">
            <text:p>249232</text:p>
          </table:table-cell>
          <table:table-cell table:number-columns-repeated="3"/>
          <table:table-cell office:value-type="float" office:value="84163" calcext:value-type="float">
            <text:p>84163</text:p>
          </table:table-cell>
          <table:table-cell table:number-columns-repeated="3"/>
          <table:table-cell office:value-type="float" office:value="85044" calcext:value-type="float">
            <text:p>85044</text:p>
          </table:table-cell>
          <table:table-cell table:number-columns-repeated="3"/>
          <table:table-cell office:value-type="float" office:value="48829" calcext:value-type="float">
            <text:p>48829</text:p>
          </table:table-cell>
          <table:table-cell table:number-columns-repeated="2"/>
          <table:table-cell office:value-type="float" office:value="185919" calcext:value-type="float">
            <text:p>185919</text:p>
          </table:table-cell>
          <table:table-cell table:number-columns-repeated="3"/>
          <table:table-cell office:value-type="float" office:value="48473" calcext:value-type="float">
            <text:p>48473</text:p>
          </table:table-cell>
          <table:table-cell table:number-columns-repeated="3"/>
          <table:table-cell office:value-type="float" office:value="186927" calcext:value-type="float">
            <text:p>186927</text:p>
          </table:table-cell>
          <table:table-cell table:number-columns-repeated="4"/>
          <table:table-cell office:value-type="float" office:value="16575" calcext:value-type="float">
            <text:p>16575</text:p>
          </table:table-cell>
          <table:table-cell table:number-columns-repeated="2"/>
          <table:table-cell office:value-type="float" office:value="653110" calcext:value-type="float">
            <text:p>653110</text:p>
          </table:table-cell>
          <table:table-cell/>
          <table:table-cell office:value-type="float" office:value="1306533" calcext:value-type="float">
            <text:p>1306533</text:p>
          </table:table-cell>
          <table:table-cell/>
          <table:table-cell office:value-type="float" office:value="2100754" calcext:value-type="float">
            <text:p>2100754</text:p>
          </table:table-cell>
          <table:table-cell/>
          <table:table-cell office:value-type="float" office:value="1904018" calcext:value-type="float">
            <text:p>1904018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89618" calcext:value-type="float">
            <text:p>289618</text:p>
          </table:table-cell>
          <table:table-cell table:number-columns-repeated="2"/>
          <table:table-cell office:value-type="float" office:value="453813" calcext:value-type="float">
            <text:p>453813</text:p>
          </table:table-cell>
          <table:table-cell table:number-columns-repeated="2"/>
          <table:table-cell office:value-type="float" office:value="117979" calcext:value-type="float">
            <text:p>117979</text:p>
          </table:table-cell>
          <table:table-cell table:number-columns-repeated="2"/>
          <table:table-cell office:value-type="float" office:value="125190" calcext:value-type="float">
            <text:p>125190</text:p>
          </table:table-cell>
          <table:table-cell table:number-columns-repeated="2"/>
          <table:table-cell office:value-type="float" office:value="100435" calcext:value-type="float">
            <text:p>100435</text:p>
          </table:table-cell>
          <table:table-cell table:number-columns-repeated="2"/>
          <table:table-cell office:value-type="float" office:value="485180" calcext:value-type="float">
            <text:p>485180</text:p>
          </table:table-cell>
          <table:table-cell table:number-columns-repeated="3"/>
          <table:table-cell office:value-type="float" office:value="85659" calcext:value-type="float">
            <text:p>85659</text:p>
          </table:table-cell>
          <table:table-cell table:number-columns-repeated="3"/>
          <table:table-cell office:value-type="float" office:value="280365" calcext:value-type="float">
            <text:p>280365</text:p>
          </table:table-cell>
          <table:table-cell table:number-columns-repeated="4"/>
          <table:table-cell office:value-type="float" office:value="40613" calcext:value-type="float">
            <text:p>40613</text:p>
          </table:table-cell>
          <table:table-cell/>
          <table:table-cell office:value-type="float" office:value="1878669" calcext:value-type="float">
            <text:p>1878669</text:p>
          </table:table-cell>
          <table:table-cell/>
          <table:table-cell office:value-type="float" office:value="4360980" calcext:value-type="float">
            <text:p>4360980</text:p>
          </table:table-cell>
          <table:table-cell/>
          <table:table-cell office:value-type="float" office:value="7634813" calcext:value-type="float">
            <text:p>7634813</text:p>
          </table:table-cell>
          <table:table-cell/>
          <table:table-cell office:value-type="float" office:value="5841105" calcext:value-type="float">
            <text:p>5841105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06924" calcext:value-type="float">
            <text:p>606924</text:p>
          </table:table-cell>
          <table:table-cell table:number-columns-repeated="2"/>
          <table:table-cell office:value-type="float" office:value="745809" calcext:value-type="float">
            <text:p>745809</text:p>
          </table:table-cell>
          <table:table-cell table:number-columns-repeated="2"/>
          <table:table-cell office:value-type="float" office:value="104141" calcext:value-type="float">
            <text:p>104141</text:p>
          </table:table-cell>
          <table:table-cell table:number-columns-repeated="2"/>
          <table:table-cell office:value-type="float" office:value="102038" calcext:value-type="float">
            <text:p>102038</text:p>
          </table:table-cell>
          <table:table-cell table:number-columns-repeated="2"/>
          <table:table-cell office:value-type="float" office:value="141432" calcext:value-type="float">
            <text:p>141432</text:p>
          </table:table-cell>
          <table:table-cell table:number-columns-repeated="2"/>
          <table:table-cell office:value-type="float" office:value="416061" calcext:value-type="float">
            <text:p>416061</text:p>
          </table:table-cell>
          <table:table-cell table:number-columns-repeated="2"/>
          <table:table-cell office:value-type="float" office:value="141863" calcext:value-type="float">
            <text:p>141863</text:p>
          </table:table-cell>
          <table:table-cell table:number-columns-repeated="3"/>
          <table:table-cell office:value-type="float" office:value="431281" calcext:value-type="float">
            <text:p>431281</text:p>
          </table:table-cell>
          <table:table-cell table:number-columns-repeated="3"/>
          <table:table-cell office:value-type="float" office:value="143793" calcext:value-type="float">
            <text:p>143793</text:p>
          </table:table-cell>
          <table:table-cell table:number-columns-repeated="2"/>
          <table:table-cell office:value-type="float" office:value="815692" calcext:value-type="float">
            <text:p>815692</text:p>
          </table:table-cell>
          <table:table-cell/>
          <table:table-cell office:value-type="float" office:value="1281391" calcext:value-type="float">
            <text:p>1281391</text:p>
          </table:table-cell>
          <table:table-cell/>
          <table:table-cell office:value-type="float" office:value="2459994" calcext:value-type="float">
            <text:p>2459994</text:p>
          </table:table-cell>
          <table:table-cell/>
          <table:table-cell office:value-type="float" office:value="2356408" calcext:value-type="float">
            <text:p>2356408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68263" calcext:value-type="float">
            <text:p>768263</text:p>
          </table:table-cell>
          <table:table-cell table:number-columns-repeated="2"/>
          <table:table-cell office:value-type="float" office:value="490699" calcext:value-type="float">
            <text:p>490699</text:p>
          </table:table-cell>
          <table:table-cell table:number-columns-repeated="2"/>
          <table:table-cell office:value-type="float" office:value="180146" calcext:value-type="float">
            <text:p>180146</text:p>
          </table:table-cell>
          <table:table-cell table:number-columns-repeated="2"/>
          <table:table-cell office:value-type="float" office:value="156279" calcext:value-type="float">
            <text:p>156279</text:p>
          </table:table-cell>
          <table:table-cell table:number-columns-repeated="2"/>
          <table:table-cell office:value-type="float" office:value="229744" calcext:value-type="float">
            <text:p>229744</text:p>
          </table:table-cell>
          <table:table-cell table:number-columns-repeated="2"/>
          <table:table-cell office:value-type="float" office:value="618126" calcext:value-type="float">
            <text:p>618126</text:p>
          </table:table-cell>
          <table:table-cell table:number-columns-repeated="2"/>
          <table:table-cell office:value-type="float" office:value="241434" calcext:value-type="float">
            <text:p>241434</text:p>
          </table:table-cell>
          <table:table-cell table:number-columns-repeated="3"/>
          <table:table-cell office:value-type="float" office:value="708712" calcext:value-type="float">
            <text:p>708712</text:p>
          </table:table-cell>
          <table:table-cell table:number-columns-repeated="3"/>
          <table:table-cell office:value-type="float" office:value="247067" calcext:value-type="float">
            <text:p>247067</text:p>
          </table:table-cell>
          <table:table-cell/>
          <table:table-cell office:value-type="float" office:value="1862881" calcext:value-type="float">
            <text:p>1862881</text:p>
          </table:table-cell>
          <table:table-cell/>
          <table:table-cell office:value-type="float" office:value="5276451" calcext:value-type="float">
            <text:p>5276451</text:p>
          </table:table-cell>
          <table:table-cell office:value-type="float" office:value="10981401" calcext:value-type="float">
            <text:p>10981401</text:p>
          </table:table-cell>
          <table:table-cell/>
          <table:table-cell office:value-type="float" office:value="8283641" calcext:value-type="float">
            <text:p>8283641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370475" calcext:value-type="float">
            <text:p>1370475</text:p>
          </table:table-cell>
          <table:table-cell/>
          <table:table-cell office:value-type="float" office:value="1464303" calcext:value-type="float">
            <text:p>1464303</text:p>
          </table:table-cell>
          <table:table-cell table:number-columns-repeated="2"/>
          <table:table-cell office:value-type="float" office:value="574333" calcext:value-type="float">
            <text:p>574333</text:p>
          </table:table-cell>
          <table:table-cell table:number-columns-repeated="2"/>
          <table:table-cell office:value-type="float" office:value="554279" calcext:value-type="float">
            <text:p>554279</text:p>
          </table:table-cell>
          <table:table-cell table:number-columns-repeated="2"/>
          <table:table-cell office:value-type="float" office:value="416578" calcext:value-type="float">
            <text:p>416578</text:p>
          </table:table-cell>
          <table:table-cell/>
          <table:table-cell office:value-type="float" office:value="1028168" calcext:value-type="float">
            <text:p>1028168</text:p>
          </table:table-cell>
          <table:table-cell table:number-columns-repeated="2"/>
          <table:table-cell office:value-type="float" office:value="448116" calcext:value-type="float">
            <text:p>448116</text:p>
          </table:table-cell>
          <table:table-cell table:number-columns-repeated="2"/>
          <table:table-cell office:value-type="float" office:value="1039915" calcext:value-type="float">
            <text:p>1039915</text:p>
          </table:table-cell>
          <table:table-cell table:number-columns-repeated="3"/>
          <table:table-cell office:value-type="float" office:value="450194" calcext:value-type="float">
            <text:p>450194</text:p>
          </table:table-cell>
          <table:table-cell table:number-columns-repeated="2"/>
          <table:table-cell office:value-type="float" office:value="879679" calcext:value-type="float">
            <text:p>879679</text:p>
          </table:table-cell>
          <table:table-cell/>
          <table:table-cell office:value-type="float" office:value="1419389" calcext:value-type="float">
            <text:p>1419389</text:p>
          </table:table-cell>
          <table:table-cell/>
          <table:table-cell office:value-type="float" office:value="2565135" calcext:value-type="float">
            <text:p>2565135</text:p>
          </table:table-cell>
          <table:table-cell/>
          <table:table-cell office:value-type="float" office:value="2480148" calcext:value-type="float">
            <text:p>2480148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43662" calcext:value-type="float">
            <text:p>1443662</text:p>
          </table:table-cell>
          <table:table-cell/>
          <table:table-cell office:value-type="float" office:value="1635484" calcext:value-type="float">
            <text:p>1635484</text:p>
          </table:table-cell>
          <table:table-cell table:number-columns-repeated="2"/>
          <table:table-cell office:value-type="float" office:value="970507" calcext:value-type="float">
            <text:p>970507</text:p>
          </table:table-cell>
          <table:table-cell table:number-columns-repeated="2"/>
          <table:table-cell office:value-type="float" office:value="853024" calcext:value-type="float">
            <text:p>853024</text:p>
          </table:table-cell>
          <table:table-cell table:number-columns-repeated="2"/>
          <table:table-cell office:value-type="float" office:value="649769" calcext:value-type="float">
            <text:p>649769</text:p>
          </table:table-cell>
          <table:table-cell/>
          <table:table-cell office:value-type="float" office:value="1321177" calcext:value-type="float">
            <text:p>1321177</text:p>
          </table:table-cell>
          <table:table-cell table:number-columns-repeated="2"/>
          <table:table-cell office:value-type="float" office:value="625508" calcext:value-type="float">
            <text:p>625508</text:p>
          </table:table-cell>
          <table:table-cell table:number-columns-repeated="2"/>
          <table:table-cell office:value-type="float" office:value="1247544" calcext:value-type="float">
            <text:p>1247544</text:p>
          </table:table-cell>
          <table:table-cell table:number-columns-repeated="3"/>
          <table:table-cell office:value-type="float" office:value="681640" calcext:value-type="float">
            <text:p>681640</text:p>
          </table:table-cell>
          <table:table-cell/>
          <table:table-cell office:value-type="float" office:value="2026716" calcext:value-type="float">
            <text:p>2026716</text:p>
          </table:table-cell>
          <table:table-cell/>
          <table:table-cell office:value-type="float" office:value="1223227" calcext:value-type="float">
            <text:p>1223227</text:p>
          </table:table-cell>
          <table:table-cell/>
          <table:table-cell office:value-type="float" office:value="2687629" calcext:value-type="float">
            <text:p>2687629</text:p>
          </table:table-cell>
          <table:table-cell/>
          <table:table-cell office:value-type="float" office:value="2216199" calcext:value-type="float">
            <text:p>2216199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09064" calcext:value-type="float">
            <text:p>1509064</text:p>
          </table:table-cell>
          <table:table-cell/>
          <table:table-cell office:value-type="float" office:value="1714523" calcext:value-type="float">
            <text:p>1714523</text:p>
          </table:table-cell>
          <table:table-cell/>
          <table:table-cell office:value-type="float" office:value="1270563" calcext:value-type="float">
            <text:p>1270563</text:p>
          </table:table-cell>
          <table:table-cell/>
          <table:table-cell office:value-type="float" office:value="1191209" calcext:value-type="float">
            <text:p>1191209</text:p>
          </table:table-cell>
          <table:table-cell table:number-columns-repeated="2"/>
          <table:table-cell office:value-type="float" office:value="845624" calcext:value-type="float">
            <text:p>845624</text:p>
          </table:table-cell>
          <table:table-cell/>
          <table:table-cell office:value-type="float" office:value="1547429" calcext:value-type="float">
            <text:p>1547429</text:p>
          </table:table-cell>
          <table:table-cell table:number-columns-repeated="2"/>
          <table:table-cell office:value-type="float" office:value="798091" calcext:value-type="float">
            <text:p>798091</text:p>
          </table:table-cell>
          <table:table-cell table:number-columns-repeated="2"/>
          <table:table-cell office:value-type="float" office:value="1546384" calcext:value-type="float">
            <text:p>1546384</text:p>
          </table:table-cell>
          <table:table-cell table:number-columns-repeated="3"/>
          <table:table-cell office:value-type="float" office:value="835151" calcext:value-type="float">
            <text:p>835151</text:p>
          </table:table-cell>
          <table:table-cell table:number-columns-repeated="2"/>
          <table:table-cell office:value-type="float" office:value="833328" calcext:value-type="float">
            <text:p>833328</text:p>
          </table:table-cell>
          <table:table-cell/>
          <table:table-cell office:value-type="float" office:value="1218413" calcext:value-type="float">
            <text:p>1218413</text:p>
          </table:table-cell>
          <table:table-cell/>
          <table:table-cell office:value-type="float" office:value="7161407" calcext:value-type="float">
            <text:p>7161407</text:p>
          </table:table-cell>
          <table:table-cell/>
          <table:table-cell office:value-type="float" office:value="5816386" calcext:value-type="float">
            <text:p>5816386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611022" calcext:value-type="float">
            <text:p>1611022</text:p>
          </table:table-cell>
          <table:table-cell/>
          <table:table-cell office:value-type="float" office:value="1699050" calcext:value-type="float">
            <text:p>1699050</text:p>
          </table:table-cell>
          <table:table-cell/>
          <table:table-cell office:value-type="float" office:value="1480295" calcext:value-type="float">
            <text:p>1480295</text:p>
          </table:table-cell>
          <table:table-cell/>
          <table:table-cell office:value-type="float" office:value="1477621" calcext:value-type="float">
            <text:p>1477621</text:p>
          </table:table-cell>
          <table:table-cell/>
          <table:table-cell office:value-type="float" office:value="1059018" calcext:value-type="float">
            <text:p>1059018</text:p>
          </table:table-cell>
          <table:table-cell/>
          <table:table-cell office:value-type="float" office:value="1693982" calcext:value-type="float">
            <text:p>1693982</text:p>
          </table:table-cell>
          <table:table-cell table:number-columns-repeated="2"/>
          <table:table-cell office:value-type="float" office:value="984790" calcext:value-type="float">
            <text:p>984790</text:p>
          </table:table-cell>
          <table:table-cell table:number-columns-repeated="2"/>
          <table:table-cell office:value-type="float" office:value="1689443" calcext:value-type="float">
            <text:p>1689443</text:p>
          </table:table-cell>
          <table:table-cell table:number-columns-repeated="2"/>
          <table:table-cell office:value-type="float" office:value="1017948" calcext:value-type="float">
            <text:p>1017948</text:p>
          </table:table-cell>
          <table:table-cell table:number-columns-repeated="2"/>
          <table:table-cell office:value-type="float" office:value="856896" calcext:value-type="float">
            <text:p>856896</text:p>
          </table:table-cell>
          <table:table-cell/>
          <table:table-cell office:value-type="float" office:value="1339226" calcext:value-type="float">
            <text:p>1339226</text:p>
          </table:table-cell>
          <table:table-cell/>
          <table:table-cell office:value-type="float" office:value="7242926" calcext:value-type="float">
            <text:p>7242926</text:p>
          </table:table-cell>
          <table:table-cell/>
          <table:table-cell office:value-type="float" office:value="5878581" calcext:value-type="float">
            <text:p>5878581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56083" calcext:value-type="float">
            <text:p>1556083</text:p>
          </table:table-cell>
          <table:table-cell/>
          <table:table-cell office:value-type="float" office:value="1702249" calcext:value-type="float">
            <text:p>1702249</text:p>
          </table:table-cell>
          <table:table-cell/>
          <table:table-cell office:value-type="float" office:value="1116993" calcext:value-type="float">
            <text:p>1116993</text:p>
          </table:table-cell>
          <table:table-cell/>
          <table:table-cell office:value-type="float" office:value="1444906" calcext:value-type="float">
            <text:p>1444906</text:p>
          </table:table-cell>
          <table:table-cell/>
          <table:table-cell office:value-type="float" office:value="1342969" calcext:value-type="float">
            <text:p>1342969</text:p>
          </table:table-cell>
          <table:table-cell/>
          <table:table-cell office:value-type="float" office:value="1682494" calcext:value-type="float">
            <text:p>1682494</text:p>
          </table:table-cell>
          <table:table-cell/>
          <table:table-cell office:value-type="float" office:value="1237368" calcext:value-type="float">
            <text:p>1237368</text:p>
          </table:table-cell>
          <table:table-cell table:number-columns-repeated="2"/>
          <table:table-cell office:value-type="float" office:value="1373460" calcext:value-type="float">
            <text:p>1373460</text:p>
          </table:table-cell>
          <table:table-cell table:number-columns-repeated="3"/>
          <table:table-cell office:value-type="float" office:value="408121" calcext:value-type="float">
            <text:p>408121</text:p>
          </table:table-cell>
          <table:table-cell table:number-columns-repeated="2"/>
          <table:table-cell office:value-type="float" office:value="867059" calcext:value-type="float">
            <text:p>867059</text:p>
          </table:table-cell>
          <table:table-cell/>
          <table:table-cell office:value-type="float" office:value="1334311" calcext:value-type="float">
            <text:p>1334311</text:p>
          </table:table-cell>
          <table:table-cell/>
          <table:table-cell office:value-type="float" office:value="2431273" calcext:value-type="float">
            <text:p>2431273</text:p>
          </table:table-cell>
          <table:table-cell/>
          <table:table-cell office:value-type="float" office:value="2654203" calcext:value-type="float">
            <text:p>265420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398533" calcext:value-type="float">
            <text:p>1398533</text:p>
          </table:table-cell>
          <table:table-cell/>
          <table:table-cell office:value-type="float" office:value="1689734" calcext:value-type="float">
            <text:p>1689734</text:p>
          </table:table-cell>
          <table:table-cell/>
          <table:table-cell office:value-type="float" office:value="1201960" calcext:value-type="float">
            <text:p>1201960</text:p>
          </table:table-cell>
          <table:table-cell/>
          <table:table-cell office:value-type="float" office:value="1196082" calcext:value-type="float">
            <text:p>1196082</text:p>
          </table:table-cell>
          <table:table-cell/>
          <table:table-cell office:value-type="float" office:value="1166302" calcext:value-type="float">
            <text:p>1166302</text:p>
          </table:table-cell>
          <table:table-cell/>
          <table:table-cell office:value-type="float" office:value="1659137" calcext:value-type="float">
            <text:p>1659137</text:p>
          </table:table-cell>
          <table:table-cell/>
          <table:table-cell office:value-type="float" office:value="1458027" calcext:value-type="float">
            <text:p>1458027</text:p>
          </table:table-cell>
          <table:table-cell table:number-columns-repeated="2"/>
          <table:table-cell office:value-type="float" office:value="1700816" calcext:value-type="float">
            <text:p>1700816</text:p>
          </table:table-cell>
          <table:table-cell table:number-columns-repeated="3"/>
          <table:table-cell office:value-type="float" office:value="752292" calcext:value-type="float">
            <text:p>752292</text:p>
          </table:table-cell>
          <table:table-cell table:number-columns-repeated="2"/>
          <table:table-cell office:value-type="float" office:value="900119" calcext:value-type="float">
            <text:p>900119</text:p>
          </table:table-cell>
          <table:table-cell/>
          <table:table-cell office:value-type="float" office:value="1898023" calcext:value-type="float">
            <text:p>1898023</text:p>
          </table:table-cell>
          <table:table-cell/>
          <table:table-cell office:value-type="float" office:value="4999668" calcext:value-type="float">
            <text:p>4999668</text:p>
          </table:table-cell>
          <table:table-cell/>
          <table:table-cell office:value-type="float" office:value="4163604" calcext:value-type="float">
            <text:p>416360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230675" calcext:value-type="float">
            <text:p>1230675</text:p>
          </table:table-cell>
          <table:table-cell/>
          <table:table-cell office:value-type="float" office:value="1693774" calcext:value-type="float">
            <text:p>1693774</text:p>
          </table:table-cell>
          <table:table-cell/>
          <table:table-cell office:value-type="float" office:value="1395098" calcext:value-type="float">
            <text:p>1395098</text:p>
          </table:table-cell>
          <table:table-cell/>
          <table:table-cell office:value-type="float" office:value="1400700" calcext:value-type="float">
            <text:p>1400700</text:p>
          </table:table-cell>
          <table:table-cell/>
          <table:table-cell office:value-type="float" office:value="1396146" calcext:value-type="float">
            <text:p>1396146</text:p>
          </table:table-cell>
          <table:table-cell/>
          <table:table-cell office:value-type="float" office:value="1662347" calcext:value-type="float">
            <text:p>1662347</text:p>
          </table:table-cell>
          <table:table-cell/>
          <table:table-cell office:value-type="float" office:value="1245463" calcext:value-type="float">
            <text:p>1245463</text:p>
          </table:table-cell>
          <table:table-cell table:number-columns-repeated="2"/>
          <table:table-cell office:value-type="float" office:value="1653945" calcext:value-type="float">
            <text:p>1653945</text:p>
          </table:table-cell>
          <table:table-cell table:number-columns-repeated="2"/>
          <table:table-cell office:value-type="float" office:value="1337688" calcext:value-type="float">
            <text:p>1337688</text:p>
          </table:table-cell>
          <table:table-cell table:number-columns-repeated="2"/>
          <table:table-cell office:value-type="float" office:value="970096" calcext:value-type="float">
            <text:p>970096</text:p>
          </table:table-cell>
          <table:table-cell/>
          <table:table-cell office:value-type="float" office:value="1495305" calcext:value-type="float">
            <text:p>1495305</text:p>
          </table:table-cell>
          <table:table-cell/>
          <table:table-cell office:value-type="float" office:value="2471940" calcext:value-type="float">
            <text:p>2471940</text:p>
          </table:table-cell>
          <table:table-cell/>
          <table:table-cell office:value-type="float" office:value="2125050" calcext:value-type="float">
            <text:p>212505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651654" calcext:value-type="float">
            <text:p>651654</text:p>
          </table:table-cell>
          <table:table-cell/>
          <table:table-cell office:value-type="float" office:value="1729365" calcext:value-type="float">
            <text:p>1729365</text:p>
          </table:table-cell>
          <table:table-cell/>
          <table:table-cell office:value-type="float" office:value="1436449" calcext:value-type="float">
            <text:p>1436449</text:p>
          </table:table-cell>
          <table:table-cell/>
          <table:table-cell office:value-type="float" office:value="1463929" calcext:value-type="float">
            <text:p>1463929</text:p>
          </table:table-cell>
          <table:table-cell/>
          <table:table-cell office:value-type="float" office:value="1466772" calcext:value-type="float">
            <text:p>1466772</text:p>
          </table:table-cell>
          <table:table-cell/>
          <table:table-cell office:value-type="float" office:value="1666217" calcext:value-type="float">
            <text:p>1666217</text:p>
          </table:table-cell>
          <table:table-cell/>
          <table:table-cell office:value-type="float" office:value="1299909" calcext:value-type="float">
            <text:p>1299909</text:p>
          </table:table-cell>
          <table:table-cell table:number-columns-repeated="2"/>
          <table:table-cell office:value-type="float" office:value="1664199" calcext:value-type="float">
            <text:p>1664199</text:p>
          </table:table-cell>
          <table:table-cell table:number-columns-repeated="2"/>
          <table:table-cell office:value-type="float" office:value="1319174" calcext:value-type="float">
            <text:p>1319174</text:p>
          </table:table-cell>
          <table:table-cell table:number-columns-repeated="2"/>
          <table:table-cell office:value-type="float" office:value="926278" calcext:value-type="float">
            <text:p>926278</text:p>
          </table:table-cell>
          <table:table-cell/>
          <table:table-cell office:value-type="float" office:value="1829601" calcext:value-type="float">
            <text:p>1829601</text:p>
          </table:table-cell>
          <table:table-cell/>
          <table:table-cell office:value-type="float" office:value="5760801" calcext:value-type="float">
            <text:p>5760801</text:p>
          </table:table-cell>
          <table:table-cell/>
          <table:table-cell office:value-type="float" office:value="4851766" calcext:value-type="float">
            <text:p>4851766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713117" calcext:value-type="float">
            <text:p>713117</text:p>
          </table:table-cell>
          <table:table-cell/>
          <table:table-cell office:value-type="float" office:value="1494882" calcext:value-type="float">
            <text:p>1494882</text:p>
          </table:table-cell>
          <table:table-cell/>
          <table:table-cell office:value-type="float" office:value="1742565" calcext:value-type="float">
            <text:p>1742565</text:p>
          </table:table-cell>
          <table:table-cell/>
          <table:table-cell office:value-type="float" office:value="1731937" calcext:value-type="float">
            <text:p>1731937</text:p>
          </table:table-cell>
          <table:table-cell/>
          <table:table-cell office:value-type="float" office:value="1733422" calcext:value-type="float">
            <text:p>1733422</text:p>
          </table:table-cell>
          <table:table-cell/>
          <table:table-cell office:value-type="float" office:value="1642678" calcext:value-type="float">
            <text:p>1642678</text:p>
          </table:table-cell>
          <table:table-cell/>
          <table:table-cell office:value-type="float" office:value="1482051" calcext:value-type="float">
            <text:p>1482051</text:p>
          </table:table-cell>
          <table:table-cell table:number-columns-repeated="2"/>
          <table:table-cell office:value-type="float" office:value="1623468" calcext:value-type="float">
            <text:p>1623468</text:p>
          </table:table-cell>
          <table:table-cell table:number-columns-repeated="2"/>
          <table:table-cell office:value-type="float" office:value="1846910" calcext:value-type="float">
            <text:p>1846910</text:p>
          </table:table-cell>
          <table:table-cell table:number-columns-repeated="2"/>
          <table:table-cell office:value-type="float" office:value="956791" calcext:value-type="float">
            <text:p>956791</text:p>
          </table:table-cell>
          <table:table-cell/>
          <table:table-cell office:value-type="float" office:value="1401299" calcext:value-type="float">
            <text:p>1401299</text:p>
          </table:table-cell>
          <table:table-cell/>
          <table:table-cell office:value-type="float" office:value="2172686" calcext:value-type="float">
            <text:p>2172686</text:p>
          </table:table-cell>
          <table:table-cell/>
          <table:table-cell office:value-type="float" office:value="3374092" calcext:value-type="float">
            <text:p>3374092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146539" calcext:value-type="float">
            <text:p>1146539</text:p>
          </table:table-cell>
          <table:table-cell table:number-columns-repeated="2"/>
          <table:table-cell office:value-type="float" office:value="660206" calcext:value-type="float">
            <text:p>660206</text:p>
          </table:table-cell>
          <table:table-cell table:number-columns-repeated="2"/>
          <table:table-cell office:value-type="float" office:value="568070" calcext:value-type="float">
            <text:p>568070</text:p>
          </table:table-cell>
          <table:table-cell table:number-columns-repeated="2"/>
          <table:table-cell office:value-type="float" office:value="570772" calcext:value-type="float">
            <text:p>570772</text:p>
          </table:table-cell>
          <table:table-cell table:number-columns-repeated="2"/>
          <table:table-cell office:value-type="float" office:value="435275" calcext:value-type="float">
            <text:p>435275</text:p>
          </table:table-cell>
          <table:table-cell/>
          <table:table-cell office:value-type="float" office:value="1026086" calcext:value-type="float">
            <text:p>1026086</text:p>
          </table:table-cell>
          <table:table-cell table:number-columns-repeated="2"/>
          <table:table-cell office:value-type="float" office:value="436737" calcext:value-type="float">
            <text:p>436737</text:p>
          </table:table-cell>
          <table:table-cell table:number-columns-repeated="2"/>
          <table:table-cell office:value-type="float" office:value="1028982" calcext:value-type="float">
            <text:p>1028982</text:p>
          </table:table-cell>
          <table:table-cell table:number-columns-repeated="3"/>
          <table:table-cell office:value-type="float" office:value="450740" calcext:value-type="float">
            <text:p>450740</text:p>
          </table:table-cell>
          <table:table-cell table:number-columns-repeated="2"/>
          <table:table-cell office:value-type="float" office:value="962263" calcext:value-type="float">
            <text:p>962263</text:p>
          </table:table-cell>
          <table:table-cell/>
          <table:table-cell office:value-type="float" office:value="1677827" calcext:value-type="float">
            <text:p>1677827</text:p>
          </table:table-cell>
          <table:table-cell/>
          <table:table-cell office:value-type="float" office:value="2797807" calcext:value-type="float">
            <text:p>2797807</text:p>
          </table:table-cell>
          <table:table-cell/>
          <table:table-cell office:value-type="float" office:value="3049062" calcext:value-type="float">
            <text:p>304906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174222" calcext:value-type="float">
            <text:p>1174222</text:p>
          </table:table-cell>
          <table:table-cell/>
          <table:table-cell office:value-type="float" office:value="1144735" calcext:value-type="float">
            <text:p>1144735</text:p>
          </table:table-cell>
          <table:table-cell table:number-columns-repeated="2"/>
          <table:table-cell office:value-type="float" office:value="952388" calcext:value-type="float">
            <text:p>952388</text:p>
          </table:table-cell>
          <table:table-cell table:number-columns-repeated="2"/>
          <table:table-cell office:value-type="float" office:value="957317" calcext:value-type="float">
            <text:p>957317</text:p>
          </table:table-cell>
          <table:table-cell table:number-columns-repeated="2"/>
          <table:table-cell office:value-type="float" office:value="665393" calcext:value-type="float">
            <text:p>665393</text:p>
          </table:table-cell>
          <table:table-cell table:number-columns-repeated="2"/>
          <table:table-cell office:value-type="float" office:value="772229" calcext:value-type="float">
            <text:p>772229</text:p>
          </table:table-cell>
          <table:table-cell table:number-columns-repeated="2"/>
          <table:table-cell office:value-type="float" office:value="660285" calcext:value-type="float">
            <text:p>660285</text:p>
          </table:table-cell>
          <table:table-cell table:number-columns-repeated="2"/>
          <table:table-cell office:value-type="float" office:value="1202853" calcext:value-type="float">
            <text:p>1202853</text:p>
          </table:table-cell>
          <table:table-cell table:number-columns-repeated="3"/>
          <table:table-cell office:value-type="float" office:value="684952" calcext:value-type="float">
            <text:p>684952</text:p>
          </table:table-cell>
          <table:table-cell table:number-columns-repeated="2"/>
          <table:table-cell office:value-type="float" office:value="985622" calcext:value-type="float">
            <text:p>985622</text:p>
          </table:table-cell>
          <table:table-cell/>
          <table:table-cell office:value-type="float" office:value="1235230" calcext:value-type="float">
            <text:p>1235230</text:p>
          </table:table-cell>
          <table:table-cell/>
          <table:table-cell office:value-type="float" office:value="2473400" calcext:value-type="float">
            <text:p>2473400</text:p>
          </table:table-cell>
          <table:table-cell/>
          <table:table-cell office:value-type="float" office:value="2162900" calcext:value-type="float">
            <text:p>2162900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39655" calcext:value-type="float">
            <text:p>439655</text:p>
          </table:table-cell>
          <table:table-cell table:number-columns-repeated="2"/>
          <table:table-cell office:value-type="float" office:value="442183" calcext:value-type="float">
            <text:p>442183</text:p>
          </table:table-cell>
          <table:table-cell/>
          <table:table-cell office:value-type="float" office:value="1082419" calcext:value-type="float">
            <text:p>1082419</text:p>
          </table:table-cell>
          <table:table-cell/>
          <table:table-cell office:value-type="float" office:value="1158787" calcext:value-type="float">
            <text:p>1158787</text:p>
          </table:table-cell>
          <table:table-cell table:number-columns-repeated="2"/>
          <table:table-cell office:value-type="float" office:value="839000" calcext:value-type="float">
            <text:p>839000</text:p>
          </table:table-cell>
          <table:table-cell table:number-columns-repeated="2"/>
          <table:table-cell office:value-type="float" office:value="445387" calcext:value-type="float">
            <text:p>445387</text:p>
          </table:table-cell>
          <table:table-cell table:number-columns-repeated="2"/>
          <table:table-cell office:value-type="float" office:value="844905" calcext:value-type="float">
            <text:p>844905</text:p>
          </table:table-cell>
          <table:table-cell table:number-columns-repeated="3"/>
          <table:table-cell office:value-type="float" office:value="428093" calcext:value-type="float">
            <text:p>428093</text:p>
          </table:table-cell>
          <table:table-cell table:number-columns-repeated="3"/>
          <table:table-cell office:value-type="float" office:value="871976" calcext:value-type="float">
            <text:p>871976</text:p>
          </table:table-cell>
          <table:table-cell/>
          <table:table-cell office:value-type="float" office:value="2560156" calcext:value-type="float">
            <text:p>2560156</text:p>
          </table:table-cell>
          <table:table-cell/>
          <table:table-cell office:value-type="float" office:value="1184626" calcext:value-type="float">
            <text:p>1184626</text:p>
          </table:table-cell>
          <table:table-cell/>
          <table:table-cell office:value-type="float" office:value="2485252" calcext:value-type="float">
            <text:p>2485252</text:p>
          </table:table-cell>
          <table:table-cell/>
          <table:table-cell office:value-type="float" office:value="2179294" calcext:value-type="float">
            <text:p>2179294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54206" calcext:value-type="float">
            <text:p>354206</text:p>
          </table:table-cell>
          <table:table-cell table:number-columns-repeated="2"/>
          <table:table-cell office:value-type="float" office:value="350460" calcext:value-type="float">
            <text:p>350460</text:p>
          </table:table-cell>
          <table:table-cell/>
          <table:table-cell office:value-type="float" office:value="1480101" calcext:value-type="float">
            <text:p>1480101</text:p>
          </table:table-cell>
          <table:table-cell/>
          <table:table-cell office:value-type="float" office:value="1490066" calcext:value-type="float">
            <text:p>1490066</text:p>
          </table:table-cell>
          <table:table-cell table:number-columns-repeated="2"/>
          <table:table-cell office:value-type="float" office:value="856836" calcext:value-type="float">
            <text:p>856836</text:p>
          </table:table-cell>
          <table:table-cell table:number-columns-repeated="2"/>
          <table:table-cell office:value-type="float" office:value="362394" calcext:value-type="float">
            <text:p>362394</text:p>
          </table:table-cell>
          <table:table-cell table:number-columns-repeated="2"/>
          <table:table-cell office:value-type="float" office:value="835704" calcext:value-type="float">
            <text:p>835704</text:p>
          </table:table-cell>
          <table:table-cell table:number-columns-repeated="3"/>
          <table:table-cell office:value-type="float" office:value="359601" calcext:value-type="float">
            <text:p>359601</text:p>
          </table:table-cell>
          <table:table-cell table:number-columns-repeated="3"/>
          <table:table-cell office:value-type="float" office:value="833388" calcext:value-type="float">
            <text:p>833388</text:p>
          </table:table-cell>
          <table:table-cell table:number-columns-repeated="2"/>
          <table:table-cell office:value-type="float" office:value="970642" calcext:value-type="float">
            <text:p>970642</text:p>
          </table:table-cell>
          <table:table-cell/>
          <table:table-cell office:value-type="float" office:value="1189228" calcext:value-type="float">
            <text:p>1189228</text:p>
          </table:table-cell>
          <table:table-cell/>
          <table:table-cell office:value-type="float" office:value="5336853" calcext:value-type="float">
            <text:p>5336853</text:p>
          </table:table-cell>
          <table:table-cell/>
          <table:table-cell office:value-type="float" office:value="6221263" calcext:value-type="float">
            <text:p>6221263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37008" calcext:value-type="float">
            <text:p>337008</text:p>
          </table:table-cell>
          <table:table-cell table:number-columns-repeated="2"/>
          <table:table-cell office:value-type="float" office:value="343735" calcext:value-type="float">
            <text:p>343735</text:p>
          </table:table-cell>
          <table:table-cell/>
          <table:table-cell office:value-type="float" office:value="1021222" calcext:value-type="float">
            <text:p>1021222</text:p>
          </table:table-cell>
          <table:table-cell/>
          <table:table-cell office:value-type="float" office:value="1056452" calcext:value-type="float">
            <text:p>1056452</text:p>
          </table:table-cell>
          <table:table-cell table:number-columns-repeated="2"/>
          <table:table-cell office:value-type="float" office:value="969321" calcext:value-type="float">
            <text:p>969321</text:p>
          </table:table-cell>
          <table:table-cell table:number-columns-repeated="2"/>
          <table:table-cell office:value-type="float" office:value="351822" calcext:value-type="float">
            <text:p>351822</text:p>
          </table:table-cell>
          <table:table-cell table:number-columns-repeated="2"/>
          <table:table-cell office:value-type="float" office:value="940584" calcext:value-type="float">
            <text:p>940584</text:p>
          </table:table-cell>
          <table:table-cell table:number-columns-repeated="3"/>
          <table:table-cell office:value-type="float" office:value="341272" calcext:value-type="float">
            <text:p>341272</text:p>
          </table:table-cell>
          <table:table-cell table:number-columns-repeated="3"/>
          <table:table-cell office:value-type="float" office:value="961953" calcext:value-type="float">
            <text:p>961953</text:p>
          </table:table-cell>
          <table:table-cell table:number-columns-repeated="2"/>
          <table:table-cell office:value-type="float" office:value="953359" calcext:value-type="float">
            <text:p>953359</text:p>
          </table:table-cell>
          <table:table-cell/>
          <table:table-cell office:value-type="float" office:value="1205987" calcext:value-type="float">
            <text:p>1205987</text:p>
          </table:table-cell>
          <table:table-cell/>
          <table:table-cell office:value-type="float" office:value="2178016" calcext:value-type="float">
            <text:p>2178016</text:p>
          </table:table-cell>
          <table:table-cell/>
          <table:table-cell office:value-type="float" office:value="1885287" calcext:value-type="float">
            <text:p>1885287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25147" calcext:value-type="float">
            <text:p>325147</text:p>
          </table:table-cell>
          <table:table-cell table:number-columns-repeated="2"/>
          <table:table-cell office:value-type="float" office:value="325674" calcext:value-type="float">
            <text:p>325674</text:p>
          </table:table-cell>
          <table:table-cell table:number-columns-repeated="2"/>
          <table:table-cell office:value-type="float" office:value="994415" calcext:value-type="float">
            <text:p>994415</text:p>
          </table:table-cell>
          <table:table-cell/>
          <table:table-cell office:value-type="float" office:value="1062175" calcext:value-type="float">
            <text:p>1062175</text:p>
          </table:table-cell>
          <table:table-cell/>
          <table:table-cell office:value-type="float" office:value="1001560" calcext:value-type="float">
            <text:p>1001560</text:p>
          </table:table-cell>
          <table:table-cell table:number-columns-repeated="2"/>
          <table:table-cell office:value-type="float" office:value="318890" calcext:value-type="float">
            <text:p>318890</text:p>
          </table:table-cell>
          <table:table-cell table:number-columns-repeated="2"/>
          <table:table-cell office:value-type="float" office:value="928454" calcext:value-type="float">
            <text:p>928454</text:p>
          </table:table-cell>
          <table:table-cell table:number-columns-repeated="3"/>
          <table:table-cell office:value-type="float" office:value="320902" calcext:value-type="float">
            <text:p>320902</text:p>
          </table:table-cell>
          <table:table-cell table:number-columns-repeated="3"/>
          <table:table-cell office:value-type="float" office:value="326585" calcext:value-type="float">
            <text:p>326585</text:p>
          </table:table-cell>
          <table:table-cell table:number-columns-repeated="2"/>
          <table:table-cell office:value-type="float" office:value="910904" calcext:value-type="float">
            <text:p>910904</text:p>
          </table:table-cell>
          <table:table-cell/>
          <table:table-cell office:value-type="float" office:value="1165914" calcext:value-type="float">
            <text:p>1165914</text:p>
          </table:table-cell>
          <table:table-cell/>
          <table:table-cell office:value-type="float" office:value="2478306" calcext:value-type="float">
            <text:p>2478306</text:p>
          </table:table-cell>
          <table:table-cell/>
          <table:table-cell office:value-type="float" office:value="2085511" calcext:value-type="float">
            <text:p>2085511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95614" calcext:value-type="float">
            <text:p>295614</text:p>
          </table:table-cell>
          <table:table-cell table:number-columns-repeated="2"/>
          <table:table-cell office:value-type="float" office:value="301486" calcext:value-type="float">
            <text:p>301486</text:p>
          </table:table-cell>
          <table:table-cell/>
          <table:table-cell office:value-type="float" office:value="1333869" calcext:value-type="float">
            <text:p>1333869</text:p>
          </table:table-cell>
          <table:table-cell/>
          <table:table-cell office:value-type="float" office:value="1361755" calcext:value-type="float">
            <text:p>1361755</text:p>
          </table:table-cell>
          <table:table-cell/>
          <table:table-cell office:value-type="float" office:value="1307736" calcext:value-type="float">
            <text:p>1307736</text:p>
          </table:table-cell>
          <table:table-cell table:number-columns-repeated="2"/>
          <table:table-cell office:value-type="float" office:value="257581" calcext:value-type="float">
            <text:p>257581</text:p>
          </table:table-cell>
          <table:table-cell/>
          <table:table-cell office:value-type="float" office:value="1277945" calcext:value-type="float">
            <text:p>1277945</text:p>
          </table:table-cell>
          <table:table-cell table:number-columns-repeated="3"/>
          <table:table-cell office:value-type="float" office:value="287830" calcext:value-type="float">
            <text:p>287830</text:p>
          </table:table-cell>
          <table:table-cell table:number-columns-repeated="2"/>
          <table:table-cell office:value-type="float" office:value="1101964" calcext:value-type="float">
            <text:p>1101964</text:p>
          </table:table-cell>
          <table:table-cell table:number-columns-repeated="2"/>
          <table:table-cell office:value-type="float" office:value="970327" calcext:value-type="float">
            <text:p>970327</text:p>
          </table:table-cell>
          <table:table-cell/>
          <table:table-cell office:value-type="float" office:value="1129541" calcext:value-type="float">
            <text:p>1129541</text:p>
          </table:table-cell>
          <table:table-cell/>
          <table:table-cell office:value-type="float" office:value="2396711" calcext:value-type="float">
            <text:p>2396711</text:p>
          </table:table-cell>
          <table:table-cell/>
          <table:table-cell office:value-type="float" office:value="2113411" calcext:value-type="float">
            <text:p>2113411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55728" calcext:value-type="float">
            <text:p>255728</text:p>
          </table:table-cell>
          <table:table-cell table:number-columns-repeated="2"/>
          <table:table-cell office:value-type="float" office:value="268189" calcext:value-type="float">
            <text:p>268189</text:p>
          </table:table-cell>
          <table:table-cell/>
          <table:table-cell office:value-type="float" office:value="1378126" calcext:value-type="float">
            <text:p>1378126</text:p>
          </table:table-cell>
          <table:table-cell/>
          <table:table-cell office:value-type="float" office:value="1419709" calcext:value-type="float">
            <text:p>1419709</text:p>
          </table:table-cell>
          <table:table-cell/>
          <table:table-cell office:value-type="float" office:value="1404533" calcext:value-type="float">
            <text:p>1404533</text:p>
          </table:table-cell>
          <table:table-cell table:number-columns-repeated="2"/>
          <table:table-cell office:value-type="float" office:value="261919" calcext:value-type="float">
            <text:p>261919</text:p>
          </table:table-cell>
          <table:table-cell/>
          <table:table-cell office:value-type="float" office:value="1245506" calcext:value-type="float">
            <text:p>1245506</text:p>
          </table:table-cell>
          <table:table-cell table:number-columns-repeated="3"/>
          <table:table-cell office:value-type="float" office:value="254838" calcext:value-type="float">
            <text:p>254838</text:p>
          </table:table-cell>
          <table:table-cell table:number-columns-repeated="3"/>
          <table:table-cell office:value-type="float" office:value="797914" calcext:value-type="float">
            <text:p>797914</text:p>
          </table:table-cell>
          <table:table-cell/>
          <table:table-cell office:value-type="float" office:value="1068858" calcext:value-type="float">
            <text:p>1068858</text:p>
          </table:table-cell>
          <table:table-cell/>
          <table:table-cell office:value-type="float" office:value="1121540" calcext:value-type="float">
            <text:p>1121540</text:p>
          </table:table-cell>
          <table:table-cell/>
          <table:table-cell office:value-type="float" office:value="1882369" calcext:value-type="float">
            <text:p>1882369</text:p>
          </table:table-cell>
          <table:table-cell/>
          <table:table-cell office:value-type="float" office:value="2014648" calcext:value-type="float">
            <text:p>2014648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13778" calcext:value-type="float">
            <text:p>213778</text:p>
          </table:table-cell>
          <table:table-cell table:number-columns-repeated="2"/>
          <table:table-cell office:value-type="float" office:value="232611" calcext:value-type="float">
            <text:p>232611</text:p>
          </table:table-cell>
          <table:table-cell/>
          <table:table-cell office:value-type="float" office:value="1297587" calcext:value-type="float">
            <text:p>1297587</text:p>
          </table:table-cell>
          <table:table-cell/>
          <table:table-cell office:value-type="float" office:value="1266055" calcext:value-type="float">
            <text:p>1266055</text:p>
          </table:table-cell>
          <table:table-cell/>
          <table:table-cell office:value-type="float" office:value="1271560" calcext:value-type="float">
            <text:p>1271560</text:p>
          </table:table-cell>
          <table:table-cell table:number-columns-repeated="2"/>
          <table:table-cell office:value-type="float" office:value="226156" calcext:value-type="float">
            <text:p>226156</text:p>
          </table:table-cell>
          <table:table-cell/>
          <table:table-cell office:value-type="float" office:value="1160333" calcext:value-type="float">
            <text:p>1160333</text:p>
          </table:table-cell>
          <table:table-cell table:number-columns-repeated="3"/>
          <table:table-cell office:value-type="float" office:value="219888" calcext:value-type="float">
            <text:p>219888</text:p>
          </table:table-cell>
          <table:table-cell table:number-columns-repeated="2"/>
          <table:table-cell office:value-type="float" office:value="1463318" calcext:value-type="float">
            <text:p>1463318</text:p>
          </table:table-cell>
          <table:table-cell/>
          <table:table-cell office:value-type="float" office:value="1079995" calcext:value-type="float">
            <text:p>1079995</text:p>
          </table:table-cell>
          <table:table-cell/>
          <table:table-cell office:value-type="float" office:value="1773730" calcext:value-type="float">
            <text:p>1773730</text:p>
          </table:table-cell>
          <table:table-cell/>
          <table:table-cell office:value-type="float" office:value="1811892" calcext:value-type="float">
            <text:p>1811892</text:p>
          </table:table-cell>
          <table:table-cell/>
          <table:table-cell office:value-type="float" office:value="2492644" calcext:value-type="float">
            <text:p>24926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64927" calcext:value-type="float">
            <text:p>164927</text:p>
          </table:table-cell>
          <table:table-cell table:number-columns-repeated="2"/>
          <table:table-cell office:value-type="float" office:value="156693" calcext:value-type="float">
            <text:p>156693</text:p>
          </table:table-cell>
          <table:table-cell table:number-columns-repeated="2"/>
          <table:table-cell office:value-type="float" office:value="578259" calcext:value-type="float">
            <text:p>578259</text:p>
          </table:table-cell>
          <table:table-cell table:number-columns-repeated="2"/>
          <table:table-cell office:value-type="float" office:value="577597" calcext:value-type="float">
            <text:p>577597</text:p>
          </table:table-cell>
          <table:table-cell table:number-columns-repeated="2"/>
          <table:table-cell office:value-type="float" office:value="316290" calcext:value-type="float">
            <text:p>316290</text:p>
          </table:table-cell>
          <table:table-cell table:number-columns-repeated="2"/>
          <table:table-cell office:value-type="float" office:value="164786" calcext:value-type="float">
            <text:p>164786</text:p>
          </table:table-cell>
          <table:table-cell table:number-columns-repeated="2"/>
          <table:table-cell office:value-type="float" office:value="309920" calcext:value-type="float">
            <text:p>309920</text:p>
          </table:table-cell>
          <table:table-cell table:number-columns-repeated="3"/>
          <table:table-cell office:value-type="float" office:value="154891" calcext:value-type="float">
            <text:p>154891</text:p>
          </table:table-cell>
          <table:table-cell table:number-columns-repeated="3"/>
          <table:table-cell office:value-type="float" office:value="331403" calcext:value-type="float">
            <text:p>331403</text:p>
          </table:table-cell>
          <table:table-cell/>
          <table:table-cell office:value-type="float" office:value="1383842" calcext:value-type="float">
            <text:p>1383842</text:p>
          </table:table-cell>
          <table:table-cell/>
          <table:table-cell office:value-type="float" office:value="3051018" calcext:value-type="float">
            <text:p>3051018</text:p>
          </table:table-cell>
          <table:table-cell/>
          <table:table-cell office:value-type="float" office:value="2737969" calcext:value-type="float">
            <text:p>2737969</text:p>
          </table:table-cell>
          <table:table-cell/>
          <table:table-cell office:value-type="float" office:value="3002790" calcext:value-type="float">
            <text:p>3002790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8070" calcext:value-type="float">
            <text:p>218070</text:p>
          </table:table-cell>
          <table:table-cell table:number-columns-repeated="2"/>
          <table:table-cell office:value-type="float" office:value="240779" calcext:value-type="float">
            <text:p>240779</text:p>
          </table:table-cell>
          <table:table-cell table:number-columns-repeated="2"/>
          <table:table-cell office:value-type="float" office:value="392842" calcext:value-type="float">
            <text:p>392842</text:p>
          </table:table-cell>
          <table:table-cell table:number-columns-repeated="2"/>
          <table:table-cell office:value-type="float" office:value="349986" calcext:value-type="float">
            <text:p>349986</text:p>
          </table:table-cell>
          <table:table-cell table:number-columns-repeated="2"/>
          <table:table-cell office:value-type="float" office:value="241010" calcext:value-type="float">
            <text:p>241010</text:p>
          </table:table-cell>
          <table:table-cell table:number-columns-repeated="2"/>
          <table:table-cell office:value-type="float" office:value="337029" calcext:value-type="float">
            <text:p>337029</text:p>
          </table:table-cell>
          <table:table-cell table:number-columns-repeated="2"/>
          <table:table-cell office:value-type="float" office:value="258256" calcext:value-type="float">
            <text:p>258256</text:p>
          </table:table-cell>
          <table:table-cell table:number-columns-repeated="3"/>
          <table:table-cell office:value-type="float" office:value="362331" calcext:value-type="float">
            <text:p>362331</text:p>
          </table:table-cell>
          <table:table-cell table:number-columns-repeated="3"/>
          <table:table-cell office:value-type="float" office:value="469815" calcext:value-type="float">
            <text:p>469815</text:p>
          </table:table-cell>
          <table:table-cell/>
          <table:table-cell office:value-type="float" office:value="1431321" calcext:value-type="float">
            <text:p>1431321</text:p>
          </table:table-cell>
          <table:table-cell/>
          <table:table-cell office:value-type="float" office:value="1548112" calcext:value-type="float">
            <text:p>1548112</text:p>
          </table:table-cell>
          <table:table-cell/>
          <table:table-cell office:value-type="float" office:value="2654240" calcext:value-type="float">
            <text:p>2654240</text:p>
          </table:table-cell>
          <table:table-cell/>
          <table:table-cell office:value-type="float" office:value="3151084" calcext:value-type="float">
            <text:p>3151084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61929" calcext:value-type="float">
            <text:p>361929</text:p>
          </table:table-cell>
          <table:table-cell table:number-columns-repeated="2"/>
          <table:table-cell office:value-type="float" office:value="349654" calcext:value-type="float">
            <text:p>349654</text:p>
          </table:table-cell>
          <table:table-cell/>
          <table:table-cell office:value-type="float" office:value="1183814" calcext:value-type="float">
            <text:p>1183814</text:p>
          </table:table-cell>
          <table:table-cell/>
          <table:table-cell office:value-type="float" office:value="1211722" calcext:value-type="float">
            <text:p>1211722</text:p>
          </table:table-cell>
          <table:table-cell table:number-columns-repeated="2"/>
          <table:table-cell office:value-type="float" office:value="666172" calcext:value-type="float">
            <text:p>666172</text:p>
          </table:table-cell>
          <table:table-cell table:number-columns-repeated="2"/>
          <table:table-cell office:value-type="float" office:value="349715" calcext:value-type="float">
            <text:p>349715</text:p>
          </table:table-cell>
          <table:table-cell table:number-columns-repeated="2"/>
          <table:table-cell office:value-type="float" office:value="652671" calcext:value-type="float">
            <text:p>652671</text:p>
          </table:table-cell>
          <table:table-cell table:number-columns-repeated="3"/>
          <table:table-cell office:value-type="float" office:value="303654" calcext:value-type="float">
            <text:p>303654</text:p>
          </table:table-cell>
          <table:table-cell table:number-columns-repeated="3"/>
          <table:table-cell office:value-type="float" office:value="675414" calcext:value-type="float">
            <text:p>675414</text:p>
          </table:table-cell>
          <table:table-cell/>
          <table:table-cell office:value-type="float" office:value="1345153" calcext:value-type="float">
            <text:p>1345153</text:p>
          </table:table-cell>
          <table:table-cell/>
          <table:table-cell office:value-type="float" office:value="1474605" calcext:value-type="float">
            <text:p>1474605</text:p>
          </table:table-cell>
          <table:table-cell/>
          <table:table-cell office:value-type="float" office:value="2101114" calcext:value-type="float">
            <text:p>2101114</text:p>
          </table:table-cell>
          <table:table-cell/>
          <table:table-cell office:value-type="float" office:value="4645341" calcext:value-type="float">
            <text:p>4645341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52376" calcext:value-type="float">
            <text:p>352376</text:p>
          </table:table-cell>
          <table:table-cell table:number-columns-repeated="2"/>
          <table:table-cell office:value-type="float" office:value="356317" calcext:value-type="float">
            <text:p>356317</text:p>
          </table:table-cell>
          <table:table-cell/>
          <table:table-cell office:value-type="float" office:value="1528748" calcext:value-type="float">
            <text:p>1528748</text:p>
          </table:table-cell>
          <table:table-cell/>
          <table:table-cell office:value-type="float" office:value="1541773" calcext:value-type="float">
            <text:p>1541773</text:p>
          </table:table-cell>
          <table:table-cell table:number-columns-repeated="2"/>
          <table:table-cell office:value-type="float" office:value="848637" calcext:value-type="float">
            <text:p>848637</text:p>
          </table:table-cell>
          <table:table-cell table:number-columns-repeated="2"/>
          <table:table-cell office:value-type="float" office:value="376360" calcext:value-type="float">
            <text:p>376360</text:p>
          </table:table-cell>
          <table:table-cell table:number-columns-repeated="2"/>
          <table:table-cell office:value-type="float" office:value="824912" calcext:value-type="float">
            <text:p>824912</text:p>
          </table:table-cell>
          <table:table-cell table:number-columns-repeated="3"/>
          <table:table-cell office:value-type="float" office:value="372251" calcext:value-type="float">
            <text:p>372251</text:p>
          </table:table-cell>
          <table:table-cell table:number-columns-repeated="3"/>
          <table:table-cell office:value-type="float" office:value="880268" calcext:value-type="float">
            <text:p>880268</text:p>
          </table:table-cell>
          <table:table-cell/>
          <table:table-cell office:value-type="float" office:value="1350646" calcext:value-type="float">
            <text:p>1350646</text:p>
          </table:table-cell>
          <table:table-cell/>
          <table:table-cell office:value-type="float" office:value="1561266" calcext:value-type="float">
            <text:p>1561266</text:p>
          </table:table-cell>
          <table:table-cell/>
          <table:table-cell office:value-type="float" office:value="2559389" calcext:value-type="float">
            <text:p>2559389</text:p>
          </table:table-cell>
          <table:table-cell/>
          <table:table-cell office:value-type="float" office:value="3151228" calcext:value-type="float">
            <text:p>3151228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49191" calcext:value-type="float">
            <text:p>349191</text:p>
          </table:table-cell>
          <table:table-cell table:number-columns-repeated="2"/>
          <table:table-cell office:value-type="float" office:value="353032" calcext:value-type="float">
            <text:p>353032</text:p>
          </table:table-cell>
          <table:table-cell/>
          <table:table-cell office:value-type="float" office:value="1061932" calcext:value-type="float">
            <text:p>1061932</text:p>
          </table:table-cell>
          <table:table-cell/>
          <table:table-cell office:value-type="float" office:value="1075662" calcext:value-type="float">
            <text:p>1075662</text:p>
          </table:table-cell>
          <table:table-cell table:number-columns-repeated="2"/>
          <table:table-cell office:value-type="float" office:value="978119" calcext:value-type="float">
            <text:p>978119</text:p>
          </table:table-cell>
          <table:table-cell table:number-columns-repeated="2"/>
          <table:table-cell office:value-type="float" office:value="316980" calcext:value-type="float">
            <text:p>316980</text:p>
          </table:table-cell>
          <table:table-cell table:number-columns-repeated="2"/>
          <table:table-cell office:value-type="float" office:value="952767" calcext:value-type="float">
            <text:p>952767</text:p>
          </table:table-cell>
          <table:table-cell table:number-columns-repeated="3"/>
          <table:table-cell office:value-type="float" office:value="433674" calcext:value-type="float">
            <text:p>433674</text:p>
          </table:table-cell>
          <table:table-cell table:number-columns-repeated="2"/>
          <table:table-cell office:value-type="float" office:value="1013125" calcext:value-type="float">
            <text:p>1013125</text:p>
          </table:table-cell>
          <table:table-cell/>
          <table:table-cell office:value-type="float" office:value="1366730" calcext:value-type="float">
            <text:p>1366730</text:p>
          </table:table-cell>
          <table:table-cell/>
          <table:table-cell office:value-type="float" office:value="2443276" calcext:value-type="float">
            <text:p>2443276</text:p>
          </table:table-cell>
          <table:table-cell/>
          <table:table-cell office:value-type="float" office:value="8069974" calcext:value-type="float">
            <text:p>8069974</text:p>
          </table:table-cell>
          <table:table-cell/>
          <table:table-cell office:value-type="float" office:value="6367659" calcext:value-type="float">
            <text:p>6367659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138588" calcext:value-type="float">
            <text:p>1138588</text:p>
          </table:table-cell>
          <table:table-cell/>
          <table:table-cell office:value-type="float" office:value="1350726" calcext:value-type="float">
            <text:p>1350726</text:p>
          </table:table-cell>
          <table:table-cell/>
          <table:table-cell office:value-type="float" office:value="1437639" calcext:value-type="float">
            <text:p>1437639</text:p>
          </table:table-cell>
          <table:table-cell/>
          <table:table-cell office:value-type="float" office:value="1409342" calcext:value-type="float">
            <text:p>1409342</text:p>
          </table:table-cell>
          <table:table-cell/>
          <table:table-cell office:value-type="float" office:value="1360850" calcext:value-type="float">
            <text:p>1360850</text:p>
          </table:table-cell>
          <table:table-cell/>
          <table:table-cell office:value-type="float" office:value="1615495" calcext:value-type="float">
            <text:p>1615495</text:p>
          </table:table-cell>
          <table:table-cell/>
          <table:table-cell office:value-type="float" office:value="1485571" calcext:value-type="float">
            <text:p>1485571</text:p>
          </table:table-cell>
          <table:table-cell table:number-columns-repeated="2"/>
          <table:table-cell office:value-type="float" office:value="1624306" calcext:value-type="float">
            <text:p>1624306</text:p>
          </table:table-cell>
          <table:table-cell table:number-columns-repeated="2"/>
          <table:table-cell office:value-type="float" office:value="1463441" calcext:value-type="float">
            <text:p>1463441</text:p>
          </table:table-cell>
          <table:table-cell/>
          <table:table-cell office:value-type="float" office:value="1372510" calcext:value-type="float">
            <text:p>1372510</text:p>
          </table:table-cell>
          <table:table-cell/>
          <table:table-cell office:value-type="float" office:value="1567516" calcext:value-type="float">
            <text:p>1567516</text:p>
          </table:table-cell>
          <table:table-cell/>
          <table:table-cell office:value-type="float" office:value="2613310" calcext:value-type="float">
            <text:p>2613310</text:p>
          </table:table-cell>
          <table:table-cell/>
          <table:table-cell office:value-type="float" office:value="5025024" calcext:value-type="float">
            <text:p>5025024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161862" calcext:value-type="float">
            <text:p>1161862</text:p>
          </table:table-cell>
          <table:table-cell/>
          <table:table-cell office:value-type="float" office:value="1173469" calcext:value-type="float">
            <text:p>1173469</text:p>
          </table:table-cell>
          <table:table-cell/>
          <table:table-cell office:value-type="float" office:value="1713266" calcext:value-type="float">
            <text:p>1713266</text:p>
          </table:table-cell>
          <table:table-cell/>
          <table:table-cell office:value-type="float" office:value="1687332" calcext:value-type="float">
            <text:p>1687332</text:p>
          </table:table-cell>
          <table:table-cell/>
          <table:table-cell office:value-type="float" office:value="1638530" calcext:value-type="float">
            <text:p>1638530</text:p>
          </table:table-cell>
          <table:table-cell table:number-columns-repeated="2"/>
          <table:table-cell office:value-type="float" office:value="987016" calcext:value-type="float">
            <text:p>987016</text:p>
          </table:table-cell>
          <table:table-cell/>
          <table:table-cell office:value-type="float" office:value="1547049" calcext:value-type="float">
            <text:p>1547049</text:p>
          </table:table-cell>
          <table:table-cell table:number-columns-repeated="2"/>
          <table:table-cell office:value-type="float" office:value="1622743" calcext:value-type="float">
            <text:p>1622743</text:p>
          </table:table-cell>
          <table:table-cell table:number-columns-repeated="3"/>
          <table:table-cell office:value-type="float" office:value="936427" calcext:value-type="float">
            <text:p>936427</text:p>
          </table:table-cell>
          <table:table-cell/>
          <table:table-cell office:value-type="float" office:value="1304118" calcext:value-type="float">
            <text:p>1304118</text:p>
          </table:table-cell>
          <table:table-cell/>
          <table:table-cell office:value-type="float" office:value="3456331" calcext:value-type="float">
            <text:p>3456331</text:p>
          </table:table-cell>
          <table:table-cell/>
          <table:table-cell office:value-type="float" office:value="6947535" calcext:value-type="float">
            <text:p>6947535</text:p>
          </table:table-cell>
          <table:table-cell/>
          <table:table-cell office:value-type="float" office:value="5758920" calcext:value-type="float">
            <text:p>5758920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928770" calcext:value-type="float">
            <text:p>928770</text:p>
          </table:table-cell>
          <table:table-cell/>
          <table:table-cell office:value-type="float" office:value="1197793" calcext:value-type="float">
            <text:p>1197793</text:p>
          </table:table-cell>
          <table:table-cell/>
          <table:table-cell office:value-type="float" office:value="1889847" calcext:value-type="float">
            <text:p>1889847</text:p>
          </table:table-cell>
          <table:table-cell/>
          <table:table-cell office:value-type="float" office:value="1853141" calcext:value-type="float">
            <text:p>1853141</text:p>
          </table:table-cell>
          <table:table-cell/>
          <table:table-cell office:value-type="float" office:value="1714517" calcext:value-type="float">
            <text:p>1714517</text:p>
          </table:table-cell>
          <table:table-cell table:number-columns-repeated="2"/>
          <table:table-cell office:value-type="float" office:value="516927" calcext:value-type="float">
            <text:p>516927</text:p>
          </table:table-cell>
          <table:table-cell/>
          <table:table-cell office:value-type="float" office:value="1625767" calcext:value-type="float">
            <text:p>1625767</text:p>
          </table:table-cell>
          <table:table-cell table:number-columns-repeated="3"/>
          <table:table-cell office:value-type="float" office:value="478148" calcext:value-type="float">
            <text:p>478148</text:p>
          </table:table-cell>
          <table:table-cell table:number-columns-repeated="2"/>
          <table:table-cell office:value-type="float" office:value="1242696" calcext:value-type="float">
            <text:p>1242696</text:p>
          </table:table-cell>
          <table:table-cell/>
          <table:table-cell office:value-type="float" office:value="1401631" calcext:value-type="float">
            <text:p>1401631</text:p>
          </table:table-cell>
          <table:table-cell/>
          <table:table-cell office:value-type="float" office:value="1438490" calcext:value-type="float">
            <text:p>1438490</text:p>
          </table:table-cell>
          <table:table-cell/>
          <table:table-cell office:value-type="float" office:value="2200452" calcext:value-type="float">
            <text:p>2200452</text:p>
          </table:table-cell>
          <table:table-cell/>
          <table:table-cell office:value-type="float" office:value="4424821" calcext:value-type="float">
            <text:p>4424821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39798" calcext:value-type="float">
            <text:p>339798</text:p>
          </table:table-cell>
          <table:table-cell table:number-columns-repeated="2"/>
          <table:table-cell office:value-type="float" office:value="347011" calcext:value-type="float">
            <text:p>347011</text:p>
          </table:table-cell>
          <table:table-cell/>
          <table:table-cell office:value-type="float" office:value="1624911" calcext:value-type="float">
            <text:p>1624911</text:p>
          </table:table-cell>
          <table:table-cell/>
          <table:table-cell office:value-type="float" office:value="1605128" calcext:value-type="float">
            <text:p>1605128</text:p>
          </table:table-cell>
          <table:table-cell/>
          <table:table-cell office:value-type="float" office:value="1436813" calcext:value-type="float">
            <text:p>1436813</text:p>
          </table:table-cell>
          <table:table-cell table:number-columns-repeated="2"/>
          <table:table-cell office:value-type="float" office:value="369229" calcext:value-type="float">
            <text:p>369229</text:p>
          </table:table-cell>
          <table:table-cell/>
          <table:table-cell office:value-type="float" office:value="1412928" calcext:value-type="float">
            <text:p>1412928</text:p>
          </table:table-cell>
          <table:table-cell table:number-columns-repeated="3"/>
          <table:table-cell office:value-type="float" office:value="369695" calcext:value-type="float">
            <text:p>369695</text:p>
          </table:table-cell>
          <table:table-cell table:number-columns-repeated="2"/>
          <table:table-cell office:value-type="float" office:value="1196152" calcext:value-type="float">
            <text:p>1196152</text:p>
          </table:table-cell>
          <table:table-cell/>
          <table:table-cell office:value-type="float" office:value="1465016" calcext:value-type="float">
            <text:p>1465016</text:p>
          </table:table-cell>
          <table:table-cell/>
          <table:table-cell office:value-type="float" office:value="1623386" calcext:value-type="float">
            <text:p>1623386</text:p>
          </table:table-cell>
          <table:table-cell/>
          <table:table-cell office:value-type="float" office:value="2156788" calcext:value-type="float">
            <text:p>2156788</text:p>
          </table:table-cell>
          <table:table-cell/>
          <table:table-cell office:value-type="float" office:value="4384870" calcext:value-type="float">
            <text:p>4384870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71207" calcext:value-type="float">
            <text:p>271207</text:p>
          </table:table-cell>
          <table:table-cell table:number-columns-repeated="2"/>
          <table:table-cell office:value-type="float" office:value="263744" calcext:value-type="float">
            <text:p>263744</text:p>
          </table:table-cell>
          <table:table-cell table:number-columns-repeated="2"/>
          <table:table-cell office:value-type="float" office:value="601564" calcext:value-type="float">
            <text:p>601564</text:p>
          </table:table-cell>
          <table:table-cell table:number-columns-repeated="2"/>
          <table:table-cell office:value-type="float" office:value="600578" calcext:value-type="float">
            <text:p>600578</text:p>
          </table:table-cell>
          <table:table-cell table:number-columns-repeated="2"/>
          <table:table-cell office:value-type="float" office:value="344166" calcext:value-type="float">
            <text:p>344166</text:p>
          </table:table-cell>
          <table:table-cell table:number-columns-repeated="2"/>
          <table:table-cell office:value-type="float" office:value="245002" calcext:value-type="float">
            <text:p>245002</text:p>
          </table:table-cell>
          <table:table-cell table:number-columns-repeated="2"/>
          <table:table-cell office:value-type="float" office:value="330310" calcext:value-type="float">
            <text:p>330310</text:p>
          </table:table-cell>
          <table:table-cell table:number-columns-repeated="3"/>
          <table:table-cell office:value-type="float" office:value="229100" calcext:value-type="float">
            <text:p>229100</text:p>
          </table:table-cell>
          <table:table-cell table:number-columns-repeated="3"/>
          <table:table-cell office:value-type="float" office:value="342798" calcext:value-type="float">
            <text:p>342798</text:p>
          </table:table-cell>
          <table:table-cell/>
          <table:table-cell office:value-type="float" office:value="3595153" calcext:value-type="float">
            <text:p>3595153</text:p>
          </table:table-cell>
          <table:table-cell/>
          <table:table-cell office:value-type="float" office:value="4561879" calcext:value-type="float">
            <text:p>4561879</text:p>
          </table:table-cell>
          <table:table-cell/>
          <table:table-cell office:value-type="float" office:value="7763618" calcext:value-type="float">
            <text:p>7763618</text:p>
          </table:table-cell>
          <table:table-cell/>
          <table:table-cell office:value-type="float" office:value="8008352" calcext:value-type="float">
            <text:p>8008352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0004" calcext:value-type="float">
            <text:p>160004</text:p>
          </table:table-cell>
          <table:table-cell table:number-columns-repeated="2"/>
          <table:table-cell office:value-type="float" office:value="139782" calcext:value-type="float">
            <text:p>139782</text:p>
          </table:table-cell>
          <table:table-cell table:number-columns-repeated="2"/>
          <table:table-cell office:value-type="float" office:value="409540" calcext:value-type="float">
            <text:p>409540</text:p>
          </table:table-cell>
          <table:table-cell table:number-columns-repeated="2"/>
          <table:table-cell office:value-type="float" office:value="348771" calcext:value-type="float">
            <text:p>348771</text:p>
          </table:table-cell>
          <table:table-cell table:number-columns-repeated="2"/>
          <table:table-cell office:value-type="float" office:value="242416" calcext:value-type="float">
            <text:p>242416</text:p>
          </table:table-cell>
          <table:table-cell table:number-columns-repeated="2"/>
          <table:table-cell office:value-type="float" office:value="274879" calcext:value-type="float">
            <text:p>274879</text:p>
          </table:table-cell>
          <table:table-cell table:number-columns-repeated="2"/>
          <table:table-cell office:value-type="float" office:value="501509" calcext:value-type="float">
            <text:p>501509</text:p>
          </table:table-cell>
          <table:table-cell table:number-columns-repeated="3"/>
          <table:table-cell office:value-type="float" office:value="353315" calcext:value-type="float">
            <text:p>353315</text:p>
          </table:table-cell>
          <table:table-cell table:number-columns-repeated="3"/>
          <table:table-cell office:value-type="float" office:value="519384" calcext:value-type="float">
            <text:p>519384</text:p>
          </table:table-cell>
          <table:table-cell/>
          <table:table-cell office:value-type="float" office:value="1891289" calcext:value-type="float">
            <text:p>1891289</text:p>
          </table:table-cell>
          <table:table-cell/>
          <table:table-cell office:value-type="float" office:value="2154875" calcext:value-type="float">
            <text:p>2154875</text:p>
          </table:table-cell>
          <table:table-cell/>
          <table:table-cell office:value-type="float" office:value="3105968" calcext:value-type="float">
            <text:p>3105968</text:p>
          </table:table-cell>
          <table:table-cell/>
          <table:table-cell office:value-type="float" office:value="6511934" calcext:value-type="float">
            <text:p>6511934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40885" calcext:value-type="float">
            <text:p>340885</text:p>
          </table:table-cell>
          <table:table-cell table:number-columns-repeated="2"/>
          <table:table-cell office:value-type="float" office:value="313202" calcext:value-type="float">
            <text:p>313202</text:p>
          </table:table-cell>
          <table:table-cell/>
          <table:table-cell office:value-type="float" office:value="1248886" calcext:value-type="float">
            <text:p>1248886</text:p>
          </table:table-cell>
          <table:table-cell/>
          <table:table-cell office:value-type="float" office:value="1241895" calcext:value-type="float">
            <text:p>1241895</text:p>
          </table:table-cell>
          <table:table-cell table:number-columns-repeated="2"/>
          <table:table-cell office:value-type="float" office:value="630047" calcext:value-type="float">
            <text:p>630047</text:p>
          </table:table-cell>
          <table:table-cell table:number-columns-repeated="2"/>
          <table:table-cell office:value-type="float" office:value="348708" calcext:value-type="float">
            <text:p>348708</text:p>
          </table:table-cell>
          <table:table-cell table:number-columns-repeated="2"/>
          <table:table-cell office:value-type="float" office:value="621966" calcext:value-type="float">
            <text:p>621966</text:p>
          </table:table-cell>
          <table:table-cell table:number-columns-repeated="3"/>
          <table:table-cell office:value-type="float" office:value="362429" calcext:value-type="float">
            <text:p>362429</text:p>
          </table:table-cell>
          <table:table-cell table:number-columns-repeated="3"/>
          <table:table-cell office:value-type="float" office:value="674526" calcext:value-type="float">
            <text:p>674526</text:p>
          </table:table-cell>
          <table:table-cell/>
          <table:table-cell office:value-type="float" office:value="1942299" calcext:value-type="float">
            <text:p>1942299</text:p>
          </table:table-cell>
          <table:table-cell/>
          <table:table-cell office:value-type="float" office:value="2207643" calcext:value-type="float">
            <text:p>2207643</text:p>
          </table:table-cell>
          <table:table-cell/>
          <table:table-cell office:value-type="float" office:value="3083754" calcext:value-type="float">
            <text:p>3083754</text:p>
          </table:table-cell>
          <table:table-cell/>
          <table:table-cell office:value-type="float" office:value="6334774" calcext:value-type="float">
            <text:p>6334774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27967" calcext:value-type="float">
            <text:p>327967</text:p>
          </table:table-cell>
          <table:table-cell table:number-columns-repeated="2"/>
          <table:table-cell office:value-type="float" office:value="328021" calcext:value-type="float">
            <text:p>328021</text:p>
          </table:table-cell>
          <table:table-cell/>
          <table:table-cell office:value-type="float" office:value="1451324" calcext:value-type="float">
            <text:p>1451324</text:p>
          </table:table-cell>
          <table:table-cell/>
          <table:table-cell office:value-type="float" office:value="1449686" calcext:value-type="float">
            <text:p>1449686</text:p>
          </table:table-cell>
          <table:table-cell table:number-columns-repeated="2"/>
          <table:table-cell office:value-type="float" office:value="861544" calcext:value-type="float">
            <text:p>861544</text:p>
          </table:table-cell>
          <table:table-cell table:number-columns-repeated="2"/>
          <table:table-cell office:value-type="float" office:value="344867" calcext:value-type="float">
            <text:p>344867</text:p>
          </table:table-cell>
          <table:table-cell table:number-columns-repeated="2"/>
          <table:table-cell office:value-type="float" office:value="822175" calcext:value-type="float">
            <text:p>822175</text:p>
          </table:table-cell>
          <table:table-cell table:number-columns-repeated="3"/>
          <table:table-cell office:value-type="float" office:value="363370" calcext:value-type="float">
            <text:p>363370</text:p>
          </table:table-cell>
          <table:table-cell table:number-columns-repeated="3"/>
          <table:table-cell office:value-type="float" office:value="862940" calcext:value-type="float">
            <text:p>862940</text:p>
          </table:table-cell>
          <table:table-cell/>
          <table:table-cell office:value-type="float" office:value="1888015" calcext:value-type="float">
            <text:p>1888015</text:p>
          </table:table-cell>
          <table:table-cell/>
          <table:table-cell office:value-type="float" office:value="2105337" calcext:value-type="float">
            <text:p>2105337</text:p>
          </table:table-cell>
          <table:table-cell/>
          <table:table-cell office:value-type="float" office:value="2890290" calcext:value-type="float">
            <text:p>2890290</text:p>
          </table:table-cell>
          <table:table-cell/>
          <table:table-cell office:value-type="float" office:value="6202552" calcext:value-type="float">
            <text:p>6202552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20089" calcext:value-type="float">
            <text:p>320089</text:p>
          </table:table-cell>
          <table:table-cell table:number-columns-repeated="2"/>
          <table:table-cell office:value-type="float" office:value="336041" calcext:value-type="float">
            <text:p>336041</text:p>
          </table:table-cell>
          <table:table-cell/>
          <table:table-cell office:value-type="float" office:value="1184221" calcext:value-type="float">
            <text:p>1184221</text:p>
          </table:table-cell>
          <table:table-cell/>
          <table:table-cell office:value-type="float" office:value="1186161" calcext:value-type="float">
            <text:p>1186161</text:p>
          </table:table-cell>
          <table:table-cell/>
          <table:table-cell office:value-type="float" office:value="1048342" calcext:value-type="float">
            <text:p>1048342</text:p>
          </table:table-cell>
          <table:table-cell table:number-columns-repeated="2"/>
          <table:table-cell office:value-type="float" office:value="348663" calcext:value-type="float">
            <text:p>348663</text:p>
          </table:table-cell>
          <table:table-cell/>
          <table:table-cell office:value-type="float" office:value="1050963" calcext:value-type="float">
            <text:p>1050963</text:p>
          </table:table-cell>
          <table:table-cell table:number-columns-repeated="3"/>
          <table:table-cell office:value-type="float" office:value="367420" calcext:value-type="float">
            <text:p>367420</text:p>
          </table:table-cell>
          <table:table-cell table:number-columns-repeated="2"/>
          <table:table-cell office:value-type="float" office:value="1010896" calcext:value-type="float">
            <text:p>1010896</text:p>
          </table:table-cell>
          <table:table-cell/>
          <table:table-cell office:value-type="float" office:value="1964979" calcext:value-type="float">
            <text:p>1964979</text:p>
          </table:table-cell>
          <table:table-cell/>
          <table:table-cell office:value-type="float" office:value="2246314" calcext:value-type="float">
            <text:p>2246314</text:p>
          </table:table-cell>
          <table:table-cell/>
          <table:table-cell office:value-type="float" office:value="2936591" calcext:value-type="float">
            <text:p>2936591</text:p>
          </table:table-cell>
          <table:table-cell/>
          <table:table-cell office:value-type="float" office:value="6361824" calcext:value-type="float">
            <text:p>6361824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74498" calcext:value-type="float">
            <text:p>374498</text:p>
          </table:table-cell>
          <table:table-cell/>
          <table:table-cell office:value-type="float" office:value="1049928" calcext:value-type="float">
            <text:p>1049928</text:p>
          </table:table-cell>
          <table:table-cell/>
          <table:table-cell office:value-type="float" office:value="1524094" calcext:value-type="float">
            <text:p>1524094</text:p>
          </table:table-cell>
          <table:table-cell/>
          <table:table-cell office:value-type="float" office:value="1486546" calcext:value-type="float">
            <text:p>1486546</text:p>
          </table:table-cell>
          <table:table-cell/>
          <table:table-cell office:value-type="float" office:value="1378892" calcext:value-type="float">
            <text:p>1378892</text:p>
          </table:table-cell>
          <table:table-cell/>
          <table:table-cell office:value-type="float" office:value="1184737" calcext:value-type="float">
            <text:p>1184737</text:p>
          </table:table-cell>
          <table:table-cell/>
          <table:table-cell office:value-type="float" office:value="1350698" calcext:value-type="float">
            <text:p>1350698</text:p>
          </table:table-cell>
          <table:table-cell table:number-columns-repeated="2"/>
          <table:table-cell office:value-type="float" office:value="1579159" calcext:value-type="float">
            <text:p>1579159</text:p>
          </table:table-cell>
          <table:table-cell table:number-columns-repeated="2"/>
          <table:table-cell office:value-type="float" office:value="1415798" calcext:value-type="float">
            <text:p>1415798</text:p>
          </table:table-cell>
          <table:table-cell/>
          <table:table-cell office:value-type="float" office:value="1948501" calcext:value-type="float">
            <text:p>1948501</text:p>
          </table:table-cell>
          <table:table-cell/>
          <table:table-cell office:value-type="float" office:value="2194407" calcext:value-type="float">
            <text:p>2194407</text:p>
          </table:table-cell>
          <table:table-cell/>
          <table:table-cell office:value-type="float" office:value="3390021" calcext:value-type="float">
            <text:p>3390021</text:p>
          </table:table-cell>
          <table:table-cell/>
          <table:table-cell office:value-type="float" office:value="6585494" calcext:value-type="float">
            <text:p>6585494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066017" calcext:value-type="float">
            <text:p>1066017</text:p>
          </table:table-cell>
          <table:table-cell table:number-columns-repeated="2"/>
          <table:table-cell office:value-type="float" office:value="662642" calcext:value-type="float">
            <text:p>662642</text:p>
          </table:table-cell>
          <table:table-cell/>
          <table:table-cell office:value-type="float" office:value="1983540" calcext:value-type="float">
            <text:p>1983540</text:p>
          </table:table-cell>
          <table:table-cell/>
          <table:table-cell office:value-type="float" office:value="1785531" calcext:value-type="float">
            <text:p>1785531</text:p>
          </table:table-cell>
          <table:table-cell/>
          <table:table-cell office:value-type="float" office:value="1646449" calcext:value-type="float">
            <text:p>1646449</text:p>
          </table:table-cell>
          <table:table-cell table:number-columns-repeated="2"/>
          <table:table-cell office:value-type="float" office:value="286345" calcext:value-type="float">
            <text:p>286345</text:p>
          </table:table-cell>
          <table:table-cell table:number-columns-repeated="2"/>
          <table:table-cell office:value-type="float" office:value="860210" calcext:value-type="float">
            <text:p>860210</text:p>
          </table:table-cell>
          <table:table-cell table:number-columns-repeated="3"/>
          <table:table-cell office:value-type="float" office:value="254966" calcext:value-type="float">
            <text:p>254966</text:p>
          </table:table-cell>
          <table:table-cell table:number-columns-repeated="3"/>
          <table:table-cell office:value-type="float" office:value="814855" calcext:value-type="float">
            <text:p>814855</text:p>
          </table:table-cell>
          <table:table-cell/>
          <table:table-cell office:value-type="float" office:value="1701989" calcext:value-type="float">
            <text:p>1701989</text:p>
          </table:table-cell>
          <table:table-cell/>
          <table:table-cell office:value-type="float" office:value="1880028" calcext:value-type="float">
            <text:p>1880028</text:p>
          </table:table-cell>
          <table:table-cell/>
          <table:table-cell office:value-type="float" office:value="3165450" calcext:value-type="float">
            <text:p>3165450</text:p>
          </table:table-cell>
          <table:table-cell/>
          <table:table-cell office:value-type="float" office:value="6501538" calcext:value-type="float">
            <text:p>650153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39705" calcext:value-type="float">
            <text:p>339705</text:p>
          </table:table-cell>
          <table:table-cell table:number-columns-repeated="2"/>
          <table:table-cell office:value-type="float" office:value="305942" calcext:value-type="float">
            <text:p>305942</text:p>
          </table:table-cell>
          <table:table-cell/>
          <table:table-cell office:value-type="float" office:value="1762547" calcext:value-type="float">
            <text:p>1762547</text:p>
          </table:table-cell>
          <table:table-cell/>
          <table:table-cell office:value-type="float" office:value="1900751" calcext:value-type="float">
            <text:p>1900751</text:p>
          </table:table-cell>
          <table:table-cell/>
          <table:table-cell office:value-type="float" office:value="1388255" calcext:value-type="float">
            <text:p>1388255</text:p>
          </table:table-cell>
          <table:table-cell table:number-columns-repeated="2"/>
          <table:table-cell office:value-type="float" office:value="332436" calcext:value-type="float">
            <text:p>332436</text:p>
          </table:table-cell>
          <table:table-cell/>
          <table:table-cell office:value-type="float" office:value="1315218" calcext:value-type="float">
            <text:p>1315218</text:p>
          </table:table-cell>
          <table:table-cell table:number-columns-repeated="3"/>
          <table:table-cell office:value-type="float" office:value="338354" calcext:value-type="float">
            <text:p>338354</text:p>
          </table:table-cell>
          <table:table-cell table:number-columns-repeated="2"/>
          <table:table-cell office:value-type="float" office:value="1367855" calcext:value-type="float">
            <text:p>1367855</text:p>
          </table:table-cell>
          <table:table-cell/>
          <table:table-cell office:value-type="float" office:value="1766636" calcext:value-type="float">
            <text:p>1766636</text:p>
          </table:table-cell>
          <table:table-cell/>
          <table:table-cell office:value-type="float" office:value="1935154" calcext:value-type="float">
            <text:p>1935154</text:p>
          </table:table-cell>
          <table:table-cell/>
          <table:table-cell office:value-type="float" office:value="2967838" calcext:value-type="float">
            <text:p>2967838</text:p>
          </table:table-cell>
          <table:table-cell/>
          <table:table-cell office:value-type="float" office:value="5851217" calcext:value-type="float">
            <text:p>5851217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23617" calcext:value-type="float">
            <text:p>323617</text:p>
          </table:table-cell>
          <table:table-cell table:number-columns-repeated="2"/>
          <table:table-cell office:value-type="float" office:value="306851" calcext:value-type="float">
            <text:p>306851</text:p>
          </table:table-cell>
          <table:table-cell/>
          <table:table-cell office:value-type="float" office:value="1726404" calcext:value-type="float">
            <text:p>1726404</text:p>
          </table:table-cell>
          <table:table-cell/>
          <table:table-cell office:value-type="float" office:value="1729984" calcext:value-type="float">
            <text:p>1729984</text:p>
          </table:table-cell>
          <table:table-cell/>
          <table:table-cell office:value-type="float" office:value="1461192" calcext:value-type="float">
            <text:p>1461192</text:p>
          </table:table-cell>
          <table:table-cell table:number-columns-repeated="2"/>
          <table:table-cell office:value-type="float" office:value="345307" calcext:value-type="float">
            <text:p>345307</text:p>
          </table:table-cell>
          <table:table-cell/>
          <table:table-cell office:value-type="float" office:value="1426341" calcext:value-type="float">
            <text:p>1426341</text:p>
          </table:table-cell>
          <table:table-cell table:number-columns-repeated="3"/>
          <table:table-cell office:value-type="float" office:value="358274" calcext:value-type="float">
            <text:p>358274</text:p>
          </table:table-cell>
          <table:table-cell table:number-columns-repeated="3"/>
          <table:table-cell office:value-type="float" office:value="967236" calcext:value-type="float">
            <text:p>967236</text:p>
          </table:table-cell>
          <table:table-cell/>
          <table:table-cell office:value-type="float" office:value="1847777" calcext:value-type="float">
            <text:p>1847777</text:p>
          </table:table-cell>
          <table:table-cell/>
          <table:table-cell office:value-type="float" office:value="2051750" calcext:value-type="float">
            <text:p>2051750</text:p>
          </table:table-cell>
          <table:table-cell/>
          <table:table-cell office:value-type="float" office:value="2953869" calcext:value-type="float">
            <text:p>2953869</text:p>
          </table:table-cell>
          <table:table-cell/>
          <table:table-cell office:value-type="float" office:value="5377541" calcext:value-type="float">
            <text:p>5377541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26531" calcext:value-type="float">
            <text:p>326531</text:p>
          </table:table-cell>
          <table:table-cell table:number-columns-repeated="2"/>
          <table:table-cell office:value-type="float" office:value="358137" calcext:value-type="float">
            <text:p>358137</text:p>
          </table:table-cell>
          <table:table-cell table:number-columns-repeated="2"/>
          <table:table-cell office:value-type="float" office:value="604103" calcext:value-type="float">
            <text:p>604103</text:p>
          </table:table-cell>
          <table:table-cell table:number-columns-repeated="2"/>
          <table:table-cell office:value-type="float" office:value="602898" calcext:value-type="float">
            <text:p>602898</text:p>
          </table:table-cell>
          <table:table-cell table:number-columns-repeated="2"/>
          <table:table-cell office:value-type="float" office:value="343600" calcext:value-type="float">
            <text:p>343600</text:p>
          </table:table-cell>
          <table:table-cell table:number-columns-repeated="2"/>
          <table:table-cell office:value-type="float" office:value="357555" calcext:value-type="float">
            <text:p>357555</text:p>
          </table:table-cell>
          <table:table-cell table:number-columns-repeated="2"/>
          <table:table-cell office:value-type="float" office:value="341869" calcext:value-type="float">
            <text:p>341869</text:p>
          </table:table-cell>
          <table:table-cell table:number-columns-repeated="3"/>
          <table:table-cell office:value-type="float" office:value="327254" calcext:value-type="float">
            <text:p>327254</text:p>
          </table:table-cell>
          <table:table-cell table:number-columns-repeated="3"/>
          <table:table-cell office:value-type="float" office:value="343330" calcext:value-type="float">
            <text:p>343330</text:p>
          </table:table-cell>
          <table:table-cell/>
          <table:table-cell office:value-type="float" office:value="3801436" calcext:value-type="float">
            <text:p>3801436</text:p>
          </table:table-cell>
          <table:table-cell/>
          <table:table-cell office:value-type="float" office:value="3129482" calcext:value-type="float">
            <text:p>3129482</text:p>
          </table:table-cell>
          <table:table-cell/>
          <table:table-cell office:value-type="float" office:value="4571986" calcext:value-type="float">
            <text:p>4571986</text:p>
          </table:table-cell>
          <table:table-cell/>
          <table:table-cell office:value-type="float" office:value="6918744" calcext:value-type="float">
            <text:p>6918744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4915" calcext:value-type="float">
            <text:p>324915</text:p>
          </table:table-cell>
          <table:table-cell table:number-columns-repeated="2"/>
          <table:table-cell office:value-type="float" office:value="354706" calcext:value-type="float">
            <text:p>354706</text:p>
          </table:table-cell>
          <table:table-cell table:number-columns-repeated="2"/>
          <table:table-cell office:value-type="float" office:value="925858" calcext:value-type="float">
            <text:p>925858</text:p>
          </table:table-cell>
          <table:table-cell table:number-columns-repeated="2"/>
          <table:table-cell office:value-type="float" office:value="929117" calcext:value-type="float">
            <text:p>929117</text:p>
          </table:table-cell>
          <table:table-cell table:number-columns-repeated="2"/>
          <table:table-cell office:value-type="float" office:value="507726" calcext:value-type="float">
            <text:p>507726</text:p>
          </table:table-cell>
          <table:table-cell table:number-columns-repeated="2"/>
          <table:table-cell office:value-type="float" office:value="335342" calcext:value-type="float">
            <text:p>335342</text:p>
          </table:table-cell>
          <table:table-cell table:number-columns-repeated="2"/>
          <table:table-cell office:value-type="float" office:value="508982" calcext:value-type="float">
            <text:p>508982</text:p>
          </table:table-cell>
          <table:table-cell table:number-columns-repeated="3"/>
          <table:table-cell office:value-type="float" office:value="264417" calcext:value-type="float">
            <text:p>264417</text:p>
          </table:table-cell>
          <table:table-cell table:number-columns-repeated="3"/>
          <table:table-cell office:value-type="float" office:value="248883" calcext:value-type="float">
            <text:p>248883</text:p>
          </table:table-cell>
          <table:table-cell/>
          <table:table-cell office:value-type="float" office:value="2596311" calcext:value-type="float">
            <text:p>2596311</text:p>
          </table:table-cell>
          <table:table-cell/>
          <table:table-cell office:value-type="float" office:value="4845546" calcext:value-type="float">
            <text:p>4845546</text:p>
          </table:table-cell>
          <table:table-cell/>
          <table:table-cell office:value-type="float" office:value="8188395" calcext:value-type="float">
            <text:p>8188395</text:p>
          </table:table-cell>
          <table:table-cell/>
          <table:table-cell office:value-type="float" office:value="7327351" calcext:value-type="float">
            <text:p>732735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47554" calcext:value-type="float">
            <text:p>347554</text:p>
          </table:table-cell>
          <table:table-cell table:number-columns-repeated="2"/>
          <table:table-cell office:value-type="float" office:value="362199" calcext:value-type="float">
            <text:p>362199</text:p>
          </table:table-cell>
          <table:table-cell/>
          <table:table-cell office:value-type="float" office:value="1247537" calcext:value-type="float">
            <text:p>1247537</text:p>
          </table:table-cell>
          <table:table-cell/>
          <table:table-cell office:value-type="float" office:value="1295836" calcext:value-type="float">
            <text:p>1295836</text:p>
          </table:table-cell>
          <table:table-cell table:number-columns-repeated="2"/>
          <table:table-cell office:value-type="float" office:value="672215" calcext:value-type="float">
            <text:p>672215</text:p>
          </table:table-cell>
          <table:table-cell table:number-columns-repeated="2"/>
          <table:table-cell office:value-type="float" office:value="328776" calcext:value-type="float">
            <text:p>328776</text:p>
          </table:table-cell>
          <table:table-cell table:number-columns-repeated="2"/>
          <table:table-cell office:value-type="float" office:value="636992" calcext:value-type="float">
            <text:p>636992</text:p>
          </table:table-cell>
          <table:table-cell table:number-columns-repeated="3"/>
          <table:table-cell office:value-type="float" office:value="353239" calcext:value-type="float">
            <text:p>353239</text:p>
          </table:table-cell>
          <table:table-cell table:number-columns-repeated="3"/>
          <table:table-cell office:value-type="float" office:value="646099" calcext:value-type="float">
            <text:p>646099</text:p>
          </table:table-cell>
          <table:table-cell/>
          <table:table-cell office:value-type="float" office:value="2659012" calcext:value-type="float">
            <text:p>2659012</text:p>
          </table:table-cell>
          <table:table-cell/>
          <table:table-cell office:value-type="float" office:value="3002277" calcext:value-type="float">
            <text:p>3002277</text:p>
          </table:table-cell>
          <table:table-cell/>
          <table:table-cell office:value-type="float" office:value="7961602" calcext:value-type="float">
            <text:p>7961602</text:p>
          </table:table-cell>
          <table:table-cell/>
          <table:table-cell office:value-type="float" office:value="7169069" calcext:value-type="float">
            <text:p>7169069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3745" calcext:value-type="float">
            <text:p>343745</text:p>
          </table:table-cell>
          <table:table-cell table:number-columns-repeated="2"/>
          <table:table-cell office:value-type="float" office:value="345545" calcext:value-type="float">
            <text:p>345545</text:p>
          </table:table-cell>
          <table:table-cell/>
          <table:table-cell office:value-type="float" office:value="1469440" calcext:value-type="float">
            <text:p>1469440</text:p>
          </table:table-cell>
          <table:table-cell/>
          <table:table-cell office:value-type="float" office:value="1474956" calcext:value-type="float">
            <text:p>1474956</text:p>
          </table:table-cell>
          <table:table-cell table:number-columns-repeated="2"/>
          <table:table-cell office:value-type="float" office:value="837595" calcext:value-type="float">
            <text:p>837595</text:p>
          </table:table-cell>
          <table:table-cell table:number-columns-repeated="2"/>
          <table:table-cell office:value-type="float" office:value="321698" calcext:value-type="float">
            <text:p>321698</text:p>
          </table:table-cell>
          <table:table-cell table:number-columns-repeated="2"/>
          <table:table-cell office:value-type="float" office:value="832060" calcext:value-type="float">
            <text:p>832060</text:p>
          </table:table-cell>
          <table:table-cell table:number-columns-repeated="3"/>
          <table:table-cell office:value-type="float" office:value="358193" calcext:value-type="float">
            <text:p>358193</text:p>
          </table:table-cell>
          <table:table-cell table:number-columns-repeated="3"/>
          <table:table-cell office:value-type="float" office:value="852531" calcext:value-type="float">
            <text:p>852531</text:p>
          </table:table-cell>
          <table:table-cell/>
          <table:table-cell office:value-type="float" office:value="2582699" calcext:value-type="float">
            <text:p>2582699</text:p>
          </table:table-cell>
          <table:table-cell/>
          <table:table-cell office:value-type="float" office:value="3066620" calcext:value-type="float">
            <text:p>3066620</text:p>
          </table:table-cell>
          <table:table-cell/>
          <table:table-cell office:value-type="float" office:value="6752645" calcext:value-type="float">
            <text:p>6752645</text:p>
          </table:table-cell>
          <table:table-cell/>
          <table:table-cell office:value-type="float" office:value="6493199" calcext:value-type="float">
            <text:p>6493199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53118" calcext:value-type="float">
            <text:p>253118</text:p>
          </table:table-cell>
          <table:table-cell table:number-columns-repeated="2"/>
          <table:table-cell office:value-type="float" office:value="262956" calcext:value-type="float">
            <text:p>262956</text:p>
          </table:table-cell>
          <table:table-cell/>
          <table:table-cell office:value-type="float" office:value="1179049" calcext:value-type="float">
            <text:p>1179049</text:p>
          </table:table-cell>
          <table:table-cell/>
          <table:table-cell office:value-type="float" office:value="1131095" calcext:value-type="float">
            <text:p>1131095</text:p>
          </table:table-cell>
          <table:table-cell table:number-columns-repeated="2"/>
          <table:table-cell office:value-type="float" office:value="986326" calcext:value-type="float">
            <text:p>986326</text:p>
          </table:table-cell>
          <table:table-cell table:number-columns-repeated="2"/>
          <table:table-cell office:value-type="float" office:value="322680" calcext:value-type="float">
            <text:p>322680</text:p>
          </table:table-cell>
          <table:table-cell table:number-columns-repeated="2"/>
          <table:table-cell office:value-type="float" office:value="997845" calcext:value-type="float">
            <text:p>997845</text:p>
          </table:table-cell>
          <table:table-cell table:number-columns-repeated="3"/>
          <table:table-cell office:value-type="float" office:value="356772" calcext:value-type="float">
            <text:p>356772</text:p>
          </table:table-cell>
          <table:table-cell table:number-columns-repeated="2"/>
          <table:table-cell office:value-type="float" office:value="1002734" calcext:value-type="float">
            <text:p>1002734</text:p>
          </table:table-cell>
          <table:table-cell/>
          <table:table-cell office:value-type="float" office:value="2586983" calcext:value-type="float">
            <text:p>2586983</text:p>
          </table:table-cell>
          <table:table-cell/>
          <table:table-cell office:value-type="float" office:value="2972964" calcext:value-type="float">
            <text:p>2972964</text:p>
          </table:table-cell>
          <table:table-cell/>
          <table:table-cell office:value-type="float" office:value="4252972" calcext:value-type="float">
            <text:p>4252972</text:p>
          </table:table-cell>
          <table:table-cell/>
          <table:table-cell office:value-type="float" office:value="6401560" calcext:value-type="float">
            <text:p>6401560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58259" calcext:value-type="float">
            <text:p>358259</text:p>
          </table:table-cell>
          <table:table-cell table:number-columns-repeated="2"/>
          <table:table-cell office:value-type="float" office:value="324501" calcext:value-type="float">
            <text:p>324501</text:p>
          </table:table-cell>
          <table:table-cell/>
          <table:table-cell office:value-type="float" office:value="1615738" calcext:value-type="float">
            <text:p>1615738</text:p>
          </table:table-cell>
          <table:table-cell/>
          <table:table-cell office:value-type="float" office:value="1593793" calcext:value-type="float">
            <text:p>1593793</text:p>
          </table:table-cell>
          <table:table-cell/>
          <table:table-cell office:value-type="float" office:value="1201150" calcext:value-type="float">
            <text:p>1201150</text:p>
          </table:table-cell>
          <table:table-cell table:number-columns-repeated="2"/>
          <table:table-cell office:value-type="float" office:value="349936" calcext:value-type="float">
            <text:p>349936</text:p>
          </table:table-cell>
          <table:table-cell/>
          <table:table-cell office:value-type="float" office:value="1173628" calcext:value-type="float">
            <text:p>1173628</text:p>
          </table:table-cell>
          <table:table-cell table:number-columns-repeated="3"/>
          <table:table-cell office:value-type="float" office:value="362964" calcext:value-type="float">
            <text:p>362964</text:p>
          </table:table-cell>
          <table:table-cell table:number-columns-repeated="2"/>
          <table:table-cell office:value-type="float" office:value="1162484" calcext:value-type="float">
            <text:p>1162484</text:p>
          </table:table-cell>
          <table:table-cell/>
          <table:table-cell office:value-type="float" office:value="2408458" calcext:value-type="float">
            <text:p>2408458</text:p>
          </table:table-cell>
          <table:table-cell/>
          <table:table-cell office:value-type="float" office:value="2770550" calcext:value-type="float">
            <text:p>2770550</text:p>
          </table:table-cell>
          <table:table-cell/>
          <table:table-cell office:value-type="float" office:value="4368414" calcext:value-type="float">
            <text:p>4368414</text:p>
          </table:table-cell>
          <table:table-cell/>
          <table:table-cell office:value-type="float" office:value="6475912" calcext:value-type="float">
            <text:p>6475912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61107" calcext:value-type="float">
            <text:p>361107</text:p>
          </table:table-cell>
          <table:table-cell table:number-columns-repeated="2"/>
          <table:table-cell office:value-type="float" office:value="325574" calcext:value-type="float">
            <text:p>325574</text:p>
          </table:table-cell>
          <table:table-cell/>
          <table:table-cell office:value-type="float" office:value="1754220" calcext:value-type="float">
            <text:p>1754220</text:p>
          </table:table-cell>
          <table:table-cell/>
          <table:table-cell office:value-type="float" office:value="1709817" calcext:value-type="float">
            <text:p>1709817</text:p>
          </table:table-cell>
          <table:table-cell/>
          <table:table-cell office:value-type="float" office:value="1281814" calcext:value-type="float">
            <text:p>1281814</text:p>
          </table:table-cell>
          <table:table-cell table:number-columns-repeated="2"/>
          <table:table-cell office:value-type="float" office:value="344092" calcext:value-type="float">
            <text:p>344092</text:p>
          </table:table-cell>
          <table:table-cell/>
          <table:table-cell office:value-type="float" office:value="1284541" calcext:value-type="float">
            <text:p>1284541</text:p>
          </table:table-cell>
          <table:table-cell table:number-columns-repeated="3"/>
          <table:table-cell office:value-type="float" office:value="345469" calcext:value-type="float">
            <text:p>345469</text:p>
          </table:table-cell>
          <table:table-cell table:number-columns-repeated="2"/>
          <table:table-cell office:value-type="float" office:value="1265534" calcext:value-type="float">
            <text:p>1265534</text:p>
          </table:table-cell>
          <table:table-cell/>
          <table:table-cell office:value-type="float" office:value="2071252" calcext:value-type="float">
            <text:p>2071252</text:p>
          </table:table-cell>
          <table:table-cell/>
          <table:table-cell office:value-type="float" office:value="3013914" calcext:value-type="float">
            <text:p>3013914</text:p>
          </table:table-cell>
          <table:table-cell/>
          <table:table-cell office:value-type="float" office:value="4464989" calcext:value-type="float">
            <text:p>4464989</text:p>
          </table:table-cell>
          <table:table-cell/>
          <table:table-cell office:value-type="float" office:value="6508535" calcext:value-type="float">
            <text:p>6508535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47837" calcext:value-type="float">
            <text:p>347837</text:p>
          </table:table-cell>
          <table:table-cell table:number-columns-repeated="2"/>
          <table:table-cell office:value-type="float" office:value="270331" calcext:value-type="float">
            <text:p>270331</text:p>
          </table:table-cell>
          <table:table-cell table:number-columns-repeated="2"/>
          <table:table-cell office:value-type="float" office:value="841413" calcext:value-type="float">
            <text:p>841413</text:p>
          </table:table-cell>
          <table:table-cell table:number-columns-repeated="2"/>
          <table:table-cell office:value-type="float" office:value="690452" calcext:value-type="float">
            <text:p>690452</text:p>
          </table:table-cell>
          <table:table-cell/>
          <table:table-cell office:value-type="float" office:value="1065912" calcext:value-type="float">
            <text:p>1065912</text:p>
          </table:table-cell>
          <table:table-cell table:number-columns-repeated="2"/>
          <table:table-cell office:value-type="float" office:value="334870" calcext:value-type="float">
            <text:p>334870</text:p>
          </table:table-cell>
          <table:table-cell table:number-columns-repeated="2"/>
          <table:table-cell office:value-type="float" office:value="990916" calcext:value-type="float">
            <text:p>990916</text:p>
          </table:table-cell>
          <table:table-cell table:number-columns-repeated="3"/>
          <table:table-cell office:value-type="float" office:value="344643" calcext:value-type="float">
            <text:p>344643</text:p>
          </table:table-cell>
          <table:table-cell table:number-columns-repeated="2"/>
          <table:table-cell office:value-type="float" office:value="1412344" calcext:value-type="float">
            <text:p>1412344</text:p>
          </table:table-cell>
          <table:table-cell/>
          <table:table-cell office:value-type="float" office:value="2108910" calcext:value-type="float">
            <text:p>2108910</text:p>
          </table:table-cell>
          <table:table-cell/>
          <table:table-cell office:value-type="float" office:value="2379752" calcext:value-type="float">
            <text:p>2379752</text:p>
          </table:table-cell>
          <table:table-cell/>
          <table:table-cell office:value-type="float" office:value="4050112" calcext:value-type="float">
            <text:p>4050112</text:p>
          </table:table-cell>
          <table:table-cell/>
          <table:table-cell office:value-type="float" office:value="5792610" calcext:value-type="float">
            <text:p>5792610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34492" calcext:value-type="float">
            <text:p>334492</text:p>
          </table:table-cell>
          <table:table-cell table:number-columns-repeated="2"/>
          <table:table-cell office:value-type="float" office:value="330708" calcext:value-type="float">
            <text:p>330708</text:p>
          </table:table-cell>
          <table:table-cell/>
          <table:table-cell office:value-type="float" office:value="2071857" calcext:value-type="float">
            <text:p>2071857</text:p>
          </table:table-cell>
          <table:table-cell/>
          <table:table-cell office:value-type="float" office:value="2068785" calcext:value-type="float">
            <text:p>2068785</text:p>
          </table:table-cell>
          <table:table-cell/>
          <table:table-cell office:value-type="float" office:value="1444701" calcext:value-type="float">
            <text:p>1444701</text:p>
          </table:table-cell>
          <table:table-cell table:number-columns-repeated="2"/>
          <table:table-cell office:value-type="float" office:value="351073" calcext:value-type="float">
            <text:p>351073</text:p>
          </table:table-cell>
          <table:table-cell/>
          <table:table-cell office:value-type="float" office:value="1428134" calcext:value-type="float">
            <text:p>1428134</text:p>
          </table:table-cell>
          <table:table-cell table:number-columns-repeated="3"/>
          <table:table-cell office:value-type="float" office:value="319518" calcext:value-type="float">
            <text:p>319518</text:p>
          </table:table-cell>
          <table:table-cell table:number-columns-repeated="2"/>
          <table:table-cell office:value-type="float" office:value="1033576" calcext:value-type="float">
            <text:p>1033576</text:p>
          </table:table-cell>
          <table:table-cell/>
          <table:table-cell office:value-type="float" office:value="2123811" calcext:value-type="float">
            <text:p>2123811</text:p>
          </table:table-cell>
          <table:table-cell/>
          <table:table-cell office:value-type="float" office:value="2353130" calcext:value-type="float">
            <text:p>2353130</text:p>
          </table:table-cell>
          <table:table-cell/>
          <table:table-cell office:value-type="float" office:value="4021110" calcext:value-type="float">
            <text:p>4021110</text:p>
          </table:table-cell>
          <table:table-cell/>
          <table:table-cell office:value-type="float" office:value="5584769" calcext:value-type="float">
            <text:p>5584769</text:p>
          </table:table-cell>
          <table:table-cell table:number-columns-repeated="34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23221" calcext:value-type="float">
            <text:p>323221</text:p>
          </table:table-cell>
          <table:table-cell table:number-columns-repeated="2"/>
          <table:table-cell office:value-type="float" office:value="311885" calcext:value-type="float">
            <text:p>311885</text:p>
          </table:table-cell>
          <table:table-cell table:number-columns-repeated="2"/>
          <table:table-cell office:value-type="float" office:value="285317" calcext:value-type="float">
            <text:p>285317</text:p>
          </table:table-cell>
          <table:table-cell table:number-columns-repeated="2"/>
          <table:table-cell office:value-type="float" office:value="596626" calcext:value-type="float">
            <text:p>596626</text:p>
          </table:table-cell>
          <table:table-cell table:number-columns-repeated="2"/>
          <table:table-cell office:value-type="float" office:value="333206" calcext:value-type="float">
            <text:p>333206</text:p>
          </table:table-cell>
          <table:table-cell table:number-columns-repeated="2"/>
          <table:table-cell office:value-type="float" office:value="358914" calcext:value-type="float">
            <text:p>358914</text:p>
          </table:table-cell>
          <table:table-cell table:number-columns-repeated="2"/>
          <table:table-cell office:value-type="float" office:value="343050" calcext:value-type="float">
            <text:p>343050</text:p>
          </table:table-cell>
          <table:table-cell table:number-columns-repeated="3"/>
          <table:table-cell office:value-type="float" office:value="339445" calcext:value-type="float">
            <text:p>339445</text:p>
          </table:table-cell>
          <table:table-cell table:number-columns-repeated="3"/>
          <table:table-cell office:value-type="float" office:value="343039" calcext:value-type="float">
            <text:p>343039</text:p>
          </table:table-cell>
          <table:table-cell/>
          <table:table-cell office:value-type="float" office:value="3175137" calcext:value-type="float">
            <text:p>3175137</text:p>
          </table:table-cell>
          <table:table-cell/>
          <table:table-cell office:value-type="float" office:value="4135672" calcext:value-type="float">
            <text:p>4135672</text:p>
          </table:table-cell>
          <table:table-cell/>
          <table:table-cell office:value-type="float" office:value="5863142" calcext:value-type="float">
            <text:p>5863142</text:p>
          </table:table-cell>
          <table:table-cell/>
          <table:table-cell office:value-type="float" office:value="7052676" calcext:value-type="float">
            <text:p>7052676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5611" calcext:value-type="float">
            <text:p>325611</text:p>
          </table:table-cell>
          <table:table-cell table:number-columns-repeated="2"/>
          <table:table-cell office:value-type="float" office:value="266147" calcext:value-type="float">
            <text:p>266147</text:p>
          </table:table-cell>
          <table:table-cell table:number-columns-repeated="2"/>
          <table:table-cell office:value-type="float" office:value="428629" calcext:value-type="float">
            <text:p>428629</text:p>
          </table:table-cell>
          <table:table-cell table:number-columns-repeated="2"/>
          <table:table-cell office:value-type="float" office:value="941704" calcext:value-type="float">
            <text:p>941704</text:p>
          </table:table-cell>
          <table:table-cell table:number-columns-repeated="2"/>
          <table:table-cell office:value-type="float" office:value="506016" calcext:value-type="float">
            <text:p>506016</text:p>
          </table:table-cell>
          <table:table-cell table:number-columns-repeated="2"/>
          <table:table-cell office:value-type="float" office:value="341864" calcext:value-type="float">
            <text:p>341864</text:p>
          </table:table-cell>
          <table:table-cell table:number-columns-repeated="2"/>
          <table:table-cell office:value-type="float" office:value="508074" calcext:value-type="float">
            <text:p>508074</text:p>
          </table:table-cell>
          <table:table-cell table:number-columns-repeated="3"/>
          <table:table-cell office:value-type="float" office:value="350508" calcext:value-type="float">
            <text:p>350508</text:p>
          </table:table-cell>
          <table:table-cell table:number-columns-repeated="3"/>
          <table:table-cell office:value-type="float" office:value="512806" calcext:value-type="float">
            <text:p>512806</text:p>
          </table:table-cell>
          <table:table-cell/>
          <table:table-cell office:value-type="float" office:value="3160911" calcext:value-type="float">
            <text:p>3160911</text:p>
          </table:table-cell>
          <table:table-cell/>
          <table:table-cell office:value-type="float" office:value="4923449" calcext:value-type="float">
            <text:p>4923449</text:p>
          </table:table-cell>
          <table:table-cell/>
          <table:table-cell office:value-type="float" office:value="5667793" calcext:value-type="float">
            <text:p>5667793</text:p>
          </table:table-cell>
          <table:table-cell/>
          <table:table-cell office:value-type="float" office:value="7017633" calcext:value-type="float">
            <text:p>7017633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01965" calcext:value-type="float">
            <text:p>301965</text:p>
          </table:table-cell>
          <table:table-cell table:number-columns-repeated="2"/>
          <table:table-cell office:value-type="float" office:value="341899" calcext:value-type="float">
            <text:p>341899</text:p>
          </table:table-cell>
          <table:table-cell/>
          <table:table-cell office:value-type="float" office:value="1262949" calcext:value-type="float">
            <text:p>1262949</text:p>
          </table:table-cell>
          <table:table-cell/>
          <table:table-cell office:value-type="float" office:value="1268617" calcext:value-type="float">
            <text:p>1268617</text:p>
          </table:table-cell>
          <table:table-cell table:number-columns-repeated="2"/>
          <table:table-cell office:value-type="float" office:value="666905" calcext:value-type="float">
            <text:p>666905</text:p>
          </table:table-cell>
          <table:table-cell table:number-columns-repeated="2"/>
          <table:table-cell office:value-type="float" office:value="350778" calcext:value-type="float">
            <text:p>350778</text:p>
          </table:table-cell>
          <table:table-cell table:number-columns-repeated="2"/>
          <table:table-cell office:value-type="float" office:value="622164" calcext:value-type="float">
            <text:p>622164</text:p>
          </table:table-cell>
          <table:table-cell table:number-columns-repeated="3"/>
          <table:table-cell office:value-type="float" office:value="343434" calcext:value-type="float">
            <text:p>343434</text:p>
          </table:table-cell>
          <table:table-cell table:number-columns-repeated="3"/>
          <table:table-cell office:value-type="float" office:value="649750" calcext:value-type="float">
            <text:p>649750</text:p>
          </table:table-cell>
          <table:table-cell/>
          <table:table-cell office:value-type="float" office:value="3190982" calcext:value-type="float">
            <text:p>3190982</text:p>
          </table:table-cell>
          <table:table-cell/>
          <table:table-cell office:value-type="float" office:value="4109841" calcext:value-type="float">
            <text:p>4109841</text:p>
          </table:table-cell>
          <table:table-cell/>
          <table:table-cell office:value-type="float" office:value="5503752" calcext:value-type="float">
            <text:p>5503752</text:p>
          </table:table-cell>
          <table:table-cell/>
          <table:table-cell office:value-type="float" office:value="6661349" calcext:value-type="float">
            <text:p>6661349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2992" calcext:value-type="float">
            <text:p>342992</text:p>
          </table:table-cell>
          <table:table-cell table:number-columns-repeated="2"/>
          <table:table-cell office:value-type="float" office:value="264713" calcext:value-type="float">
            <text:p>264713</text:p>
          </table:table-cell>
          <table:table-cell table:number-columns-repeated="2"/>
          <table:table-cell office:value-type="float" office:value="657996" calcext:value-type="float">
            <text:p>657996</text:p>
          </table:table-cell>
          <table:table-cell/>
          <table:table-cell office:value-type="float" office:value="1483734" calcext:value-type="float">
            <text:p>1483734</text:p>
          </table:table-cell>
          <table:table-cell table:number-columns-repeated="2"/>
          <table:table-cell office:value-type="float" office:value="865861" calcext:value-type="float">
            <text:p>865861</text:p>
          </table:table-cell>
          <table:table-cell table:number-columns-repeated="2"/>
          <table:table-cell office:value-type="float" office:value="326145" calcext:value-type="float">
            <text:p>326145</text:p>
          </table:table-cell>
          <table:table-cell table:number-columns-repeated="2"/>
          <table:table-cell office:value-type="float" office:value="847926" calcext:value-type="float">
            <text:p>847926</text:p>
          </table:table-cell>
          <table:table-cell table:number-columns-repeated="3"/>
          <table:table-cell office:value-type="float" office:value="356778" calcext:value-type="float">
            <text:p>356778</text:p>
          </table:table-cell>
          <table:table-cell table:number-columns-repeated="3"/>
          <table:table-cell office:value-type="float" office:value="838084" calcext:value-type="float">
            <text:p>838084</text:p>
          </table:table-cell>
          <table:table-cell/>
          <table:table-cell office:value-type="float" office:value="3187337" calcext:value-type="float">
            <text:p>3187337</text:p>
          </table:table-cell>
          <table:table-cell/>
          <table:table-cell office:value-type="float" office:value="3894290" calcext:value-type="float">
            <text:p>3894290</text:p>
          </table:table-cell>
          <table:table-cell/>
          <table:table-cell office:value-type="float" office:value="5712122" calcext:value-type="float">
            <text:p>5712122</text:p>
          </table:table-cell>
          <table:table-cell/>
          <table:table-cell office:value-type="float" office:value="6767978" calcext:value-type="float">
            <text:p>6767978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45360" calcext:value-type="float">
            <text:p>345360</text:p>
          </table:table-cell>
          <table:table-cell table:number-columns-repeated="2"/>
          <table:table-cell office:value-type="float" office:value="263079" calcext:value-type="float">
            <text:p>263079</text:p>
          </table:table-cell>
          <table:table-cell table:number-columns-repeated="2"/>
          <table:table-cell office:value-type="float" office:value="722027" calcext:value-type="float">
            <text:p>722027</text:p>
          </table:table-cell>
          <table:table-cell/>
          <table:table-cell office:value-type="float" office:value="1373340" calcext:value-type="float">
            <text:p>1373340</text:p>
          </table:table-cell>
          <table:table-cell/>
          <table:table-cell office:value-type="float" office:value="1039719" calcext:value-type="float">
            <text:p>1039719</text:p>
          </table:table-cell>
          <table:table-cell table:number-columns-repeated="2"/>
          <table:table-cell office:value-type="float" office:value="339272" calcext:value-type="float">
            <text:p>339272</text:p>
          </table:table-cell>
          <table:table-cell/>
          <table:table-cell office:value-type="float" office:value="1070355" calcext:value-type="float">
            <text:p>1070355</text:p>
          </table:table-cell>
          <table:table-cell table:number-columns-repeated="3"/>
          <table:table-cell office:value-type="float" office:value="349028" calcext:value-type="float">
            <text:p>349028</text:p>
          </table:table-cell>
          <table:table-cell table:number-columns-repeated="2"/>
          <table:table-cell office:value-type="float" office:value="1060800" calcext:value-type="float">
            <text:p>1060800</text:p>
          </table:table-cell>
          <table:table-cell/>
          <table:table-cell office:value-type="float" office:value="3199450" calcext:value-type="float">
            <text:p>3199450</text:p>
          </table:table-cell>
          <table:table-cell/>
          <table:table-cell office:value-type="float" office:value="3812725" calcext:value-type="float">
            <text:p>3812725</text:p>
          </table:table-cell>
          <table:table-cell/>
          <table:table-cell office:value-type="float" office:value="5667486" calcext:value-type="float">
            <text:p>5667486</text:p>
          </table:table-cell>
          <table:table-cell/>
          <table:table-cell office:value-type="float" office:value="6799221" calcext:value-type="float">
            <text:p>6799221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1664" calcext:value-type="float">
            <text:p>271664</text:p>
          </table:table-cell>
          <table:table-cell table:number-columns-repeated="2"/>
          <table:table-cell office:value-type="float" office:value="521857" calcext:value-type="float">
            <text:p>521857</text:p>
          </table:table-cell>
          <table:table-cell/>
          <table:table-cell office:value-type="float" office:value="1663229" calcext:value-type="float">
            <text:p>1663229</text:p>
          </table:table-cell>
          <table:table-cell/>
          <table:table-cell office:value-type="float" office:value="1600302" calcext:value-type="float">
            <text:p>1600302</text:p>
          </table:table-cell>
          <table:table-cell/>
          <table:table-cell office:value-type="float" office:value="1332574" calcext:value-type="float">
            <text:p>1332574</text:p>
          </table:table-cell>
          <table:table-cell table:number-columns-repeated="2"/>
          <table:table-cell office:value-type="float" office:value="966520" calcext:value-type="float">
            <text:p>966520</text:p>
          </table:table-cell>
          <table:table-cell/>
          <table:table-cell office:value-type="float" office:value="1461434" calcext:value-type="float">
            <text:p>1461434</text:p>
          </table:table-cell>
          <table:table-cell table:number-columns-repeated="3"/>
          <table:table-cell office:value-type="float" office:value="371845" calcext:value-type="float">
            <text:p>371845</text:p>
          </table:table-cell>
          <table:table-cell table:number-columns-repeated="2"/>
          <table:table-cell office:value-type="float" office:value="1417147" calcext:value-type="float">
            <text:p>1417147</text:p>
          </table:table-cell>
          <table:table-cell/>
          <table:table-cell office:value-type="float" office:value="2822576" calcext:value-type="float">
            <text:p>2822576</text:p>
          </table:table-cell>
          <table:table-cell/>
          <table:table-cell office:value-type="float" office:value="3376449" calcext:value-type="float">
            <text:p>3376449</text:p>
          </table:table-cell>
          <table:table-cell/>
          <table:table-cell office:value-type="float" office:value="5676454" calcext:value-type="float">
            <text:p>5676454</text:p>
          </table:table-cell>
          <table:table-cell/>
          <table:table-cell office:value-type="float" office:value="6947067" calcext:value-type="float">
            <text:p>6947067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66128" calcext:value-type="float">
            <text:p>266128</text:p>
          </table:table-cell>
          <table:table-cell table:number-columns-repeated="2"/>
          <table:table-cell office:value-type="float" office:value="279930" calcext:value-type="float">
            <text:p>279930</text:p>
          </table:table-cell>
          <table:table-cell/>
          <table:table-cell office:value-type="float" office:value="1868807" calcext:value-type="float">
            <text:p>1868807</text:p>
          </table:table-cell>
          <table:table-cell/>
          <table:table-cell office:value-type="float" office:value="1888462" calcext:value-type="float">
            <text:p>1888462</text:p>
          </table:table-cell>
          <table:table-cell/>
          <table:table-cell office:value-type="float" office:value="1311706" calcext:value-type="float">
            <text:p>1311706</text:p>
          </table:table-cell>
          <table:table-cell table:number-columns-repeated="2"/>
          <table:table-cell office:value-type="float" office:value="342143" calcext:value-type="float">
            <text:p>342143</text:p>
          </table:table-cell>
          <table:table-cell/>
          <table:table-cell office:value-type="float" office:value="1299489" calcext:value-type="float">
            <text:p>1299489</text:p>
          </table:table-cell>
          <table:table-cell table:number-columns-repeated="3"/>
          <table:table-cell office:value-type="float" office:value="353253" calcext:value-type="float">
            <text:p>353253</text:p>
          </table:table-cell>
          <table:table-cell table:number-columns-repeated="2"/>
          <table:table-cell office:value-type="float" office:value="1325087" calcext:value-type="float">
            <text:p>1325087</text:p>
          </table:table-cell>
          <table:table-cell/>
          <table:table-cell office:value-type="float" office:value="2342956" calcext:value-type="float">
            <text:p>2342956</text:p>
          </table:table-cell>
          <table:table-cell/>
          <table:table-cell office:value-type="float" office:value="2723815" calcext:value-type="float">
            <text:p>2723815</text:p>
          </table:table-cell>
          <table:table-cell/>
          <table:table-cell office:value-type="float" office:value="8379759" calcext:value-type="float">
            <text:p>8379759</text:p>
          </table:table-cell>
          <table:table-cell/>
          <table:table-cell office:value-type="float" office:value="7258992" calcext:value-type="float">
            <text:p>7258992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85340" calcext:value-type="float">
            <text:p>285340</text:p>
          </table:table-cell>
          <table:table-cell table:number-columns-repeated="2"/>
          <table:table-cell office:value-type="float" office:value="317118" calcext:value-type="float">
            <text:p>317118</text:p>
          </table:table-cell>
          <table:table-cell/>
          <table:table-cell office:value-type="float" office:value="2098419" calcext:value-type="float">
            <text:p>2098419</text:p>
          </table:table-cell>
          <table:table-cell/>
          <table:table-cell office:value-type="float" office:value="2093351" calcext:value-type="float">
            <text:p>2093351</text:p>
          </table:table-cell>
          <table:table-cell/>
          <table:table-cell office:value-type="float" office:value="1419131" calcext:value-type="float">
            <text:p>1419131</text:p>
          </table:table-cell>
          <table:table-cell table:number-columns-repeated="2"/>
          <table:table-cell office:value-type="float" office:value="338927" calcext:value-type="float">
            <text:p>338927</text:p>
          </table:table-cell>
          <table:table-cell/>
          <table:table-cell office:value-type="float" office:value="1399698" calcext:value-type="float">
            <text:p>1399698</text:p>
          </table:table-cell>
          <table:table-cell table:number-columns-repeated="3"/>
          <table:table-cell office:value-type="float" office:value="357335" calcext:value-type="float">
            <text:p>357335</text:p>
          </table:table-cell>
          <table:table-cell table:number-columns-repeated="2"/>
          <table:table-cell office:value-type="float" office:value="1404460" calcext:value-type="float">
            <text:p>1404460</text:p>
          </table:table-cell>
          <table:table-cell/>
          <table:table-cell office:value-type="float" office:value="2331049" calcext:value-type="float">
            <text:p>2331049</text:p>
          </table:table-cell>
          <table:table-cell/>
          <table:table-cell office:value-type="float" office:value="2658902" calcext:value-type="float">
            <text:p>2658902</text:p>
          </table:table-cell>
          <table:table-cell/>
          <table:table-cell office:value-type="float" office:value="5482292" calcext:value-type="float">
            <text:p>5482292</text:p>
          </table:table-cell>
          <table:table-cell/>
          <table:table-cell office:value-type="float" office:value="5971861" calcext:value-type="float">
            <text:p>5971861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90773" calcext:value-type="float">
            <text:p>390773</text:p>
          </table:table-cell>
          <table:table-cell table:number-columns-repeated="2"/>
          <table:table-cell office:value-type="float" office:value="251338" calcext:value-type="float">
            <text:p>251338</text:p>
          </table:table-cell>
          <table:table-cell/>
          <table:table-cell office:value-type="float" office:value="1581658" calcext:value-type="float">
            <text:p>1581658</text:p>
          </table:table-cell>
          <table:table-cell/>
          <table:table-cell office:value-type="float" office:value="2261460" calcext:value-type="float">
            <text:p>2261460</text:p>
          </table:table-cell>
          <table:table-cell/>
          <table:table-cell office:value-type="float" office:value="1469231" calcext:value-type="float">
            <text:p>1469231</text:p>
          </table:table-cell>
          <table:table-cell table:number-columns-repeated="2"/>
          <table:table-cell office:value-type="float" office:value="357780" calcext:value-type="float">
            <text:p>357780</text:p>
          </table:table-cell>
          <table:table-cell/>
          <table:table-cell office:value-type="float" office:value="1471454" calcext:value-type="float">
            <text:p>1471454</text:p>
          </table:table-cell>
          <table:table-cell table:number-columns-repeated="3"/>
          <table:table-cell office:value-type="float" office:value="336559" calcext:value-type="float">
            <text:p>336559</text:p>
          </table:table-cell>
          <table:table-cell table:number-columns-repeated="2"/>
          <table:table-cell office:value-type="float" office:value="1483386" calcext:value-type="float">
            <text:p>1483386</text:p>
          </table:table-cell>
          <table:table-cell/>
          <table:table-cell office:value-type="float" office:value="2306661" calcext:value-type="float">
            <text:p>2306661</text:p>
          </table:table-cell>
          <table:table-cell/>
          <table:table-cell office:value-type="float" office:value="2682920" calcext:value-type="float">
            <text:p>2682920</text:p>
          </table:table-cell>
          <table:table-cell/>
          <table:table-cell office:value-type="float" office:value="5071948" calcext:value-type="float">
            <text:p>5071948</text:p>
          </table:table-cell>
          <table:table-cell/>
          <table:table-cell office:value-type="float" office:value="5512499" calcext:value-type="float">
            <text:p>5512499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82532" calcext:value-type="float">
            <text:p>282532</text:p>
          </table:table-cell>
          <table:table-cell table:number-columns-repeated="2"/>
          <table:table-cell office:value-type="float" office:value="334623" calcext:value-type="float">
            <text:p>334623</text:p>
          </table:table-cell>
          <table:table-cell table:number-columns-repeated="2"/>
          <table:table-cell office:value-type="float" office:value="602319" calcext:value-type="float">
            <text:p>602319</text:p>
          </table:table-cell>
          <table:table-cell table:number-columns-repeated="2"/>
          <table:table-cell office:value-type="float" office:value="603733" calcext:value-type="float">
            <text:p>603733</text:p>
          </table:table-cell>
          <table:table-cell table:number-columns-repeated="2"/>
          <table:table-cell office:value-type="float" office:value="338424" calcext:value-type="float">
            <text:p>338424</text:p>
          </table:table-cell>
          <table:table-cell table:number-columns-repeated="2"/>
          <table:table-cell office:value-type="float" office:value="338862" calcext:value-type="float">
            <text:p>338862</text:p>
          </table:table-cell>
          <table:table-cell table:number-columns-repeated="2"/>
          <table:table-cell office:value-type="float" office:value="344559" calcext:value-type="float">
            <text:p>344559</text:p>
          </table:table-cell>
          <table:table-cell table:number-columns-repeated="3"/>
          <table:table-cell office:value-type="float" office:value="304417" calcext:value-type="float">
            <text:p>304417</text:p>
          </table:table-cell>
          <table:table-cell table:number-columns-repeated="3"/>
          <table:table-cell office:value-type="float" office:value="292682" calcext:value-type="float">
            <text:p>292682</text:p>
          </table:table-cell>
          <table:table-cell/>
          <table:table-cell office:value-type="float" office:value="3611036" calcext:value-type="float">
            <text:p>3611036</text:p>
          </table:table-cell>
          <table:table-cell/>
          <table:table-cell office:value-type="float" office:value="4955529" calcext:value-type="float">
            <text:p>4955529</text:p>
          </table:table-cell>
          <table:table-cell/>
          <table:table-cell office:value-type="float" office:value="6810653" calcext:value-type="float">
            <text:p>6810653</text:p>
          </table:table-cell>
          <table:table-cell/>
          <table:table-cell office:value-type="float" office:value="7183500" calcext:value-type="float">
            <text:p>7183500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1735" calcext:value-type="float">
            <text:p>301735</text:p>
          </table:table-cell>
          <table:table-cell table:number-columns-repeated="2"/>
          <table:table-cell office:value-type="float" office:value="310547" calcext:value-type="float">
            <text:p>310547</text:p>
          </table:table-cell>
          <table:table-cell table:number-columns-repeated="2"/>
          <table:table-cell office:value-type="float" office:value="951463" calcext:value-type="float">
            <text:p>951463</text:p>
          </table:table-cell>
          <table:table-cell table:number-columns-repeated="2"/>
          <table:table-cell office:value-type="float" office:value="951384" calcext:value-type="float">
            <text:p>951384</text:p>
          </table:table-cell>
          <table:table-cell table:number-columns-repeated="2"/>
          <table:table-cell office:value-type="float" office:value="494942" calcext:value-type="float">
            <text:p>494942</text:p>
          </table:table-cell>
          <table:table-cell table:number-columns-repeated="2"/>
          <table:table-cell office:value-type="float" office:value="339092" calcext:value-type="float">
            <text:p>339092</text:p>
          </table:table-cell>
          <table:table-cell table:number-columns-repeated="2"/>
          <table:table-cell office:value-type="float" office:value="490020" calcext:value-type="float">
            <text:p>490020</text:p>
          </table:table-cell>
          <table:table-cell table:number-columns-repeated="3"/>
          <table:table-cell office:value-type="float" office:value="346094" calcext:value-type="float">
            <text:p>346094</text:p>
          </table:table-cell>
          <table:table-cell table:number-columns-repeated="3"/>
          <table:table-cell office:value-type="float" office:value="505425" calcext:value-type="float">
            <text:p>505425</text:p>
          </table:table-cell>
          <table:table-cell/>
          <table:table-cell office:value-type="float" office:value="3602128" calcext:value-type="float">
            <text:p>3602128</text:p>
          </table:table-cell>
          <table:table-cell/>
          <table:table-cell office:value-type="float" office:value="5453921" calcext:value-type="float">
            <text:p>5453921</text:p>
          </table:table-cell>
          <table:table-cell/>
          <table:table-cell office:value-type="float" office:value="6917595" calcext:value-type="float">
            <text:p>6917595</text:p>
          </table:table-cell>
          <table:table-cell/>
          <table:table-cell office:value-type="float" office:value="7305618" calcext:value-type="float">
            <text:p>7305618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40943" calcext:value-type="float">
            <text:p>340943</text:p>
          </table:table-cell>
          <table:table-cell table:number-columns-repeated="2"/>
          <table:table-cell office:value-type="float" office:value="337448" calcext:value-type="float">
            <text:p>337448</text:p>
          </table:table-cell>
          <table:table-cell/>
          <table:table-cell office:value-type="float" office:value="1233907" calcext:value-type="float">
            <text:p>1233907</text:p>
          </table:table-cell>
          <table:table-cell/>
          <table:table-cell office:value-type="float" office:value="1250060" calcext:value-type="float">
            <text:p>1250060</text:p>
          </table:table-cell>
          <table:table-cell table:number-columns-repeated="2"/>
          <table:table-cell office:value-type="float" office:value="645351" calcext:value-type="float">
            <text:p>645351</text:p>
          </table:table-cell>
          <table:table-cell table:number-columns-repeated="2"/>
          <table:table-cell office:value-type="float" office:value="287223" calcext:value-type="float">
            <text:p>287223</text:p>
          </table:table-cell>
          <table:table-cell table:number-columns-repeated="2"/>
          <table:table-cell office:value-type="float" office:value="567560" calcext:value-type="float">
            <text:p>567560</text:p>
          </table:table-cell>
          <table:table-cell table:number-columns-repeated="3"/>
          <table:table-cell office:value-type="float" office:value="331025" calcext:value-type="float">
            <text:p>331025</text:p>
          </table:table-cell>
          <table:table-cell table:number-columns-repeated="3"/>
          <table:table-cell office:value-type="float" office:value="630738" calcext:value-type="float">
            <text:p>630738</text:p>
          </table:table-cell>
          <table:table-cell/>
          <table:table-cell office:value-type="float" office:value="3568771" calcext:value-type="float">
            <text:p>3568771</text:p>
          </table:table-cell>
          <table:table-cell/>
          <table:table-cell office:value-type="float" office:value="4582616" calcext:value-type="float">
            <text:p>4582616</text:p>
          </table:table-cell>
          <table:table-cell/>
          <table:table-cell office:value-type="float" office:value="7952552" calcext:value-type="float">
            <text:p>7952552</text:p>
          </table:table-cell>
          <table:table-cell/>
          <table:table-cell office:value-type="float" office:value="6790642" calcext:value-type="float">
            <text:p>679064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67171" calcext:value-type="float">
            <text:p>367171</text:p>
          </table:table-cell>
          <table:table-cell table:number-columns-repeated="2"/>
          <table:table-cell office:value-type="float" office:value="305958" calcext:value-type="float">
            <text:p>305958</text:p>
          </table:table-cell>
          <table:table-cell/>
          <table:table-cell office:value-type="float" office:value="1000503" calcext:value-type="float">
            <text:p>1000503</text:p>
          </table:table-cell>
          <table:table-cell/>
          <table:table-cell office:value-type="float" office:value="1543178" calcext:value-type="float">
            <text:p>1543178</text:p>
          </table:table-cell>
          <table:table-cell table:number-columns-repeated="2"/>
          <table:table-cell office:value-type="float" office:value="902919" calcext:value-type="float">
            <text:p>902919</text:p>
          </table:table-cell>
          <table:table-cell table:number-columns-repeated="2"/>
          <table:table-cell office:value-type="float" office:value="338333" calcext:value-type="float">
            <text:p>338333</text:p>
          </table:table-cell>
          <table:table-cell table:number-columns-repeated="2"/>
          <table:table-cell office:value-type="float" office:value="866275" calcext:value-type="float">
            <text:p>866275</text:p>
          </table:table-cell>
          <table:table-cell table:number-columns-repeated="3"/>
          <table:table-cell office:value-type="float" office:value="336757" calcext:value-type="float">
            <text:p>336757</text:p>
          </table:table-cell>
          <table:table-cell table:number-columns-repeated="3"/>
          <table:table-cell office:value-type="float" office:value="862014" calcext:value-type="float">
            <text:p>862014</text:p>
          </table:table-cell>
          <table:table-cell/>
          <table:table-cell office:value-type="float" office:value="3610315" calcext:value-type="float">
            <text:p>3610315</text:p>
          </table:table-cell>
          <table:table-cell/>
          <table:table-cell office:value-type="float" office:value="4512294" calcext:value-type="float">
            <text:p>4512294</text:p>
          </table:table-cell>
          <table:table-cell/>
          <table:table-cell office:value-type="float" office:value="8199867" calcext:value-type="float">
            <text:p>8199867</text:p>
          </table:table-cell>
          <table:table-cell/>
          <table:table-cell office:value-type="float" office:value="6931222" calcext:value-type="float">
            <text:p>693122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18094" calcext:value-type="float">
            <text:p>318094</text:p>
          </table:table-cell>
          <table:table-cell table:number-columns-repeated="2"/>
          <table:table-cell office:value-type="float" office:value="333979" calcext:value-type="float">
            <text:p>333979</text:p>
          </table:table-cell>
          <table:table-cell/>
          <table:table-cell office:value-type="float" office:value="1428443" calcext:value-type="float">
            <text:p>1428443</text:p>
          </table:table-cell>
          <table:table-cell/>
          <table:table-cell office:value-type="float" office:value="1448525" calcext:value-type="float">
            <text:p>1448525</text:p>
          </table:table-cell>
          <table:table-cell/>
          <table:table-cell office:value-type="float" office:value="1040270" calcext:value-type="float">
            <text:p>1040270</text:p>
          </table:table-cell>
          <table:table-cell table:number-columns-repeated="2"/>
          <table:table-cell office:value-type="float" office:value="342740" calcext:value-type="float">
            <text:p>342740</text:p>
          </table:table-cell>
          <table:table-cell/>
          <table:table-cell office:value-type="float" office:value="1022167" calcext:value-type="float">
            <text:p>1022167</text:p>
          </table:table-cell>
          <table:table-cell table:number-columns-repeated="3"/>
          <table:table-cell office:value-type="float" office:value="276906" calcext:value-type="float">
            <text:p>276906</text:p>
          </table:table-cell>
          <table:table-cell table:number-columns-repeated="3"/>
          <table:table-cell office:value-type="float" office:value="971932" calcext:value-type="float">
            <text:p>971932</text:p>
          </table:table-cell>
          <table:table-cell/>
          <table:table-cell office:value-type="float" office:value="3532701" calcext:value-type="float">
            <text:p>3532701</text:p>
          </table:table-cell>
          <table:table-cell/>
          <table:table-cell office:value-type="float" office:value="4515092" calcext:value-type="float">
            <text:p>4515092</text:p>
          </table:table-cell>
          <table:table-cell/>
          <table:table-cell office:value-type="float" office:value="8160885" calcext:value-type="float">
            <text:p>8160885</text:p>
          </table:table-cell>
          <table:table-cell/>
          <table:table-cell office:value-type="float" office:value="6984365" calcext:value-type="float">
            <text:p>6984365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03275" calcext:value-type="float">
            <text:p>303275</text:p>
          </table:table-cell>
          <table:table-cell table:number-columns-repeated="2"/>
          <table:table-cell office:value-type="float" office:value="339230" calcext:value-type="float">
            <text:p>339230</text:p>
          </table:table-cell>
          <table:table-cell/>
          <table:table-cell office:value-type="float" office:value="1496625" calcext:value-type="float">
            <text:p>1496625</text:p>
          </table:table-cell>
          <table:table-cell/>
          <table:table-cell office:value-type="float" office:value="1497045" calcext:value-type="float">
            <text:p>1497045</text:p>
          </table:table-cell>
          <table:table-cell/>
          <table:table-cell office:value-type="float" office:value="1118904" calcext:value-type="float">
            <text:p>1118904</text:p>
          </table:table-cell>
          <table:table-cell table:number-columns-repeated="2"/>
          <table:table-cell office:value-type="float" office:value="233937" calcext:value-type="float">
            <text:p>233937</text:p>
          </table:table-cell>
          <table:table-cell/>
          <table:table-cell office:value-type="float" office:value="1015503" calcext:value-type="float">
            <text:p>1015503</text:p>
          </table:table-cell>
          <table:table-cell table:number-columns-repeated="3"/>
          <table:table-cell office:value-type="float" office:value="349750" calcext:value-type="float">
            <text:p>349750</text:p>
          </table:table-cell>
          <table:table-cell table:number-columns-repeated="2"/>
          <table:table-cell office:value-type="float" office:value="1013795" calcext:value-type="float">
            <text:p>1013795</text:p>
          </table:table-cell>
          <table:table-cell/>
          <table:table-cell office:value-type="float" office:value="3110642" calcext:value-type="float">
            <text:p>3110642</text:p>
          </table:table-cell>
          <table:table-cell/>
          <table:table-cell office:value-type="float" office:value="4099589" calcext:value-type="float">
            <text:p>4099589</text:p>
          </table:table-cell>
          <table:table-cell/>
          <table:table-cell office:value-type="float" office:value="6533795" calcext:value-type="float">
            <text:p>6533795</text:p>
          </table:table-cell>
          <table:table-cell/>
          <table:table-cell office:value-type="float" office:value="7086219" calcext:value-type="float">
            <text:p>7086219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43635" calcext:value-type="float">
            <text:p>343635</text:p>
          </table:table-cell>
          <table:table-cell table:number-columns-repeated="2"/>
          <table:table-cell office:value-type="float" office:value="335827" calcext:value-type="float">
            <text:p>335827</text:p>
          </table:table-cell>
          <table:table-cell/>
          <table:table-cell office:value-type="float" office:value="1985108" calcext:value-type="float">
            <text:p>1985108</text:p>
          </table:table-cell>
          <table:table-cell/>
          <table:table-cell office:value-type="float" office:value="1979124" calcext:value-type="float">
            <text:p>1979124</text:p>
          </table:table-cell>
          <table:table-cell/>
          <table:table-cell office:value-type="float" office:value="1325703" calcext:value-type="float">
            <text:p>1325703</text:p>
          </table:table-cell>
          <table:table-cell table:number-columns-repeated="2"/>
          <table:table-cell office:value-type="float" office:value="343152" calcext:value-type="float">
            <text:p>343152</text:p>
          </table:table-cell>
          <table:table-cell/>
          <table:table-cell office:value-type="float" office:value="1312465" calcext:value-type="float">
            <text:p>1312465</text:p>
          </table:table-cell>
          <table:table-cell table:number-columns-repeated="3"/>
          <table:table-cell office:value-type="float" office:value="269094" calcext:value-type="float">
            <text:p>269094</text:p>
          </table:table-cell>
          <table:table-cell table:number-columns-repeated="2"/>
          <table:table-cell office:value-type="float" office:value="1233383" calcext:value-type="float">
            <text:p>1233383</text:p>
          </table:table-cell>
          <table:table-cell/>
          <table:table-cell office:value-type="float" office:value="2470597" calcext:value-type="float">
            <text:p>2470597</text:p>
          </table:table-cell>
          <table:table-cell/>
          <table:table-cell office:value-type="float" office:value="2856423" calcext:value-type="float">
            <text:p>2856423</text:p>
          </table:table-cell>
          <table:table-cell/>
          <table:table-cell office:value-type="float" office:value="7655515" calcext:value-type="float">
            <text:p>7655515</text:p>
          </table:table-cell>
          <table:table-cell/>
          <table:table-cell office:value-type="float" office:value="7032938" calcext:value-type="float">
            <text:p>7032938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2026" calcext:value-type="float">
            <text:p>302026</text:p>
          </table:table-cell>
          <table:table-cell table:number-columns-repeated="2"/>
          <table:table-cell office:value-type="float" office:value="338186" calcext:value-type="float">
            <text:p>338186</text:p>
          </table:table-cell>
          <table:table-cell/>
          <table:table-cell office:value-type="float" office:value="2039395" calcext:value-type="float">
            <text:p>2039395</text:p>
          </table:table-cell>
          <table:table-cell/>
          <table:table-cell office:value-type="float" office:value="2105092" calcext:value-type="float">
            <text:p>2105092</text:p>
          </table:table-cell>
          <table:table-cell/>
          <table:table-cell office:value-type="float" office:value="1405307" calcext:value-type="float">
            <text:p>1405307</text:p>
          </table:table-cell>
          <table:table-cell table:number-columns-repeated="2"/>
          <table:table-cell office:value-type="float" office:value="341961" calcext:value-type="float">
            <text:p>341961</text:p>
          </table:table-cell>
          <table:table-cell/>
          <table:table-cell office:value-type="float" office:value="1336847" calcext:value-type="float">
            <text:p>1336847</text:p>
          </table:table-cell>
          <table:table-cell table:number-columns-repeated="3"/>
          <table:table-cell office:value-type="float" office:value="281841" calcext:value-type="float">
            <text:p>281841</text:p>
          </table:table-cell>
          <table:table-cell table:number-columns-repeated="2"/>
          <table:table-cell office:value-type="float" office:value="1157950" calcext:value-type="float">
            <text:p>1157950</text:p>
          </table:table-cell>
          <table:table-cell/>
          <table:table-cell office:value-type="float" office:value="2462428" calcext:value-type="float">
            <text:p>2462428</text:p>
          </table:table-cell>
          <table:table-cell/>
          <table:table-cell office:value-type="float" office:value="2872739" calcext:value-type="float">
            <text:p>2872739</text:p>
          </table:table-cell>
          <table:table-cell/>
          <table:table-cell office:value-type="float" office:value="6004357" calcext:value-type="float">
            <text:p>6004357</text:p>
          </table:table-cell>
          <table:table-cell/>
          <table:table-cell office:value-type="float" office:value="6125790" calcext:value-type="float">
            <text:p>6125790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57143" calcext:value-type="float">
            <text:p>357143</text:p>
          </table:table-cell>
          <table:table-cell table:number-columns-repeated="2"/>
          <table:table-cell office:value-type="float" office:value="282579" calcext:value-type="float">
            <text:p>282579</text:p>
          </table:table-cell>
          <table:table-cell/>
          <table:table-cell office:value-type="float" office:value="2262894" calcext:value-type="float">
            <text:p>2262894</text:p>
          </table:table-cell>
          <table:table-cell/>
          <table:table-cell office:value-type="float" office:value="2266215" calcext:value-type="float">
            <text:p>2266215</text:p>
          </table:table-cell>
          <table:table-cell/>
          <table:table-cell office:value-type="float" office:value="1467034" calcext:value-type="float">
            <text:p>1467034</text:p>
          </table:table-cell>
          <table:table-cell table:number-columns-repeated="2"/>
          <table:table-cell office:value-type="float" office:value="345886" calcext:value-type="float">
            <text:p>345886</text:p>
          </table:table-cell>
          <table:table-cell/>
          <table:table-cell office:value-type="float" office:value="1474813" calcext:value-type="float">
            <text:p>1474813</text:p>
          </table:table-cell>
          <table:table-cell table:number-columns-repeated="3"/>
          <table:table-cell office:value-type="float" office:value="309200" calcext:value-type="float">
            <text:p>309200</text:p>
          </table:table-cell>
          <table:table-cell table:number-columns-repeated="3"/>
          <table:table-cell office:value-type="float" office:value="914148" calcext:value-type="float">
            <text:p>914148</text:p>
          </table:table-cell>
          <table:table-cell/>
          <table:table-cell office:value-type="float" office:value="2445099" calcext:value-type="float">
            <text:p>2445099</text:p>
          </table:table-cell>
          <table:table-cell/>
          <table:table-cell office:value-type="float" office:value="2887422" calcext:value-type="float">
            <text:p>2887422</text:p>
          </table:table-cell>
          <table:table-cell/>
          <table:table-cell office:value-type="float" office:value="5633199" calcext:value-type="float">
            <text:p>5633199</text:p>
          </table:table-cell>
          <table:table-cell/>
          <table:table-cell office:value-type="float" office:value="5536829" calcext:value-type="float">
            <text:p>5536829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16863" calcext:value-type="float">
            <text:p>316863</text:p>
          </table:table-cell>
          <table:table-cell table:number-columns-repeated="2"/>
          <table:table-cell office:value-type="float" office:value="307759" calcext:value-type="float">
            <text:p>307759</text:p>
          </table:table-cell>
          <table:table-cell table:number-columns-repeated="2"/>
          <table:table-cell office:value-type="float" office:value="596965" calcext:value-type="float">
            <text:p>596965</text:p>
          </table:table-cell>
          <table:table-cell table:number-columns-repeated="2"/>
          <table:table-cell office:value-type="float" office:value="596569" calcext:value-type="float">
            <text:p>596569</text:p>
          </table:table-cell>
          <table:table-cell table:number-columns-repeated="2"/>
          <table:table-cell office:value-type="float" office:value="336766" calcext:value-type="float">
            <text:p>336766</text:p>
          </table:table-cell>
          <table:table-cell table:number-columns-repeated="2"/>
          <table:table-cell office:value-type="float" office:value="342309" calcext:value-type="float">
            <text:p>342309</text:p>
          </table:table-cell>
          <table:table-cell table:number-columns-repeated="2"/>
          <table:table-cell office:value-type="float" office:value="338741" calcext:value-type="float">
            <text:p>338741</text:p>
          </table:table-cell>
          <table:table-cell table:number-columns-repeated="3"/>
          <table:table-cell office:value-type="float" office:value="314161" calcext:value-type="float">
            <text:p>314161</text:p>
          </table:table-cell>
          <table:table-cell table:number-columns-repeated="3"/>
          <table:table-cell office:value-type="float" office:value="316174" calcext:value-type="float">
            <text:p>316174</text:p>
          </table:table-cell>
          <table:table-cell/>
          <table:table-cell office:value-type="float" office:value="3800585" calcext:value-type="float">
            <text:p>3800585</text:p>
          </table:table-cell>
          <table:table-cell/>
          <table:table-cell office:value-type="float" office:value="5416057" calcext:value-type="float">
            <text:p>5416057</text:p>
          </table:table-cell>
          <table:table-cell/>
          <table:table-cell office:value-type="float" office:value="8138149" calcext:value-type="float">
            <text:p>8138149</text:p>
          </table:table-cell>
          <table:table-cell/>
          <table:table-cell office:value-type="float" office:value="7291119" calcext:value-type="float">
            <text:p>7291119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37250" calcext:value-type="float">
            <text:p>337250</text:p>
          </table:table-cell>
          <table:table-cell table:number-columns-repeated="2"/>
          <table:table-cell office:value-type="float" office:value="309132" calcext:value-type="float">
            <text:p>309132</text:p>
          </table:table-cell>
          <table:table-cell table:number-columns-repeated="2"/>
          <table:table-cell office:value-type="float" office:value="936466" calcext:value-type="float">
            <text:p>936466</text:p>
          </table:table-cell>
          <table:table-cell table:number-columns-repeated="2"/>
          <table:table-cell office:value-type="float" office:value="934350" calcext:value-type="float">
            <text:p>934350</text:p>
          </table:table-cell>
          <table:table-cell table:number-columns-repeated="2"/>
          <table:table-cell office:value-type="float" office:value="504206" calcext:value-type="float">
            <text:p>504206</text:p>
          </table:table-cell>
          <table:table-cell table:number-columns-repeated="2"/>
          <table:table-cell office:value-type="float" office:value="341591" calcext:value-type="float">
            <text:p>341591</text:p>
          </table:table-cell>
          <table:table-cell table:number-columns-repeated="2"/>
          <table:table-cell office:value-type="float" office:value="511156" calcext:value-type="float">
            <text:p>511156</text:p>
          </table:table-cell>
          <table:table-cell table:number-columns-repeated="3"/>
          <table:table-cell office:value-type="float" office:value="304499" calcext:value-type="float">
            <text:p>304499</text:p>
          </table:table-cell>
          <table:table-cell table:number-columns-repeated="3"/>
          <table:table-cell office:value-type="float" office:value="496170" calcext:value-type="float">
            <text:p>496170</text:p>
          </table:table-cell>
          <table:table-cell/>
          <table:table-cell office:value-type="float" office:value="3792078" calcext:value-type="float">
            <text:p>3792078</text:p>
          </table:table-cell>
          <table:table-cell/>
          <table:table-cell office:value-type="float" office:value="5024923" calcext:value-type="float">
            <text:p>5024923</text:p>
          </table:table-cell>
          <table:table-cell/>
          <table:table-cell office:value-type="float" office:value="8262463" calcext:value-type="float">
            <text:p>8262463</text:p>
          </table:table-cell>
          <table:table-cell/>
          <table:table-cell office:value-type="float" office:value="7257659" calcext:value-type="float">
            <text:p>7257659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04727" calcext:value-type="float">
            <text:p>304727</text:p>
          </table:table-cell>
          <table:table-cell table:number-columns-repeated="2"/>
          <table:table-cell office:value-type="float" office:value="302414" calcext:value-type="float">
            <text:p>302414</text:p>
          </table:table-cell>
          <table:table-cell/>
          <table:table-cell office:value-type="float" office:value="1256428" calcext:value-type="float">
            <text:p>1256428</text:p>
          </table:table-cell>
          <table:table-cell/>
          <table:table-cell office:value-type="float" office:value="1256712" calcext:value-type="float">
            <text:p>1256712</text:p>
          </table:table-cell>
          <table:table-cell table:number-columns-repeated="2"/>
          <table:table-cell office:value-type="float" office:value="635781" calcext:value-type="float">
            <text:p>635781</text:p>
          </table:table-cell>
          <table:table-cell table:number-columns-repeated="2"/>
          <table:table-cell office:value-type="float" office:value="305273" calcext:value-type="float">
            <text:p>305273</text:p>
          </table:table-cell>
          <table:table-cell table:number-columns-repeated="2"/>
          <table:table-cell office:value-type="float" office:value="655354" calcext:value-type="float">
            <text:p>655354</text:p>
          </table:table-cell>
          <table:table-cell table:number-columns-repeated="3"/>
          <table:table-cell office:value-type="float" office:value="328895" calcext:value-type="float">
            <text:p>328895</text:p>
          </table:table-cell>
          <table:table-cell table:number-columns-repeated="3"/>
          <table:table-cell office:value-type="float" office:value="566181" calcext:value-type="float">
            <text:p>566181</text:p>
          </table:table-cell>
          <table:table-cell/>
          <table:table-cell office:value-type="float" office:value="3681344" calcext:value-type="float">
            <text:p>3681344</text:p>
          </table:table-cell>
          <table:table-cell/>
          <table:table-cell office:value-type="float" office:value="4820916" calcext:value-type="float">
            <text:p>4820916</text:p>
          </table:table-cell>
          <table:table-cell/>
          <table:table-cell office:value-type="float" office:value="7154658" calcext:value-type="float">
            <text:p>7154658</text:p>
          </table:table-cell>
          <table:table-cell/>
          <table:table-cell office:value-type="float" office:value="6759051" calcext:value-type="float">
            <text:p>675905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02626" calcext:value-type="float">
            <text:p>302626</text:p>
          </table:table-cell>
          <table:table-cell table:number-columns-repeated="2"/>
          <table:table-cell office:value-type="float" office:value="304849" calcext:value-type="float">
            <text:p>304849</text:p>
          </table:table-cell>
          <table:table-cell/>
          <table:table-cell office:value-type="float" office:value="1520308" calcext:value-type="float">
            <text:p>1520308</text:p>
          </table:table-cell>
          <table:table-cell/>
          <table:table-cell office:value-type="float" office:value="1523757" calcext:value-type="float">
            <text:p>1523757</text:p>
          </table:table-cell>
          <table:table-cell table:number-columns-repeated="2"/>
          <table:table-cell office:value-type="float" office:value="860934" calcext:value-type="float">
            <text:p>860934</text:p>
          </table:table-cell>
          <table:table-cell table:number-columns-repeated="2"/>
          <table:table-cell office:value-type="float" office:value="323496" calcext:value-type="float">
            <text:p>323496</text:p>
          </table:table-cell>
          <table:table-cell table:number-columns-repeated="2"/>
          <table:table-cell office:value-type="float" office:value="756524" calcext:value-type="float">
            <text:p>756524</text:p>
          </table:table-cell>
          <table:table-cell table:number-columns-repeated="3"/>
          <table:table-cell office:value-type="float" office:value="337586" calcext:value-type="float">
            <text:p>337586</text:p>
          </table:table-cell>
          <table:table-cell table:number-columns-repeated="3"/>
          <table:table-cell office:value-type="float" office:value="879636" calcext:value-type="float">
            <text:p>879636</text:p>
          </table:table-cell>
          <table:table-cell/>
          <table:table-cell office:value-type="float" office:value="3732988" calcext:value-type="float">
            <text:p>3732988</text:p>
          </table:table-cell>
          <table:table-cell/>
          <table:table-cell office:value-type="float" office:value="4975616" calcext:value-type="float">
            <text:p>4975616</text:p>
          </table:table-cell>
          <table:table-cell/>
          <table:table-cell office:value-type="float" office:value="7414623" calcext:value-type="float">
            <text:p>7414623</text:p>
          </table:table-cell>
          <table:table-cell/>
          <table:table-cell office:value-type="float" office:value="6732470" calcext:value-type="float">
            <text:p>673247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02206" calcext:value-type="float">
            <text:p>302206</text:p>
          </table:table-cell>
          <table:table-cell table:number-columns-repeated="2"/>
          <table:table-cell office:value-type="float" office:value="303541" calcext:value-type="float">
            <text:p>303541</text:p>
          </table:table-cell>
          <table:table-cell/>
          <table:table-cell office:value-type="float" office:value="1402177" calcext:value-type="float">
            <text:p>1402177</text:p>
          </table:table-cell>
          <table:table-cell/>
          <table:table-cell office:value-type="float" office:value="1419164" calcext:value-type="float">
            <text:p>1419164</text:p>
          </table:table-cell>
          <table:table-cell/>
          <table:table-cell office:value-type="float" office:value="1041572" calcext:value-type="float">
            <text:p>1041572</text:p>
          </table:table-cell>
          <table:table-cell table:number-columns-repeated="2"/>
          <table:table-cell office:value-type="float" office:value="287288" calcext:value-type="float">
            <text:p>287288</text:p>
          </table:table-cell>
          <table:table-cell/>
          <table:table-cell office:value-type="float" office:value="1035275" calcext:value-type="float">
            <text:p>1035275</text:p>
          </table:table-cell>
          <table:table-cell table:number-columns-repeated="3"/>
          <table:table-cell office:value-type="float" office:value="292886" calcext:value-type="float">
            <text:p>292886</text:p>
          </table:table-cell>
          <table:table-cell table:number-columns-repeated="2"/>
          <table:table-cell office:value-type="float" office:value="1040808" calcext:value-type="float">
            <text:p>1040808</text:p>
          </table:table-cell>
          <table:table-cell/>
          <table:table-cell office:value-type="float" office:value="3727627" calcext:value-type="float">
            <text:p>3727627</text:p>
          </table:table-cell>
          <table:table-cell/>
          <table:table-cell office:value-type="float" office:value="4939414" calcext:value-type="float">
            <text:p>4939414</text:p>
          </table:table-cell>
          <table:table-cell/>
          <table:table-cell office:value-type="float" office:value="8024674" calcext:value-type="float">
            <text:p>8024674</text:p>
          </table:table-cell>
          <table:table-cell/>
          <table:table-cell office:value-type="float" office:value="6933559" calcext:value-type="float">
            <text:p>6933559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36936" calcext:value-type="float">
            <text:p>336936</text:p>
          </table:table-cell>
          <table:table-cell table:number-columns-repeated="2"/>
          <table:table-cell office:value-type="float" office:value="302063" calcext:value-type="float">
            <text:p>302063</text:p>
          </table:table-cell>
          <table:table-cell/>
          <table:table-cell office:value-type="float" office:value="1714034" calcext:value-type="float">
            <text:p>1714034</text:p>
          </table:table-cell>
          <table:table-cell/>
          <table:table-cell office:value-type="float" office:value="1706559" calcext:value-type="float">
            <text:p>1706559</text:p>
          </table:table-cell>
          <table:table-cell/>
          <table:table-cell office:value-type="float" office:value="1141217" calcext:value-type="float">
            <text:p>1141217</text:p>
          </table:table-cell>
          <table:table-cell table:number-columns-repeated="2"/>
          <table:table-cell office:value-type="float" office:value="257212" calcext:value-type="float">
            <text:p>257212</text:p>
          </table:table-cell>
          <table:table-cell/>
          <table:table-cell office:value-type="float" office:value="1134170" calcext:value-type="float">
            <text:p>1134170</text:p>
          </table:table-cell>
          <table:table-cell table:number-columns-repeated="3"/>
          <table:table-cell office:value-type="float" office:value="308736" calcext:value-type="float">
            <text:p>308736</text:p>
          </table:table-cell>
          <table:table-cell table:number-columns-repeated="2"/>
          <table:table-cell office:value-type="float" office:value="1136902" calcext:value-type="float">
            <text:p>1136902</text:p>
          </table:table-cell>
          <table:table-cell/>
          <table:table-cell office:value-type="float" office:value="3103328" calcext:value-type="float">
            <text:p>3103328</text:p>
          </table:table-cell>
          <table:table-cell/>
          <table:table-cell office:value-type="float" office:value="4061838" calcext:value-type="float">
            <text:p>4061838</text:p>
          </table:table-cell>
          <table:table-cell/>
          <table:table-cell office:value-type="float" office:value="7893256" calcext:value-type="float">
            <text:p>7893256</text:p>
          </table:table-cell>
          <table:table-cell/>
          <table:table-cell office:value-type="float" office:value="6990364" calcext:value-type="float">
            <text:p>6990364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22113" calcext:value-type="float">
            <text:p>322113</text:p>
          </table:table-cell>
          <table:table-cell table:number-columns-repeated="2"/>
          <table:table-cell office:value-type="float" office:value="302784" calcext:value-type="float">
            <text:p>302784</text:p>
          </table:table-cell>
          <table:table-cell/>
          <table:table-cell office:value-type="float" office:value="1900382" calcext:value-type="float">
            <text:p>1900382</text:p>
          </table:table-cell>
          <table:table-cell/>
          <table:table-cell office:value-type="float" office:value="1905334" calcext:value-type="float">
            <text:p>1905334</text:p>
          </table:table-cell>
          <table:table-cell/>
          <table:table-cell office:value-type="float" office:value="1329420" calcext:value-type="float">
            <text:p>1329420</text:p>
          </table:table-cell>
          <table:table-cell table:number-columns-repeated="2"/>
          <table:table-cell office:value-type="float" office:value="288727" calcext:value-type="float">
            <text:p>288727</text:p>
          </table:table-cell>
          <table:table-cell/>
          <table:table-cell office:value-type="float" office:value="1102217" calcext:value-type="float">
            <text:p>1102217</text:p>
          </table:table-cell>
          <table:table-cell table:number-columns-repeated="3"/>
          <table:table-cell office:value-type="float" office:value="302669" calcext:value-type="float">
            <text:p>302669</text:p>
          </table:table-cell>
          <table:table-cell table:number-columns-repeated="2"/>
          <table:table-cell office:value-type="float" office:value="1247689" calcext:value-type="float">
            <text:p>1247689</text:p>
          </table:table-cell>
          <table:table-cell/>
          <table:table-cell office:value-type="float" office:value="2479029" calcext:value-type="float">
            <text:p>2479029</text:p>
          </table:table-cell>
          <table:table-cell/>
          <table:table-cell office:value-type="float" office:value="2929486" calcext:value-type="float">
            <text:p>2929486</text:p>
          </table:table-cell>
          <table:table-cell/>
          <table:table-cell office:value-type="float" office:value="7122337" calcext:value-type="float">
            <text:p>7122337</text:p>
          </table:table-cell>
          <table:table-cell/>
          <table:table-cell office:value-type="float" office:value="7227864" calcext:value-type="float">
            <text:p>7227864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41390" calcext:value-type="float">
            <text:p>341390</text:p>
          </table:table-cell>
          <table:table-cell table:number-columns-repeated="2"/>
          <table:table-cell office:value-type="float" office:value="277315" calcext:value-type="float">
            <text:p>277315</text:p>
          </table:table-cell>
          <table:table-cell/>
          <table:table-cell office:value-type="float" office:value="2181286" calcext:value-type="float">
            <text:p>2181286</text:p>
          </table:table-cell>
          <table:table-cell/>
          <table:table-cell office:value-type="float" office:value="2200295" calcext:value-type="float">
            <text:p>2200295</text:p>
          </table:table-cell>
          <table:table-cell/>
          <table:table-cell office:value-type="float" office:value="1410248" calcext:value-type="float">
            <text:p>1410248</text:p>
          </table:table-cell>
          <table:table-cell table:number-columns-repeated="2"/>
          <table:table-cell office:value-type="float" office:value="339387" calcext:value-type="float">
            <text:p>339387</text:p>
          </table:table-cell>
          <table:table-cell/>
          <table:table-cell office:value-type="float" office:value="1395975" calcext:value-type="float">
            <text:p>1395975</text:p>
          </table:table-cell>
          <table:table-cell table:number-columns-repeated="3"/>
          <table:table-cell office:value-type="float" office:value="295150" calcext:value-type="float">
            <text:p>295150</text:p>
          </table:table-cell>
          <table:table-cell table:number-columns-repeated="2"/>
          <table:table-cell office:value-type="float" office:value="1409294" calcext:value-type="float">
            <text:p>1409294</text:p>
          </table:table-cell>
          <table:table-cell/>
          <table:table-cell office:value-type="float" office:value="2483503" calcext:value-type="float">
            <text:p>2483503</text:p>
          </table:table-cell>
          <table:table-cell/>
          <table:table-cell office:value-type="float" office:value="2888786" calcext:value-type="float">
            <text:p>2888786</text:p>
          </table:table-cell>
          <table:table-cell/>
          <table:table-cell office:value-type="float" office:value="6631269" calcext:value-type="float">
            <text:p>6631269</text:p>
          </table:table-cell>
          <table:table-cell/>
          <table:table-cell office:value-type="float" office:value="6597804" calcext:value-type="float">
            <text:p>6597804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03978" calcext:value-type="float">
            <text:p>303978</text:p>
          </table:table-cell>
          <table:table-cell table:number-columns-repeated="2"/>
          <table:table-cell office:value-type="float" office:value="304500" calcext:value-type="float">
            <text:p>304500</text:p>
          </table:table-cell>
          <table:table-cell/>
          <table:table-cell office:value-type="float" office:value="2255873" calcext:value-type="float">
            <text:p>2255873</text:p>
          </table:table-cell>
          <table:table-cell/>
          <table:table-cell office:value-type="float" office:value="2283327" calcext:value-type="float">
            <text:p>2283327</text:p>
          </table:table-cell>
          <table:table-cell/>
          <table:table-cell office:value-type="float" office:value="1477837" calcext:value-type="float">
            <text:p>1477837</text:p>
          </table:table-cell>
          <table:table-cell table:number-columns-repeated="2"/>
          <table:table-cell office:value-type="float" office:value="310214" calcext:value-type="float">
            <text:p>310214</text:p>
          </table:table-cell>
          <table:table-cell/>
          <table:table-cell office:value-type="float" office:value="1333060" calcext:value-type="float">
            <text:p>1333060</text:p>
          </table:table-cell>
          <table:table-cell table:number-columns-repeated="3"/>
          <table:table-cell office:value-type="float" office:value="327448" calcext:value-type="float">
            <text:p>327448</text:p>
          </table:table-cell>
          <table:table-cell table:number-columns-repeated="2"/>
          <table:table-cell office:value-type="float" office:value="1106382" calcext:value-type="float">
            <text:p>1106382</text:p>
          </table:table-cell>
          <table:table-cell/>
          <table:table-cell office:value-type="float" office:value="2483932" calcext:value-type="float">
            <text:p>2483932</text:p>
          </table:table-cell>
          <table:table-cell/>
          <table:table-cell office:value-type="float" office:value="2985910" calcext:value-type="float">
            <text:p>2985910</text:p>
          </table:table-cell>
          <table:table-cell/>
          <table:table-cell office:value-type="float" office:value="5982325" calcext:value-type="float">
            <text:p>5982325</text:p>
          </table:table-cell>
          <table:table-cell/>
          <table:table-cell office:value-type="float" office:value="5767934" calcext:value-type="float">
            <text:p>5767934</text:p>
          </table:table-cell>
          <table:table-cell table:number-columns-repeated="3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03729" calcext:value-type="float">
            <text:p>303729</text:p>
          </table:table-cell>
          <table:table-cell table:number-columns-repeated="2"/>
          <table:table-cell office:value-type="float" office:value="261295" calcext:value-type="float">
            <text:p>261295</text:p>
          </table:table-cell>
          <table:table-cell table:number-columns-repeated="2"/>
          <table:table-cell office:value-type="float" office:value="589232" calcext:value-type="float">
            <text:p>589232</text:p>
          </table:table-cell>
          <table:table-cell table:number-columns-repeated="2"/>
          <table:table-cell office:value-type="float" office:value="589874" calcext:value-type="float">
            <text:p>589874</text:p>
          </table:table-cell>
          <table:table-cell table:number-columns-repeated="2"/>
          <table:table-cell office:value-type="float" office:value="339834" calcext:value-type="float">
            <text:p>339834</text:p>
          </table:table-cell>
          <table:table-cell table:number-columns-repeated="2"/>
          <table:table-cell office:value-type="float" office:value="237786" calcext:value-type="float">
            <text:p>237786</text:p>
          </table:table-cell>
          <table:table-cell table:number-columns-repeated="2"/>
          <table:table-cell office:value-type="float" office:value="336673" calcext:value-type="float">
            <text:p>336673</text:p>
          </table:table-cell>
          <table:table-cell table:number-columns-repeated="3"/>
          <table:table-cell office:value-type="float" office:value="296192" calcext:value-type="float">
            <text:p>296192</text:p>
          </table:table-cell>
          <table:table-cell table:number-columns-repeated="3"/>
          <table:table-cell office:value-type="float" office:value="338925" calcext:value-type="float">
            <text:p>338925</text:p>
          </table:table-cell>
          <table:table-cell table:number-columns-repeated="2"/>
          <table:table-cell office:value-type="float" office:value="577440" calcext:value-type="float">
            <text:p>577440</text:p>
          </table:table-cell>
          <table:table-cell table:number-columns-repeated="2"/>
          <table:table-cell office:value-type="float" office:value="600052" calcext:value-type="float">
            <text:p>600052</text:p>
          </table:table-cell>
          <table:table-cell/>
          <table:table-cell office:value-type="float" office:value="7922032" calcext:value-type="float">
            <text:p>7922032</text:p>
          </table:table-cell>
          <table:table-cell/>
          <table:table-cell office:value-type="float" office:value="7605774" calcext:value-type="float">
            <text:p>760577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5397" calcext:value-type="float">
            <text:p>305397</text:p>
          </table:table-cell>
          <table:table-cell table:number-columns-repeated="2"/>
          <table:table-cell office:value-type="float" office:value="303198" calcext:value-type="float">
            <text:p>303198</text:p>
          </table:table-cell>
          <table:table-cell table:number-columns-repeated="2"/>
          <table:table-cell office:value-type="float" office:value="928406" calcext:value-type="float">
            <text:p>928406</text:p>
          </table:table-cell>
          <table:table-cell table:number-columns-repeated="2"/>
          <table:table-cell office:value-type="float" office:value="932727" calcext:value-type="float">
            <text:p>932727</text:p>
          </table:table-cell>
          <table:table-cell table:number-columns-repeated="2"/>
          <table:table-cell office:value-type="float" office:value="497184" calcext:value-type="float">
            <text:p>497184</text:p>
          </table:table-cell>
          <table:table-cell table:number-columns-repeated="2"/>
          <table:table-cell office:value-type="float" office:value="282105" calcext:value-type="float">
            <text:p>282105</text:p>
          </table:table-cell>
          <table:table-cell table:number-columns-repeated="2"/>
          <table:table-cell office:value-type="float" office:value="461032" calcext:value-type="float">
            <text:p>461032</text:p>
          </table:table-cell>
          <table:table-cell table:number-columns-repeated="3"/>
          <table:table-cell office:value-type="float" office:value="319766" calcext:value-type="float">
            <text:p>319766</text:p>
          </table:table-cell>
          <table:table-cell table:number-columns-repeated="3"/>
          <table:table-cell office:value-type="float" office:value="483209" calcext:value-type="float">
            <text:p>483209</text:p>
          </table:table-cell>
          <table:table-cell table:number-columns-repeated="2"/>
          <table:table-cell office:value-type="float" office:value="668755" calcext:value-type="float">
            <text:p>668755</text:p>
          </table:table-cell>
          <table:table-cell table:number-columns-repeated="2"/>
          <table:table-cell office:value-type="float" office:value="765801" calcext:value-type="float">
            <text:p>765801</text:p>
          </table:table-cell>
          <table:table-cell/>
          <table:table-cell office:value-type="float" office:value="7956989" calcext:value-type="float">
            <text:p>7956989</text:p>
          </table:table-cell>
          <table:table-cell/>
          <table:table-cell office:value-type="float" office:value="7535566" calcext:value-type="float">
            <text:p>753556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97044" calcext:value-type="float">
            <text:p>297044</text:p>
          </table:table-cell>
          <table:table-cell table:number-columns-repeated="2"/>
          <table:table-cell office:value-type="float" office:value="300933" calcext:value-type="float">
            <text:p>300933</text:p>
          </table:table-cell>
          <table:table-cell/>
          <table:table-cell office:value-type="float" office:value="1258315" calcext:value-type="float">
            <text:p>1258315</text:p>
          </table:table-cell>
          <table:table-cell/>
          <table:table-cell office:value-type="float" office:value="1262792" calcext:value-type="float">
            <text:p>1262792</text:p>
          </table:table-cell>
          <table:table-cell table:number-columns-repeated="2"/>
          <table:table-cell office:value-type="float" office:value="642623" calcext:value-type="float">
            <text:p>642623</text:p>
          </table:table-cell>
          <table:table-cell table:number-columns-repeated="2"/>
          <table:table-cell office:value-type="float" office:value="259810" calcext:value-type="float">
            <text:p>259810</text:p>
          </table:table-cell>
          <table:table-cell table:number-columns-repeated="2"/>
          <table:table-cell office:value-type="float" office:value="580975" calcext:value-type="float">
            <text:p>580975</text:p>
          </table:table-cell>
          <table:table-cell table:number-columns-repeated="3"/>
          <table:table-cell office:value-type="float" office:value="319997" calcext:value-type="float">
            <text:p>319997</text:p>
          </table:table-cell>
          <table:table-cell table:number-columns-repeated="3"/>
          <table:table-cell office:value-type="float" office:value="641756" calcext:value-type="float">
            <text:p>641756</text:p>
          </table:table-cell>
          <table:table-cell table:number-columns-repeated="2"/>
          <table:table-cell office:value-type="float" office:value="627350" calcext:value-type="float">
            <text:p>627350</text:p>
          </table:table-cell>
          <table:table-cell table:number-columns-repeated="2"/>
          <table:table-cell office:value-type="float" office:value="673428" calcext:value-type="float">
            <text:p>673428</text:p>
          </table:table-cell>
          <table:table-cell/>
          <table:table-cell office:value-type="float" office:value="7680497" calcext:value-type="float">
            <text:p>7680497</text:p>
          </table:table-cell>
          <table:table-cell/>
          <table:table-cell office:value-type="float" office:value="7389005" calcext:value-type="float">
            <text:p>7389005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90972" calcext:value-type="float">
            <text:p>290972</text:p>
          </table:table-cell>
          <table:table-cell table:number-columns-repeated="2"/>
          <table:table-cell office:value-type="float" office:value="273775" calcext:value-type="float">
            <text:p>273775</text:p>
          </table:table-cell>
          <table:table-cell/>
          <table:table-cell office:value-type="float" office:value="1154169" calcext:value-type="float">
            <text:p>1154169</text:p>
          </table:table-cell>
          <table:table-cell/>
          <table:table-cell office:value-type="float" office:value="1502533" calcext:value-type="float">
            <text:p>1502533</text:p>
          </table:table-cell>
          <table:table-cell table:number-columns-repeated="2"/>
          <table:table-cell office:value-type="float" office:value="874793" calcext:value-type="float">
            <text:p>874793</text:p>
          </table:table-cell>
          <table:table-cell table:number-columns-repeated="2"/>
          <table:table-cell office:value-type="float" office:value="259050" calcext:value-type="float">
            <text:p>259050</text:p>
          </table:table-cell>
          <table:table-cell table:number-columns-repeated="2"/>
          <table:table-cell office:value-type="float" office:value="774125" calcext:value-type="float">
            <text:p>774125</text:p>
          </table:table-cell>
          <table:table-cell table:number-columns-repeated="3"/>
          <table:table-cell office:value-type="float" office:value="340759" calcext:value-type="float">
            <text:p>340759</text:p>
          </table:table-cell>
          <table:table-cell table:number-columns-repeated="3"/>
          <table:table-cell office:value-type="float" office:value="870191" calcext:value-type="float">
            <text:p>870191</text:p>
          </table:table-cell>
          <table:table-cell table:number-columns-repeated="2"/>
          <table:table-cell office:value-type="float" office:value="585471" calcext:value-type="float">
            <text:p>585471</text:p>
          </table:table-cell>
          <table:table-cell table:number-columns-repeated="2"/>
          <table:table-cell office:value-type="float" office:value="720374" calcext:value-type="float">
            <text:p>720374</text:p>
          </table:table-cell>
          <table:table-cell/>
          <table:table-cell office:value-type="float" office:value="8094208" calcext:value-type="float">
            <text:p>8094208</text:p>
          </table:table-cell>
          <table:table-cell/>
          <table:table-cell office:value-type="float" office:value="7261079" calcext:value-type="float">
            <text:p>7261079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86933" calcext:value-type="float">
            <text:p>286933</text:p>
          </table:table-cell>
          <table:table-cell table:number-columns-repeated="2"/>
          <table:table-cell office:value-type="float" office:value="274831" calcext:value-type="float">
            <text:p>274831</text:p>
          </table:table-cell>
          <table:table-cell/>
          <table:table-cell office:value-type="float" office:value="1542688" calcext:value-type="float">
            <text:p>1542688</text:p>
          </table:table-cell>
          <table:table-cell/>
          <table:table-cell office:value-type="float" office:value="1549844" calcext:value-type="float">
            <text:p>1549844</text:p>
          </table:table-cell>
          <table:table-cell/>
          <table:table-cell office:value-type="float" office:value="1060885" calcext:value-type="float">
            <text:p>1060885</text:p>
          </table:table-cell>
          <table:table-cell table:number-columns-repeated="2"/>
          <table:table-cell office:value-type="float" office:value="254279" calcext:value-type="float">
            <text:p>254279</text:p>
          </table:table-cell>
          <table:table-cell/>
          <table:table-cell office:value-type="float" office:value="1050916" calcext:value-type="float">
            <text:p>1050916</text:p>
          </table:table-cell>
          <table:table-cell table:number-columns-repeated="3"/>
          <table:table-cell office:value-type="float" office:value="286495" calcext:value-type="float">
            <text:p>286495</text:p>
          </table:table-cell>
          <table:table-cell table:number-columns-repeated="2"/>
          <table:table-cell office:value-type="float" office:value="1046847" calcext:value-type="float">
            <text:p>1046847</text:p>
          </table:table-cell>
          <table:table-cell table:number-columns-repeated="2"/>
          <table:table-cell office:value-type="float" office:value="739146" calcext:value-type="float">
            <text:p>739146</text:p>
          </table:table-cell>
          <table:table-cell table:number-columns-repeated="2"/>
          <table:table-cell office:value-type="float" office:value="594815" calcext:value-type="float">
            <text:p>594815</text:p>
          </table:table-cell>
          <table:table-cell/>
          <table:table-cell office:value-type="float" office:value="7780067" calcext:value-type="float">
            <text:p>7780067</text:p>
          </table:table-cell>
          <table:table-cell/>
          <table:table-cell office:value-type="float" office:value="7480692" calcext:value-type="float">
            <text:p>7480692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14728" calcext:value-type="float">
            <text:p>314728</text:p>
          </table:table-cell>
          <table:table-cell table:number-columns-repeated="2"/>
          <table:table-cell office:value-type="float" office:value="274294" calcext:value-type="float">
            <text:p>274294</text:p>
          </table:table-cell>
          <table:table-cell/>
          <table:table-cell office:value-type="float" office:value="1603311" calcext:value-type="float">
            <text:p>1603311</text:p>
          </table:table-cell>
          <table:table-cell table:number-columns-repeated="2"/>
          <table:table-cell office:value-type="float" office:value="684266" calcext:value-type="float">
            <text:p>684266</text:p>
          </table:table-cell>
          <table:table-cell/>
          <table:table-cell office:value-type="float" office:value="1158345" calcext:value-type="float">
            <text:p>1158345</text:p>
          </table:table-cell>
          <table:table-cell table:number-columns-repeated="2"/>
          <table:table-cell office:value-type="float" office:value="261997" calcext:value-type="float">
            <text:p>261997</text:p>
          </table:table-cell>
          <table:table-cell table:number-columns-repeated="2"/>
          <table:table-cell office:value-type="float" office:value="994746" calcext:value-type="float">
            <text:p>994746</text:p>
          </table:table-cell>
          <table:table-cell table:number-columns-repeated="3"/>
          <table:table-cell office:value-type="float" office:value="320259" calcext:value-type="float">
            <text:p>320259</text:p>
          </table:table-cell>
          <table:table-cell table:number-columns-repeated="2"/>
          <table:table-cell office:value-type="float" office:value="1003642" calcext:value-type="float">
            <text:p>1003642</text:p>
          </table:table-cell>
          <table:table-cell table:number-columns-repeated="2"/>
          <table:table-cell office:value-type="float" office:value="626218" calcext:value-type="float">
            <text:p>626218</text:p>
          </table:table-cell>
          <table:table-cell table:number-columns-repeated="2"/>
          <table:table-cell office:value-type="float" office:value="676967" calcext:value-type="float">
            <text:p>676967</text:p>
          </table:table-cell>
          <table:table-cell/>
          <table:table-cell office:value-type="float" office:value="7912290" calcext:value-type="float">
            <text:p>7912290</text:p>
          </table:table-cell>
          <table:table-cell/>
          <table:table-cell office:value-type="float" office:value="7376636" calcext:value-type="float">
            <text:p>737663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94800" calcext:value-type="float">
            <text:p>294800</text:p>
          </table:table-cell>
          <table:table-cell table:number-columns-repeated="2"/>
          <table:table-cell office:value-type="float" office:value="254745" calcext:value-type="float">
            <text:p>254745</text:p>
          </table:table-cell>
          <table:table-cell/>
          <table:table-cell office:value-type="float" office:value="2022064" calcext:value-type="float">
            <text:p>2022064</text:p>
          </table:table-cell>
          <table:table-cell/>
          <table:table-cell office:value-type="float" office:value="2025828" calcext:value-type="float">
            <text:p>2025828</text:p>
          </table:table-cell>
          <table:table-cell/>
          <table:table-cell office:value-type="float" office:value="1311656" calcext:value-type="float">
            <text:p>1311656</text:p>
          </table:table-cell>
          <table:table-cell table:number-columns-repeated="2"/>
          <table:table-cell office:value-type="float" office:value="250310" calcext:value-type="float">
            <text:p>250310</text:p>
          </table:table-cell>
          <table:table-cell/>
          <table:table-cell office:value-type="float" office:value="1189610" calcext:value-type="float">
            <text:p>1189610</text:p>
          </table:table-cell>
          <table:table-cell table:number-columns-repeated="3"/>
          <table:table-cell office:value-type="float" office:value="312787" calcext:value-type="float">
            <text:p>312787</text:p>
          </table:table-cell>
          <table:table-cell table:number-columns-repeated="2"/>
          <table:table-cell office:value-type="float" office:value="1310182" calcext:value-type="float">
            <text:p>1310182</text:p>
          </table:table-cell>
          <table:table-cell table:number-columns-repeated="2"/>
          <table:table-cell office:value-type="float" office:value="563631" calcext:value-type="float">
            <text:p>563631</text:p>
          </table:table-cell>
          <table:table-cell table:number-columns-repeated="2"/>
          <table:table-cell office:value-type="float" office:value="560223" calcext:value-type="float">
            <text:p>560223</text:p>
          </table:table-cell>
          <table:table-cell/>
          <table:table-cell office:value-type="float" office:value="7590868" calcext:value-type="float">
            <text:p>7590868</text:p>
          </table:table-cell>
          <table:table-cell/>
          <table:table-cell office:value-type="float" office:value="7542762" calcext:value-type="float">
            <text:p>7542762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77432" calcext:value-type="float">
            <text:p>277432</text:p>
          </table:table-cell>
          <table:table-cell table:number-columns-repeated="2"/>
          <table:table-cell office:value-type="float" office:value="243100" calcext:value-type="float">
            <text:p>243100</text:p>
          </table:table-cell>
          <table:table-cell/>
          <table:table-cell office:value-type="float" office:value="2076794" calcext:value-type="float">
            <text:p>2076794</text:p>
          </table:table-cell>
          <table:table-cell/>
          <table:table-cell office:value-type="float" office:value="2036793" calcext:value-type="float">
            <text:p>2036793</text:p>
          </table:table-cell>
          <table:table-cell/>
          <table:table-cell office:value-type="float" office:value="1371847" calcext:value-type="float">
            <text:p>1371847</text:p>
          </table:table-cell>
          <table:table-cell table:number-columns-repeated="2"/>
          <table:table-cell office:value-type="float" office:value="245560" calcext:value-type="float">
            <text:p>245560</text:p>
          </table:table-cell>
          <table:table-cell/>
          <table:table-cell office:value-type="float" office:value="1256670" calcext:value-type="float">
            <text:p>1256670</text:p>
          </table:table-cell>
          <table:table-cell table:number-columns-repeated="3"/>
          <table:table-cell office:value-type="float" office:value="309759" calcext:value-type="float">
            <text:p>309759</text:p>
          </table:table-cell>
          <table:table-cell table:number-columns-repeated="2"/>
          <table:table-cell office:value-type="float" office:value="1182048" calcext:value-type="float">
            <text:p>1182048</text:p>
          </table:table-cell>
          <table:table-cell table:number-columns-repeated="2"/>
          <table:table-cell office:value-type="float" office:value="568487" calcext:value-type="float">
            <text:p>568487</text:p>
          </table:table-cell>
          <table:table-cell table:number-columns-repeated="2"/>
          <table:table-cell office:value-type="float" office:value="639661" calcext:value-type="float">
            <text:p>639661</text:p>
          </table:table-cell>
          <table:table-cell/>
          <table:table-cell office:value-type="float" office:value="6842748" calcext:value-type="float">
            <text:p>6842748</text:p>
          </table:table-cell>
          <table:table-cell/>
          <table:table-cell office:value-type="float" office:value="6526555" calcext:value-type="float">
            <text:p>6526555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99260" calcext:value-type="float">
            <text:p>299260</text:p>
          </table:table-cell>
          <table:table-cell table:number-columns-repeated="2"/>
          <table:table-cell office:value-type="float" office:value="265301" calcext:value-type="float">
            <text:p>265301</text:p>
          </table:table-cell>
          <table:table-cell/>
          <table:table-cell office:value-type="float" office:value="1706143" calcext:value-type="float">
            <text:p>1706143</text:p>
          </table:table-cell>
          <table:table-cell/>
          <table:table-cell office:value-type="float" office:value="2269150" calcext:value-type="float">
            <text:p>2269150</text:p>
          </table:table-cell>
          <table:table-cell/>
          <table:table-cell office:value-type="float" office:value="1462527" calcext:value-type="float">
            <text:p>1462527</text:p>
          </table:table-cell>
          <table:table-cell table:number-columns-repeated="2"/>
          <table:table-cell office:value-type="float" office:value="264199" calcext:value-type="float">
            <text:p>264199</text:p>
          </table:table-cell>
          <table:table-cell/>
          <table:table-cell office:value-type="float" office:value="1454480" calcext:value-type="float">
            <text:p>1454480</text:p>
          </table:table-cell>
          <table:table-cell table:number-columns-repeated="3"/>
          <table:table-cell office:value-type="float" office:value="276166" calcext:value-type="float">
            <text:p>276166</text:p>
          </table:table-cell>
          <table:table-cell table:number-columns-repeated="2"/>
          <table:table-cell office:value-type="float" office:value="1457677" calcext:value-type="float">
            <text:p>1457677</text:p>
          </table:table-cell>
          <table:table-cell table:number-columns-repeated="2"/>
          <table:table-cell office:value-type="float" office:value="527333" calcext:value-type="float">
            <text:p>527333</text:p>
          </table:table-cell>
          <table:table-cell table:number-columns-repeated="2"/>
          <table:table-cell office:value-type="float" office:value="599212" calcext:value-type="float">
            <text:p>599212</text:p>
          </table:table-cell>
          <table:table-cell/>
          <table:table-cell office:value-type="float" office:value="6205473" calcext:value-type="float">
            <text:p>6205473</text:p>
          </table:table-cell>
          <table:table-cell/>
          <table:table-cell office:value-type="float" office:value="5675724" calcext:value-type="float">
            <text:p>5675724</text:p>
          </table:table-cell>
          <table:table-cell table:number-columns-repeated="3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75919" calcext:value-type="float">
            <text:p>75919</text:p>
          </table:table-cell>
          <table:table-cell office:value-type="float" office:value="123999" calcext:value-type="float">
            <text:p>123999</text:p>
          </table:table-cell>
          <table:table-cell office:value-type="float" office:value="180302" calcext:value-type="float">
            <text:p>180302</text:p>
          </table:table-cell>
          <table:table-cell office:value-type="float" office:value="223732" calcext:value-type="float">
            <text:p>223732</text:p>
          </table:table-cell>
          <table:table-cell office:value-type="float" office:value="228493" calcext:value-type="float">
            <text:p>228493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84323" calcext:value-type="float">
            <text:p>84323</text:p>
          </table:table-cell>
          <table:table-cell office:value-type="float" office:value="141923" calcext:value-type="float">
            <text:p>141923</text:p>
          </table:table-cell>
          <table:table-cell office:value-type="float" office:value="227025" calcext:value-type="float">
            <text:p>227025</text:p>
          </table:table-cell>
          <table:table-cell office:value-type="float" office:value="290859" calcext:value-type="float">
            <text:p>290859</text:p>
          </table:table-cell>
          <table:table-cell office:value-type="float" office:value="324823" calcext:value-type="float">
            <text:p>324823</text:p>
          </table:table-cell>
          <table:table-cell office:value-type="float" office:value="291649" calcext:value-type="float">
            <text:p>291649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91430" calcext:value-type="float">
            <text:p>91430</text:p>
          </table:table-cell>
          <table:table-cell office:value-type="float" office:value="163460" calcext:value-type="float">
            <text:p>163460</text:p>
          </table:table-cell>
          <table:table-cell office:value-type="float" office:value="289902" calcext:value-type="float">
            <text:p>289902</text:p>
          </table:table-cell>
          <table:table-cell office:value-type="float" office:value="355566" calcext:value-type="float">
            <text:p>355566</text:p>
          </table:table-cell>
          <table:table-cell office:value-type="float" office:value="305926" calcext:value-type="float">
            <text:p>305926</text:p>
          </table:table-cell>
          <table:table-cell office:value-type="float" office:value="420283" calcext:value-type="float">
            <text:p>420283</text:p>
          </table:table-cell>
          <table:table-cell office:value-type="float" office:value="316476" calcext:value-type="float">
            <text:p>316476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92187" calcext:value-type="float">
            <text:p>92187</text:p>
          </table:table-cell>
          <table:table-cell office:value-type="float" office:value="168976" calcext:value-type="float">
            <text:p>168976</text:p>
          </table:table-cell>
          <table:table-cell office:value-type="float" office:value="292899" calcext:value-type="float">
            <text:p>292899</text:p>
          </table:table-cell>
          <table:table-cell office:value-type="float" office:value="452310" calcext:value-type="float">
            <text:p>452310</text:p>
          </table:table-cell>
          <table:table-cell office:value-type="float" office:value="522018" calcext:value-type="float">
            <text:p>522018</text:p>
          </table:table-cell>
          <table:table-cell office:value-type="float" office:value="613075" calcext:value-type="float">
            <text:p>613075</text:p>
          </table:table-cell>
          <table:table-cell office:value-type="float" office:value="477133" calcext:value-type="float">
            <text:p>477133</text:p>
          </table:table-cell>
          <table:table-cell office:value-type="float" office:value="337718" calcext:value-type="float">
            <text:p>337718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92963" calcext:value-type="float">
            <text:p>92963</text:p>
          </table:table-cell>
          <table:table-cell office:value-type="float" office:value="173999" calcext:value-type="float">
            <text:p>173999</text:p>
          </table:table-cell>
          <table:table-cell office:value-type="float" office:value="317233" calcext:value-type="float">
            <text:p>317233</text:p>
          </table:table-cell>
          <table:table-cell office:value-type="float" office:value="512537" calcext:value-type="float">
            <text:p>512537</text:p>
          </table:table-cell>
          <table:table-cell office:value-type="float" office:value="724179" calcext:value-type="float">
            <text:p>724179</text:p>
          </table:table-cell>
          <table:table-cell office:value-type="float" office:value="840698" calcext:value-type="float">
            <text:p>840698</text:p>
          </table:table-cell>
          <table:table-cell office:value-type="float" office:value="671109" calcext:value-type="float">
            <text:p>671109</text:p>
          </table:table-cell>
          <table:table-cell office:value-type="float" office:value="542375" calcext:value-type="float">
            <text:p>542375</text:p>
          </table:table-cell>
          <table:table-cell office:value-type="float" office:value="331074" calcext:value-type="float">
            <text:p>331074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83969" calcext:value-type="float">
            <text:p>83969</text:p>
          </table:table-cell>
          <table:table-cell office:value-type="float" office:value="177379" calcext:value-type="float">
            <text:p>177379</text:p>
          </table:table-cell>
          <table:table-cell office:value-type="float" office:value="294258" calcext:value-type="float">
            <text:p>294258</text:p>
          </table:table-cell>
          <table:table-cell office:value-type="float" office:value="486687" calcext:value-type="float">
            <text:p>486687</text:p>
          </table:table-cell>
          <table:table-cell office:value-type="float" office:value="731381" calcext:value-type="float">
            <text:p>731381</text:p>
          </table:table-cell>
          <table:table-cell office:value-type="float" office:value="902227" calcext:value-type="float">
            <text:p>902227</text:p>
          </table:table-cell>
          <table:table-cell office:value-type="float" office:value="834232" calcext:value-type="float">
            <text:p>834232</text:p>
          </table:table-cell>
          <table:table-cell office:value-type="float" office:value="775138" calcext:value-type="float">
            <text:p>775138</text:p>
          </table:table-cell>
          <table:table-cell office:value-type="float" office:value="542951" calcext:value-type="float">
            <text:p>542951</text:p>
          </table:table-cell>
          <table:table-cell office:value-type="float" office:value="349727" calcext:value-type="float">
            <text:p>349727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93648" calcext:value-type="float">
            <text:p>93648</text:p>
          </table:table-cell>
          <table:table-cell office:value-type="float" office:value="163872" calcext:value-type="float">
            <text:p>163872</text:p>
          </table:table-cell>
          <table:table-cell office:value-type="float" office:value="280873" calcext:value-type="float">
            <text:p>280873</text:p>
          </table:table-cell>
          <table:table-cell office:value-type="float" office:value="478897" calcext:value-type="float">
            <text:p>478897</text:p>
          </table:table-cell>
          <table:table-cell office:value-type="float" office:value="657456" calcext:value-type="float">
            <text:p>657456</text:p>
          </table:table-cell>
          <table:table-cell office:value-type="float" office:value="563425" calcext:value-type="float">
            <text:p>563425</text:p>
          </table:table-cell>
          <table:table-cell office:value-type="float" office:value="537109" calcext:value-type="float">
            <text:p>537109</text:p>
          </table:table-cell>
          <table:table-cell office:value-type="float" office:value="500173" calcext:value-type="float">
            <text:p>500173</text:p>
          </table:table-cell>
          <table:table-cell office:value-type="float" office:value="471407" calcext:value-type="float">
            <text:p>471407</text:p>
          </table:table-cell>
          <table:table-cell office:value-type="float" office:value="380146" calcext:value-type="float">
            <text:p>380146</text:p>
          </table:table-cell>
          <table:table-cell office:value-type="float" office:value="261924" calcext:value-type="float">
            <text:p>261924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30344" calcext:value-type="float">
            <text:p>130344</text:p>
          </table:table-cell>
          <table:table-cell office:value-type="float" office:value="203019" calcext:value-type="float">
            <text:p>203019</text:p>
          </table:table-cell>
          <table:table-cell office:value-type="float" office:value="298705" calcext:value-type="float">
            <text:p>298705</text:p>
          </table:table-cell>
          <table:table-cell office:value-type="float" office:value="374935" calcext:value-type="float">
            <text:p>374935</text:p>
          </table:table-cell>
          <table:table-cell office:value-type="float" office:value="787078" calcext:value-type="float">
            <text:p>787078</text:p>
          </table:table-cell>
          <table:table-cell office:value-type="float" office:value="1053630" calcext:value-type="float">
            <text:p>1053630</text:p>
          </table:table-cell>
          <table:table-cell office:value-type="float" office:value="1230746" calcext:value-type="float">
            <text:p>1230746</text:p>
          </table:table-cell>
          <table:table-cell office:value-type="float" office:value="1257179" calcext:value-type="float">
            <text:p>1257179</text:p>
          </table:table-cell>
          <table:table-cell office:value-type="float" office:value="1059903" calcext:value-type="float">
            <text:p>1059903</text:p>
          </table:table-cell>
          <table:table-cell office:value-type="float" office:value="843477" calcext:value-type="float">
            <text:p>843477</text:p>
          </table:table-cell>
          <table:table-cell office:value-type="float" office:value="663907" calcext:value-type="float">
            <text:p>663907</text:p>
          </table:table-cell>
          <table:table-cell office:value-type="float" office:value="650151" calcext:value-type="float">
            <text:p>650151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157518" calcext:value-type="float">
            <text:p>157518</text:p>
          </table:table-cell>
          <table:table-cell office:value-type="float" office:value="289618" calcext:value-type="float">
            <text:p>289618</text:p>
          </table:table-cell>
          <table:table-cell office:value-type="float" office:value="606924" calcext:value-type="float">
            <text:p>606924</text:p>
          </table:table-cell>
          <table:table-cell office:value-type="float" office:value="768263" calcext:value-type="float">
            <text:p>768263</text:p>
          </table:table-cell>
          <table:table-cell office:value-type="float" office:value="1370475" calcext:value-type="float">
            <text:p>1370475</text:p>
          </table:table-cell>
          <table:table-cell office:value-type="float" office:value="1443662" calcext:value-type="float">
            <text:p>1443662</text:p>
          </table:table-cell>
          <table:table-cell office:value-type="float" office:value="1509064" calcext:value-type="float">
            <text:p>1509064</text:p>
          </table:table-cell>
          <table:table-cell office:value-type="float" office:value="1611022" calcext:value-type="float">
            <text:p>1611022</text:p>
          </table:table-cell>
          <table:table-cell office:value-type="float" office:value="1556083" calcext:value-type="float">
            <text:p>1556083</text:p>
          </table:table-cell>
          <table:table-cell office:value-type="float" office:value="1398533" calcext:value-type="float">
            <text:p>1398533</text:p>
          </table:table-cell>
          <table:table-cell office:value-type="float" office:value="1230675" calcext:value-type="float">
            <text:p>1230675</text:p>
          </table:table-cell>
          <table:table-cell office:value-type="float" office:value="651654" calcext:value-type="float">
            <text:p>651654</text:p>
          </table:table-cell>
          <table:table-cell office:value-type="float" office:value="713117" calcext:value-type="float">
            <text:p>71311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6539" calcext:value-type="float">
            <text:p>1146539</text:p>
          </table:table-cell>
          <table:table-cell office:value-type="float" office:value="1174222" calcext:value-type="float">
            <text:p>1174222</text:p>
          </table:table-cell>
          <table:table-cell office:value-type="float" office:value="439655" calcext:value-type="float">
            <text:p>439655</text:p>
          </table:table-cell>
          <table:table-cell office:value-type="float" office:value="354206" calcext:value-type="float">
            <text:p>354206</text:p>
          </table:table-cell>
          <table:table-cell office:value-type="float" office:value="337008" calcext:value-type="float">
            <text:p>337008</text:p>
          </table:table-cell>
          <table:table-cell office:value-type="float" office:value="325147" calcext:value-type="float">
            <text:p>325147</text:p>
          </table:table-cell>
          <table:table-cell office:value-type="float" office:value="295614" calcext:value-type="float">
            <text:p>295614</text:p>
          </table:table-cell>
          <table:table-cell office:value-type="float" office:value="255728" calcext:value-type="float">
            <text:p>255728</text:p>
          </table:table-cell>
          <table:table-cell office:value-type="float" office:value="213778" calcext:value-type="float">
            <text:p>21377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927" calcext:value-type="float">
            <text:p>164927</text:p>
          </table:table-cell>
          <table:table-cell office:value-type="float" office:value="218070" calcext:value-type="float">
            <text:p>218070</text:p>
          </table:table-cell>
          <table:table-cell office:value-type="float" office:value="361929" calcext:value-type="float">
            <text:p>361929</text:p>
          </table:table-cell>
          <table:table-cell office:value-type="float" office:value="352376" calcext:value-type="float">
            <text:p>352376</text:p>
          </table:table-cell>
          <table:table-cell office:value-type="float" office:value="349191" calcext:value-type="float">
            <text:p>349191</text:p>
          </table:table-cell>
          <table:table-cell office:value-type="float" office:value="1138588" calcext:value-type="float">
            <text:p>1138588</text:p>
          </table:table-cell>
          <table:table-cell office:value-type="float" office:value="1161862" calcext:value-type="float">
            <text:p>1161862</text:p>
          </table:table-cell>
          <table:table-cell office:value-type="float" office:value="928770" calcext:value-type="float">
            <text:p>928770</text:p>
          </table:table-cell>
          <table:table-cell office:value-type="float" office:value="339798" calcext:value-type="float">
            <text:p>33979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207" calcext:value-type="float">
            <text:p>271207</text:p>
          </table:table-cell>
          <table:table-cell office:value-type="float" office:value="160004" calcext:value-type="float">
            <text:p>160004</text:p>
          </table:table-cell>
          <table:table-cell office:value-type="float" office:value="340885" calcext:value-type="float">
            <text:p>340885</text:p>
          </table:table-cell>
          <table:table-cell office:value-type="float" office:value="327967" calcext:value-type="float">
            <text:p>327967</text:p>
          </table:table-cell>
          <table:table-cell office:value-type="float" office:value="320089" calcext:value-type="float">
            <text:p>320089</text:p>
          </table:table-cell>
          <table:table-cell office:value-type="float" office:value="374498" calcext:value-type="float">
            <text:p>374498</text:p>
          </table:table-cell>
          <table:table-cell office:value-type="float" office:value="1066017" calcext:value-type="float">
            <text:p>1066017</text:p>
          </table:table-cell>
          <table:table-cell office:value-type="float" office:value="339705" calcext:value-type="float">
            <text:p>339705</text:p>
          </table:table-cell>
          <table:table-cell office:value-type="float" office:value="323617" calcext:value-type="float">
            <text:p>32361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531" calcext:value-type="float">
            <text:p>326531</text:p>
          </table:table-cell>
          <table:table-cell office:value-type="float" office:value="324915" calcext:value-type="float">
            <text:p>324915</text:p>
          </table:table-cell>
          <table:table-cell office:value-type="float" office:value="347554" calcext:value-type="float">
            <text:p>347554</text:p>
          </table:table-cell>
          <table:table-cell office:value-type="float" office:value="343745" calcext:value-type="float">
            <text:p>343745</text:p>
          </table:table-cell>
          <table:table-cell office:value-type="float" office:value="253118" calcext:value-type="float">
            <text:p>253118</text:p>
          </table:table-cell>
          <table:table-cell office:value-type="float" office:value="358259" calcext:value-type="float">
            <text:p>358259</text:p>
          </table:table-cell>
          <table:table-cell office:value-type="float" office:value="361107" calcext:value-type="float">
            <text:p>361107</text:p>
          </table:table-cell>
          <table:table-cell office:value-type="float" office:value="347837" calcext:value-type="float">
            <text:p>347837</text:p>
          </table:table-cell>
          <table:table-cell office:value-type="float" office:value="334492" calcext:value-type="float">
            <text:p>33449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221" calcext:value-type="float">
            <text:p>323221</text:p>
          </table:table-cell>
          <table:table-cell office:value-type="float" office:value="325611" calcext:value-type="float">
            <text:p>325611</text:p>
          </table:table-cell>
          <table:table-cell office:value-type="float" office:value="301965" calcext:value-type="float">
            <text:p>301965</text:p>
          </table:table-cell>
          <table:table-cell office:value-type="float" office:value="342992" calcext:value-type="float">
            <text:p>342992</text:p>
          </table:table-cell>
          <table:table-cell office:value-type="float" office:value="345360" calcext:value-type="float">
            <text:p>345360</text:p>
          </table:table-cell>
          <table:table-cell office:value-type="float" office:value="271664" calcext:value-type="float">
            <text:p>271664</text:p>
          </table:table-cell>
          <table:table-cell office:value-type="float" office:value="266128" calcext:value-type="float">
            <text:p>266128</text:p>
          </table:table-cell>
          <table:table-cell office:value-type="float" office:value="285340" calcext:value-type="float">
            <text:p>285340</text:p>
          </table:table-cell>
          <table:table-cell office:value-type="float" office:value="390773" calcext:value-type="float">
            <text:p>39077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532" calcext:value-type="float">
            <text:p>282532</text:p>
          </table:table-cell>
          <table:table-cell office:value-type="float" office:value="301735" calcext:value-type="float">
            <text:p>301735</text:p>
          </table:table-cell>
          <table:table-cell office:value-type="float" office:value="340943" calcext:value-type="float">
            <text:p>340943</text:p>
          </table:table-cell>
          <table:table-cell office:value-type="float" office:value="367171" calcext:value-type="float">
            <text:p>367171</text:p>
          </table:table-cell>
          <table:table-cell office:value-type="float" office:value="318094" calcext:value-type="float">
            <text:p>318094</text:p>
          </table:table-cell>
          <table:table-cell office:value-type="float" office:value="303275" calcext:value-type="float">
            <text:p>303275</text:p>
          </table:table-cell>
          <table:table-cell office:value-type="float" office:value="343635" calcext:value-type="float">
            <text:p>343635</text:p>
          </table:table-cell>
          <table:table-cell office:value-type="float" office:value="302026" calcext:value-type="float">
            <text:p>302026</text:p>
          </table:table-cell>
          <table:table-cell office:value-type="float" office:value="357143" calcext:value-type="float">
            <text:p>35714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863" calcext:value-type="float">
            <text:p>316863</text:p>
          </table:table-cell>
          <table:table-cell office:value-type="float" office:value="337250" calcext:value-type="float">
            <text:p>337250</text:p>
          </table:table-cell>
          <table:table-cell office:value-type="float" office:value="304727" calcext:value-type="float">
            <text:p>304727</text:p>
          </table:table-cell>
          <table:table-cell office:value-type="float" office:value="302626" calcext:value-type="float">
            <text:p>302626</text:p>
          </table:table-cell>
          <table:table-cell office:value-type="float" office:value="302206" calcext:value-type="float">
            <text:p>302206</text:p>
          </table:table-cell>
          <table:table-cell office:value-type="float" office:value="336936" calcext:value-type="float">
            <text:p>336936</text:p>
          </table:table-cell>
          <table:table-cell office:value-type="float" office:value="322113" calcext:value-type="float">
            <text:p>322113</text:p>
          </table:table-cell>
          <table:table-cell office:value-type="float" office:value="341390" calcext:value-type="float">
            <text:p>341390</text:p>
          </table:table-cell>
          <table:table-cell office:value-type="float" office:value="303978" calcext:value-type="float">
            <text:p>30397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729" calcext:value-type="float">
            <text:p>303729</text:p>
          </table:table-cell>
          <table:table-cell office:value-type="float" office:value="305397" calcext:value-type="float">
            <text:p>305397</text:p>
          </table:table-cell>
          <table:table-cell office:value-type="float" office:value="297044" calcext:value-type="float">
            <text:p>297044</text:p>
          </table:table-cell>
          <table:table-cell office:value-type="float" office:value="290972" calcext:value-type="float">
            <text:p>290972</text:p>
          </table:table-cell>
          <table:table-cell office:value-type="float" office:value="286933" calcext:value-type="float">
            <text:p>286933</text:p>
          </table:table-cell>
          <table:table-cell office:value-type="float" office:value="314728" calcext:value-type="float">
            <text:p>314728</text:p>
          </table:table-cell>
          <table:table-cell office:value-type="float" office:value="294800" calcext:value-type="float">
            <text:p>294800</text:p>
          </table:table-cell>
          <table:table-cell office:value-type="float" office:value="277432" calcext:value-type="float">
            <text:p>277432</text:p>
          </table:table-cell>
          <table:table-cell office:value-type="float" office:value="299260" calcext:value-type="float">
            <text:p>299260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5025" calcext:value-type="float">
            <text:p>185025</text:p>
          </table:table-cell>
          <table:table-cell/>
          <table:table-cell office:value-type="float" office:value="274528" calcext:value-type="float">
            <text:p>274528</text:p>
          </table:table-cell>
          <table:table-cell/>
          <table:table-cell office:value-type="float" office:value="409946" calcext:value-type="float">
            <text:p>409946</text:p>
          </table:table-cell>
          <table:table-cell/>
          <table:table-cell office:value-type="float" office:value="520419" calcext:value-type="float">
            <text:p>520419</text:p>
          </table:table-cell>
          <table:table-cell/>
          <table:table-cell office:value-type="float" office:value="659861" calcext:value-type="float">
            <text:p>65986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48355" calcext:value-type="float">
            <text:p>148355</text:p>
          </table:table-cell>
          <table:table-cell/>
          <table:table-cell office:value-type="float" office:value="280086" calcext:value-type="float">
            <text:p>280086</text:p>
          </table:table-cell>
          <table:table-cell/>
          <table:table-cell office:value-type="float" office:value="504196" calcext:value-type="float">
            <text:p>504196</text:p>
          </table:table-cell>
          <table:table-cell/>
          <table:table-cell office:value-type="float" office:value="617941" calcext:value-type="float">
            <text:p>617941</text:p>
          </table:table-cell>
          <table:table-cell/>
          <table:table-cell office:value-type="float" office:value="940549" calcext:value-type="float">
            <text:p>940549</text:p>
          </table:table-cell>
          <table:table-cell/>
          <table:table-cell office:value-type="float" office:value="1142750" calcext:value-type="float">
            <text:p>114275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57745" calcext:value-type="float">
            <text:p>157745</text:p>
          </table:table-cell>
          <table:table-cell/>
          <table:table-cell office:value-type="float" office:value="297946" calcext:value-type="float">
            <text:p>297946</text:p>
          </table:table-cell>
          <table:table-cell/>
          <table:table-cell office:value-type="float" office:value="498995" calcext:value-type="float">
            <text:p>498995</text:p>
          </table:table-cell>
          <table:table-cell/>
          <table:table-cell office:value-type="float" office:value="705107" calcext:value-type="float">
            <text:p>705107</text:p>
          </table:table-cell>
          <table:table-cell/>
          <table:table-cell office:value-type="float" office:value="945356" calcext:value-type="float">
            <text:p>945356</text:p>
          </table:table-cell>
          <table:table-cell/>
          <table:table-cell office:value-type="float" office:value="1185399" calcext:value-type="float">
            <text:p>1185399</text:p>
          </table:table-cell>
          <table:table-cell/>
          <table:table-cell office:value-type="float" office:value="1237306" calcext:value-type="float">
            <text:p>123730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1370" calcext:value-type="float">
            <text:p>161370</text:p>
          </table:table-cell>
          <table:table-cell/>
          <table:table-cell office:value-type="float" office:value="277495" calcext:value-type="float">
            <text:p>277495</text:p>
          </table:table-cell>
          <table:table-cell/>
          <table:table-cell office:value-type="float" office:value="462540" calcext:value-type="float">
            <text:p>462540</text:p>
          </table:table-cell>
          <table:table-cell/>
          <table:table-cell office:value-type="float" office:value="759685" calcext:value-type="float">
            <text:p>759685</text:p>
          </table:table-cell>
          <table:table-cell/>
          <table:table-cell office:value-type="float" office:value="1066910" calcext:value-type="float">
            <text:p>1066910</text:p>
          </table:table-cell>
          <table:table-cell/>
          <table:table-cell office:value-type="float" office:value="1249404" calcext:value-type="float">
            <text:p>1249404</text:p>
          </table:table-cell>
          <table:table-cell/>
          <table:table-cell office:value-type="float" office:value="1312798" calcext:value-type="float">
            <text:p>1312798</text:p>
          </table:table-cell>
          <table:table-cell/>
          <table:table-cell office:value-type="float" office:value="1479181" calcext:value-type="float">
            <text:p>147918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51168" calcext:value-type="float">
            <text:p>151168</text:p>
          </table:table-cell>
          <table:table-cell/>
          <table:table-cell office:value-type="float" office:value="279860" calcext:value-type="float">
            <text:p>279860</text:p>
          </table:table-cell>
          <table:table-cell/>
          <table:table-cell office:value-type="float" office:value="490696" calcext:value-type="float">
            <text:p>490696</text:p>
          </table:table-cell>
          <table:table-cell/>
          <table:table-cell office:value-type="float" office:value="764255" calcext:value-type="float">
            <text:p>764255</text:p>
          </table:table-cell>
          <table:table-cell/>
          <table:table-cell office:value-type="float" office:value="1087111" calcext:value-type="float">
            <text:p>1087111</text:p>
          </table:table-cell>
          <table:table-cell/>
          <table:table-cell office:value-type="float" office:value="1349004" calcext:value-type="float">
            <text:p>1349004</text:p>
          </table:table-cell>
          <table:table-cell/>
          <table:table-cell office:value-type="float" office:value="1512415" calcext:value-type="float">
            <text:p>1512415</text:p>
          </table:table-cell>
          <table:table-cell/>
          <table:table-cell office:value-type="float" office:value="1582636" calcext:value-type="float">
            <text:p>1582636</text:p>
          </table:table-cell>
          <table:table-cell/>
          <table:table-cell office:value-type="float" office:value="1380217" calcext:value-type="float">
            <text:p>138021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9325" calcext:value-type="float">
            <text:p>149325</text:p>
          </table:table-cell>
          <table:table-cell/>
          <table:table-cell office:value-type="float" office:value="281897" calcext:value-type="float">
            <text:p>281897</text:p>
          </table:table-cell>
          <table:table-cell/>
          <table:table-cell office:value-type="float" office:value="452797" calcext:value-type="float">
            <text:p>452797</text:p>
          </table:table-cell>
          <table:table-cell/>
          <table:table-cell office:value-type="float" office:value="717094" calcext:value-type="float">
            <text:p>717094</text:p>
          </table:table-cell>
          <table:table-cell/>
          <table:table-cell office:value-type="float" office:value="1027528" calcext:value-type="float">
            <text:p>1027528</text:p>
          </table:table-cell>
          <table:table-cell/>
          <table:table-cell office:value-type="float" office:value="1324012" calcext:value-type="float">
            <text:p>1324012</text:p>
          </table:table-cell>
          <table:table-cell/>
          <table:table-cell office:value-type="float" office:value="1530417" calcext:value-type="float">
            <text:p>1530417</text:p>
          </table:table-cell>
          <table:table-cell/>
          <table:table-cell office:value-type="float" office:value="1075650" calcext:value-type="float">
            <text:p>1075650</text:p>
          </table:table-cell>
          <table:table-cell/>
          <table:table-cell office:value-type="float" office:value="1738569" calcext:value-type="float">
            <text:p>1738569</text:p>
          </table:table-cell>
          <table:table-cell/>
          <table:table-cell office:value-type="float" office:value="1660915" calcext:value-type="float">
            <text:p>166091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25846" calcext:value-type="float">
            <text:p>225846</text:p>
          </table:table-cell>
          <table:table-cell/>
          <table:table-cell office:value-type="float" office:value="260641" calcext:value-type="float">
            <text:p>260641</text:p>
          </table:table-cell>
          <table:table-cell/>
          <table:table-cell office:value-type="float" office:value="452986" calcext:value-type="float">
            <text:p>452986</text:p>
          </table:table-cell>
          <table:table-cell/>
          <table:table-cell office:value-type="float" office:value="579015" calcext:value-type="float">
            <text:p>579015</text:p>
          </table:table-cell>
          <table:table-cell/>
          <table:table-cell office:value-type="float" office:value="562945" calcext:value-type="float">
            <text:p>562945</text:p>
          </table:table-cell>
          <table:table-cell/>
          <table:table-cell office:value-type="float" office:value="583479" calcext:value-type="float">
            <text:p>583479</text:p>
          </table:table-cell>
          <table:table-cell/>
          <table:table-cell office:value-type="float" office:value="566061" calcext:value-type="float">
            <text:p>566061</text:p>
          </table:table-cell>
          <table:table-cell/>
          <table:table-cell office:value-type="float" office:value="572227" calcext:value-type="float">
            <text:p>572227</text:p>
          </table:table-cell>
          <table:table-cell/>
          <table:table-cell office:value-type="float" office:value="543807" calcext:value-type="float">
            <text:p>543807</text:p>
          </table:table-cell>
          <table:table-cell/>
          <table:table-cell office:value-type="float" office:value="569514" calcext:value-type="float">
            <text:p>569514</text:p>
          </table:table-cell>
          <table:table-cell/>
          <table:table-cell office:value-type="float" office:value="749498" calcext:value-type="float">
            <text:p>74949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59931" calcext:value-type="float">
            <text:p>259931</text:p>
          </table:table-cell>
          <table:table-cell/>
          <table:table-cell office:value-type="float" office:value="402537" calcext:value-type="float">
            <text:p>402537</text:p>
          </table:table-cell>
          <table:table-cell/>
          <table:table-cell office:value-type="float" office:value="409821" calcext:value-type="float">
            <text:p>409821</text:p>
          </table:table-cell>
          <table:table-cell/>
          <table:table-cell office:value-type="float" office:value="368841" calcext:value-type="float">
            <text:p>368841</text:p>
          </table:table-cell>
          <table:table-cell/>
          <table:table-cell office:value-type="float" office:value="1051888" calcext:value-type="float">
            <text:p>1051888</text:p>
          </table:table-cell>
          <table:table-cell/>
          <table:table-cell office:value-type="float" office:value="1348720" calcext:value-type="float">
            <text:p>1348720</text:p>
          </table:table-cell>
          <table:table-cell/>
          <table:table-cell office:value-type="float" office:value="1555386" calcext:value-type="float">
            <text:p>1555386</text:p>
          </table:table-cell>
          <table:table-cell/>
          <table:table-cell office:value-type="float" office:value="1682090" calcext:value-type="float">
            <text:p>1682090</text:p>
          </table:table-cell>
          <table:table-cell/>
          <table:table-cell office:value-type="float" office:value="1676264" calcext:value-type="float">
            <text:p>1676264</text:p>
          </table:table-cell>
          <table:table-cell/>
          <table:table-cell office:value-type="float" office:value="1787074" calcext:value-type="float">
            <text:p>1787074</text:p>
          </table:table-cell>
          <table:table-cell/>
          <table:table-cell office:value-type="float" office:value="1717402" calcext:value-type="float">
            <text:p>1717402</text:p>
          </table:table-cell>
          <table:table-cell/>
          <table:table-cell office:value-type="float" office:value="1847515" calcext:value-type="float">
            <text:p>184751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49232" calcext:value-type="float">
            <text:p>249232</text:p>
          </table:table-cell>
          <table:table-cell/>
          <table:table-cell office:value-type="float" office:value="453813" calcext:value-type="float">
            <text:p>453813</text:p>
          </table:table-cell>
          <table:table-cell/>
          <table:table-cell office:value-type="float" office:value="745809" calcext:value-type="float">
            <text:p>745809</text:p>
          </table:table-cell>
          <table:table-cell/>
          <table:table-cell office:value-type="float" office:value="490699" calcext:value-type="float">
            <text:p>490699</text:p>
          </table:table-cell>
          <table:table-cell/>
          <table:table-cell office:value-type="float" office:value="1464303" calcext:value-type="float">
            <text:p>1464303</text:p>
          </table:table-cell>
          <table:table-cell/>
          <table:table-cell office:value-type="float" office:value="1635484" calcext:value-type="float">
            <text:p>1635484</text:p>
          </table:table-cell>
          <table:table-cell/>
          <table:table-cell office:value-type="float" office:value="1714523" calcext:value-type="float">
            <text:p>1714523</text:p>
          </table:table-cell>
          <table:table-cell/>
          <table:table-cell office:value-type="float" office:value="1699050" calcext:value-type="float">
            <text:p>1699050</text:p>
          </table:table-cell>
          <table:table-cell/>
          <table:table-cell office:value-type="float" office:value="1702249" calcext:value-type="float">
            <text:p>1702249</text:p>
          </table:table-cell>
          <table:table-cell/>
          <table:table-cell office:value-type="float" office:value="1689734" calcext:value-type="float">
            <text:p>1689734</text:p>
          </table:table-cell>
          <table:table-cell/>
          <table:table-cell office:value-type="float" office:value="1693774" calcext:value-type="float">
            <text:p>1693774</text:p>
          </table:table-cell>
          <table:table-cell/>
          <table:table-cell office:value-type="float" office:value="1729365" calcext:value-type="float">
            <text:p>1729365</text:p>
          </table:table-cell>
          <table:table-cell/>
          <table:table-cell office:value-type="float" office:value="1494882" calcext:value-type="float">
            <text:p>14948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0206" calcext:value-type="float">
            <text:p>660206</text:p>
          </table:table-cell>
          <table:table-cell/>
          <table:table-cell office:value-type="float" office:value="1144735" calcext:value-type="float">
            <text:p>1144735</text:p>
          </table:table-cell>
          <table:table-cell/>
          <table:table-cell office:value-type="float" office:value="442183" calcext:value-type="float">
            <text:p>442183</text:p>
          </table:table-cell>
          <table:table-cell/>
          <table:table-cell office:value-type="float" office:value="350460" calcext:value-type="float">
            <text:p>350460</text:p>
          </table:table-cell>
          <table:table-cell/>
          <table:table-cell office:value-type="float" office:value="343735" calcext:value-type="float">
            <text:p>343735</text:p>
          </table:table-cell>
          <table:table-cell/>
          <table:table-cell office:value-type="float" office:value="325674" calcext:value-type="float">
            <text:p>325674</text:p>
          </table:table-cell>
          <table:table-cell/>
          <table:table-cell office:value-type="float" office:value="301486" calcext:value-type="float">
            <text:p>301486</text:p>
          </table:table-cell>
          <table:table-cell/>
          <table:table-cell office:value-type="float" office:value="268189" calcext:value-type="float">
            <text:p>268189</text:p>
          </table:table-cell>
          <table:table-cell/>
          <table:table-cell office:value-type="float" office:value="232611" calcext:value-type="float">
            <text:p>2326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6693" calcext:value-type="float">
            <text:p>156693</text:p>
          </table:table-cell>
          <table:table-cell/>
          <table:table-cell office:value-type="float" office:value="240779" calcext:value-type="float">
            <text:p>240779</text:p>
          </table:table-cell>
          <table:table-cell/>
          <table:table-cell office:value-type="float" office:value="349654" calcext:value-type="float">
            <text:p>349654</text:p>
          </table:table-cell>
          <table:table-cell/>
          <table:table-cell office:value-type="float" office:value="356317" calcext:value-type="float">
            <text:p>356317</text:p>
          </table:table-cell>
          <table:table-cell/>
          <table:table-cell office:value-type="float" office:value="353032" calcext:value-type="float">
            <text:p>353032</text:p>
          </table:table-cell>
          <table:table-cell/>
          <table:table-cell office:value-type="float" office:value="1350726" calcext:value-type="float">
            <text:p>1350726</text:p>
          </table:table-cell>
          <table:table-cell/>
          <table:table-cell office:value-type="float" office:value="1173469" calcext:value-type="float">
            <text:p>1173469</text:p>
          </table:table-cell>
          <table:table-cell/>
          <table:table-cell office:value-type="float" office:value="1197793" calcext:value-type="float">
            <text:p>1197793</text:p>
          </table:table-cell>
          <table:table-cell/>
          <table:table-cell office:value-type="float" office:value="347011" calcext:value-type="float">
            <text:p>3470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3744" calcext:value-type="float">
            <text:p>263744</text:p>
          </table:table-cell>
          <table:table-cell/>
          <table:table-cell office:value-type="float" office:value="139782" calcext:value-type="float">
            <text:p>139782</text:p>
          </table:table-cell>
          <table:table-cell/>
          <table:table-cell office:value-type="float" office:value="313202" calcext:value-type="float">
            <text:p>313202</text:p>
          </table:table-cell>
          <table:table-cell/>
          <table:table-cell office:value-type="float" office:value="328021" calcext:value-type="float">
            <text:p>328021</text:p>
          </table:table-cell>
          <table:table-cell/>
          <table:table-cell office:value-type="float" office:value="336041" calcext:value-type="float">
            <text:p>336041</text:p>
          </table:table-cell>
          <table:table-cell/>
          <table:table-cell office:value-type="float" office:value="1049928" calcext:value-type="float">
            <text:p>1049928</text:p>
          </table:table-cell>
          <table:table-cell/>
          <table:table-cell office:value-type="float" office:value="662642" calcext:value-type="float">
            <text:p>662642</text:p>
          </table:table-cell>
          <table:table-cell/>
          <table:table-cell office:value-type="float" office:value="305942" calcext:value-type="float">
            <text:p>305942</text:p>
          </table:table-cell>
          <table:table-cell/>
          <table:table-cell office:value-type="float" office:value="306851" calcext:value-type="float">
            <text:p>3068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137" calcext:value-type="float">
            <text:p>358137</text:p>
          </table:table-cell>
          <table:table-cell/>
          <table:table-cell office:value-type="float" office:value="354706" calcext:value-type="float">
            <text:p>354706</text:p>
          </table:table-cell>
          <table:table-cell/>
          <table:table-cell office:value-type="float" office:value="362199" calcext:value-type="float">
            <text:p>362199</text:p>
          </table:table-cell>
          <table:table-cell/>
          <table:table-cell office:value-type="float" office:value="345545" calcext:value-type="float">
            <text:p>345545</text:p>
          </table:table-cell>
          <table:table-cell/>
          <table:table-cell office:value-type="float" office:value="262956" calcext:value-type="float">
            <text:p>262956</text:p>
          </table:table-cell>
          <table:table-cell/>
          <table:table-cell office:value-type="float" office:value="324501" calcext:value-type="float">
            <text:p>324501</text:p>
          </table:table-cell>
          <table:table-cell/>
          <table:table-cell office:value-type="float" office:value="325574" calcext:value-type="float">
            <text:p>325574</text:p>
          </table:table-cell>
          <table:table-cell/>
          <table:table-cell office:value-type="float" office:value="270331" calcext:value-type="float">
            <text:p>270331</text:p>
          </table:table-cell>
          <table:table-cell/>
          <table:table-cell office:value-type="float" office:value="330708" calcext:value-type="float">
            <text:p>3307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1885" calcext:value-type="float">
            <text:p>311885</text:p>
          </table:table-cell>
          <table:table-cell/>
          <table:table-cell office:value-type="float" office:value="266147" calcext:value-type="float">
            <text:p>266147</text:p>
          </table:table-cell>
          <table:table-cell/>
          <table:table-cell office:value-type="float" office:value="341899" calcext:value-type="float">
            <text:p>341899</text:p>
          </table:table-cell>
          <table:table-cell/>
          <table:table-cell office:value-type="float" office:value="264713" calcext:value-type="float">
            <text:p>264713</text:p>
          </table:table-cell>
          <table:table-cell/>
          <table:table-cell office:value-type="float" office:value="263079" calcext:value-type="float">
            <text:p>263079</text:p>
          </table:table-cell>
          <table:table-cell/>
          <table:table-cell office:value-type="float" office:value="521857" calcext:value-type="float">
            <text:p>521857</text:p>
          </table:table-cell>
          <table:table-cell/>
          <table:table-cell office:value-type="float" office:value="279930" calcext:value-type="float">
            <text:p>279930</text:p>
          </table:table-cell>
          <table:table-cell/>
          <table:table-cell office:value-type="float" office:value="317118" calcext:value-type="float">
            <text:p>317118</text:p>
          </table:table-cell>
          <table:table-cell/>
          <table:table-cell office:value-type="float" office:value="251338" calcext:value-type="float">
            <text:p>2513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4623" calcext:value-type="float">
            <text:p>334623</text:p>
          </table:table-cell>
          <table:table-cell/>
          <table:table-cell office:value-type="float" office:value="310547" calcext:value-type="float">
            <text:p>310547</text:p>
          </table:table-cell>
          <table:table-cell/>
          <table:table-cell office:value-type="float" office:value="337448" calcext:value-type="float">
            <text:p>337448</text:p>
          </table:table-cell>
          <table:table-cell/>
          <table:table-cell office:value-type="float" office:value="305958" calcext:value-type="float">
            <text:p>305958</text:p>
          </table:table-cell>
          <table:table-cell/>
          <table:table-cell office:value-type="float" office:value="333979" calcext:value-type="float">
            <text:p>333979</text:p>
          </table:table-cell>
          <table:table-cell/>
          <table:table-cell office:value-type="float" office:value="339230" calcext:value-type="float">
            <text:p>339230</text:p>
          </table:table-cell>
          <table:table-cell/>
          <table:table-cell office:value-type="float" office:value="335827" calcext:value-type="float">
            <text:p>335827</text:p>
          </table:table-cell>
          <table:table-cell/>
          <table:table-cell office:value-type="float" office:value="338186" calcext:value-type="float">
            <text:p>338186</text:p>
          </table:table-cell>
          <table:table-cell/>
          <table:table-cell office:value-type="float" office:value="282579" calcext:value-type="float">
            <text:p>2825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7759" calcext:value-type="float">
            <text:p>307759</text:p>
          </table:table-cell>
          <table:table-cell/>
          <table:table-cell office:value-type="float" office:value="309132" calcext:value-type="float">
            <text:p>309132</text:p>
          </table:table-cell>
          <table:table-cell/>
          <table:table-cell office:value-type="float" office:value="302414" calcext:value-type="float">
            <text:p>302414</text:p>
          </table:table-cell>
          <table:table-cell/>
          <table:table-cell office:value-type="float" office:value="304849" calcext:value-type="float">
            <text:p>304849</text:p>
          </table:table-cell>
          <table:table-cell/>
          <table:table-cell office:value-type="float" office:value="303541" calcext:value-type="float">
            <text:p>303541</text:p>
          </table:table-cell>
          <table:table-cell/>
          <table:table-cell office:value-type="float" office:value="302063" calcext:value-type="float">
            <text:p>302063</text:p>
          </table:table-cell>
          <table:table-cell/>
          <table:table-cell office:value-type="float" office:value="302784" calcext:value-type="float">
            <text:p>302784</text:p>
          </table:table-cell>
          <table:table-cell/>
          <table:table-cell office:value-type="float" office:value="277315" calcext:value-type="float">
            <text:p>277315</text:p>
          </table:table-cell>
          <table:table-cell/>
          <table:table-cell office:value-type="float" office:value="304500" calcext:value-type="float">
            <text:p>3045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1295" calcext:value-type="float">
            <text:p>261295</text:p>
          </table:table-cell>
          <table:table-cell/>
          <table:table-cell office:value-type="float" office:value="303198" calcext:value-type="float">
            <text:p>303198</text:p>
          </table:table-cell>
          <table:table-cell/>
          <table:table-cell office:value-type="float" office:value="300933" calcext:value-type="float">
            <text:p>300933</text:p>
          </table:table-cell>
          <table:table-cell/>
          <table:table-cell office:value-type="float" office:value="273775" calcext:value-type="float">
            <text:p>273775</text:p>
          </table:table-cell>
          <table:table-cell/>
          <table:table-cell office:value-type="float" office:value="274831" calcext:value-type="float">
            <text:p>274831</text:p>
          </table:table-cell>
          <table:table-cell/>
          <table:table-cell office:value-type="float" office:value="274294" calcext:value-type="float">
            <text:p>274294</text:p>
          </table:table-cell>
          <table:table-cell/>
          <table:table-cell office:value-type="float" office:value="254745" calcext:value-type="float">
            <text:p>254745</text:p>
          </table:table-cell>
          <table:table-cell/>
          <table:table-cell office:value-type="float" office:value="243100" calcext:value-type="float">
            <text:p>243100</text:p>
          </table:table-cell>
          <table:table-cell/>
          <table:table-cell office:value-type="float" office:value="265301" calcext:value-type="float">
            <text:p>26530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61783" calcext:value-type="float">
            <text:p>61783</text:p>
          </table:table-cell>
          <table:table-cell office:value-type="float" office:value="124981" calcext:value-type="float">
            <text:p>124981</text:p>
          </table:table-cell>
          <table:table-cell office:value-type="float" office:value="141968" calcext:value-type="float">
            <text:p>141968</text:p>
          </table:table-cell>
          <table:table-cell office:value-type="float" office:value="253048" calcext:value-type="float">
            <text:p>253048</text:p>
          </table:table-cell>
          <table:table-cell office:value-type="float" office:value="282027" calcext:value-type="float">
            <text:p>282027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66045" calcext:value-type="float">
            <text:p>66045</text:p>
          </table:table-cell>
          <table:table-cell office:value-type="float" office:value="71670" calcext:value-type="float">
            <text:p>71670</text:p>
          </table:table-cell>
          <table:table-cell office:value-type="float" office:value="181325" calcext:value-type="float">
            <text:p>181325</text:p>
          </table:table-cell>
          <table:table-cell office:value-type="float" office:value="199076" calcext:value-type="float">
            <text:p>199076</text:p>
          </table:table-cell>
          <table:table-cell office:value-type="float" office:value="375485" calcext:value-type="float">
            <text:p>375485</text:p>
          </table:table-cell>
          <table:table-cell office:value-type="float" office:value="386848" calcext:value-type="float">
            <text:p>386848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82097" calcext:value-type="float">
            <text:p>82097</text:p>
          </table:table-cell>
          <table:table-cell office:value-type="float" office:value="107559" calcext:value-type="float">
            <text:p>107559</text:p>
          </table:table-cell>
          <table:table-cell office:value-type="float" office:value="132514" calcext:value-type="float">
            <text:p>132514</text:p>
          </table:table-cell>
          <table:table-cell office:value-type="float" office:value="183113" calcext:value-type="float">
            <text:p>183113</text:p>
          </table:table-cell>
          <table:table-cell office:value-type="float" office:value="363634" calcext:value-type="float">
            <text:p>363634</text:p>
          </table:table-cell>
          <table:table-cell office:value-type="float" office:value="239471" calcext:value-type="float">
            <text:p>239471</text:p>
          </table:table-cell>
          <table:table-cell office:value-type="float" office:value="412215" calcext:value-type="float">
            <text:p>412215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90588" calcext:value-type="float">
            <text:p>90588</text:p>
          </table:table-cell>
          <table:table-cell office:value-type="float" office:value="57813" calcext:value-type="float">
            <text:p>57813</text:p>
          </table:table-cell>
          <table:table-cell office:value-type="float" office:value="151799" calcext:value-type="float">
            <text:p>151799</text:p>
          </table:table-cell>
          <table:table-cell office:value-type="float" office:value="219001" calcext:value-type="float">
            <text:p>219001</text:p>
          </table:table-cell>
          <table:table-cell office:value-type="float" office:value="252710" calcext:value-type="float">
            <text:p>252710</text:p>
          </table:table-cell>
          <table:table-cell office:value-type="float" office:value="391747" calcext:value-type="float">
            <text:p>391747</text:p>
          </table:table-cell>
          <table:table-cell office:value-type="float" office:value="344324" calcext:value-type="float">
            <text:p>344324</text:p>
          </table:table-cell>
          <table:table-cell office:value-type="float" office:value="405047" calcext:value-type="float">
            <text:p>405047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68040" calcext:value-type="float">
            <text:p>68040</text:p>
          </table:table-cell>
          <table:table-cell office:value-type="float" office:value="81854" calcext:value-type="float">
            <text:p>81854</text:p>
          </table:table-cell>
          <table:table-cell office:value-type="float" office:value="114182" calcext:value-type="float">
            <text:p>114182</text:p>
          </table:table-cell>
          <table:table-cell office:value-type="float" office:value="176523" calcext:value-type="float">
            <text:p>176523</text:p>
          </table:table-cell>
          <table:table-cell office:value-type="float" office:value="380226" calcext:value-type="float">
            <text:p>380226</text:p>
          </table:table-cell>
          <table:table-cell office:value-type="float" office:value="260825" calcext:value-type="float">
            <text:p>260825</text:p>
          </table:table-cell>
          <table:table-cell office:value-type="float" office:value="371029" calcext:value-type="float">
            <text:p>371029</text:p>
          </table:table-cell>
          <table:table-cell office:value-type="float" office:value="348538" calcext:value-type="float">
            <text:p>348538</text:p>
          </table:table-cell>
          <table:table-cell office:value-type="float" office:value="327889" calcext:value-type="float">
            <text:p>327889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33940" calcext:value-type="float">
            <text:p>33940</text:p>
          </table:table-cell>
          <table:table-cell office:value-type="float" office:value="51219" calcext:value-type="float">
            <text:p>51219</text:p>
          </table:table-cell>
          <table:table-cell office:value-type="float" office:value="116396" calcext:value-type="float">
            <text:p>116396</text:p>
          </table:table-cell>
          <table:table-cell office:value-type="float" office:value="175284" calcext:value-type="float">
            <text:p>175284</text:p>
          </table:table-cell>
          <table:table-cell office:value-type="float" office:value="445309" calcext:value-type="float">
            <text:p>445309</text:p>
          </table:table-cell>
          <table:table-cell office:value-type="float" office:value="379971" calcext:value-type="float">
            <text:p>379971</text:p>
          </table:table-cell>
          <table:table-cell office:value-type="float" office:value="301487" calcext:value-type="float">
            <text:p>301487</text:p>
          </table:table-cell>
          <table:table-cell office:value-type="float" office:value="334697" calcext:value-type="float">
            <text:p>334697</text:p>
          </table:table-cell>
          <table:table-cell office:value-type="float" office:value="615553" calcext:value-type="float">
            <text:p>615553</text:p>
          </table:table-cell>
          <table:table-cell office:value-type="float" office:value="374471" calcext:value-type="float">
            <text:p>374471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33099" calcext:value-type="float">
            <text:p>33099</text:p>
          </table:table-cell>
          <table:table-cell office:value-type="float" office:value="44762" calcext:value-type="float">
            <text:p>44762</text:p>
          </table:table-cell>
          <table:table-cell office:value-type="float" office:value="83884" calcext:value-type="float">
            <text:p>83884</text:p>
          </table:table-cell>
          <table:table-cell office:value-type="float" office:value="158343" calcext:value-type="float">
            <text:p>158343</text:p>
          </table:table-cell>
          <table:table-cell office:value-type="float" office:value="335270" calcext:value-type="float">
            <text:p>335270</text:p>
          </table:table-cell>
          <table:table-cell office:value-type="float" office:value="323435" calcext:value-type="float">
            <text:p>323435</text:p>
          </table:table-cell>
          <table:table-cell office:value-type="float" office:value="641523" calcext:value-type="float">
            <text:p>641523</text:p>
          </table:table-cell>
          <table:table-cell office:value-type="float" office:value="410915" calcext:value-type="float">
            <text:p>410915</text:p>
          </table:table-cell>
          <table:table-cell office:value-type="float" office:value="634158" calcext:value-type="float">
            <text:p>634158</text:p>
          </table:table-cell>
          <table:table-cell office:value-type="float" office:value="433432" calcext:value-type="float">
            <text:p>433432</text:p>
          </table:table-cell>
          <table:table-cell office:value-type="float" office:value="707928" calcext:value-type="float">
            <text:p>707928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39143" calcext:value-type="float">
            <text:p>39143</text:p>
          </table:table-cell>
          <table:table-cell office:value-type="float" office:value="54244" calcext:value-type="float">
            <text:p>54244</text:p>
          </table:table-cell>
          <table:table-cell office:value-type="float" office:value="80658" calcext:value-type="float">
            <text:p>80658</text:p>
          </table:table-cell>
          <table:table-cell office:value-type="float" office:value="140041" calcext:value-type="float">
            <text:p>140041</text:p>
          </table:table-cell>
          <table:table-cell office:value-type="float" office:value="491360" calcext:value-type="float">
            <text:p>491360</text:p>
          </table:table-cell>
          <table:table-cell office:value-type="float" office:value="801266" calcext:value-type="float">
            <text:p>801266</text:p>
          </table:table-cell>
          <table:table-cell office:value-type="float" office:value="1036561" calcext:value-type="float">
            <text:p>1036561</text:p>
          </table:table-cell>
          <table:table-cell office:value-type="float" office:value="1250317" calcext:value-type="float">
            <text:p>1250317</text:p>
          </table:table-cell>
          <table:table-cell office:value-type="float" office:value="1213618" calcext:value-type="float">
            <text:p>1213618</text:p>
          </table:table-cell>
          <table:table-cell office:value-type="float" office:value="1107635" calcext:value-type="float">
            <text:p>1107635</text:p>
          </table:table-cell>
          <table:table-cell office:value-type="float" office:value="1043138" calcext:value-type="float">
            <text:p>1043138</text:p>
          </table:table-cell>
          <table:table-cell office:value-type="float" office:value="1592881" calcext:value-type="float">
            <text:p>1592881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84163" calcext:value-type="float">
            <text:p>84163</text:p>
          </table:table-cell>
          <table:table-cell office:value-type="float" office:value="117979" calcext:value-type="float">
            <text:p>117979</text:p>
          </table:table-cell>
          <table:table-cell office:value-type="float" office:value="104141" calcext:value-type="float">
            <text:p>104141</text:p>
          </table:table-cell>
          <table:table-cell office:value-type="float" office:value="180146" calcext:value-type="float">
            <text:p>180146</text:p>
          </table:table-cell>
          <table:table-cell office:value-type="float" office:value="574333" calcext:value-type="float">
            <text:p>574333</text:p>
          </table:table-cell>
          <table:table-cell office:value-type="float" office:value="970507" calcext:value-type="float">
            <text:p>970507</text:p>
          </table:table-cell>
          <table:table-cell office:value-type="float" office:value="1270563" calcext:value-type="float">
            <text:p>1270563</text:p>
          </table:table-cell>
          <table:table-cell office:value-type="float" office:value="1480295" calcext:value-type="float">
            <text:p>1480295</text:p>
          </table:table-cell>
          <table:table-cell office:value-type="float" office:value="1116993" calcext:value-type="float">
            <text:p>1116993</text:p>
          </table:table-cell>
          <table:table-cell office:value-type="float" office:value="1201960" calcext:value-type="float">
            <text:p>1201960</text:p>
          </table:table-cell>
          <table:table-cell office:value-type="float" office:value="1395098" calcext:value-type="float">
            <text:p>1395098</text:p>
          </table:table-cell>
          <table:table-cell office:value-type="float" office:value="1436449" calcext:value-type="float">
            <text:p>1436449</text:p>
          </table:table-cell>
          <table:table-cell office:value-type="float" office:value="1742565" calcext:value-type="float">
            <text:p>174256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8070" calcext:value-type="float">
            <text:p>568070</text:p>
          </table:table-cell>
          <table:table-cell office:value-type="float" office:value="952388" calcext:value-type="float">
            <text:p>952388</text:p>
          </table:table-cell>
          <table:table-cell office:value-type="float" office:value="1082419" calcext:value-type="float">
            <text:p>1082419</text:p>
          </table:table-cell>
          <table:table-cell office:value-type="float" office:value="1480101" calcext:value-type="float">
            <text:p>1480101</text:p>
          </table:table-cell>
          <table:table-cell office:value-type="float" office:value="1021222" calcext:value-type="float">
            <text:p>1021222</text:p>
          </table:table-cell>
          <table:table-cell office:value-type="float" office:value="994415" calcext:value-type="float">
            <text:p>994415</text:p>
          </table:table-cell>
          <table:table-cell office:value-type="float" office:value="1333869" calcext:value-type="float">
            <text:p>1333869</text:p>
          </table:table-cell>
          <table:table-cell office:value-type="float" office:value="1378126" calcext:value-type="float">
            <text:p>1378126</text:p>
          </table:table-cell>
          <table:table-cell office:value-type="float" office:value="1297587" calcext:value-type="float">
            <text:p>129758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8259" calcext:value-type="float">
            <text:p>578259</text:p>
          </table:table-cell>
          <table:table-cell office:value-type="float" office:value="392842" calcext:value-type="float">
            <text:p>392842</text:p>
          </table:table-cell>
          <table:table-cell office:value-type="float" office:value="1183814" calcext:value-type="float">
            <text:p>1183814</text:p>
          </table:table-cell>
          <table:table-cell office:value-type="float" office:value="1528748" calcext:value-type="float">
            <text:p>1528748</text:p>
          </table:table-cell>
          <table:table-cell office:value-type="float" office:value="1061932" calcext:value-type="float">
            <text:p>1061932</text:p>
          </table:table-cell>
          <table:table-cell office:value-type="float" office:value="1437639" calcext:value-type="float">
            <text:p>1437639</text:p>
          </table:table-cell>
          <table:table-cell office:value-type="float" office:value="1713266" calcext:value-type="float">
            <text:p>1713266</text:p>
          </table:table-cell>
          <table:table-cell office:value-type="float" office:value="1889847" calcext:value-type="float">
            <text:p>1889847</text:p>
          </table:table-cell>
          <table:table-cell office:value-type="float" office:value="1624911" calcext:value-type="float">
            <text:p>162491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564" calcext:value-type="float">
            <text:p>601564</text:p>
          </table:table-cell>
          <table:table-cell office:value-type="float" office:value="409540" calcext:value-type="float">
            <text:p>409540</text:p>
          </table:table-cell>
          <table:table-cell office:value-type="float" office:value="1248886" calcext:value-type="float">
            <text:p>1248886</text:p>
          </table:table-cell>
          <table:table-cell office:value-type="float" office:value="1451324" calcext:value-type="float">
            <text:p>1451324</text:p>
          </table:table-cell>
          <table:table-cell office:value-type="float" office:value="1184221" calcext:value-type="float">
            <text:p>1184221</text:p>
          </table:table-cell>
          <table:table-cell office:value-type="float" office:value="1524094" calcext:value-type="float">
            <text:p>1524094</text:p>
          </table:table-cell>
          <table:table-cell office:value-type="float" office:value="1983540" calcext:value-type="float">
            <text:p>1983540</text:p>
          </table:table-cell>
          <table:table-cell office:value-type="float" office:value="1762547" calcext:value-type="float">
            <text:p>1762547</text:p>
          </table:table-cell>
          <table:table-cell office:value-type="float" office:value="1726404" calcext:value-type="float">
            <text:p>172640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4103" calcext:value-type="float">
            <text:p>604103</text:p>
          </table:table-cell>
          <table:table-cell office:value-type="float" office:value="925858" calcext:value-type="float">
            <text:p>925858</text:p>
          </table:table-cell>
          <table:table-cell office:value-type="float" office:value="1247537" calcext:value-type="float">
            <text:p>1247537</text:p>
          </table:table-cell>
          <table:table-cell office:value-type="float" office:value="1469440" calcext:value-type="float">
            <text:p>1469440</text:p>
          </table:table-cell>
          <table:table-cell office:value-type="float" office:value="1179049" calcext:value-type="float">
            <text:p>1179049</text:p>
          </table:table-cell>
          <table:table-cell office:value-type="float" office:value="1615738" calcext:value-type="float">
            <text:p>1615738</text:p>
          </table:table-cell>
          <table:table-cell office:value-type="float" office:value="1754220" calcext:value-type="float">
            <text:p>1754220</text:p>
          </table:table-cell>
          <table:table-cell office:value-type="float" office:value="841413" calcext:value-type="float">
            <text:p>841413</text:p>
          </table:table-cell>
          <table:table-cell office:value-type="float" office:value="2071857" calcext:value-type="float">
            <text:p>207185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317" calcext:value-type="float">
            <text:p>285317</text:p>
          </table:table-cell>
          <table:table-cell office:value-type="float" office:value="428629" calcext:value-type="float">
            <text:p>428629</text:p>
          </table:table-cell>
          <table:table-cell office:value-type="float" office:value="1262949" calcext:value-type="float">
            <text:p>1262949</text:p>
          </table:table-cell>
          <table:table-cell office:value-type="float" office:value="657996" calcext:value-type="float">
            <text:p>657996</text:p>
          </table:table-cell>
          <table:table-cell office:value-type="float" office:value="722027" calcext:value-type="float">
            <text:p>722027</text:p>
          </table:table-cell>
          <table:table-cell office:value-type="float" office:value="1663229" calcext:value-type="float">
            <text:p>1663229</text:p>
          </table:table-cell>
          <table:table-cell office:value-type="float" office:value="1868807" calcext:value-type="float">
            <text:p>1868807</text:p>
          </table:table-cell>
          <table:table-cell office:value-type="float" office:value="2098419" calcext:value-type="float">
            <text:p>2098419</text:p>
          </table:table-cell>
          <table:table-cell office:value-type="float" office:value="1581658" calcext:value-type="float">
            <text:p>158165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2319" calcext:value-type="float">
            <text:p>602319</text:p>
          </table:table-cell>
          <table:table-cell office:value-type="float" office:value="951463" calcext:value-type="float">
            <text:p>951463</text:p>
          </table:table-cell>
          <table:table-cell office:value-type="float" office:value="1233907" calcext:value-type="float">
            <text:p>1233907</text:p>
          </table:table-cell>
          <table:table-cell office:value-type="float" office:value="1000503" calcext:value-type="float">
            <text:p>1000503</text:p>
          </table:table-cell>
          <table:table-cell office:value-type="float" office:value="1428443" calcext:value-type="float">
            <text:p>1428443</text:p>
          </table:table-cell>
          <table:table-cell office:value-type="float" office:value="1496625" calcext:value-type="float">
            <text:p>1496625</text:p>
          </table:table-cell>
          <table:table-cell office:value-type="float" office:value="1985108" calcext:value-type="float">
            <text:p>1985108</text:p>
          </table:table-cell>
          <table:table-cell office:value-type="float" office:value="2039395" calcext:value-type="float">
            <text:p>2039395</text:p>
          </table:table-cell>
          <table:table-cell office:value-type="float" office:value="2262894" calcext:value-type="float">
            <text:p>226289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6965" calcext:value-type="float">
            <text:p>596965</text:p>
          </table:table-cell>
          <table:table-cell office:value-type="float" office:value="936466" calcext:value-type="float">
            <text:p>936466</text:p>
          </table:table-cell>
          <table:table-cell office:value-type="float" office:value="1256428" calcext:value-type="float">
            <text:p>1256428</text:p>
          </table:table-cell>
          <table:table-cell office:value-type="float" office:value="1520308" calcext:value-type="float">
            <text:p>1520308</text:p>
          </table:table-cell>
          <table:table-cell office:value-type="float" office:value="1402177" calcext:value-type="float">
            <text:p>1402177</text:p>
          </table:table-cell>
          <table:table-cell office:value-type="float" office:value="1714034" calcext:value-type="float">
            <text:p>1714034</text:p>
          </table:table-cell>
          <table:table-cell office:value-type="float" office:value="1900382" calcext:value-type="float">
            <text:p>1900382</text:p>
          </table:table-cell>
          <table:table-cell office:value-type="float" office:value="2181286" calcext:value-type="float">
            <text:p>2181286</text:p>
          </table:table-cell>
          <table:table-cell office:value-type="float" office:value="2255873" calcext:value-type="float">
            <text:p>225587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9232" calcext:value-type="float">
            <text:p>589232</text:p>
          </table:table-cell>
          <table:table-cell office:value-type="float" office:value="928406" calcext:value-type="float">
            <text:p>928406</text:p>
          </table:table-cell>
          <table:table-cell office:value-type="float" office:value="1258315" calcext:value-type="float">
            <text:p>1258315</text:p>
          </table:table-cell>
          <table:table-cell office:value-type="float" office:value="1154169" calcext:value-type="float">
            <text:p>1154169</text:p>
          </table:table-cell>
          <table:table-cell office:value-type="float" office:value="1542688" calcext:value-type="float">
            <text:p>1542688</text:p>
          </table:table-cell>
          <table:table-cell office:value-type="float" office:value="1603311" calcext:value-type="float">
            <text:p>1603311</text:p>
          </table:table-cell>
          <table:table-cell office:value-type="float" office:value="2022064" calcext:value-type="float">
            <text:p>2022064</text:p>
          </table:table-cell>
          <table:table-cell office:value-type="float" office:value="2076794" calcext:value-type="float">
            <text:p>2076794</text:p>
          </table:table-cell>
          <table:table-cell office:value-type="float" office:value="1706143" calcext:value-type="float">
            <text:p>1706143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00960" calcext:value-type="float">
            <text:p>100960</text:p>
          </table:table-cell>
          <table:table-cell/>
          <table:table-cell office:value-type="float" office:value="89009" calcext:value-type="float">
            <text:p>89009</text:p>
          </table:table-cell>
          <table:table-cell/>
          <table:table-cell office:value-type="float" office:value="192315" calcext:value-type="float">
            <text:p>192315</text:p>
          </table:table-cell>
          <table:table-cell/>
          <table:table-cell office:value-type="float" office:value="315507" calcext:value-type="float">
            <text:p>315507</text:p>
          </table:table-cell>
          <table:table-cell/>
          <table:table-cell office:value-type="float" office:value="359444" calcext:value-type="float">
            <text:p>35944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1292" calcext:value-type="float">
            <text:p>91292</text:p>
          </table:table-cell>
          <table:table-cell/>
          <table:table-cell office:value-type="float" office:value="68453" calcext:value-type="float">
            <text:p>68453</text:p>
          </table:table-cell>
          <table:table-cell/>
          <table:table-cell office:value-type="float" office:value="115535" calcext:value-type="float">
            <text:p>115535</text:p>
          </table:table-cell>
          <table:table-cell/>
          <table:table-cell office:value-type="float" office:value="200638" calcext:value-type="float">
            <text:p>200638</text:p>
          </table:table-cell>
          <table:table-cell/>
          <table:table-cell office:value-type="float" office:value="360605" calcext:value-type="float">
            <text:p>360605</text:p>
          </table:table-cell>
          <table:table-cell/>
          <table:table-cell office:value-type="float" office:value="392505" calcext:value-type="float">
            <text:p>39250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4846" calcext:value-type="float">
            <text:p>94846</text:p>
          </table:table-cell>
          <table:table-cell/>
          <table:table-cell office:value-type="float" office:value="163386" calcext:value-type="float">
            <text:p>163386</text:p>
          </table:table-cell>
          <table:table-cell/>
          <table:table-cell office:value-type="float" office:value="130153" calcext:value-type="float">
            <text:p>130153</text:p>
          </table:table-cell>
          <table:table-cell/>
          <table:table-cell office:value-type="float" office:value="250009" calcext:value-type="float">
            <text:p>250009</text:p>
          </table:table-cell>
          <table:table-cell/>
          <table:table-cell office:value-type="float" office:value="378103" calcext:value-type="float">
            <text:p>378103</text:p>
          </table:table-cell>
          <table:table-cell/>
          <table:table-cell office:value-type="float" office:value="237511" calcext:value-type="float">
            <text:p>237511</text:p>
          </table:table-cell>
          <table:table-cell/>
          <table:table-cell office:value-type="float" office:value="410953" calcext:value-type="float">
            <text:p>41095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1053" calcext:value-type="float">
            <text:p>91053</text:p>
          </table:table-cell>
          <table:table-cell/>
          <table:table-cell office:value-type="float" office:value="57335" calcext:value-type="float">
            <text:p>57335</text:p>
          </table:table-cell>
          <table:table-cell/>
          <table:table-cell office:value-type="float" office:value="151971" calcext:value-type="float">
            <text:p>151971</text:p>
          </table:table-cell>
          <table:table-cell/>
          <table:table-cell office:value-type="float" office:value="230001" calcext:value-type="float">
            <text:p>230001</text:p>
          </table:table-cell>
          <table:table-cell/>
          <table:table-cell office:value-type="float" office:value="237374" calcext:value-type="float">
            <text:p>237374</text:p>
          </table:table-cell>
          <table:table-cell/>
          <table:table-cell office:value-type="float" office:value="371292" calcext:value-type="float">
            <text:p>371292</text:p>
          </table:table-cell>
          <table:table-cell/>
          <table:table-cell office:value-type="float" office:value="330748" calcext:value-type="float">
            <text:p>330748</text:p>
          </table:table-cell>
          <table:table-cell/>
          <table:table-cell office:value-type="float" office:value="372645" calcext:value-type="float">
            <text:p>37264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3603" calcext:value-type="float">
            <text:p>23603</text:p>
          </table:table-cell>
          <table:table-cell/>
          <table:table-cell office:value-type="float" office:value="85270" calcext:value-type="float">
            <text:p>85270</text:p>
          </table:table-cell>
          <table:table-cell/>
          <table:table-cell office:value-type="float" office:value="114682" calcext:value-type="float">
            <text:p>114682</text:p>
          </table:table-cell>
          <table:table-cell/>
          <table:table-cell office:value-type="float" office:value="173178" calcext:value-type="float">
            <text:p>173178</text:p>
          </table:table-cell>
          <table:table-cell/>
          <table:table-cell office:value-type="float" office:value="379554" calcext:value-type="float">
            <text:p>379554</text:p>
          </table:table-cell>
          <table:table-cell/>
          <table:table-cell office:value-type="float" office:value="266523" calcext:value-type="float">
            <text:p>266523</text:p>
          </table:table-cell>
          <table:table-cell/>
          <table:table-cell office:value-type="float" office:value="381815" calcext:value-type="float">
            <text:p>381815</text:p>
          </table:table-cell>
          <table:table-cell/>
          <table:table-cell office:value-type="float" office:value="349246" calcext:value-type="float">
            <text:p>349246</text:p>
          </table:table-cell>
          <table:table-cell/>
          <table:table-cell office:value-type="float" office:value="315950" calcext:value-type="float">
            <text:p>31595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3707" calcext:value-type="float">
            <text:p>33707</text:p>
          </table:table-cell>
          <table:table-cell/>
          <table:table-cell office:value-type="float" office:value="48939" calcext:value-type="float">
            <text:p>48939</text:p>
          </table:table-cell>
          <table:table-cell/>
          <table:table-cell office:value-type="float" office:value="107511" calcext:value-type="float">
            <text:p>107511</text:p>
          </table:table-cell>
          <table:table-cell/>
          <table:table-cell office:value-type="float" office:value="174802" calcext:value-type="float">
            <text:p>174802</text:p>
          </table:table-cell>
          <table:table-cell/>
          <table:table-cell office:value-type="float" office:value="433905" calcext:value-type="float">
            <text:p>433905</text:p>
          </table:table-cell>
          <table:table-cell/>
          <table:table-cell office:value-type="float" office:value="374618" calcext:value-type="float">
            <text:p>374618</text:p>
          </table:table-cell>
          <table:table-cell/>
          <table:table-cell office:value-type="float" office:value="301487" calcext:value-type="float">
            <text:p>301487</text:p>
          </table:table-cell>
          <table:table-cell/>
          <table:table-cell office:value-type="float" office:value="335023" calcext:value-type="float">
            <text:p>335023</text:p>
          </table:table-cell>
          <table:table-cell/>
          <table:table-cell office:value-type="float" office:value="590016" calcext:value-type="float">
            <text:p>590016</text:p>
          </table:table-cell>
          <table:table-cell/>
          <table:table-cell office:value-type="float" office:value="372022" calcext:value-type="float">
            <text:p>37202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0599" calcext:value-type="float">
            <text:p>30599</text:p>
          </table:table-cell>
          <table:table-cell/>
          <table:table-cell office:value-type="float" office:value="41725" calcext:value-type="float">
            <text:p>41725</text:p>
          </table:table-cell>
          <table:table-cell/>
          <table:table-cell office:value-type="float" office:value="83326" calcext:value-type="float">
            <text:p>83326</text:p>
          </table:table-cell>
          <table:table-cell/>
          <table:table-cell office:value-type="float" office:value="158999" calcext:value-type="float">
            <text:p>158999</text:p>
          </table:table-cell>
          <table:table-cell/>
          <table:table-cell office:value-type="float" office:value="323716" calcext:value-type="float">
            <text:p>323716</text:p>
          </table:table-cell>
          <table:table-cell/>
          <table:table-cell office:value-type="float" office:value="325161" calcext:value-type="float">
            <text:p>325161</text:p>
          </table:table-cell>
          <table:table-cell/>
          <table:table-cell office:value-type="float" office:value="643421" calcext:value-type="float">
            <text:p>643421</text:p>
          </table:table-cell>
          <table:table-cell/>
          <table:table-cell office:value-type="float" office:value="408006" calcext:value-type="float">
            <text:p>408006</text:p>
          </table:table-cell>
          <table:table-cell/>
          <table:table-cell office:value-type="float" office:value="631338" calcext:value-type="float">
            <text:p>631338</text:p>
          </table:table-cell>
          <table:table-cell/>
          <table:table-cell office:value-type="float" office:value="433804" calcext:value-type="float">
            <text:p>433804</text:p>
          </table:table-cell>
          <table:table-cell/>
          <table:table-cell office:value-type="float" office:value="741764" calcext:value-type="float">
            <text:p>74176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9058" calcext:value-type="float">
            <text:p>39058</text:p>
          </table:table-cell>
          <table:table-cell/>
          <table:table-cell office:value-type="float" office:value="53095" calcext:value-type="float">
            <text:p>53095</text:p>
          </table:table-cell>
          <table:table-cell/>
          <table:table-cell office:value-type="float" office:value="68583" calcext:value-type="float">
            <text:p>68583</text:p>
          </table:table-cell>
          <table:table-cell/>
          <table:table-cell office:value-type="float" office:value="141136" calcext:value-type="float">
            <text:p>141136</text:p>
          </table:table-cell>
          <table:table-cell/>
          <table:table-cell office:value-type="float" office:value="525733" calcext:value-type="float">
            <text:p>525733</text:p>
          </table:table-cell>
          <table:table-cell/>
          <table:table-cell office:value-type="float" office:value="818287" calcext:value-type="float">
            <text:p>818287</text:p>
          </table:table-cell>
          <table:table-cell/>
          <table:table-cell office:value-type="float" office:value="1049735" calcext:value-type="float">
            <text:p>1049735</text:p>
          </table:table-cell>
          <table:table-cell/>
          <table:table-cell office:value-type="float" office:value="1256444" calcext:value-type="float">
            <text:p>1256444</text:p>
          </table:table-cell>
          <table:table-cell/>
          <table:table-cell office:value-type="float" office:value="1186053" calcext:value-type="float">
            <text:p>1186053</text:p>
          </table:table-cell>
          <table:table-cell/>
          <table:table-cell office:value-type="float" office:value="1090549" calcext:value-type="float">
            <text:p>1090549</text:p>
          </table:table-cell>
          <table:table-cell/>
          <table:table-cell office:value-type="float" office:value="1043708" calcext:value-type="float">
            <text:p>1043708</text:p>
          </table:table-cell>
          <table:table-cell/>
          <table:table-cell office:value-type="float" office:value="1653277" calcext:value-type="float">
            <text:p>165327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5044" calcext:value-type="float">
            <text:p>85044</text:p>
          </table:table-cell>
          <table:table-cell/>
          <table:table-cell office:value-type="float" office:value="125190" calcext:value-type="float">
            <text:p>125190</text:p>
          </table:table-cell>
          <table:table-cell/>
          <table:table-cell office:value-type="float" office:value="102038" calcext:value-type="float">
            <text:p>102038</text:p>
          </table:table-cell>
          <table:table-cell/>
          <table:table-cell office:value-type="float" office:value="156279" calcext:value-type="float">
            <text:p>156279</text:p>
          </table:table-cell>
          <table:table-cell/>
          <table:table-cell office:value-type="float" office:value="554279" calcext:value-type="float">
            <text:p>554279</text:p>
          </table:table-cell>
          <table:table-cell/>
          <table:table-cell office:value-type="float" office:value="853024" calcext:value-type="float">
            <text:p>853024</text:p>
          </table:table-cell>
          <table:table-cell/>
          <table:table-cell office:value-type="float" office:value="1191209" calcext:value-type="float">
            <text:p>1191209</text:p>
          </table:table-cell>
          <table:table-cell/>
          <table:table-cell office:value-type="float" office:value="1477621" calcext:value-type="float">
            <text:p>1477621</text:p>
          </table:table-cell>
          <table:table-cell/>
          <table:table-cell office:value-type="float" office:value="1444906" calcext:value-type="float">
            <text:p>1444906</text:p>
          </table:table-cell>
          <table:table-cell/>
          <table:table-cell office:value-type="float" office:value="1196082" calcext:value-type="float">
            <text:p>1196082</text:p>
          </table:table-cell>
          <table:table-cell/>
          <table:table-cell office:value-type="float" office:value="1400700" calcext:value-type="float">
            <text:p>1400700</text:p>
          </table:table-cell>
          <table:table-cell/>
          <table:table-cell office:value-type="float" office:value="1463929" calcext:value-type="float">
            <text:p>1463929</text:p>
          </table:table-cell>
          <table:table-cell/>
          <table:table-cell office:value-type="float" office:value="1731937" calcext:value-type="float">
            <text:p>17319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0772" calcext:value-type="float">
            <text:p>570772</text:p>
          </table:table-cell>
          <table:table-cell/>
          <table:table-cell office:value-type="float" office:value="957317" calcext:value-type="float">
            <text:p>957317</text:p>
          </table:table-cell>
          <table:table-cell/>
          <table:table-cell office:value-type="float" office:value="1158787" calcext:value-type="float">
            <text:p>1158787</text:p>
          </table:table-cell>
          <table:table-cell/>
          <table:table-cell office:value-type="float" office:value="1490066" calcext:value-type="float">
            <text:p>1490066</text:p>
          </table:table-cell>
          <table:table-cell/>
          <table:table-cell office:value-type="float" office:value="1056452" calcext:value-type="float">
            <text:p>1056452</text:p>
          </table:table-cell>
          <table:table-cell/>
          <table:table-cell office:value-type="float" office:value="1062175" calcext:value-type="float">
            <text:p>1062175</text:p>
          </table:table-cell>
          <table:table-cell/>
          <table:table-cell office:value-type="float" office:value="1361755" calcext:value-type="float">
            <text:p>1361755</text:p>
          </table:table-cell>
          <table:table-cell/>
          <table:table-cell office:value-type="float" office:value="1419709" calcext:value-type="float">
            <text:p>1419709</text:p>
          </table:table-cell>
          <table:table-cell/>
          <table:table-cell office:value-type="float" office:value="1266055" calcext:value-type="float">
            <text:p>12660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7597" calcext:value-type="float">
            <text:p>577597</text:p>
          </table:table-cell>
          <table:table-cell/>
          <table:table-cell office:value-type="float" office:value="349986" calcext:value-type="float">
            <text:p>349986</text:p>
          </table:table-cell>
          <table:table-cell/>
          <table:table-cell office:value-type="float" office:value="1211722" calcext:value-type="float">
            <text:p>1211722</text:p>
          </table:table-cell>
          <table:table-cell/>
          <table:table-cell office:value-type="float" office:value="1541773" calcext:value-type="float">
            <text:p>1541773</text:p>
          </table:table-cell>
          <table:table-cell/>
          <table:table-cell office:value-type="float" office:value="1075662" calcext:value-type="float">
            <text:p>1075662</text:p>
          </table:table-cell>
          <table:table-cell/>
          <table:table-cell office:value-type="float" office:value="1409342" calcext:value-type="float">
            <text:p>1409342</text:p>
          </table:table-cell>
          <table:table-cell/>
          <table:table-cell office:value-type="float" office:value="1687332" calcext:value-type="float">
            <text:p>1687332</text:p>
          </table:table-cell>
          <table:table-cell/>
          <table:table-cell office:value-type="float" office:value="1853141" calcext:value-type="float">
            <text:p>1853141</text:p>
          </table:table-cell>
          <table:table-cell/>
          <table:table-cell office:value-type="float" office:value="1605128" calcext:value-type="float">
            <text:p>16051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0578" calcext:value-type="float">
            <text:p>600578</text:p>
          </table:table-cell>
          <table:table-cell/>
          <table:table-cell office:value-type="float" office:value="348771" calcext:value-type="float">
            <text:p>348771</text:p>
          </table:table-cell>
          <table:table-cell/>
          <table:table-cell office:value-type="float" office:value="1241895" calcext:value-type="float">
            <text:p>1241895</text:p>
          </table:table-cell>
          <table:table-cell/>
          <table:table-cell office:value-type="float" office:value="1449686" calcext:value-type="float">
            <text:p>1449686</text:p>
          </table:table-cell>
          <table:table-cell/>
          <table:table-cell office:value-type="float" office:value="1186161" calcext:value-type="float">
            <text:p>1186161</text:p>
          </table:table-cell>
          <table:table-cell/>
          <table:table-cell office:value-type="float" office:value="1486546" calcext:value-type="float">
            <text:p>1486546</text:p>
          </table:table-cell>
          <table:table-cell/>
          <table:table-cell office:value-type="float" office:value="1785531" calcext:value-type="float">
            <text:p>1785531</text:p>
          </table:table-cell>
          <table:table-cell/>
          <table:table-cell office:value-type="float" office:value="1900751" calcext:value-type="float">
            <text:p>1900751</text:p>
          </table:table-cell>
          <table:table-cell/>
          <table:table-cell office:value-type="float" office:value="1729984" calcext:value-type="float">
            <text:p>17299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2898" calcext:value-type="float">
            <text:p>602898</text:p>
          </table:table-cell>
          <table:table-cell/>
          <table:table-cell office:value-type="float" office:value="929117" calcext:value-type="float">
            <text:p>929117</text:p>
          </table:table-cell>
          <table:table-cell/>
          <table:table-cell office:value-type="float" office:value="1295836" calcext:value-type="float">
            <text:p>1295836</text:p>
          </table:table-cell>
          <table:table-cell/>
          <table:table-cell office:value-type="float" office:value="1474956" calcext:value-type="float">
            <text:p>1474956</text:p>
          </table:table-cell>
          <table:table-cell/>
          <table:table-cell office:value-type="float" office:value="1131095" calcext:value-type="float">
            <text:p>1131095</text:p>
          </table:table-cell>
          <table:table-cell/>
          <table:table-cell office:value-type="float" office:value="1593793" calcext:value-type="float">
            <text:p>1593793</text:p>
          </table:table-cell>
          <table:table-cell/>
          <table:table-cell office:value-type="float" office:value="1709817" calcext:value-type="float">
            <text:p>1709817</text:p>
          </table:table-cell>
          <table:table-cell/>
          <table:table-cell office:value-type="float" office:value="690452" calcext:value-type="float">
            <text:p>690452</text:p>
          </table:table-cell>
          <table:table-cell/>
          <table:table-cell office:value-type="float" office:value="2068785" calcext:value-type="float">
            <text:p>20687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6626" calcext:value-type="float">
            <text:p>596626</text:p>
          </table:table-cell>
          <table:table-cell/>
          <table:table-cell office:value-type="float" office:value="941704" calcext:value-type="float">
            <text:p>941704</text:p>
          </table:table-cell>
          <table:table-cell/>
          <table:table-cell office:value-type="float" office:value="1268617" calcext:value-type="float">
            <text:p>1268617</text:p>
          </table:table-cell>
          <table:table-cell/>
          <table:table-cell office:value-type="float" office:value="1483734" calcext:value-type="float">
            <text:p>1483734</text:p>
          </table:table-cell>
          <table:table-cell/>
          <table:table-cell office:value-type="float" office:value="1373340" calcext:value-type="float">
            <text:p>1373340</text:p>
          </table:table-cell>
          <table:table-cell/>
          <table:table-cell office:value-type="float" office:value="1600302" calcext:value-type="float">
            <text:p>1600302</text:p>
          </table:table-cell>
          <table:table-cell/>
          <table:table-cell office:value-type="float" office:value="1888462" calcext:value-type="float">
            <text:p>1888462</text:p>
          </table:table-cell>
          <table:table-cell/>
          <table:table-cell office:value-type="float" office:value="2093351" calcext:value-type="float">
            <text:p>2093351</text:p>
          </table:table-cell>
          <table:table-cell/>
          <table:table-cell office:value-type="float" office:value="2261460" calcext:value-type="float">
            <text:p>22614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3733" calcext:value-type="float">
            <text:p>603733</text:p>
          </table:table-cell>
          <table:table-cell/>
          <table:table-cell office:value-type="float" office:value="951384" calcext:value-type="float">
            <text:p>951384</text:p>
          </table:table-cell>
          <table:table-cell/>
          <table:table-cell office:value-type="float" office:value="1250060" calcext:value-type="float">
            <text:p>1250060</text:p>
          </table:table-cell>
          <table:table-cell/>
          <table:table-cell office:value-type="float" office:value="1543178" calcext:value-type="float">
            <text:p>1543178</text:p>
          </table:table-cell>
          <table:table-cell/>
          <table:table-cell office:value-type="float" office:value="1448525" calcext:value-type="float">
            <text:p>1448525</text:p>
          </table:table-cell>
          <table:table-cell/>
          <table:table-cell office:value-type="float" office:value="1497045" calcext:value-type="float">
            <text:p>1497045</text:p>
          </table:table-cell>
          <table:table-cell/>
          <table:table-cell office:value-type="float" office:value="1979124" calcext:value-type="float">
            <text:p>1979124</text:p>
          </table:table-cell>
          <table:table-cell/>
          <table:table-cell office:value-type="float" office:value="2105092" calcext:value-type="float">
            <text:p>2105092</text:p>
          </table:table-cell>
          <table:table-cell/>
          <table:table-cell office:value-type="float" office:value="2266215" calcext:value-type="float">
            <text:p>226621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6569" calcext:value-type="float">
            <text:p>596569</text:p>
          </table:table-cell>
          <table:table-cell/>
          <table:table-cell office:value-type="float" office:value="934350" calcext:value-type="float">
            <text:p>934350</text:p>
          </table:table-cell>
          <table:table-cell/>
          <table:table-cell office:value-type="float" office:value="1256712" calcext:value-type="float">
            <text:p>1256712</text:p>
          </table:table-cell>
          <table:table-cell/>
          <table:table-cell office:value-type="float" office:value="1523757" calcext:value-type="float">
            <text:p>1523757</text:p>
          </table:table-cell>
          <table:table-cell/>
          <table:table-cell office:value-type="float" office:value="1419164" calcext:value-type="float">
            <text:p>1419164</text:p>
          </table:table-cell>
          <table:table-cell/>
          <table:table-cell office:value-type="float" office:value="1706559" calcext:value-type="float">
            <text:p>1706559</text:p>
          </table:table-cell>
          <table:table-cell/>
          <table:table-cell office:value-type="float" office:value="1905334" calcext:value-type="float">
            <text:p>1905334</text:p>
          </table:table-cell>
          <table:table-cell/>
          <table:table-cell office:value-type="float" office:value="2200295" calcext:value-type="float">
            <text:p>2200295</text:p>
          </table:table-cell>
          <table:table-cell/>
          <table:table-cell office:value-type="float" office:value="2283327" calcext:value-type="float">
            <text:p>22833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9874" calcext:value-type="float">
            <text:p>589874</text:p>
          </table:table-cell>
          <table:table-cell/>
          <table:table-cell office:value-type="float" office:value="932727" calcext:value-type="float">
            <text:p>932727</text:p>
          </table:table-cell>
          <table:table-cell/>
          <table:table-cell office:value-type="float" office:value="1262792" calcext:value-type="float">
            <text:p>1262792</text:p>
          </table:table-cell>
          <table:table-cell/>
          <table:table-cell office:value-type="float" office:value="1502533" calcext:value-type="float">
            <text:p>1502533</text:p>
          </table:table-cell>
          <table:table-cell/>
          <table:table-cell office:value-type="float" office:value="1549844" calcext:value-type="float">
            <text:p>1549844</text:p>
          </table:table-cell>
          <table:table-cell/>
          <table:table-cell office:value-type="float" office:value="684266" calcext:value-type="float">
            <text:p>684266</text:p>
          </table:table-cell>
          <table:table-cell/>
          <table:table-cell office:value-type="float" office:value="2025828" calcext:value-type="float">
            <text:p>2025828</text:p>
          </table:table-cell>
          <table:table-cell/>
          <table:table-cell office:value-type="float" office:value="2036793" calcext:value-type="float">
            <text:p>2036793</text:p>
          </table:table-cell>
          <table:table-cell/>
          <table:table-cell office:value-type="float" office:value="2269150" calcext:value-type="float">
            <text:p>226915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6730" calcext:value-type="float">
            <text:p>56730</text:p>
          </table:table-cell>
          <table:table-cell/>
          <table:table-cell office:value-type="float" office:value="70256" calcext:value-type="float">
            <text:p>70256</text:p>
          </table:table-cell>
          <table:table-cell/>
          <table:table-cell office:value-type="float" office:value="226183" calcext:value-type="float">
            <text:p>226183</text:p>
          </table:table-cell>
          <table:table-cell/>
          <table:table-cell office:value-type="float" office:value="222250" calcext:value-type="float">
            <text:p>222250</text:p>
          </table:table-cell>
          <table:table-cell/>
          <table:table-cell office:value-type="float" office:value="300665" calcext:value-type="float">
            <text:p>30066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3399" calcext:value-type="float">
            <text:p>53399</text:p>
          </table:table-cell>
          <table:table-cell/>
          <table:table-cell office:value-type="float" office:value="82840" calcext:value-type="float">
            <text:p>82840</text:p>
          </table:table-cell>
          <table:table-cell/>
          <table:table-cell office:value-type="float" office:value="108660" calcext:value-type="float">
            <text:p>108660</text:p>
          </table:table-cell>
          <table:table-cell/>
          <table:table-cell office:value-type="float" office:value="194532" calcext:value-type="float">
            <text:p>194532</text:p>
          </table:table-cell>
          <table:table-cell/>
          <table:table-cell office:value-type="float" office:value="354415" calcext:value-type="float">
            <text:p>354415</text:p>
          </table:table-cell>
          <table:table-cell/>
          <table:table-cell office:value-type="float" office:value="364522" calcext:value-type="float">
            <text:p>36452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6452" calcext:value-type="float">
            <text:p>46452</text:p>
          </table:table-cell>
          <table:table-cell/>
          <table:table-cell office:value-type="float" office:value="77038" calcext:value-type="float">
            <text:p>77038</text:p>
          </table:table-cell>
          <table:table-cell/>
          <table:table-cell office:value-type="float" office:value="176202" calcext:value-type="float">
            <text:p>176202</text:p>
          </table:table-cell>
          <table:table-cell/>
          <table:table-cell office:value-type="float" office:value="284751" calcext:value-type="float">
            <text:p>284751</text:p>
          </table:table-cell>
          <table:table-cell/>
          <table:table-cell office:value-type="float" office:value="339061" calcext:value-type="float">
            <text:p>339061</text:p>
          </table:table-cell>
          <table:table-cell/>
          <table:table-cell office:value-type="float" office:value="234400" calcext:value-type="float">
            <text:p>234400</text:p>
          </table:table-cell>
          <table:table-cell/>
          <table:table-cell office:value-type="float" office:value="407676" calcext:value-type="float">
            <text:p>40767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2181" calcext:value-type="float">
            <text:p>42181</text:p>
          </table:table-cell>
          <table:table-cell/>
          <table:table-cell office:value-type="float" office:value="54578" calcext:value-type="float">
            <text:p>54578</text:p>
          </table:table-cell>
          <table:table-cell/>
          <table:table-cell office:value-type="float" office:value="125887" calcext:value-type="float">
            <text:p>125887</text:p>
          </table:table-cell>
          <table:table-cell/>
          <table:table-cell office:value-type="float" office:value="201815" calcext:value-type="float">
            <text:p>201815</text:p>
          </table:table-cell>
          <table:table-cell/>
          <table:table-cell office:value-type="float" office:value="238138" calcext:value-type="float">
            <text:p>238138</text:p>
          </table:table-cell>
          <table:table-cell/>
          <table:table-cell office:value-type="float" office:value="371806" calcext:value-type="float">
            <text:p>371806</text:p>
          </table:table-cell>
          <table:table-cell/>
          <table:table-cell office:value-type="float" office:value="325533" calcext:value-type="float">
            <text:p>325533</text:p>
          </table:table-cell>
          <table:table-cell/>
          <table:table-cell office:value-type="float" office:value="402542" calcext:value-type="float">
            <text:p>40254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3420" calcext:value-type="float">
            <text:p>33420</text:p>
          </table:table-cell>
          <table:table-cell/>
          <table:table-cell office:value-type="float" office:value="57171" calcext:value-type="float">
            <text:p>57171</text:p>
          </table:table-cell>
          <table:table-cell/>
          <table:table-cell office:value-type="float" office:value="90498" calcext:value-type="float">
            <text:p>90498</text:p>
          </table:table-cell>
          <table:table-cell/>
          <table:table-cell office:value-type="float" office:value="146812" calcext:value-type="float">
            <text:p>146812</text:p>
          </table:table-cell>
          <table:table-cell/>
          <table:table-cell office:value-type="float" office:value="318504" calcext:value-type="float">
            <text:p>318504</text:p>
          </table:table-cell>
          <table:table-cell/>
          <table:table-cell office:value-type="float" office:value="264325" calcext:value-type="float">
            <text:p>264325</text:p>
          </table:table-cell>
          <table:table-cell/>
          <table:table-cell office:value-type="float" office:value="367537" calcext:value-type="float">
            <text:p>367537</text:p>
          </table:table-cell>
          <table:table-cell/>
          <table:table-cell office:value-type="float" office:value="335287" calcext:value-type="float">
            <text:p>335287</text:p>
          </table:table-cell>
          <table:table-cell/>
          <table:table-cell office:value-type="float" office:value="322304" calcext:value-type="float">
            <text:p>32230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8735" calcext:value-type="float">
            <text:p>28735</text:p>
          </table:table-cell>
          <table:table-cell/>
          <table:table-cell office:value-type="float" office:value="58842" calcext:value-type="float">
            <text:p>58842</text:p>
          </table:table-cell>
          <table:table-cell/>
          <table:table-cell office:value-type="float" office:value="94299" calcext:value-type="float">
            <text:p>94299</text:p>
          </table:table-cell>
          <table:table-cell/>
          <table:table-cell office:value-type="float" office:value="152925" calcext:value-type="float">
            <text:p>152925</text:p>
          </table:table-cell>
          <table:table-cell/>
          <table:table-cell office:value-type="float" office:value="328037" calcext:value-type="float">
            <text:p>328037</text:p>
          </table:table-cell>
          <table:table-cell/>
          <table:table-cell office:value-type="float" office:value="360879" calcext:value-type="float">
            <text:p>360879</text:p>
          </table:table-cell>
          <table:table-cell/>
          <table:table-cell office:value-type="float" office:value="302198" calcext:value-type="float">
            <text:p>302198</text:p>
          </table:table-cell>
          <table:table-cell/>
          <table:table-cell office:value-type="float" office:value="336902" calcext:value-type="float">
            <text:p>336902</text:p>
          </table:table-cell>
          <table:table-cell/>
          <table:table-cell office:value-type="float" office:value="569707" calcext:value-type="float">
            <text:p>569707</text:p>
          </table:table-cell>
          <table:table-cell/>
          <table:table-cell office:value-type="float" office:value="362416" calcext:value-type="float">
            <text:p>36241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7151" calcext:value-type="float">
            <text:p>37151</text:p>
          </table:table-cell>
          <table:table-cell/>
          <table:table-cell office:value-type="float" office:value="53765" calcext:value-type="float">
            <text:p>53765</text:p>
          </table:table-cell>
          <table:table-cell/>
          <table:table-cell office:value-type="float" office:value="100436" calcext:value-type="float">
            <text:p>100436</text:p>
          </table:table-cell>
          <table:table-cell/>
          <table:table-cell office:value-type="float" office:value="162520" calcext:value-type="float">
            <text:p>162520</text:p>
          </table:table-cell>
          <table:table-cell/>
          <table:table-cell office:value-type="float" office:value="290909" calcext:value-type="float">
            <text:p>290909</text:p>
          </table:table-cell>
          <table:table-cell/>
          <table:table-cell office:value-type="float" office:value="305943" calcext:value-type="float">
            <text:p>305943</text:p>
          </table:table-cell>
          <table:table-cell/>
          <table:table-cell office:value-type="float" office:value="528777" calcext:value-type="float">
            <text:p>528777</text:p>
          </table:table-cell>
          <table:table-cell/>
          <table:table-cell office:value-type="float" office:value="391958" calcext:value-type="float">
            <text:p>391958</text:p>
          </table:table-cell>
          <table:table-cell/>
          <table:table-cell office:value-type="float" office:value="624386" calcext:value-type="float">
            <text:p>624386</text:p>
          </table:table-cell>
          <table:table-cell/>
          <table:table-cell office:value-type="float" office:value="432657" calcext:value-type="float">
            <text:p>432657</text:p>
          </table:table-cell>
          <table:table-cell/>
          <table:table-cell office:value-type="float" office:value="744206" calcext:value-type="float">
            <text:p>74420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2199" calcext:value-type="float">
            <text:p>32199</text:p>
          </table:table-cell>
          <table:table-cell/>
          <table:table-cell office:value-type="float" office:value="58244" calcext:value-type="float">
            <text:p>58244</text:p>
          </table:table-cell>
          <table:table-cell/>
          <table:table-cell office:value-type="float" office:value="102143" calcext:value-type="float">
            <text:p>102143</text:p>
          </table:table-cell>
          <table:table-cell/>
          <table:table-cell office:value-type="float" office:value="170329" calcext:value-type="float">
            <text:p>170329</text:p>
          </table:table-cell>
          <table:table-cell/>
          <table:table-cell office:value-type="float" office:value="378996" calcext:value-type="float">
            <text:p>378996</text:p>
          </table:table-cell>
          <table:table-cell/>
          <table:table-cell office:value-type="float" office:value="641652" calcext:value-type="float">
            <text:p>641652</text:p>
          </table:table-cell>
          <table:table-cell/>
          <table:table-cell office:value-type="float" office:value="795331" calcext:value-type="float">
            <text:p>795331</text:p>
          </table:table-cell>
          <table:table-cell/>
          <table:table-cell office:value-type="float" office:value="969469" calcext:value-type="float">
            <text:p>969469</text:p>
          </table:table-cell>
          <table:table-cell/>
          <table:table-cell office:value-type="float" office:value="1101951" calcext:value-type="float">
            <text:p>1101951</text:p>
          </table:table-cell>
          <table:table-cell/>
          <table:table-cell office:value-type="float" office:value="1092560" calcext:value-type="float">
            <text:p>1092560</text:p>
          </table:table-cell>
          <table:table-cell/>
          <table:table-cell office:value-type="float" office:value="1021340" calcext:value-type="float">
            <text:p>1021340</text:p>
          </table:table-cell>
          <table:table-cell/>
          <table:table-cell office:value-type="float" office:value="1626973" calcext:value-type="float">
            <text:p>162697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48829" calcext:value-type="float">
            <text:p>48829</text:p>
          </table:table-cell>
          <table:table-cell/>
          <table:table-cell office:value-type="float" office:value="100435" calcext:value-type="float">
            <text:p>100435</text:p>
          </table:table-cell>
          <table:table-cell/>
          <table:table-cell office:value-type="float" office:value="141432" calcext:value-type="float">
            <text:p>141432</text:p>
          </table:table-cell>
          <table:table-cell/>
          <table:table-cell office:value-type="float" office:value="229744" calcext:value-type="float">
            <text:p>229744</text:p>
          </table:table-cell>
          <table:table-cell/>
          <table:table-cell office:value-type="float" office:value="416578" calcext:value-type="float">
            <text:p>416578</text:p>
          </table:table-cell>
          <table:table-cell/>
          <table:table-cell office:value-type="float" office:value="649769" calcext:value-type="float">
            <text:p>649769</text:p>
          </table:table-cell>
          <table:table-cell/>
          <table:table-cell office:value-type="float" office:value="845624" calcext:value-type="float">
            <text:p>845624</text:p>
          </table:table-cell>
          <table:table-cell/>
          <table:table-cell office:value-type="float" office:value="1059018" calcext:value-type="float">
            <text:p>1059018</text:p>
          </table:table-cell>
          <table:table-cell/>
          <table:table-cell office:value-type="float" office:value="1342969" calcext:value-type="float">
            <text:p>1342969</text:p>
          </table:table-cell>
          <table:table-cell/>
          <table:table-cell office:value-type="float" office:value="1166302" calcext:value-type="float">
            <text:p>1166302</text:p>
          </table:table-cell>
          <table:table-cell/>
          <table:table-cell office:value-type="float" office:value="1396146" calcext:value-type="float">
            <text:p>1396146</text:p>
          </table:table-cell>
          <table:table-cell/>
          <table:table-cell office:value-type="float" office:value="1466772" calcext:value-type="float">
            <text:p>1466772</text:p>
          </table:table-cell>
          <table:table-cell/>
          <table:table-cell office:value-type="float" office:value="1733422" calcext:value-type="float">
            <text:p>17334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5275" calcext:value-type="float">
            <text:p>435275</text:p>
          </table:table-cell>
          <table:table-cell/>
          <table:table-cell office:value-type="float" office:value="665393" calcext:value-type="float">
            <text:p>665393</text:p>
          </table:table-cell>
          <table:table-cell/>
          <table:table-cell office:value-type="float" office:value="839000" calcext:value-type="float">
            <text:p>839000</text:p>
          </table:table-cell>
          <table:table-cell/>
          <table:table-cell office:value-type="float" office:value="856836" calcext:value-type="float">
            <text:p>856836</text:p>
          </table:table-cell>
          <table:table-cell/>
          <table:table-cell office:value-type="float" office:value="969321" calcext:value-type="float">
            <text:p>969321</text:p>
          </table:table-cell>
          <table:table-cell/>
          <table:table-cell office:value-type="float" office:value="1001560" calcext:value-type="float">
            <text:p>1001560</text:p>
          </table:table-cell>
          <table:table-cell/>
          <table:table-cell office:value-type="float" office:value="1307736" calcext:value-type="float">
            <text:p>1307736</text:p>
          </table:table-cell>
          <table:table-cell/>
          <table:table-cell office:value-type="float" office:value="1404533" calcext:value-type="float">
            <text:p>1404533</text:p>
          </table:table-cell>
          <table:table-cell/>
          <table:table-cell office:value-type="float" office:value="1271560" calcext:value-type="float">
            <text:p>12715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290" calcext:value-type="float">
            <text:p>316290</text:p>
          </table:table-cell>
          <table:table-cell/>
          <table:table-cell office:value-type="float" office:value="241010" calcext:value-type="float">
            <text:p>241010</text:p>
          </table:table-cell>
          <table:table-cell/>
          <table:table-cell office:value-type="float" office:value="666172" calcext:value-type="float">
            <text:p>666172</text:p>
          </table:table-cell>
          <table:table-cell/>
          <table:table-cell office:value-type="float" office:value="848637" calcext:value-type="float">
            <text:p>848637</text:p>
          </table:table-cell>
          <table:table-cell/>
          <table:table-cell office:value-type="float" office:value="978119" calcext:value-type="float">
            <text:p>978119</text:p>
          </table:table-cell>
          <table:table-cell/>
          <table:table-cell office:value-type="float" office:value="1360850" calcext:value-type="float">
            <text:p>1360850</text:p>
          </table:table-cell>
          <table:table-cell/>
          <table:table-cell office:value-type="float" office:value="1638530" calcext:value-type="float">
            <text:p>1638530</text:p>
          </table:table-cell>
          <table:table-cell/>
          <table:table-cell office:value-type="float" office:value="1714517" calcext:value-type="float">
            <text:p>1714517</text:p>
          </table:table-cell>
          <table:table-cell/>
          <table:table-cell office:value-type="float" office:value="1436813" calcext:value-type="float">
            <text:p>14368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4166" calcext:value-type="float">
            <text:p>344166</text:p>
          </table:table-cell>
          <table:table-cell/>
          <table:table-cell office:value-type="float" office:value="242416" calcext:value-type="float">
            <text:p>242416</text:p>
          </table:table-cell>
          <table:table-cell/>
          <table:table-cell office:value-type="float" office:value="630047" calcext:value-type="float">
            <text:p>630047</text:p>
          </table:table-cell>
          <table:table-cell/>
          <table:table-cell office:value-type="float" office:value="861544" calcext:value-type="float">
            <text:p>861544</text:p>
          </table:table-cell>
          <table:table-cell/>
          <table:table-cell office:value-type="float" office:value="1048342" calcext:value-type="float">
            <text:p>1048342</text:p>
          </table:table-cell>
          <table:table-cell/>
          <table:table-cell office:value-type="float" office:value="1378892" calcext:value-type="float">
            <text:p>1378892</text:p>
          </table:table-cell>
          <table:table-cell/>
          <table:table-cell office:value-type="float" office:value="1646449" calcext:value-type="float">
            <text:p>1646449</text:p>
          </table:table-cell>
          <table:table-cell/>
          <table:table-cell office:value-type="float" office:value="1388255" calcext:value-type="float">
            <text:p>1388255</text:p>
          </table:table-cell>
          <table:table-cell/>
          <table:table-cell office:value-type="float" office:value="1461192" calcext:value-type="float">
            <text:p>14611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3600" calcext:value-type="float">
            <text:p>343600</text:p>
          </table:table-cell>
          <table:table-cell/>
          <table:table-cell office:value-type="float" office:value="507726" calcext:value-type="float">
            <text:p>507726</text:p>
          </table:table-cell>
          <table:table-cell/>
          <table:table-cell office:value-type="float" office:value="672215" calcext:value-type="float">
            <text:p>672215</text:p>
          </table:table-cell>
          <table:table-cell/>
          <table:table-cell office:value-type="float" office:value="837595" calcext:value-type="float">
            <text:p>837595</text:p>
          </table:table-cell>
          <table:table-cell/>
          <table:table-cell office:value-type="float" office:value="986326" calcext:value-type="float">
            <text:p>986326</text:p>
          </table:table-cell>
          <table:table-cell/>
          <table:table-cell office:value-type="float" office:value="1201150" calcext:value-type="float">
            <text:p>1201150</text:p>
          </table:table-cell>
          <table:table-cell/>
          <table:table-cell office:value-type="float" office:value="1281814" calcext:value-type="float">
            <text:p>1281814</text:p>
          </table:table-cell>
          <table:table-cell/>
          <table:table-cell office:value-type="float" office:value="1065912" calcext:value-type="float">
            <text:p>1065912</text:p>
          </table:table-cell>
          <table:table-cell/>
          <table:table-cell office:value-type="float" office:value="1444701" calcext:value-type="float">
            <text:p>14447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3206" calcext:value-type="float">
            <text:p>333206</text:p>
          </table:table-cell>
          <table:table-cell/>
          <table:table-cell office:value-type="float" office:value="506016" calcext:value-type="float">
            <text:p>506016</text:p>
          </table:table-cell>
          <table:table-cell/>
          <table:table-cell office:value-type="float" office:value="666905" calcext:value-type="float">
            <text:p>666905</text:p>
          </table:table-cell>
          <table:table-cell/>
          <table:table-cell office:value-type="float" office:value="865861" calcext:value-type="float">
            <text:p>865861</text:p>
          </table:table-cell>
          <table:table-cell/>
          <table:table-cell office:value-type="float" office:value="1039719" calcext:value-type="float">
            <text:p>1039719</text:p>
          </table:table-cell>
          <table:table-cell/>
          <table:table-cell office:value-type="float" office:value="1332574" calcext:value-type="float">
            <text:p>1332574</text:p>
          </table:table-cell>
          <table:table-cell/>
          <table:table-cell office:value-type="float" office:value="1311706" calcext:value-type="float">
            <text:p>1311706</text:p>
          </table:table-cell>
          <table:table-cell/>
          <table:table-cell office:value-type="float" office:value="1419131" calcext:value-type="float">
            <text:p>1419131</text:p>
          </table:table-cell>
          <table:table-cell/>
          <table:table-cell office:value-type="float" office:value="1469231" calcext:value-type="float">
            <text:p>14692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8424" calcext:value-type="float">
            <text:p>338424</text:p>
          </table:table-cell>
          <table:table-cell/>
          <table:table-cell office:value-type="float" office:value="494942" calcext:value-type="float">
            <text:p>494942</text:p>
          </table:table-cell>
          <table:table-cell/>
          <table:table-cell office:value-type="float" office:value="645351" calcext:value-type="float">
            <text:p>645351</text:p>
          </table:table-cell>
          <table:table-cell/>
          <table:table-cell office:value-type="float" office:value="902919" calcext:value-type="float">
            <text:p>902919</text:p>
          </table:table-cell>
          <table:table-cell/>
          <table:table-cell office:value-type="float" office:value="1040270" calcext:value-type="float">
            <text:p>1040270</text:p>
          </table:table-cell>
          <table:table-cell/>
          <table:table-cell office:value-type="float" office:value="1118904" calcext:value-type="float">
            <text:p>1118904</text:p>
          </table:table-cell>
          <table:table-cell/>
          <table:table-cell office:value-type="float" office:value="1325703" calcext:value-type="float">
            <text:p>1325703</text:p>
          </table:table-cell>
          <table:table-cell/>
          <table:table-cell office:value-type="float" office:value="1405307" calcext:value-type="float">
            <text:p>1405307</text:p>
          </table:table-cell>
          <table:table-cell/>
          <table:table-cell office:value-type="float" office:value="1467034" calcext:value-type="float">
            <text:p>14670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6766" calcext:value-type="float">
            <text:p>336766</text:p>
          </table:table-cell>
          <table:table-cell/>
          <table:table-cell office:value-type="float" office:value="504206" calcext:value-type="float">
            <text:p>504206</text:p>
          </table:table-cell>
          <table:table-cell/>
          <table:table-cell office:value-type="float" office:value="635781" calcext:value-type="float">
            <text:p>635781</text:p>
          </table:table-cell>
          <table:table-cell/>
          <table:table-cell office:value-type="float" office:value="860934" calcext:value-type="float">
            <text:p>860934</text:p>
          </table:table-cell>
          <table:table-cell/>
          <table:table-cell office:value-type="float" office:value="1041572" calcext:value-type="float">
            <text:p>1041572</text:p>
          </table:table-cell>
          <table:table-cell/>
          <table:table-cell office:value-type="float" office:value="1141217" calcext:value-type="float">
            <text:p>1141217</text:p>
          </table:table-cell>
          <table:table-cell/>
          <table:table-cell office:value-type="float" office:value="1329420" calcext:value-type="float">
            <text:p>1329420</text:p>
          </table:table-cell>
          <table:table-cell/>
          <table:table-cell office:value-type="float" office:value="1410248" calcext:value-type="float">
            <text:p>1410248</text:p>
          </table:table-cell>
          <table:table-cell/>
          <table:table-cell office:value-type="float" office:value="1477837" calcext:value-type="float">
            <text:p>14778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9834" calcext:value-type="float">
            <text:p>339834</text:p>
          </table:table-cell>
          <table:table-cell/>
          <table:table-cell office:value-type="float" office:value="497184" calcext:value-type="float">
            <text:p>497184</text:p>
          </table:table-cell>
          <table:table-cell/>
          <table:table-cell office:value-type="float" office:value="642623" calcext:value-type="float">
            <text:p>642623</text:p>
          </table:table-cell>
          <table:table-cell/>
          <table:table-cell office:value-type="float" office:value="874793" calcext:value-type="float">
            <text:p>874793</text:p>
          </table:table-cell>
          <table:table-cell/>
          <table:table-cell office:value-type="float" office:value="1060885" calcext:value-type="float">
            <text:p>1060885</text:p>
          </table:table-cell>
          <table:table-cell/>
          <table:table-cell office:value-type="float" office:value="1158345" calcext:value-type="float">
            <text:p>1158345</text:p>
          </table:table-cell>
          <table:table-cell/>
          <table:table-cell office:value-type="float" office:value="1311656" calcext:value-type="float">
            <text:p>1311656</text:p>
          </table:table-cell>
          <table:table-cell/>
          <table:table-cell office:value-type="float" office:value="1371847" calcext:value-type="float">
            <text:p>1371847</text:p>
          </table:table-cell>
          <table:table-cell/>
          <table:table-cell office:value-type="float" office:value="1462527" calcext:value-type="float">
            <text:p>146252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5720" calcext:value-type="float">
            <text:p>165720</text:p>
          </table:table-cell>
          <table:table-cell/>
          <table:table-cell office:value-type="float" office:value="244297" calcext:value-type="float">
            <text:p>244297</text:p>
          </table:table-cell>
          <table:table-cell/>
          <table:table-cell office:value-type="float" office:value="429630" calcext:value-type="float">
            <text:p>429630</text:p>
          </table:table-cell>
          <table:table-cell/>
          <table:table-cell office:value-type="float" office:value="647135" calcext:value-type="float">
            <text:p>647135</text:p>
          </table:table-cell>
          <table:table-cell/>
          <table:table-cell office:value-type="float" office:value="679917" calcext:value-type="float">
            <text:p>67991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43020" calcext:value-type="float">
            <text:p>143020</text:p>
          </table:table-cell>
          <table:table-cell/>
          <table:table-cell office:value-type="float" office:value="240986" calcext:value-type="float">
            <text:p>240986</text:p>
          </table:table-cell>
          <table:table-cell/>
          <table:table-cell office:value-type="float" office:value="448961" calcext:value-type="float">
            <text:p>448961</text:p>
          </table:table-cell>
          <table:table-cell/>
          <table:table-cell office:value-type="float" office:value="707520" calcext:value-type="float">
            <text:p>707520</text:p>
          </table:table-cell>
          <table:table-cell/>
          <table:table-cell office:value-type="float" office:value="927549" calcext:value-type="float">
            <text:p>927549</text:p>
          </table:table-cell>
          <table:table-cell/>
          <table:table-cell office:value-type="float" office:value="1196221" calcext:value-type="float">
            <text:p>119622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54388" calcext:value-type="float">
            <text:p>154388</text:p>
          </table:table-cell>
          <table:table-cell/>
          <table:table-cell office:value-type="float" office:value="282206" calcext:value-type="float">
            <text:p>282206</text:p>
          </table:table-cell>
          <table:table-cell/>
          <table:table-cell office:value-type="float" office:value="490560" calcext:value-type="float">
            <text:p>490560</text:p>
          </table:table-cell>
          <table:table-cell/>
          <table:table-cell office:value-type="float" office:value="713067" calcext:value-type="float">
            <text:p>713067</text:p>
          </table:table-cell>
          <table:table-cell/>
          <table:table-cell office:value-type="float" office:value="987979" calcext:value-type="float">
            <text:p>987979</text:p>
          </table:table-cell>
          <table:table-cell/>
          <table:table-cell office:value-type="float" office:value="1243036" calcext:value-type="float">
            <text:p>1243036</text:p>
          </table:table-cell>
          <table:table-cell/>
          <table:table-cell office:value-type="float" office:value="1384034" calcext:value-type="float">
            <text:p>138403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53022" calcext:value-type="float">
            <text:p>153022</text:p>
          </table:table-cell>
          <table:table-cell/>
          <table:table-cell office:value-type="float" office:value="269892" calcext:value-type="float">
            <text:p>269892</text:p>
          </table:table-cell>
          <table:table-cell/>
          <table:table-cell office:value-type="float" office:value="456735" calcext:value-type="float">
            <text:p>456735</text:p>
          </table:table-cell>
          <table:table-cell/>
          <table:table-cell office:value-type="float" office:value="709019" calcext:value-type="float">
            <text:p>709019</text:p>
          </table:table-cell>
          <table:table-cell/>
          <table:table-cell office:value-type="float" office:value="1045103" calcext:value-type="float">
            <text:p>1045103</text:p>
          </table:table-cell>
          <table:table-cell/>
          <table:table-cell office:value-type="float" office:value="1293037" calcext:value-type="float">
            <text:p>1293037</text:p>
          </table:table-cell>
          <table:table-cell/>
          <table:table-cell office:value-type="float" office:value="1458090" calcext:value-type="float">
            <text:p>1458090</text:p>
          </table:table-cell>
          <table:table-cell/>
          <table:table-cell office:value-type="float" office:value="1571169" calcext:value-type="float">
            <text:p>157116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73428" calcext:value-type="float">
            <text:p>273428</text:p>
          </table:table-cell>
          <table:table-cell/>
          <table:table-cell office:value-type="float" office:value="269686" calcext:value-type="float">
            <text:p>269686</text:p>
          </table:table-cell>
          <table:table-cell/>
          <table:table-cell office:value-type="float" office:value="466549" calcext:value-type="float">
            <text:p>466549</text:p>
          </table:table-cell>
          <table:table-cell/>
          <table:table-cell office:value-type="float" office:value="627845" calcext:value-type="float">
            <text:p>627845</text:p>
          </table:table-cell>
          <table:table-cell/>
          <table:table-cell office:value-type="float" office:value="1032244" calcext:value-type="float">
            <text:p>1032244</text:p>
          </table:table-cell>
          <table:table-cell/>
          <table:table-cell office:value-type="float" office:value="1323236" calcext:value-type="float">
            <text:p>1323236</text:p>
          </table:table-cell>
          <table:table-cell/>
          <table:table-cell office:value-type="float" office:value="1542286" calcext:value-type="float">
            <text:p>1542286</text:p>
          </table:table-cell>
          <table:table-cell/>
          <table:table-cell office:value-type="float" office:value="1617808" calcext:value-type="float">
            <text:p>1617808</text:p>
          </table:table-cell>
          <table:table-cell/>
          <table:table-cell office:value-type="float" office:value="1580306" calcext:value-type="float">
            <text:p>158030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3769" calcext:value-type="float">
            <text:p>143769</text:p>
          </table:table-cell>
          <table:table-cell/>
          <table:table-cell office:value-type="float" office:value="247735" calcext:value-type="float">
            <text:p>247735</text:p>
          </table:table-cell>
          <table:table-cell/>
          <table:table-cell office:value-type="float" office:value="399071" calcext:value-type="float">
            <text:p>399071</text:p>
          </table:table-cell>
          <table:table-cell/>
          <table:table-cell office:value-type="float" office:value="703988" calcext:value-type="float">
            <text:p>703988</text:p>
          </table:table-cell>
          <table:table-cell/>
          <table:table-cell office:value-type="float" office:value="1016824" calcext:value-type="float">
            <text:p>1016824</text:p>
          </table:table-cell>
          <table:table-cell/>
          <table:table-cell office:value-type="float" office:value="1290398" calcext:value-type="float">
            <text:p>1290398</text:p>
          </table:table-cell>
          <table:table-cell/>
          <table:table-cell office:value-type="float" office:value="1450560" calcext:value-type="float">
            <text:p>1450560</text:p>
          </table:table-cell>
          <table:table-cell/>
          <table:table-cell office:value-type="float" office:value="1649117" calcext:value-type="float">
            <text:p>1649117</text:p>
          </table:table-cell>
          <table:table-cell/>
          <table:table-cell office:value-type="float" office:value="1713598" calcext:value-type="float">
            <text:p>1713598</text:p>
          </table:table-cell>
          <table:table-cell/>
          <table:table-cell office:value-type="float" office:value="1728424" calcext:value-type="float">
            <text:p>172842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72325" calcext:value-type="float">
            <text:p>272325</text:p>
          </table:table-cell>
          <table:table-cell/>
          <table:table-cell office:value-type="float" office:value="246049" calcext:value-type="float">
            <text:p>246049</text:p>
          </table:table-cell>
          <table:table-cell/>
          <table:table-cell office:value-type="float" office:value="436815" calcext:value-type="float">
            <text:p>436815</text:p>
          </table:table-cell>
          <table:table-cell/>
          <table:table-cell office:value-type="float" office:value="577148" calcext:value-type="float">
            <text:p>577148</text:p>
          </table:table-cell>
          <table:table-cell/>
          <table:table-cell office:value-type="float" office:value="606809" calcext:value-type="float">
            <text:p>606809</text:p>
          </table:table-cell>
          <table:table-cell/>
          <table:table-cell office:value-type="float" office:value="585727" calcext:value-type="float">
            <text:p>585727</text:p>
          </table:table-cell>
          <table:table-cell/>
          <table:table-cell office:value-type="float" office:value="599713" calcext:value-type="float">
            <text:p>599713</text:p>
          </table:table-cell>
          <table:table-cell/>
          <table:table-cell office:value-type="float" office:value="585229" calcext:value-type="float">
            <text:p>585229</text:p>
          </table:table-cell>
          <table:table-cell/>
          <table:table-cell office:value-type="float" office:value="591495" calcext:value-type="float">
            <text:p>591495</text:p>
          </table:table-cell>
          <table:table-cell/>
          <table:table-cell office:value-type="float" office:value="571903" calcext:value-type="float">
            <text:p>571903</text:p>
          </table:table-cell>
          <table:table-cell/>
          <table:table-cell office:value-type="float" office:value="588758" calcext:value-type="float">
            <text:p>58875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51822" calcext:value-type="float">
            <text:p>151822</text:p>
          </table:table-cell>
          <table:table-cell/>
          <table:table-cell office:value-type="float" office:value="240948" calcext:value-type="float">
            <text:p>240948</text:p>
          </table:table-cell>
          <table:table-cell/>
          <table:table-cell office:value-type="float" office:value="309659" calcext:value-type="float">
            <text:p>309659</text:p>
          </table:table-cell>
          <table:table-cell/>
          <table:table-cell office:value-type="float" office:value="363653" calcext:value-type="float">
            <text:p>363653</text:p>
          </table:table-cell>
          <table:table-cell/>
          <table:table-cell office:value-type="float" office:value="1320623" calcext:value-type="float">
            <text:p>1320623</text:p>
          </table:table-cell>
          <table:table-cell/>
          <table:table-cell office:value-type="float" office:value="1326231" calcext:value-type="float">
            <text:p>1326231</text:p>
          </table:table-cell>
          <table:table-cell/>
          <table:table-cell office:value-type="float" office:value="1538738" calcext:value-type="float">
            <text:p>1538738</text:p>
          </table:table-cell>
          <table:table-cell/>
          <table:table-cell office:value-type="float" office:value="1689451" calcext:value-type="float">
            <text:p>1689451</text:p>
          </table:table-cell>
          <table:table-cell/>
          <table:table-cell office:value-type="float" office:value="1687708" calcext:value-type="float">
            <text:p>1687708</text:p>
          </table:table-cell>
          <table:table-cell/>
          <table:table-cell office:value-type="float" office:value="1749672" calcext:value-type="float">
            <text:p>1749672</text:p>
          </table:table-cell>
          <table:table-cell/>
          <table:table-cell office:value-type="float" office:value="1681432" calcext:value-type="float">
            <text:p>1681432</text:p>
          </table:table-cell>
          <table:table-cell/>
          <table:table-cell office:value-type="float" office:value="1799994" calcext:value-type="float">
            <text:p>179999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5919" calcext:value-type="float">
            <text:p>185919</text:p>
          </table:table-cell>
          <table:table-cell/>
          <table:table-cell office:value-type="float" office:value="485180" calcext:value-type="float">
            <text:p>485180</text:p>
          </table:table-cell>
          <table:table-cell/>
          <table:table-cell office:value-type="float" office:value="416061" calcext:value-type="float">
            <text:p>416061</text:p>
          </table:table-cell>
          <table:table-cell/>
          <table:table-cell office:value-type="float" office:value="618126" calcext:value-type="float">
            <text:p>618126</text:p>
          </table:table-cell>
          <table:table-cell/>
          <table:table-cell office:value-type="float" office:value="1028168" calcext:value-type="float">
            <text:p>1028168</text:p>
          </table:table-cell>
          <table:table-cell/>
          <table:table-cell office:value-type="float" office:value="1321177" calcext:value-type="float">
            <text:p>1321177</text:p>
          </table:table-cell>
          <table:table-cell/>
          <table:table-cell office:value-type="float" office:value="1547429" calcext:value-type="float">
            <text:p>1547429</text:p>
          </table:table-cell>
          <table:table-cell/>
          <table:table-cell office:value-type="float" office:value="1693982" calcext:value-type="float">
            <text:p>1693982</text:p>
          </table:table-cell>
          <table:table-cell/>
          <table:table-cell office:value-type="float" office:value="1682494" calcext:value-type="float">
            <text:p>1682494</text:p>
          </table:table-cell>
          <table:table-cell/>
          <table:table-cell office:value-type="float" office:value="1659137" calcext:value-type="float">
            <text:p>1659137</text:p>
          </table:table-cell>
          <table:table-cell/>
          <table:table-cell office:value-type="float" office:value="1662347" calcext:value-type="float">
            <text:p>1662347</text:p>
          </table:table-cell>
          <table:table-cell/>
          <table:table-cell office:value-type="float" office:value="1666217" calcext:value-type="float">
            <text:p>1666217</text:p>
          </table:table-cell>
          <table:table-cell/>
          <table:table-cell office:value-type="float" office:value="1642678" calcext:value-type="float">
            <text:p>16426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6086" calcext:value-type="float">
            <text:p>1026086</text:p>
          </table:table-cell>
          <table:table-cell/>
          <table:table-cell office:value-type="float" office:value="772229" calcext:value-type="float">
            <text:p>772229</text:p>
          </table:table-cell>
          <table:table-cell/>
          <table:table-cell office:value-type="float" office:value="445387" calcext:value-type="float">
            <text:p>445387</text:p>
          </table:table-cell>
          <table:table-cell/>
          <table:table-cell office:value-type="float" office:value="362394" calcext:value-type="float">
            <text:p>362394</text:p>
          </table:table-cell>
          <table:table-cell/>
          <table:table-cell office:value-type="float" office:value="351822" calcext:value-type="float">
            <text:p>351822</text:p>
          </table:table-cell>
          <table:table-cell/>
          <table:table-cell office:value-type="float" office:value="318890" calcext:value-type="float">
            <text:p>318890</text:p>
          </table:table-cell>
          <table:table-cell/>
          <table:table-cell office:value-type="float" office:value="257581" calcext:value-type="float">
            <text:p>257581</text:p>
          </table:table-cell>
          <table:table-cell/>
          <table:table-cell office:value-type="float" office:value="261919" calcext:value-type="float">
            <text:p>261919</text:p>
          </table:table-cell>
          <table:table-cell/>
          <table:table-cell office:value-type="float" office:value="226156" calcext:value-type="float">
            <text:p>2261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786" calcext:value-type="float">
            <text:p>164786</text:p>
          </table:table-cell>
          <table:table-cell/>
          <table:table-cell office:value-type="float" office:value="337029" calcext:value-type="float">
            <text:p>337029</text:p>
          </table:table-cell>
          <table:table-cell/>
          <table:table-cell office:value-type="float" office:value="349715" calcext:value-type="float">
            <text:p>349715</text:p>
          </table:table-cell>
          <table:table-cell/>
          <table:table-cell office:value-type="float" office:value="376360" calcext:value-type="float">
            <text:p>376360</text:p>
          </table:table-cell>
          <table:table-cell/>
          <table:table-cell office:value-type="float" office:value="316980" calcext:value-type="float">
            <text:p>316980</text:p>
          </table:table-cell>
          <table:table-cell/>
          <table:table-cell office:value-type="float" office:value="1615495" calcext:value-type="float">
            <text:p>1615495</text:p>
          </table:table-cell>
          <table:table-cell/>
          <table:table-cell office:value-type="float" office:value="987016" calcext:value-type="float">
            <text:p>987016</text:p>
          </table:table-cell>
          <table:table-cell/>
          <table:table-cell office:value-type="float" office:value="516927" calcext:value-type="float">
            <text:p>516927</text:p>
          </table:table-cell>
          <table:table-cell/>
          <table:table-cell office:value-type="float" office:value="369229" calcext:value-type="float">
            <text:p>3692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002" calcext:value-type="float">
            <text:p>245002</text:p>
          </table:table-cell>
          <table:table-cell/>
          <table:table-cell office:value-type="float" office:value="274879" calcext:value-type="float">
            <text:p>274879</text:p>
          </table:table-cell>
          <table:table-cell/>
          <table:table-cell office:value-type="float" office:value="348708" calcext:value-type="float">
            <text:p>348708</text:p>
          </table:table-cell>
          <table:table-cell/>
          <table:table-cell office:value-type="float" office:value="344867" calcext:value-type="float">
            <text:p>344867</text:p>
          </table:table-cell>
          <table:table-cell/>
          <table:table-cell office:value-type="float" office:value="348663" calcext:value-type="float">
            <text:p>348663</text:p>
          </table:table-cell>
          <table:table-cell/>
          <table:table-cell office:value-type="float" office:value="1184737" calcext:value-type="float">
            <text:p>1184737</text:p>
          </table:table-cell>
          <table:table-cell/>
          <table:table-cell office:value-type="float" office:value="286345" calcext:value-type="float">
            <text:p>286345</text:p>
          </table:table-cell>
          <table:table-cell/>
          <table:table-cell office:value-type="float" office:value="332436" calcext:value-type="float">
            <text:p>332436</text:p>
          </table:table-cell>
          <table:table-cell/>
          <table:table-cell office:value-type="float" office:value="345307" calcext:value-type="float">
            <text:p>3453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555" calcext:value-type="float">
            <text:p>357555</text:p>
          </table:table-cell>
          <table:table-cell/>
          <table:table-cell office:value-type="float" office:value="335342" calcext:value-type="float">
            <text:p>335342</text:p>
          </table:table-cell>
          <table:table-cell/>
          <table:table-cell office:value-type="float" office:value="328776" calcext:value-type="float">
            <text:p>328776</text:p>
          </table:table-cell>
          <table:table-cell/>
          <table:table-cell office:value-type="float" office:value="321698" calcext:value-type="float">
            <text:p>321698</text:p>
          </table:table-cell>
          <table:table-cell/>
          <table:table-cell office:value-type="float" office:value="322680" calcext:value-type="float">
            <text:p>322680</text:p>
          </table:table-cell>
          <table:table-cell/>
          <table:table-cell office:value-type="float" office:value="349936" calcext:value-type="float">
            <text:p>349936</text:p>
          </table:table-cell>
          <table:table-cell/>
          <table:table-cell office:value-type="float" office:value="344092" calcext:value-type="float">
            <text:p>344092</text:p>
          </table:table-cell>
          <table:table-cell/>
          <table:table-cell office:value-type="float" office:value="334870" calcext:value-type="float">
            <text:p>334870</text:p>
          </table:table-cell>
          <table:table-cell/>
          <table:table-cell office:value-type="float" office:value="351073" calcext:value-type="float">
            <text:p>3510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914" calcext:value-type="float">
            <text:p>358914</text:p>
          </table:table-cell>
          <table:table-cell/>
          <table:table-cell office:value-type="float" office:value="341864" calcext:value-type="float">
            <text:p>341864</text:p>
          </table:table-cell>
          <table:table-cell/>
          <table:table-cell office:value-type="float" office:value="350778" calcext:value-type="float">
            <text:p>350778</text:p>
          </table:table-cell>
          <table:table-cell/>
          <table:table-cell office:value-type="float" office:value="326145" calcext:value-type="float">
            <text:p>326145</text:p>
          </table:table-cell>
          <table:table-cell/>
          <table:table-cell office:value-type="float" office:value="339272" calcext:value-type="float">
            <text:p>339272</text:p>
          </table:table-cell>
          <table:table-cell/>
          <table:table-cell office:value-type="float" office:value="966520" calcext:value-type="float">
            <text:p>966520</text:p>
          </table:table-cell>
          <table:table-cell/>
          <table:table-cell office:value-type="float" office:value="342143" calcext:value-type="float">
            <text:p>342143</text:p>
          </table:table-cell>
          <table:table-cell/>
          <table:table-cell office:value-type="float" office:value="338927" calcext:value-type="float">
            <text:p>338927</text:p>
          </table:table-cell>
          <table:table-cell/>
          <table:table-cell office:value-type="float" office:value="357780" calcext:value-type="float">
            <text:p>3577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8862" calcext:value-type="float">
            <text:p>338862</text:p>
          </table:table-cell>
          <table:table-cell/>
          <table:table-cell office:value-type="float" office:value="339092" calcext:value-type="float">
            <text:p>339092</text:p>
          </table:table-cell>
          <table:table-cell/>
          <table:table-cell office:value-type="float" office:value="287223" calcext:value-type="float">
            <text:p>287223</text:p>
          </table:table-cell>
          <table:table-cell/>
          <table:table-cell office:value-type="float" office:value="338333" calcext:value-type="float">
            <text:p>338333</text:p>
          </table:table-cell>
          <table:table-cell/>
          <table:table-cell office:value-type="float" office:value="342740" calcext:value-type="float">
            <text:p>342740</text:p>
          </table:table-cell>
          <table:table-cell/>
          <table:table-cell office:value-type="float" office:value="233937" calcext:value-type="float">
            <text:p>233937</text:p>
          </table:table-cell>
          <table:table-cell/>
          <table:table-cell office:value-type="float" office:value="343152" calcext:value-type="float">
            <text:p>343152</text:p>
          </table:table-cell>
          <table:table-cell/>
          <table:table-cell office:value-type="float" office:value="341961" calcext:value-type="float">
            <text:p>341961</text:p>
          </table:table-cell>
          <table:table-cell/>
          <table:table-cell office:value-type="float" office:value="345886" calcext:value-type="float">
            <text:p>3458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2309" calcext:value-type="float">
            <text:p>342309</text:p>
          </table:table-cell>
          <table:table-cell/>
          <table:table-cell office:value-type="float" office:value="341591" calcext:value-type="float">
            <text:p>341591</text:p>
          </table:table-cell>
          <table:table-cell/>
          <table:table-cell office:value-type="float" office:value="305273" calcext:value-type="float">
            <text:p>305273</text:p>
          </table:table-cell>
          <table:table-cell/>
          <table:table-cell office:value-type="float" office:value="323496" calcext:value-type="float">
            <text:p>323496</text:p>
          </table:table-cell>
          <table:table-cell/>
          <table:table-cell office:value-type="float" office:value="287288" calcext:value-type="float">
            <text:p>287288</text:p>
          </table:table-cell>
          <table:table-cell/>
          <table:table-cell office:value-type="float" office:value="257212" calcext:value-type="float">
            <text:p>257212</text:p>
          </table:table-cell>
          <table:table-cell/>
          <table:table-cell office:value-type="float" office:value="288727" calcext:value-type="float">
            <text:p>288727</text:p>
          </table:table-cell>
          <table:table-cell/>
          <table:table-cell office:value-type="float" office:value="339387" calcext:value-type="float">
            <text:p>339387</text:p>
          </table:table-cell>
          <table:table-cell/>
          <table:table-cell office:value-type="float" office:value="310214" calcext:value-type="float">
            <text:p>3102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7786" calcext:value-type="float">
            <text:p>237786</text:p>
          </table:table-cell>
          <table:table-cell/>
          <table:table-cell office:value-type="float" office:value="282105" calcext:value-type="float">
            <text:p>282105</text:p>
          </table:table-cell>
          <table:table-cell/>
          <table:table-cell office:value-type="float" office:value="259810" calcext:value-type="float">
            <text:p>259810</text:p>
          </table:table-cell>
          <table:table-cell/>
          <table:table-cell office:value-type="float" office:value="259050" calcext:value-type="float">
            <text:p>259050</text:p>
          </table:table-cell>
          <table:table-cell/>
          <table:table-cell office:value-type="float" office:value="254279" calcext:value-type="float">
            <text:p>254279</text:p>
          </table:table-cell>
          <table:table-cell/>
          <table:table-cell office:value-type="float" office:value="261997" calcext:value-type="float">
            <text:p>261997</text:p>
          </table:table-cell>
          <table:table-cell/>
          <table:table-cell office:value-type="float" office:value="250310" calcext:value-type="float">
            <text:p>250310</text:p>
          </table:table-cell>
          <table:table-cell/>
          <table:table-cell office:value-type="float" office:value="245560" calcext:value-type="float">
            <text:p>245560</text:p>
          </table:table-cell>
          <table:table-cell/>
          <table:table-cell office:value-type="float" office:value="264199" calcext:value-type="float">
            <text:p>26419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5224" calcext:value-type="float">
            <text:p>55224</text:p>
          </table:table-cell>
          <table:table-cell/>
          <table:table-cell office:value-type="float" office:value="82372" calcext:value-type="float">
            <text:p>82372</text:p>
          </table:table-cell>
          <table:table-cell/>
          <table:table-cell office:value-type="float" office:value="122864" calcext:value-type="float">
            <text:p>122864</text:p>
          </table:table-cell>
          <table:table-cell/>
          <table:table-cell office:value-type="float" office:value="191629" calcext:value-type="float">
            <text:p>191629</text:p>
          </table:table-cell>
          <table:table-cell/>
          <table:table-cell office:value-type="float" office:value="310759" calcext:value-type="float">
            <text:p>31075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7057" calcext:value-type="float">
            <text:p>47057</text:p>
          </table:table-cell>
          <table:table-cell/>
          <table:table-cell office:value-type="float" office:value="56359" calcext:value-type="float">
            <text:p>56359</text:p>
          </table:table-cell>
          <table:table-cell/>
          <table:table-cell office:value-type="float" office:value="108004" calcext:value-type="float">
            <text:p>108004</text:p>
          </table:table-cell>
          <table:table-cell/>
          <table:table-cell office:value-type="float" office:value="175058" calcext:value-type="float">
            <text:p>175058</text:p>
          </table:table-cell>
          <table:table-cell/>
          <table:table-cell office:value-type="float" office:value="336848" calcext:value-type="float">
            <text:p>336848</text:p>
          </table:table-cell>
          <table:table-cell/>
          <table:table-cell office:value-type="float" office:value="376274" calcext:value-type="float">
            <text:p>37627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56662" calcext:value-type="float">
            <text:p>56662</text:p>
          </table:table-cell>
          <table:table-cell/>
          <table:table-cell office:value-type="float" office:value="73399" calcext:value-type="float">
            <text:p>73399</text:p>
          </table:table-cell>
          <table:table-cell/>
          <table:table-cell office:value-type="float" office:value="129744" calcext:value-type="float">
            <text:p>129744</text:p>
          </table:table-cell>
          <table:table-cell/>
          <table:table-cell office:value-type="float" office:value="210339" calcext:value-type="float">
            <text:p>210339</text:p>
          </table:table-cell>
          <table:table-cell/>
          <table:table-cell office:value-type="float" office:value="321594" calcext:value-type="float">
            <text:p>321594</text:p>
          </table:table-cell>
          <table:table-cell/>
          <table:table-cell office:value-type="float" office:value="339920" calcext:value-type="float">
            <text:p>339920</text:p>
          </table:table-cell>
          <table:table-cell/>
          <table:table-cell office:value-type="float" office:value="387939" calcext:value-type="float">
            <text:p>38793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2841" calcext:value-type="float">
            <text:p>42841</text:p>
          </table:table-cell>
          <table:table-cell/>
          <table:table-cell office:value-type="float" office:value="64564" calcext:value-type="float">
            <text:p>64564</text:p>
          </table:table-cell>
          <table:table-cell/>
          <table:table-cell office:value-type="float" office:value="114083" calcext:value-type="float">
            <text:p>114083</text:p>
          </table:table-cell>
          <table:table-cell/>
          <table:table-cell office:value-type="float" office:value="159157" calcext:value-type="float">
            <text:p>159157</text:p>
          </table:table-cell>
          <table:table-cell/>
          <table:table-cell office:value-type="float" office:value="344821" calcext:value-type="float">
            <text:p>344821</text:p>
          </table:table-cell>
          <table:table-cell/>
          <table:table-cell office:value-type="float" office:value="301198" calcext:value-type="float">
            <text:p>301198</text:p>
          </table:table-cell>
          <table:table-cell/>
          <table:table-cell office:value-type="float" office:value="270334" calcext:value-type="float">
            <text:p>270334</text:p>
          </table:table-cell>
          <table:table-cell/>
          <table:table-cell office:value-type="float" office:value="352115" calcext:value-type="float">
            <text:p>35211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0383" calcext:value-type="float">
            <text:p>30383</text:p>
          </table:table-cell>
          <table:table-cell/>
          <table:table-cell office:value-type="float" office:value="54300" calcext:value-type="float">
            <text:p>54300</text:p>
          </table:table-cell>
          <table:table-cell/>
          <table:table-cell office:value-type="float" office:value="104541" calcext:value-type="float">
            <text:p>104541</text:p>
          </table:table-cell>
          <table:table-cell/>
          <table:table-cell office:value-type="float" office:value="169897" calcext:value-type="float">
            <text:p>169897</text:p>
          </table:table-cell>
          <table:table-cell/>
          <table:table-cell office:value-type="float" office:value="228518" calcext:value-type="float">
            <text:p>228518</text:p>
          </table:table-cell>
          <table:table-cell/>
          <table:table-cell office:value-type="float" office:value="276687" calcext:value-type="float">
            <text:p>276687</text:p>
          </table:table-cell>
          <table:table-cell/>
          <table:table-cell office:value-type="float" office:value="294603" calcext:value-type="float">
            <text:p>294603</text:p>
          </table:table-cell>
          <table:table-cell/>
          <table:table-cell office:value-type="float" office:value="876022" calcext:value-type="float">
            <text:p>876022</text:p>
          </table:table-cell>
          <table:table-cell/>
          <table:table-cell office:value-type="float" office:value="545544" calcext:value-type="float">
            <text:p>54554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4548" calcext:value-type="float">
            <text:p>34548</text:p>
          </table:table-cell>
          <table:table-cell/>
          <table:table-cell office:value-type="float" office:value="48196" calcext:value-type="float">
            <text:p>48196</text:p>
          </table:table-cell>
          <table:table-cell/>
          <table:table-cell office:value-type="float" office:value="109588" calcext:value-type="float">
            <text:p>109588</text:p>
          </table:table-cell>
          <table:table-cell/>
          <table:table-cell office:value-type="float" office:value="164760" calcext:value-type="float">
            <text:p>164760</text:p>
          </table:table-cell>
          <table:table-cell/>
          <table:table-cell office:value-type="float" office:value="196958" calcext:value-type="float">
            <text:p>196958</text:p>
          </table:table-cell>
          <table:table-cell/>
          <table:table-cell office:value-type="float" office:value="522730" calcext:value-type="float">
            <text:p>522730</text:p>
          </table:table-cell>
          <table:table-cell/>
          <table:table-cell office:value-type="float" office:value="442921" calcext:value-type="float">
            <text:p>442921</text:p>
          </table:table-cell>
          <table:table-cell/>
          <table:table-cell office:value-type="float" office:value="326479" calcext:value-type="float">
            <text:p>326479</text:p>
          </table:table-cell>
          <table:table-cell/>
          <table:table-cell office:value-type="float" office:value="346175" calcext:value-type="float">
            <text:p>346175</text:p>
          </table:table-cell>
          <table:table-cell/>
          <table:table-cell office:value-type="float" office:value="630185" calcext:value-type="float">
            <text:p>63018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2041" calcext:value-type="float">
            <text:p>32041</text:p>
          </table:table-cell>
          <table:table-cell/>
          <table:table-cell office:value-type="float" office:value="58111" calcext:value-type="float">
            <text:p>58111</text:p>
          </table:table-cell>
          <table:table-cell/>
          <table:table-cell office:value-type="float" office:value="99126" calcext:value-type="float">
            <text:p>99126</text:p>
          </table:table-cell>
          <table:table-cell/>
          <table:table-cell office:value-type="float" office:value="186955" calcext:value-type="float">
            <text:p>186955</text:p>
          </table:table-cell>
          <table:table-cell/>
          <table:table-cell office:value-type="float" office:value="255550" calcext:value-type="float">
            <text:p>255550</text:p>
          </table:table-cell>
          <table:table-cell/>
          <table:table-cell office:value-type="float" office:value="428449" calcext:value-type="float">
            <text:p>428449</text:p>
          </table:table-cell>
          <table:table-cell/>
          <table:table-cell office:value-type="float" office:value="352618" calcext:value-type="float">
            <text:p>352618</text:p>
          </table:table-cell>
          <table:table-cell/>
          <table:table-cell office:value-type="float" office:value="596051" calcext:value-type="float">
            <text:p>596051</text:p>
          </table:table-cell>
          <table:table-cell/>
          <table:table-cell office:value-type="float" office:value="446766" calcext:value-type="float">
            <text:p>446766</text:p>
          </table:table-cell>
          <table:table-cell/>
          <table:table-cell office:value-type="float" office:value="711093" calcext:value-type="float">
            <text:p>711093</text:p>
          </table:table-cell>
          <table:table-cell/>
          <table:table-cell office:value-type="float" office:value="445746" calcext:value-type="float">
            <text:p>44574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2022" calcext:value-type="float">
            <text:p>32022</text:p>
          </table:table-cell>
          <table:table-cell/>
          <table:table-cell office:value-type="float" office:value="57491" calcext:value-type="float">
            <text:p>57491</text:p>
          </table:table-cell>
          <table:table-cell/>
          <table:table-cell office:value-type="float" office:value="103764" calcext:value-type="float">
            <text:p>103764</text:p>
          </table:table-cell>
          <table:table-cell/>
          <table:table-cell office:value-type="float" office:value="174702" calcext:value-type="float">
            <text:p>174702</text:p>
          </table:table-cell>
          <table:table-cell/>
          <table:table-cell office:value-type="float" office:value="461651" calcext:value-type="float">
            <text:p>461651</text:p>
          </table:table-cell>
          <table:table-cell/>
          <table:table-cell office:value-type="float" office:value="613864" calcext:value-type="float">
            <text:p>613864</text:p>
          </table:table-cell>
          <table:table-cell/>
          <table:table-cell office:value-type="float" office:value="774289" calcext:value-type="float">
            <text:p>774289</text:p>
          </table:table-cell>
          <table:table-cell/>
          <table:table-cell office:value-type="float" office:value="908824" calcext:value-type="float">
            <text:p>908824</text:p>
          </table:table-cell>
          <table:table-cell/>
          <table:table-cell office:value-type="float" office:value="1038943" calcext:value-type="float">
            <text:p>1038943</text:p>
          </table:table-cell>
          <table:table-cell/>
          <table:table-cell office:value-type="float" office:value="1030159" calcext:value-type="float">
            <text:p>1030159</text:p>
          </table:table-cell>
          <table:table-cell/>
          <table:table-cell office:value-type="float" office:value="1612542" calcext:value-type="float">
            <text:p>1612542</text:p>
          </table:table-cell>
          <table:table-cell/>
          <table:table-cell office:value-type="float" office:value="1350682" calcext:value-type="float">
            <text:p>135068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48473" calcext:value-type="float">
            <text:p>48473</text:p>
          </table:table-cell>
          <table:table-cell/>
          <table:table-cell office:value-type="float" office:value="85659" calcext:value-type="float">
            <text:p>85659</text:p>
          </table:table-cell>
          <table:table-cell/>
          <table:table-cell office:value-type="float" office:value="141863" calcext:value-type="float">
            <text:p>141863</text:p>
          </table:table-cell>
          <table:table-cell/>
          <table:table-cell office:value-type="float" office:value="241434" calcext:value-type="float">
            <text:p>241434</text:p>
          </table:table-cell>
          <table:table-cell/>
          <table:table-cell office:value-type="float" office:value="448116" calcext:value-type="float">
            <text:p>448116</text:p>
          </table:table-cell>
          <table:table-cell/>
          <table:table-cell office:value-type="float" office:value="625508" calcext:value-type="float">
            <text:p>625508</text:p>
          </table:table-cell>
          <table:table-cell/>
          <table:table-cell office:value-type="float" office:value="798091" calcext:value-type="float">
            <text:p>798091</text:p>
          </table:table-cell>
          <table:table-cell/>
          <table:table-cell office:value-type="float" office:value="984790" calcext:value-type="float">
            <text:p>984790</text:p>
          </table:table-cell>
          <table:table-cell/>
          <table:table-cell office:value-type="float" office:value="1237368" calcext:value-type="float">
            <text:p>1237368</text:p>
          </table:table-cell>
          <table:table-cell/>
          <table:table-cell office:value-type="float" office:value="1458027" calcext:value-type="float">
            <text:p>1458027</text:p>
          </table:table-cell>
          <table:table-cell/>
          <table:table-cell office:value-type="float" office:value="1245463" calcext:value-type="float">
            <text:p>1245463</text:p>
          </table:table-cell>
          <table:table-cell/>
          <table:table-cell office:value-type="float" office:value="1299909" calcext:value-type="float">
            <text:p>1299909</text:p>
          </table:table-cell>
          <table:table-cell/>
          <table:table-cell office:value-type="float" office:value="1482051" calcext:value-type="float">
            <text:p>14820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6737" calcext:value-type="float">
            <text:p>436737</text:p>
          </table:table-cell>
          <table:table-cell/>
          <table:table-cell office:value-type="float" office:value="660285" calcext:value-type="float">
            <text:p>660285</text:p>
          </table:table-cell>
          <table:table-cell/>
          <table:table-cell office:value-type="float" office:value="844905" calcext:value-type="float">
            <text:p>844905</text:p>
          </table:table-cell>
          <table:table-cell/>
          <table:table-cell office:value-type="float" office:value="835704" calcext:value-type="float">
            <text:p>835704</text:p>
          </table:table-cell>
          <table:table-cell/>
          <table:table-cell office:value-type="float" office:value="940584" calcext:value-type="float">
            <text:p>940584</text:p>
          </table:table-cell>
          <table:table-cell/>
          <table:table-cell office:value-type="float" office:value="928454" calcext:value-type="float">
            <text:p>928454</text:p>
          </table:table-cell>
          <table:table-cell/>
          <table:table-cell office:value-type="float" office:value="1277945" calcext:value-type="float">
            <text:p>1277945</text:p>
          </table:table-cell>
          <table:table-cell/>
          <table:table-cell office:value-type="float" office:value="1245506" calcext:value-type="float">
            <text:p>1245506</text:p>
          </table:table-cell>
          <table:table-cell/>
          <table:table-cell office:value-type="float" office:value="1160333" calcext:value-type="float">
            <text:p>11603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9920" calcext:value-type="float">
            <text:p>309920</text:p>
          </table:table-cell>
          <table:table-cell/>
          <table:table-cell office:value-type="float" office:value="258256" calcext:value-type="float">
            <text:p>258256</text:p>
          </table:table-cell>
          <table:table-cell/>
          <table:table-cell office:value-type="float" office:value="652671" calcext:value-type="float">
            <text:p>652671</text:p>
          </table:table-cell>
          <table:table-cell/>
          <table:table-cell office:value-type="float" office:value="824912" calcext:value-type="float">
            <text:p>824912</text:p>
          </table:table-cell>
          <table:table-cell/>
          <table:table-cell office:value-type="float" office:value="952767" calcext:value-type="float">
            <text:p>952767</text:p>
          </table:table-cell>
          <table:table-cell/>
          <table:table-cell office:value-type="float" office:value="1485571" calcext:value-type="float">
            <text:p>1485571</text:p>
          </table:table-cell>
          <table:table-cell/>
          <table:table-cell office:value-type="float" office:value="1547049" calcext:value-type="float">
            <text:p>1547049</text:p>
          </table:table-cell>
          <table:table-cell/>
          <table:table-cell office:value-type="float" office:value="1625767" calcext:value-type="float">
            <text:p>1625767</text:p>
          </table:table-cell>
          <table:table-cell/>
          <table:table-cell office:value-type="float" office:value="1412928" calcext:value-type="float">
            <text:p>14129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0310" calcext:value-type="float">
            <text:p>330310</text:p>
          </table:table-cell>
          <table:table-cell/>
          <table:table-cell office:value-type="float" office:value="501509" calcext:value-type="float">
            <text:p>501509</text:p>
          </table:table-cell>
          <table:table-cell/>
          <table:table-cell office:value-type="float" office:value="621966" calcext:value-type="float">
            <text:p>621966</text:p>
          </table:table-cell>
          <table:table-cell/>
          <table:table-cell office:value-type="float" office:value="822175" calcext:value-type="float">
            <text:p>822175</text:p>
          </table:table-cell>
          <table:table-cell/>
          <table:table-cell office:value-type="float" office:value="1050963" calcext:value-type="float">
            <text:p>1050963</text:p>
          </table:table-cell>
          <table:table-cell/>
          <table:table-cell office:value-type="float" office:value="1350698" calcext:value-type="float">
            <text:p>1350698</text:p>
          </table:table-cell>
          <table:table-cell/>
          <table:table-cell office:value-type="float" office:value="860210" calcext:value-type="float">
            <text:p>860210</text:p>
          </table:table-cell>
          <table:table-cell/>
          <table:table-cell office:value-type="float" office:value="1315218" calcext:value-type="float">
            <text:p>1315218</text:p>
          </table:table-cell>
          <table:table-cell/>
          <table:table-cell office:value-type="float" office:value="1426341" calcext:value-type="float">
            <text:p>14263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1869" calcext:value-type="float">
            <text:p>341869</text:p>
          </table:table-cell>
          <table:table-cell/>
          <table:table-cell office:value-type="float" office:value="508982" calcext:value-type="float">
            <text:p>508982</text:p>
          </table:table-cell>
          <table:table-cell/>
          <table:table-cell office:value-type="float" office:value="636992" calcext:value-type="float">
            <text:p>636992</text:p>
          </table:table-cell>
          <table:table-cell/>
          <table:table-cell office:value-type="float" office:value="832060" calcext:value-type="float">
            <text:p>832060</text:p>
          </table:table-cell>
          <table:table-cell/>
          <table:table-cell office:value-type="float" office:value="997845" calcext:value-type="float">
            <text:p>997845</text:p>
          </table:table-cell>
          <table:table-cell/>
          <table:table-cell office:value-type="float" office:value="1173628" calcext:value-type="float">
            <text:p>1173628</text:p>
          </table:table-cell>
          <table:table-cell/>
          <table:table-cell office:value-type="float" office:value="1284541" calcext:value-type="float">
            <text:p>1284541</text:p>
          </table:table-cell>
          <table:table-cell/>
          <table:table-cell office:value-type="float" office:value="990916" calcext:value-type="float">
            <text:p>990916</text:p>
          </table:table-cell>
          <table:table-cell/>
          <table:table-cell office:value-type="float" office:value="1428134" calcext:value-type="float">
            <text:p>14281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3050" calcext:value-type="float">
            <text:p>343050</text:p>
          </table:table-cell>
          <table:table-cell/>
          <table:table-cell office:value-type="float" office:value="508074" calcext:value-type="float">
            <text:p>508074</text:p>
          </table:table-cell>
          <table:table-cell/>
          <table:table-cell office:value-type="float" office:value="622164" calcext:value-type="float">
            <text:p>622164</text:p>
          </table:table-cell>
          <table:table-cell/>
          <table:table-cell office:value-type="float" office:value="847926" calcext:value-type="float">
            <text:p>847926</text:p>
          </table:table-cell>
          <table:table-cell/>
          <table:table-cell office:value-type="float" office:value="1070355" calcext:value-type="float">
            <text:p>1070355</text:p>
          </table:table-cell>
          <table:table-cell/>
          <table:table-cell office:value-type="float" office:value="1461434" calcext:value-type="float">
            <text:p>1461434</text:p>
          </table:table-cell>
          <table:table-cell/>
          <table:table-cell office:value-type="float" office:value="1299489" calcext:value-type="float">
            <text:p>1299489</text:p>
          </table:table-cell>
          <table:table-cell/>
          <table:table-cell office:value-type="float" office:value="1399698" calcext:value-type="float">
            <text:p>1399698</text:p>
          </table:table-cell>
          <table:table-cell/>
          <table:table-cell office:value-type="float" office:value="1471454" calcext:value-type="float">
            <text:p>14714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4559" calcext:value-type="float">
            <text:p>344559</text:p>
          </table:table-cell>
          <table:table-cell/>
          <table:table-cell office:value-type="float" office:value="490020" calcext:value-type="float">
            <text:p>490020</text:p>
          </table:table-cell>
          <table:table-cell/>
          <table:table-cell office:value-type="float" office:value="567560" calcext:value-type="float">
            <text:p>567560</text:p>
          </table:table-cell>
          <table:table-cell/>
          <table:table-cell office:value-type="float" office:value="866275" calcext:value-type="float">
            <text:p>866275</text:p>
          </table:table-cell>
          <table:table-cell/>
          <table:table-cell office:value-type="float" office:value="1022167" calcext:value-type="float">
            <text:p>1022167</text:p>
          </table:table-cell>
          <table:table-cell/>
          <table:table-cell office:value-type="float" office:value="1015503" calcext:value-type="float">
            <text:p>1015503</text:p>
          </table:table-cell>
          <table:table-cell/>
          <table:table-cell office:value-type="float" office:value="1312465" calcext:value-type="float">
            <text:p>1312465</text:p>
          </table:table-cell>
          <table:table-cell/>
          <table:table-cell office:value-type="float" office:value="1336847" calcext:value-type="float">
            <text:p>1336847</text:p>
          </table:table-cell>
          <table:table-cell/>
          <table:table-cell office:value-type="float" office:value="1474813" calcext:value-type="float">
            <text:p>14748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8741" calcext:value-type="float">
            <text:p>338741</text:p>
          </table:table-cell>
          <table:table-cell/>
          <table:table-cell office:value-type="float" office:value="511156" calcext:value-type="float">
            <text:p>511156</text:p>
          </table:table-cell>
          <table:table-cell/>
          <table:table-cell office:value-type="float" office:value="655354" calcext:value-type="float">
            <text:p>655354</text:p>
          </table:table-cell>
          <table:table-cell/>
          <table:table-cell office:value-type="float" office:value="756524" calcext:value-type="float">
            <text:p>756524</text:p>
          </table:table-cell>
          <table:table-cell/>
          <table:table-cell office:value-type="float" office:value="1035275" calcext:value-type="float">
            <text:p>1035275</text:p>
          </table:table-cell>
          <table:table-cell/>
          <table:table-cell office:value-type="float" office:value="1134170" calcext:value-type="float">
            <text:p>1134170</text:p>
          </table:table-cell>
          <table:table-cell/>
          <table:table-cell office:value-type="float" office:value="1102217" calcext:value-type="float">
            <text:p>1102217</text:p>
          </table:table-cell>
          <table:table-cell/>
          <table:table-cell office:value-type="float" office:value="1395975" calcext:value-type="float">
            <text:p>1395975</text:p>
          </table:table-cell>
          <table:table-cell/>
          <table:table-cell office:value-type="float" office:value="1333060" calcext:value-type="float">
            <text:p>13330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6673" calcext:value-type="float">
            <text:p>336673</text:p>
          </table:table-cell>
          <table:table-cell/>
          <table:table-cell office:value-type="float" office:value="461032" calcext:value-type="float">
            <text:p>461032</text:p>
          </table:table-cell>
          <table:table-cell/>
          <table:table-cell office:value-type="float" office:value="580975" calcext:value-type="float">
            <text:p>580975</text:p>
          </table:table-cell>
          <table:table-cell/>
          <table:table-cell office:value-type="float" office:value="774125" calcext:value-type="float">
            <text:p>774125</text:p>
          </table:table-cell>
          <table:table-cell/>
          <table:table-cell office:value-type="float" office:value="1050916" calcext:value-type="float">
            <text:p>1050916</text:p>
          </table:table-cell>
          <table:table-cell/>
          <table:table-cell office:value-type="float" office:value="994746" calcext:value-type="float">
            <text:p>994746</text:p>
          </table:table-cell>
          <table:table-cell/>
          <table:table-cell office:value-type="float" office:value="1189610" calcext:value-type="float">
            <text:p>1189610</text:p>
          </table:table-cell>
          <table:table-cell/>
          <table:table-cell office:value-type="float" office:value="1256670" calcext:value-type="float">
            <text:p>1256670</text:p>
          </table:table-cell>
          <table:table-cell/>
          <table:table-cell office:value-type="float" office:value="1454480" calcext:value-type="float">
            <text:p>145448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77794" calcext:value-type="float">
            <text:p>177794</text:p>
          </table:table-cell>
          <table:table-cell/>
          <table:table-cell office:value-type="float" office:value="260160" calcext:value-type="float">
            <text:p>260160</text:p>
          </table:table-cell>
          <table:table-cell/>
          <table:table-cell office:value-type="float" office:value="388021" calcext:value-type="float">
            <text:p>388021</text:p>
          </table:table-cell>
          <table:table-cell/>
          <table:table-cell office:value-type="float" office:value="703068" calcext:value-type="float">
            <text:p>703068</text:p>
          </table:table-cell>
          <table:table-cell/>
          <table:table-cell office:value-type="float" office:value="831569" calcext:value-type="float">
            <text:p>83156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42716" calcext:value-type="float">
            <text:p>142716</text:p>
          </table:table-cell>
          <table:table-cell/>
          <table:table-cell office:value-type="float" office:value="253862" calcext:value-type="float">
            <text:p>253862</text:p>
          </table:table-cell>
          <table:table-cell/>
          <table:table-cell office:value-type="float" office:value="458548" calcext:value-type="float">
            <text:p>458548</text:p>
          </table:table-cell>
          <table:table-cell/>
          <table:table-cell office:value-type="float" office:value="670413" calcext:value-type="float">
            <text:p>670413</text:p>
          </table:table-cell>
          <table:table-cell/>
          <table:table-cell office:value-type="float" office:value="969421" calcext:value-type="float">
            <text:p>969421</text:p>
          </table:table-cell>
          <table:table-cell/>
          <table:table-cell office:value-type="float" office:value="1032829" calcext:value-type="float">
            <text:p>103282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43821" calcext:value-type="float">
            <text:p>143821</text:p>
          </table:table-cell>
          <table:table-cell/>
          <table:table-cell office:value-type="float" office:value="281984" calcext:value-type="float">
            <text:p>281984</text:p>
          </table:table-cell>
          <table:table-cell/>
          <table:table-cell office:value-type="float" office:value="487664" calcext:value-type="float">
            <text:p>487664</text:p>
          </table:table-cell>
          <table:table-cell/>
          <table:table-cell office:value-type="float" office:value="746272" calcext:value-type="float">
            <text:p>746272</text:p>
          </table:table-cell>
          <table:table-cell/>
          <table:table-cell office:value-type="float" office:value="947860" calcext:value-type="float">
            <text:p>947860</text:p>
          </table:table-cell>
          <table:table-cell/>
          <table:table-cell office:value-type="float" office:value="1237306" calcext:value-type="float">
            <text:p>1237306</text:p>
          </table:table-cell>
          <table:table-cell/>
          <table:table-cell office:value-type="float" office:value="1340826" calcext:value-type="float">
            <text:p>134082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44711" calcext:value-type="float">
            <text:p>144711</text:p>
          </table:table-cell>
          <table:table-cell/>
          <table:table-cell office:value-type="float" office:value="268643" calcext:value-type="float">
            <text:p>268643</text:p>
          </table:table-cell>
          <table:table-cell/>
          <table:table-cell office:value-type="float" office:value="466661" calcext:value-type="float">
            <text:p>466661</text:p>
          </table:table-cell>
          <table:table-cell/>
          <table:table-cell office:value-type="float" office:value="733478" calcext:value-type="float">
            <text:p>733478</text:p>
          </table:table-cell>
          <table:table-cell/>
          <table:table-cell office:value-type="float" office:value="1069035" calcext:value-type="float">
            <text:p>1069035</text:p>
          </table:table-cell>
          <table:table-cell/>
          <table:table-cell office:value-type="float" office:value="1358474" calcext:value-type="float">
            <text:p>1358474</text:p>
          </table:table-cell>
          <table:table-cell/>
          <table:table-cell office:value-type="float" office:value="1463057" calcext:value-type="float">
            <text:p>1463057</text:p>
          </table:table-cell>
          <table:table-cell/>
          <table:table-cell office:value-type="float" office:value="1605228" calcext:value-type="float">
            <text:p>160522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72699" calcext:value-type="float">
            <text:p>272699</text:p>
          </table:table-cell>
          <table:table-cell/>
          <table:table-cell office:value-type="float" office:value="268556" calcext:value-type="float">
            <text:p>268556</text:p>
          </table:table-cell>
          <table:table-cell/>
          <table:table-cell office:value-type="float" office:value="470124" calcext:value-type="float">
            <text:p>470124</text:p>
          </table:table-cell>
          <table:table-cell/>
          <table:table-cell office:value-type="float" office:value="743613" calcext:value-type="float">
            <text:p>743613</text:p>
          </table:table-cell>
          <table:table-cell/>
          <table:table-cell office:value-type="float" office:value="1078919" calcext:value-type="float">
            <text:p>1078919</text:p>
          </table:table-cell>
          <table:table-cell/>
          <table:table-cell office:value-type="float" office:value="1341839" calcext:value-type="float">
            <text:p>1341839</text:p>
          </table:table-cell>
          <table:table-cell/>
          <table:table-cell office:value-type="float" office:value="1153071" calcext:value-type="float">
            <text:p>1153071</text:p>
          </table:table-cell>
          <table:table-cell/>
          <table:table-cell office:value-type="float" office:value="1610528" calcext:value-type="float">
            <text:p>1610528</text:p>
          </table:table-cell>
          <table:table-cell/>
          <table:table-cell office:value-type="float" office:value="1617199" calcext:value-type="float">
            <text:p>161719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3156" calcext:value-type="float">
            <text:p>143156</text:p>
          </table:table-cell>
          <table:table-cell/>
          <table:table-cell office:value-type="float" office:value="265147" calcext:value-type="float">
            <text:p>265147</text:p>
          </table:table-cell>
          <table:table-cell/>
          <table:table-cell office:value-type="float" office:value="437797" calcext:value-type="float">
            <text:p>437797</text:p>
          </table:table-cell>
          <table:table-cell/>
          <table:table-cell office:value-type="float" office:value="713579" calcext:value-type="float">
            <text:p>713579</text:p>
          </table:table-cell>
          <table:table-cell/>
          <table:table-cell office:value-type="float" office:value="956583" calcext:value-type="float">
            <text:p>956583</text:p>
          </table:table-cell>
          <table:table-cell/>
          <table:table-cell office:value-type="float" office:value="1313685" calcext:value-type="float">
            <text:p>1313685</text:p>
          </table:table-cell>
          <table:table-cell/>
          <table:table-cell office:value-type="float" office:value="1518244" calcext:value-type="float">
            <text:p>1518244</text:p>
          </table:table-cell>
          <table:table-cell/>
          <table:table-cell office:value-type="float" office:value="1625402" calcext:value-type="float">
            <text:p>1625402</text:p>
          </table:table-cell>
          <table:table-cell/>
          <table:table-cell office:value-type="float" office:value="1725300" calcext:value-type="float">
            <text:p>1725300</text:p>
          </table:table-cell>
          <table:table-cell/>
          <table:table-cell office:value-type="float" office:value="1753475" calcext:value-type="float">
            <text:p>175347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1484" calcext:value-type="float">
            <text:p>131484</text:p>
          </table:table-cell>
          <table:table-cell/>
          <table:table-cell office:value-type="float" office:value="249255" calcext:value-type="float">
            <text:p>249255</text:p>
          </table:table-cell>
          <table:table-cell/>
          <table:table-cell office:value-type="float" office:value="439441" calcext:value-type="float">
            <text:p>439441</text:p>
          </table:table-cell>
          <table:table-cell/>
          <table:table-cell office:value-type="float" office:value="593969" calcext:value-type="float">
            <text:p>593969</text:p>
          </table:table-cell>
          <table:table-cell/>
          <table:table-cell office:value-type="float" office:value="588335" calcext:value-type="float">
            <text:p>588335</text:p>
          </table:table-cell>
          <table:table-cell/>
          <table:table-cell office:value-type="float" office:value="755564" calcext:value-type="float">
            <text:p>755564</text:p>
          </table:table-cell>
          <table:table-cell/>
          <table:table-cell office:value-type="float" office:value="587490" calcext:value-type="float">
            <text:p>587490</text:p>
          </table:table-cell>
          <table:table-cell/>
          <table:table-cell office:value-type="float" office:value="603335" calcext:value-type="float">
            <text:p>603335</text:p>
          </table:table-cell>
          <table:table-cell/>
          <table:table-cell office:value-type="float" office:value="577944" calcext:value-type="float">
            <text:p>577944</text:p>
          </table:table-cell>
          <table:table-cell/>
          <table:table-cell office:value-type="float" office:value="601729" calcext:value-type="float">
            <text:p>601729</text:p>
          </table:table-cell>
          <table:table-cell/>
          <table:table-cell office:value-type="float" office:value="576644" calcext:value-type="float">
            <text:p>57664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52630" calcext:value-type="float">
            <text:p>152630</text:p>
          </table:table-cell>
          <table:table-cell/>
          <table:table-cell office:value-type="float" office:value="245924" calcext:value-type="float">
            <text:p>245924</text:p>
          </table:table-cell>
          <table:table-cell/>
          <table:table-cell office:value-type="float" office:value="395558" calcext:value-type="float">
            <text:p>395558</text:p>
          </table:table-cell>
          <table:table-cell/>
          <table:table-cell office:value-type="float" office:value="308331" calcext:value-type="float">
            <text:p>308331</text:p>
          </table:table-cell>
          <table:table-cell/>
          <table:table-cell office:value-type="float" office:value="1446128" calcext:value-type="float">
            <text:p>1446128</text:p>
          </table:table-cell>
          <table:table-cell/>
          <table:table-cell office:value-type="float" office:value="1334627" calcext:value-type="float">
            <text:p>1334627</text:p>
          </table:table-cell>
          <table:table-cell/>
          <table:table-cell office:value-type="float" office:value="1545660" calcext:value-type="float">
            <text:p>1545660</text:p>
          </table:table-cell>
          <table:table-cell/>
          <table:table-cell office:value-type="float" office:value="1690116" calcext:value-type="float">
            <text:p>1690116</text:p>
          </table:table-cell>
          <table:table-cell/>
          <table:table-cell office:value-type="float" office:value="1683161" calcext:value-type="float">
            <text:p>1683161</text:p>
          </table:table-cell>
          <table:table-cell/>
          <table:table-cell office:value-type="float" office:value="1709881" calcext:value-type="float">
            <text:p>1709881</text:p>
          </table:table-cell>
          <table:table-cell/>
          <table:table-cell office:value-type="float" office:value="1756380" calcext:value-type="float">
            <text:p>1756380</text:p>
          </table:table-cell>
          <table:table-cell/>
          <table:table-cell office:value-type="float" office:value="1726810" calcext:value-type="float">
            <text:p>172681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6927" calcext:value-type="float">
            <text:p>186927</text:p>
          </table:table-cell>
          <table:table-cell/>
          <table:table-cell office:value-type="float" office:value="280365" calcext:value-type="float">
            <text:p>280365</text:p>
          </table:table-cell>
          <table:table-cell/>
          <table:table-cell office:value-type="float" office:value="431281" calcext:value-type="float">
            <text:p>431281</text:p>
          </table:table-cell>
          <table:table-cell/>
          <table:table-cell office:value-type="float" office:value="708712" calcext:value-type="float">
            <text:p>708712</text:p>
          </table:table-cell>
          <table:table-cell/>
          <table:table-cell office:value-type="float" office:value="1039915" calcext:value-type="float">
            <text:p>1039915</text:p>
          </table:table-cell>
          <table:table-cell/>
          <table:table-cell office:value-type="float" office:value="1247544" calcext:value-type="float">
            <text:p>1247544</text:p>
          </table:table-cell>
          <table:table-cell/>
          <table:table-cell office:value-type="float" office:value="1546384" calcext:value-type="float">
            <text:p>1546384</text:p>
          </table:table-cell>
          <table:table-cell/>
          <table:table-cell office:value-type="float" office:value="1689443" calcext:value-type="float">
            <text:p>1689443</text:p>
          </table:table-cell>
          <table:table-cell/>
          <table:table-cell office:value-type="float" office:value="1373460" calcext:value-type="float">
            <text:p>1373460</text:p>
          </table:table-cell>
          <table:table-cell/>
          <table:table-cell office:value-type="float" office:value="1700816" calcext:value-type="float">
            <text:p>1700816</text:p>
          </table:table-cell>
          <table:table-cell/>
          <table:table-cell office:value-type="float" office:value="1653945" calcext:value-type="float">
            <text:p>1653945</text:p>
          </table:table-cell>
          <table:table-cell/>
          <table:table-cell office:value-type="float" office:value="1664199" calcext:value-type="float">
            <text:p>1664199</text:p>
          </table:table-cell>
          <table:table-cell/>
          <table:table-cell office:value-type="float" office:value="1623468" calcext:value-type="float">
            <text:p>16234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8982" calcext:value-type="float">
            <text:p>1028982</text:p>
          </table:table-cell>
          <table:table-cell/>
          <table:table-cell office:value-type="float" office:value="1202853" calcext:value-type="float">
            <text:p>1202853</text:p>
          </table:table-cell>
          <table:table-cell/>
          <table:table-cell office:value-type="float" office:value="428093" calcext:value-type="float">
            <text:p>428093</text:p>
          </table:table-cell>
          <table:table-cell/>
          <table:table-cell office:value-type="float" office:value="359601" calcext:value-type="float">
            <text:p>359601</text:p>
          </table:table-cell>
          <table:table-cell/>
          <table:table-cell office:value-type="float" office:value="341272" calcext:value-type="float">
            <text:p>341272</text:p>
          </table:table-cell>
          <table:table-cell/>
          <table:table-cell office:value-type="float" office:value="320902" calcext:value-type="float">
            <text:p>320902</text:p>
          </table:table-cell>
          <table:table-cell/>
          <table:table-cell office:value-type="float" office:value="287830" calcext:value-type="float">
            <text:p>287830</text:p>
          </table:table-cell>
          <table:table-cell/>
          <table:table-cell office:value-type="float" office:value="254838" calcext:value-type="float">
            <text:p>254838</text:p>
          </table:table-cell>
          <table:table-cell/>
          <table:table-cell office:value-type="float" office:value="219888" calcext:value-type="float">
            <text:p>21988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891" calcext:value-type="float">
            <text:p>154891</text:p>
          </table:table-cell>
          <table:table-cell/>
          <table:table-cell office:value-type="float" office:value="362331" calcext:value-type="float">
            <text:p>362331</text:p>
          </table:table-cell>
          <table:table-cell/>
          <table:table-cell office:value-type="float" office:value="303654" calcext:value-type="float">
            <text:p>303654</text:p>
          </table:table-cell>
          <table:table-cell/>
          <table:table-cell office:value-type="float" office:value="372251" calcext:value-type="float">
            <text:p>372251</text:p>
          </table:table-cell>
          <table:table-cell/>
          <table:table-cell office:value-type="float" office:value="433674" calcext:value-type="float">
            <text:p>433674</text:p>
          </table:table-cell>
          <table:table-cell/>
          <table:table-cell office:value-type="float" office:value="1624306" calcext:value-type="float">
            <text:p>1624306</text:p>
          </table:table-cell>
          <table:table-cell/>
          <table:table-cell office:value-type="float" office:value="1622743" calcext:value-type="float">
            <text:p>1622743</text:p>
          </table:table-cell>
          <table:table-cell/>
          <table:table-cell office:value-type="float" office:value="478148" calcext:value-type="float">
            <text:p>478148</text:p>
          </table:table-cell>
          <table:table-cell/>
          <table:table-cell office:value-type="float" office:value="369695" calcext:value-type="float">
            <text:p>3696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9100" calcext:value-type="float">
            <text:p>229100</text:p>
          </table:table-cell>
          <table:table-cell/>
          <table:table-cell office:value-type="float" office:value="353315" calcext:value-type="float">
            <text:p>353315</text:p>
          </table:table-cell>
          <table:table-cell/>
          <table:table-cell office:value-type="float" office:value="362429" calcext:value-type="float">
            <text:p>362429</text:p>
          </table:table-cell>
          <table:table-cell/>
          <table:table-cell office:value-type="float" office:value="363370" calcext:value-type="float">
            <text:p>363370</text:p>
          </table:table-cell>
          <table:table-cell/>
          <table:table-cell office:value-type="float" office:value="367420" calcext:value-type="float">
            <text:p>367420</text:p>
          </table:table-cell>
          <table:table-cell/>
          <table:table-cell office:value-type="float" office:value="1579159" calcext:value-type="float">
            <text:p>1579159</text:p>
          </table:table-cell>
          <table:table-cell/>
          <table:table-cell office:value-type="float" office:value="254966" calcext:value-type="float">
            <text:p>254966</text:p>
          </table:table-cell>
          <table:table-cell/>
          <table:table-cell office:value-type="float" office:value="338354" calcext:value-type="float">
            <text:p>338354</text:p>
          </table:table-cell>
          <table:table-cell/>
          <table:table-cell office:value-type="float" office:value="358274" calcext:value-type="float">
            <text:p>3582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7254" calcext:value-type="float">
            <text:p>327254</text:p>
          </table:table-cell>
          <table:table-cell/>
          <table:table-cell office:value-type="float" office:value="264417" calcext:value-type="float">
            <text:p>264417</text:p>
          </table:table-cell>
          <table:table-cell/>
          <table:table-cell office:value-type="float" office:value="353239" calcext:value-type="float">
            <text:p>353239</text:p>
          </table:table-cell>
          <table:table-cell/>
          <table:table-cell office:value-type="float" office:value="358193" calcext:value-type="float">
            <text:p>358193</text:p>
          </table:table-cell>
          <table:table-cell/>
          <table:table-cell office:value-type="float" office:value="356772" calcext:value-type="float">
            <text:p>356772</text:p>
          </table:table-cell>
          <table:table-cell/>
          <table:table-cell office:value-type="float" office:value="362964" calcext:value-type="float">
            <text:p>362964</text:p>
          </table:table-cell>
          <table:table-cell/>
          <table:table-cell office:value-type="float" office:value="345469" calcext:value-type="float">
            <text:p>345469</text:p>
          </table:table-cell>
          <table:table-cell/>
          <table:table-cell office:value-type="float" office:value="344643" calcext:value-type="float">
            <text:p>344643</text:p>
          </table:table-cell>
          <table:table-cell/>
          <table:table-cell office:value-type="float" office:value="319518" calcext:value-type="float">
            <text:p>3195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9445" calcext:value-type="float">
            <text:p>339445</text:p>
          </table:table-cell>
          <table:table-cell/>
          <table:table-cell office:value-type="float" office:value="350508" calcext:value-type="float">
            <text:p>350508</text:p>
          </table:table-cell>
          <table:table-cell/>
          <table:table-cell office:value-type="float" office:value="343434" calcext:value-type="float">
            <text:p>343434</text:p>
          </table:table-cell>
          <table:table-cell/>
          <table:table-cell office:value-type="float" office:value="356778" calcext:value-type="float">
            <text:p>356778</text:p>
          </table:table-cell>
          <table:table-cell/>
          <table:table-cell office:value-type="float" office:value="349028" calcext:value-type="float">
            <text:p>349028</text:p>
          </table:table-cell>
          <table:table-cell/>
          <table:table-cell office:value-type="float" office:value="371845" calcext:value-type="float">
            <text:p>371845</text:p>
          </table:table-cell>
          <table:table-cell/>
          <table:table-cell office:value-type="float" office:value="353253" calcext:value-type="float">
            <text:p>353253</text:p>
          </table:table-cell>
          <table:table-cell/>
          <table:table-cell office:value-type="float" office:value="357335" calcext:value-type="float">
            <text:p>357335</text:p>
          </table:table-cell>
          <table:table-cell/>
          <table:table-cell office:value-type="float" office:value="336559" calcext:value-type="float">
            <text:p>3365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4417" calcext:value-type="float">
            <text:p>304417</text:p>
          </table:table-cell>
          <table:table-cell/>
          <table:table-cell office:value-type="float" office:value="346094" calcext:value-type="float">
            <text:p>346094</text:p>
          </table:table-cell>
          <table:table-cell/>
          <table:table-cell office:value-type="float" office:value="331025" calcext:value-type="float">
            <text:p>331025</text:p>
          </table:table-cell>
          <table:table-cell/>
          <table:table-cell office:value-type="float" office:value="336757" calcext:value-type="float">
            <text:p>336757</text:p>
          </table:table-cell>
          <table:table-cell/>
          <table:table-cell office:value-type="float" office:value="276906" calcext:value-type="float">
            <text:p>276906</text:p>
          </table:table-cell>
          <table:table-cell/>
          <table:table-cell office:value-type="float" office:value="349750" calcext:value-type="float">
            <text:p>349750</text:p>
          </table:table-cell>
          <table:table-cell/>
          <table:table-cell office:value-type="float" office:value="269094" calcext:value-type="float">
            <text:p>269094</text:p>
          </table:table-cell>
          <table:table-cell/>
          <table:table-cell office:value-type="float" office:value="281841" calcext:value-type="float">
            <text:p>281841</text:p>
          </table:table-cell>
          <table:table-cell/>
          <table:table-cell office:value-type="float" office:value="309200" calcext:value-type="float">
            <text:p>3092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4161" calcext:value-type="float">
            <text:p>314161</text:p>
          </table:table-cell>
          <table:table-cell/>
          <table:table-cell office:value-type="float" office:value="304499" calcext:value-type="float">
            <text:p>304499</text:p>
          </table:table-cell>
          <table:table-cell/>
          <table:table-cell office:value-type="float" office:value="328895" calcext:value-type="float">
            <text:p>328895</text:p>
          </table:table-cell>
          <table:table-cell/>
          <table:table-cell office:value-type="float" office:value="337586" calcext:value-type="float">
            <text:p>337586</text:p>
          </table:table-cell>
          <table:table-cell/>
          <table:table-cell office:value-type="float" office:value="292886" calcext:value-type="float">
            <text:p>292886</text:p>
          </table:table-cell>
          <table:table-cell/>
          <table:table-cell office:value-type="float" office:value="308736" calcext:value-type="float">
            <text:p>308736</text:p>
          </table:table-cell>
          <table:table-cell/>
          <table:table-cell office:value-type="float" office:value="302669" calcext:value-type="float">
            <text:p>302669</text:p>
          </table:table-cell>
          <table:table-cell/>
          <table:table-cell office:value-type="float" office:value="295150" calcext:value-type="float">
            <text:p>295150</text:p>
          </table:table-cell>
          <table:table-cell/>
          <table:table-cell office:value-type="float" office:value="327448" calcext:value-type="float">
            <text:p>3274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6192" calcext:value-type="float">
            <text:p>296192</text:p>
          </table:table-cell>
          <table:table-cell/>
          <table:table-cell office:value-type="float" office:value="319766" calcext:value-type="float">
            <text:p>319766</text:p>
          </table:table-cell>
          <table:table-cell/>
          <table:table-cell office:value-type="float" office:value="319997" calcext:value-type="float">
            <text:p>319997</text:p>
          </table:table-cell>
          <table:table-cell/>
          <table:table-cell office:value-type="float" office:value="340759" calcext:value-type="float">
            <text:p>340759</text:p>
          </table:table-cell>
          <table:table-cell/>
          <table:table-cell office:value-type="float" office:value="286495" calcext:value-type="float">
            <text:p>286495</text:p>
          </table:table-cell>
          <table:table-cell/>
          <table:table-cell office:value-type="float" office:value="320259" calcext:value-type="float">
            <text:p>320259</text:p>
          </table:table-cell>
          <table:table-cell/>
          <table:table-cell office:value-type="float" office:value="312787" calcext:value-type="float">
            <text:p>312787</text:p>
          </table:table-cell>
          <table:table-cell/>
          <table:table-cell office:value-type="float" office:value="309759" calcext:value-type="float">
            <text:p>309759</text:p>
          </table:table-cell>
          <table:table-cell/>
          <table:table-cell office:value-type="float" office:value="276166" calcext:value-type="float">
            <text:p>27616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8425" calcext:value-type="float">
            <text:p>78425</text:p>
          </table:table-cell>
          <table:table-cell/>
          <table:table-cell office:value-type="float" office:value="106657" calcext:value-type="float">
            <text:p>106657</text:p>
          </table:table-cell>
          <table:table-cell/>
          <table:table-cell office:value-type="float" office:value="193285" calcext:value-type="float">
            <text:p>193285</text:p>
          </table:table-cell>
          <table:table-cell/>
          <table:table-cell office:value-type="float" office:value="232652" calcext:value-type="float">
            <text:p>232652</text:p>
          </table:table-cell>
          <table:table-cell/>
          <table:table-cell office:value-type="float" office:value="315507" calcext:value-type="float">
            <text:p>31550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0792" calcext:value-type="float">
            <text:p>50792</text:p>
          </table:table-cell>
          <table:table-cell/>
          <table:table-cell office:value-type="float" office:value="115114" calcext:value-type="float">
            <text:p>115114</text:p>
          </table:table-cell>
          <table:table-cell/>
          <table:table-cell office:value-type="float" office:value="205476" calcext:value-type="float">
            <text:p>205476</text:p>
          </table:table-cell>
          <table:table-cell/>
          <table:table-cell office:value-type="float" office:value="262296" calcext:value-type="float">
            <text:p>262296</text:p>
          </table:table-cell>
          <table:table-cell/>
          <table:table-cell office:value-type="float" office:value="354415" calcext:value-type="float">
            <text:p>354415</text:p>
          </table:table-cell>
          <table:table-cell/>
          <table:table-cell office:value-type="float" office:value="257516" calcext:value-type="float">
            <text:p>25751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0325" calcext:value-type="float">
            <text:p>30325</text:p>
          </table:table-cell>
          <table:table-cell/>
          <table:table-cell office:value-type="float" office:value="68963" calcext:value-type="float">
            <text:p>68963</text:p>
          </table:table-cell>
          <table:table-cell/>
          <table:table-cell office:value-type="float" office:value="227931" calcext:value-type="float">
            <text:p>227931</text:p>
          </table:table-cell>
          <table:table-cell/>
          <table:table-cell office:value-type="float" office:value="276751" calcext:value-type="float">
            <text:p>276751</text:p>
          </table:table-cell>
          <table:table-cell/>
          <table:table-cell office:value-type="float" office:value="362651" calcext:value-type="float">
            <text:p>362651</text:p>
          </table:table-cell>
          <table:table-cell/>
          <table:table-cell office:value-type="float" office:value="406442" calcext:value-type="float">
            <text:p>406442</text:p>
          </table:table-cell>
          <table:table-cell/>
          <table:table-cell office:value-type="float" office:value="416371" calcext:value-type="float">
            <text:p>41637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9152" calcext:value-type="float">
            <text:p>39152</text:p>
          </table:table-cell>
          <table:table-cell/>
          <table:table-cell office:value-type="float" office:value="63714" calcext:value-type="float">
            <text:p>63714</text:p>
          </table:table-cell>
          <table:table-cell/>
          <table:table-cell office:value-type="float" office:value="74377" calcext:value-type="float">
            <text:p>74377</text:p>
          </table:table-cell>
          <table:table-cell/>
          <table:table-cell office:value-type="float" office:value="131749" calcext:value-type="float">
            <text:p>131749</text:p>
          </table:table-cell>
          <table:table-cell/>
          <table:table-cell office:value-type="float" office:value="357270" calcext:value-type="float">
            <text:p>357270</text:p>
          </table:table-cell>
          <table:table-cell/>
          <table:table-cell office:value-type="float" office:value="404742" calcext:value-type="float">
            <text:p>404742</text:p>
          </table:table-cell>
          <table:table-cell/>
          <table:table-cell office:value-type="float" office:value="407971" calcext:value-type="float">
            <text:p>407971</text:p>
          </table:table-cell>
          <table:table-cell/>
          <table:table-cell office:value-type="float" office:value="536762" calcext:value-type="float">
            <text:p>53676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3010" calcext:value-type="float">
            <text:p>23010</text:p>
          </table:table-cell>
          <table:table-cell/>
          <table:table-cell office:value-type="float" office:value="64140" calcext:value-type="float">
            <text:p>64140</text:p>
          </table:table-cell>
          <table:table-cell/>
          <table:table-cell office:value-type="float" office:value="104234" calcext:value-type="float">
            <text:p>104234</text:p>
          </table:table-cell>
          <table:table-cell/>
          <table:table-cell office:value-type="float" office:value="148770" calcext:value-type="float">
            <text:p>148770</text:p>
          </table:table-cell>
          <table:table-cell/>
          <table:table-cell office:value-type="float" office:value="195797" calcext:value-type="float">
            <text:p>195797</text:p>
          </table:table-cell>
          <table:table-cell/>
          <table:table-cell office:value-type="float" office:value="1008017" calcext:value-type="float">
            <text:p>1008017</text:p>
          </table:table-cell>
          <table:table-cell/>
          <table:table-cell office:value-type="float" office:value="393067" calcext:value-type="float">
            <text:p>393067</text:p>
          </table:table-cell>
          <table:table-cell/>
          <table:table-cell office:value-type="float" office:value="366783" calcext:value-type="float">
            <text:p>366783</text:p>
          </table:table-cell>
          <table:table-cell/>
          <table:table-cell office:value-type="float" office:value="328617" calcext:value-type="float">
            <text:p>32861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6715" calcext:value-type="float">
            <text:p>16715</text:p>
          </table:table-cell>
          <table:table-cell/>
          <table:table-cell office:value-type="float" office:value="30169" calcext:value-type="float">
            <text:p>30169</text:p>
          </table:table-cell>
          <table:table-cell/>
          <table:table-cell office:value-type="float" office:value="106207" calcext:value-type="float">
            <text:p>106207</text:p>
          </table:table-cell>
          <table:table-cell/>
          <table:table-cell office:value-type="float" office:value="193755" calcext:value-type="float">
            <text:p>193755</text:p>
          </table:table-cell>
          <table:table-cell/>
          <table:table-cell office:value-type="float" office:value="340764" calcext:value-type="float">
            <text:p>340764</text:p>
          </table:table-cell>
          <table:table-cell/>
          <table:table-cell office:value-type="float" office:value="409106" calcext:value-type="float">
            <text:p>409106</text:p>
          </table:table-cell>
          <table:table-cell/>
          <table:table-cell office:value-type="float" office:value="501081" calcext:value-type="float">
            <text:p>501081</text:p>
          </table:table-cell>
          <table:table-cell/>
          <table:table-cell office:value-type="float" office:value="328464" calcext:value-type="float">
            <text:p>328464</text:p>
          </table:table-cell>
          <table:table-cell/>
          <table:table-cell office:value-type="float" office:value="324923" calcext:value-type="float">
            <text:p>324923</text:p>
          </table:table-cell>
          <table:table-cell/>
          <table:table-cell office:value-type="float" office:value="345118" calcext:value-type="float">
            <text:p>34511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4631" calcext:value-type="float">
            <text:p>14631</text:p>
          </table:table-cell>
          <table:table-cell/>
          <table:table-cell office:value-type="float" office:value="28299" calcext:value-type="float">
            <text:p>28299</text:p>
          </table:table-cell>
          <table:table-cell/>
          <table:table-cell office:value-type="float" office:value="107132" calcext:value-type="float">
            <text:p>107132</text:p>
          </table:table-cell>
          <table:table-cell/>
          <table:table-cell office:value-type="float" office:value="190680" calcext:value-type="float">
            <text:p>190680</text:p>
          </table:table-cell>
          <table:table-cell/>
          <table:table-cell office:value-type="float" office:value="338594" calcext:value-type="float">
            <text:p>338594</text:p>
          </table:table-cell>
          <table:table-cell/>
          <table:table-cell office:value-type="float" office:value="527559" calcext:value-type="float">
            <text:p>527559</text:p>
          </table:table-cell>
          <table:table-cell/>
          <table:table-cell office:value-type="float" office:value="393016" calcext:value-type="float">
            <text:p>393016</text:p>
          </table:table-cell>
          <table:table-cell/>
          <table:table-cell office:value-type="float" office:value="438409" calcext:value-type="float">
            <text:p>438409</text:p>
          </table:table-cell>
          <table:table-cell/>
          <table:table-cell office:value-type="float" office:value="560174" calcext:value-type="float">
            <text:p>560174</text:p>
          </table:table-cell>
          <table:table-cell/>
          <table:table-cell office:value-type="float" office:value="347532" calcext:value-type="float">
            <text:p>347532</text:p>
          </table:table-cell>
          <table:table-cell/>
          <table:table-cell office:value-type="float" office:value="1091422" calcext:value-type="float">
            <text:p>109142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3094" calcext:value-type="float">
            <text:p>13094</text:p>
          </table:table-cell>
          <table:table-cell/>
          <table:table-cell office:value-type="float" office:value="27828" calcext:value-type="float">
            <text:p>27828</text:p>
          </table:table-cell>
          <table:table-cell/>
          <table:table-cell office:value-type="float" office:value="103880" calcext:value-type="float">
            <text:p>103880</text:p>
          </table:table-cell>
          <table:table-cell/>
          <table:table-cell office:value-type="float" office:value="181797" calcext:value-type="float">
            <text:p>181797</text:p>
          </table:table-cell>
          <table:table-cell/>
          <table:table-cell office:value-type="float" office:value="452573" calcext:value-type="float">
            <text:p>452573</text:p>
          </table:table-cell>
          <table:table-cell/>
          <table:table-cell office:value-type="float" office:value="706078" calcext:value-type="float">
            <text:p>706078</text:p>
          </table:table-cell>
          <table:table-cell/>
          <table:table-cell office:value-type="float" office:value="897758" calcext:value-type="float">
            <text:p>897758</text:p>
          </table:table-cell>
          <table:table-cell/>
          <table:table-cell office:value-type="float" office:value="371638" calcext:value-type="float">
            <text:p>371638</text:p>
          </table:table-cell>
          <table:table-cell/>
          <table:table-cell office:value-type="float" office:value="416679" calcext:value-type="float">
            <text:p>416679</text:p>
          </table:table-cell>
          <table:table-cell/>
          <table:table-cell office:value-type="float" office:value="443529" calcext:value-type="float">
            <text:p>443529</text:p>
          </table:table-cell>
          <table:table-cell/>
          <table:table-cell office:value-type="float" office:value="1142058" calcext:value-type="float">
            <text:p>1142058</text:p>
          </table:table-cell>
          <table:table-cell/>
          <table:table-cell office:value-type="float" office:value="1128813" calcext:value-type="float">
            <text:p>112881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6575" calcext:value-type="float">
            <text:p>16575</text:p>
          </table:table-cell>
          <table:table-cell/>
          <table:table-cell office:value-type="float" office:value="40613" calcext:value-type="float">
            <text:p>40613</text:p>
          </table:table-cell>
          <table:table-cell/>
          <table:table-cell office:value-type="float" office:value="143793" calcext:value-type="float">
            <text:p>143793</text:p>
          </table:table-cell>
          <table:table-cell/>
          <table:table-cell office:value-type="float" office:value="247067" calcext:value-type="float">
            <text:p>247067</text:p>
          </table:table-cell>
          <table:table-cell/>
          <table:table-cell office:value-type="float" office:value="450194" calcext:value-type="float">
            <text:p>450194</text:p>
          </table:table-cell>
          <table:table-cell/>
          <table:table-cell office:value-type="float" office:value="681640" calcext:value-type="float">
            <text:p>681640</text:p>
          </table:table-cell>
          <table:table-cell/>
          <table:table-cell office:value-type="float" office:value="835151" calcext:value-type="float">
            <text:p>835151</text:p>
          </table:table-cell>
          <table:table-cell/>
          <table:table-cell office:value-type="float" office:value="1017948" calcext:value-type="float">
            <text:p>1017948</text:p>
          </table:table-cell>
          <table:table-cell/>
          <table:table-cell office:value-type="float" office:value="408121" calcext:value-type="float">
            <text:p>408121</text:p>
          </table:table-cell>
          <table:table-cell/>
          <table:table-cell office:value-type="float" office:value="752292" calcext:value-type="float">
            <text:p>752292</text:p>
          </table:table-cell>
          <table:table-cell/>
          <table:table-cell office:value-type="float" office:value="1337688" calcext:value-type="float">
            <text:p>1337688</text:p>
          </table:table-cell>
          <table:table-cell/>
          <table:table-cell office:value-type="float" office:value="1319174" calcext:value-type="float">
            <text:p>1319174</text:p>
          </table:table-cell>
          <table:table-cell/>
          <table:table-cell office:value-type="float" office:value="1846910" calcext:value-type="float">
            <text:p>18469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0740" calcext:value-type="float">
            <text:p>450740</text:p>
          </table:table-cell>
          <table:table-cell/>
          <table:table-cell office:value-type="float" office:value="684952" calcext:value-type="float">
            <text:p>684952</text:p>
          </table:table-cell>
          <table:table-cell/>
          <table:table-cell office:value-type="float" office:value="871976" calcext:value-type="float">
            <text:p>871976</text:p>
          </table:table-cell>
          <table:table-cell/>
          <table:table-cell office:value-type="float" office:value="833388" calcext:value-type="float">
            <text:p>833388</text:p>
          </table:table-cell>
          <table:table-cell/>
          <table:table-cell office:value-type="float" office:value="961953" calcext:value-type="float">
            <text:p>961953</text:p>
          </table:table-cell>
          <table:table-cell/>
          <table:table-cell office:value-type="float" office:value="326585" calcext:value-type="float">
            <text:p>326585</text:p>
          </table:table-cell>
          <table:table-cell/>
          <table:table-cell office:value-type="float" office:value="1101964" calcext:value-type="float">
            <text:p>1101964</text:p>
          </table:table-cell>
          <table:table-cell/>
          <table:table-cell office:value-type="float" office:value="797914" calcext:value-type="float">
            <text:p>797914</text:p>
          </table:table-cell>
          <table:table-cell/>
          <table:table-cell office:value-type="float" office:value="1463318" calcext:value-type="float">
            <text:p>14633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1403" calcext:value-type="float">
            <text:p>331403</text:p>
          </table:table-cell>
          <table:table-cell/>
          <table:table-cell office:value-type="float" office:value="469815" calcext:value-type="float">
            <text:p>469815</text:p>
          </table:table-cell>
          <table:table-cell/>
          <table:table-cell office:value-type="float" office:value="675414" calcext:value-type="float">
            <text:p>675414</text:p>
          </table:table-cell>
          <table:table-cell/>
          <table:table-cell office:value-type="float" office:value="880268" calcext:value-type="float">
            <text:p>880268</text:p>
          </table:table-cell>
          <table:table-cell/>
          <table:table-cell office:value-type="float" office:value="1013125" calcext:value-type="float">
            <text:p>1013125</text:p>
          </table:table-cell>
          <table:table-cell/>
          <table:table-cell office:value-type="float" office:value="1463441" calcext:value-type="float">
            <text:p>1463441</text:p>
          </table:table-cell>
          <table:table-cell/>
          <table:table-cell office:value-type="float" office:value="936427" calcext:value-type="float">
            <text:p>936427</text:p>
          </table:table-cell>
          <table:table-cell/>
          <table:table-cell office:value-type="float" office:value="1242696" calcext:value-type="float">
            <text:p>1242696</text:p>
          </table:table-cell>
          <table:table-cell/>
          <table:table-cell office:value-type="float" office:value="1196152" calcext:value-type="float">
            <text:p>11961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2798" calcext:value-type="float">
            <text:p>342798</text:p>
          </table:table-cell>
          <table:table-cell/>
          <table:table-cell office:value-type="float" office:value="519384" calcext:value-type="float">
            <text:p>519384</text:p>
          </table:table-cell>
          <table:table-cell/>
          <table:table-cell office:value-type="float" office:value="674526" calcext:value-type="float">
            <text:p>674526</text:p>
          </table:table-cell>
          <table:table-cell/>
          <table:table-cell office:value-type="float" office:value="862940" calcext:value-type="float">
            <text:p>862940</text:p>
          </table:table-cell>
          <table:table-cell/>
          <table:table-cell office:value-type="float" office:value="1010896" calcext:value-type="float">
            <text:p>1010896</text:p>
          </table:table-cell>
          <table:table-cell/>
          <table:table-cell office:value-type="float" office:value="1415798" calcext:value-type="float">
            <text:p>1415798</text:p>
          </table:table-cell>
          <table:table-cell/>
          <table:table-cell office:value-type="float" office:value="814855" calcext:value-type="float">
            <text:p>814855</text:p>
          </table:table-cell>
          <table:table-cell/>
          <table:table-cell office:value-type="float" office:value="1367855" calcext:value-type="float">
            <text:p>1367855</text:p>
          </table:table-cell>
          <table:table-cell/>
          <table:table-cell office:value-type="float" office:value="967236" calcext:value-type="float">
            <text:p>9672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3330" calcext:value-type="float">
            <text:p>343330</text:p>
          </table:table-cell>
          <table:table-cell/>
          <table:table-cell office:value-type="float" office:value="248883" calcext:value-type="float">
            <text:p>248883</text:p>
          </table:table-cell>
          <table:table-cell/>
          <table:table-cell office:value-type="float" office:value="646099" calcext:value-type="float">
            <text:p>646099</text:p>
          </table:table-cell>
          <table:table-cell/>
          <table:table-cell office:value-type="float" office:value="852531" calcext:value-type="float">
            <text:p>852531</text:p>
          </table:table-cell>
          <table:table-cell/>
          <table:table-cell office:value-type="float" office:value="1002734" calcext:value-type="float">
            <text:p>1002734</text:p>
          </table:table-cell>
          <table:table-cell/>
          <table:table-cell office:value-type="float" office:value="1162484" calcext:value-type="float">
            <text:p>1162484</text:p>
          </table:table-cell>
          <table:table-cell/>
          <table:table-cell office:value-type="float" office:value="1265534" calcext:value-type="float">
            <text:p>1265534</text:p>
          </table:table-cell>
          <table:table-cell/>
          <table:table-cell office:value-type="float" office:value="1412344" calcext:value-type="float">
            <text:p>1412344</text:p>
          </table:table-cell>
          <table:table-cell/>
          <table:table-cell office:value-type="float" office:value="1033576" calcext:value-type="float">
            <text:p>10335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3039" calcext:value-type="float">
            <text:p>343039</text:p>
          </table:table-cell>
          <table:table-cell/>
          <table:table-cell office:value-type="float" office:value="512806" calcext:value-type="float">
            <text:p>512806</text:p>
          </table:table-cell>
          <table:table-cell/>
          <table:table-cell office:value-type="float" office:value="649750" calcext:value-type="float">
            <text:p>649750</text:p>
          </table:table-cell>
          <table:table-cell/>
          <table:table-cell office:value-type="float" office:value="838084" calcext:value-type="float">
            <text:p>838084</text:p>
          </table:table-cell>
          <table:table-cell/>
          <table:table-cell office:value-type="float" office:value="1060800" calcext:value-type="float">
            <text:p>1060800</text:p>
          </table:table-cell>
          <table:table-cell/>
          <table:table-cell office:value-type="float" office:value="1417147" calcext:value-type="float">
            <text:p>1417147</text:p>
          </table:table-cell>
          <table:table-cell/>
          <table:table-cell office:value-type="float" office:value="1325087" calcext:value-type="float">
            <text:p>1325087</text:p>
          </table:table-cell>
          <table:table-cell/>
          <table:table-cell office:value-type="float" office:value="1404460" calcext:value-type="float">
            <text:p>1404460</text:p>
          </table:table-cell>
          <table:table-cell/>
          <table:table-cell office:value-type="float" office:value="1483386" calcext:value-type="float">
            <text:p>14833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2682" calcext:value-type="float">
            <text:p>292682</text:p>
          </table:table-cell>
          <table:table-cell/>
          <table:table-cell office:value-type="float" office:value="505425" calcext:value-type="float">
            <text:p>505425</text:p>
          </table:table-cell>
          <table:table-cell/>
          <table:table-cell office:value-type="float" office:value="630738" calcext:value-type="float">
            <text:p>630738</text:p>
          </table:table-cell>
          <table:table-cell/>
          <table:table-cell office:value-type="float" office:value="862014" calcext:value-type="float">
            <text:p>862014</text:p>
          </table:table-cell>
          <table:table-cell/>
          <table:table-cell office:value-type="float" office:value="971932" calcext:value-type="float">
            <text:p>971932</text:p>
          </table:table-cell>
          <table:table-cell/>
          <table:table-cell office:value-type="float" office:value="1013795" calcext:value-type="float">
            <text:p>1013795</text:p>
          </table:table-cell>
          <table:table-cell/>
          <table:table-cell office:value-type="float" office:value="1233383" calcext:value-type="float">
            <text:p>1233383</text:p>
          </table:table-cell>
          <table:table-cell/>
          <table:table-cell office:value-type="float" office:value="1157950" calcext:value-type="float">
            <text:p>1157950</text:p>
          </table:table-cell>
          <table:table-cell/>
          <table:table-cell office:value-type="float" office:value="914148" calcext:value-type="float">
            <text:p>9141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174" calcext:value-type="float">
            <text:p>316174</text:p>
          </table:table-cell>
          <table:table-cell/>
          <table:table-cell office:value-type="float" office:value="496170" calcext:value-type="float">
            <text:p>496170</text:p>
          </table:table-cell>
          <table:table-cell/>
          <table:table-cell office:value-type="float" office:value="566181" calcext:value-type="float">
            <text:p>566181</text:p>
          </table:table-cell>
          <table:table-cell/>
          <table:table-cell office:value-type="float" office:value="879636" calcext:value-type="float">
            <text:p>879636</text:p>
          </table:table-cell>
          <table:table-cell/>
          <table:table-cell office:value-type="float" office:value="1040808" calcext:value-type="float">
            <text:p>1040808</text:p>
          </table:table-cell>
          <table:table-cell/>
          <table:table-cell office:value-type="float" office:value="1136902" calcext:value-type="float">
            <text:p>1136902</text:p>
          </table:table-cell>
          <table:table-cell/>
          <table:table-cell office:value-type="float" office:value="1247689" calcext:value-type="float">
            <text:p>1247689</text:p>
          </table:table-cell>
          <table:table-cell/>
          <table:table-cell office:value-type="float" office:value="1409294" calcext:value-type="float">
            <text:p>1409294</text:p>
          </table:table-cell>
          <table:table-cell/>
          <table:table-cell office:value-type="float" office:value="1106382" calcext:value-type="float">
            <text:p>11063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8925" calcext:value-type="float">
            <text:p>338925</text:p>
          </table:table-cell>
          <table:table-cell/>
          <table:table-cell office:value-type="float" office:value="483209" calcext:value-type="float">
            <text:p>483209</text:p>
          </table:table-cell>
          <table:table-cell/>
          <table:table-cell office:value-type="float" office:value="641756" calcext:value-type="float">
            <text:p>641756</text:p>
          </table:table-cell>
          <table:table-cell/>
          <table:table-cell office:value-type="float" office:value="870191" calcext:value-type="float">
            <text:p>870191</text:p>
          </table:table-cell>
          <table:table-cell/>
          <table:table-cell office:value-type="float" office:value="1046847" calcext:value-type="float">
            <text:p>1046847</text:p>
          </table:table-cell>
          <table:table-cell/>
          <table:table-cell office:value-type="float" office:value="1003642" calcext:value-type="float">
            <text:p>1003642</text:p>
          </table:table-cell>
          <table:table-cell/>
          <table:table-cell office:value-type="float" office:value="1310182" calcext:value-type="float">
            <text:p>1310182</text:p>
          </table:table-cell>
          <table:table-cell/>
          <table:table-cell office:value-type="float" office:value="1182048" calcext:value-type="float">
            <text:p>1182048</text:p>
          </table:table-cell>
          <table:table-cell/>
          <table:table-cell office:value-type="float" office:value="1457677" calcext:value-type="float">
            <text:p>145767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955947" calcext:value-type="float">
            <text:p>955947</text:p>
          </table:table-cell>
          <table:table-cell/>
          <table:table-cell office:value-type="float" office:value="733819" calcext:value-type="float">
            <text:p>733819</text:p>
          </table:table-cell>
          <table:table-cell/>
          <table:table-cell office:value-type="float" office:value="877797" calcext:value-type="float">
            <text:p>877797</text:p>
          </table:table-cell>
          <table:table-cell/>
          <table:table-cell office:value-type="float" office:value="1083249" calcext:value-type="float">
            <text:p>1083249</text:p>
          </table:table-cell>
          <table:table-cell/>
          <table:table-cell office:value-type="float" office:value="889431" calcext:value-type="float">
            <text:p>88943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63782" calcext:value-type="float">
            <text:p>663782</text:p>
          </table:table-cell>
          <table:table-cell/>
          <table:table-cell office:value-type="float" office:value="819893" calcext:value-type="float">
            <text:p>819893</text:p>
          </table:table-cell>
          <table:table-cell/>
          <table:table-cell office:value-type="float" office:value="992724" calcext:value-type="float">
            <text:p>992724</text:p>
          </table:table-cell>
          <table:table-cell/>
          <table:table-cell office:value-type="float" office:value="1007629" calcext:value-type="float">
            <text:p>1007629</text:p>
          </table:table-cell>
          <table:table-cell/>
          <table:table-cell office:value-type="float" office:value="1123617" calcext:value-type="float">
            <text:p>1123617</text:p>
          </table:table-cell>
          <table:table-cell/>
          <table:table-cell office:value-type="float" office:value="902598" calcext:value-type="float">
            <text:p>90259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95516" calcext:value-type="float">
            <text:p>695516</text:p>
          </table:table-cell>
          <table:table-cell/>
          <table:table-cell office:value-type="float" office:value="924200" calcext:value-type="float">
            <text:p>924200</text:p>
          </table:table-cell>
          <table:table-cell/>
          <table:table-cell office:value-type="float" office:value="965763" calcext:value-type="float">
            <text:p>965763</text:p>
          </table:table-cell>
          <table:table-cell/>
          <table:table-cell office:value-type="float" office:value="1142514" calcext:value-type="float">
            <text:p>1142514</text:p>
          </table:table-cell>
          <table:table-cell/>
          <table:table-cell office:value-type="float" office:value="1122215" calcext:value-type="float">
            <text:p>1122215</text:p>
          </table:table-cell>
          <table:table-cell/>
          <table:table-cell office:value-type="float" office:value="1084800" calcext:value-type="float">
            <text:p>1084800</text:p>
          </table:table-cell>
          <table:table-cell/>
          <table:table-cell office:value-type="float" office:value="924200" calcext:value-type="float">
            <text:p>9242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11133" calcext:value-type="float">
            <text:p>711133</text:p>
          </table:table-cell>
          <table:table-cell/>
          <table:table-cell office:value-type="float" office:value="850554" calcext:value-type="float">
            <text:p>850554</text:p>
          </table:table-cell>
          <table:table-cell/>
          <table:table-cell office:value-type="float" office:value="879825" calcext:value-type="float">
            <text:p>879825</text:p>
          </table:table-cell>
          <table:table-cell/>
          <table:table-cell office:value-type="float" office:value="1030064" calcext:value-type="float">
            <text:p>1030064</text:p>
          </table:table-cell>
          <table:table-cell/>
          <table:table-cell office:value-type="float" office:value="1080328" calcext:value-type="float">
            <text:p>1080328</text:p>
          </table:table-cell>
          <table:table-cell/>
          <table:table-cell office:value-type="float" office:value="1130370" calcext:value-type="float">
            <text:p>1130370</text:p>
          </table:table-cell>
          <table:table-cell/>
          <table:table-cell office:value-type="float" office:value="1155924" calcext:value-type="float">
            <text:p>1155924</text:p>
          </table:table-cell>
          <table:table-cell/>
          <table:table-cell office:value-type="float" office:value="977103" calcext:value-type="float">
            <text:p>97710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20534" calcext:value-type="float">
            <text:p>720534</text:p>
          </table:table-cell>
          <table:table-cell/>
          <table:table-cell office:value-type="float" office:value="832550" calcext:value-type="float">
            <text:p>832550</text:p>
          </table:table-cell>
          <table:table-cell/>
          <table:table-cell office:value-type="float" office:value="924084" calcext:value-type="float">
            <text:p>924084</text:p>
          </table:table-cell>
          <table:table-cell/>
          <table:table-cell office:value-type="float" office:value="923488" calcext:value-type="float">
            <text:p>923488</text:p>
          </table:table-cell>
          <table:table-cell/>
          <table:table-cell office:value-type="float" office:value="975063" calcext:value-type="float">
            <text:p>975063</text:p>
          </table:table-cell>
          <table:table-cell/>
          <table:table-cell office:value-type="float" office:value="1038483" calcext:value-type="float">
            <text:p>1038483</text:p>
          </table:table-cell>
          <table:table-cell/>
          <table:table-cell office:value-type="float" office:value="1083819" calcext:value-type="float">
            <text:p>1083819</text:p>
          </table:table-cell>
          <table:table-cell/>
          <table:table-cell office:value-type="float" office:value="1006836" calcext:value-type="float">
            <text:p>1006836</text:p>
          </table:table-cell>
          <table:table-cell/>
          <table:table-cell office:value-type="float" office:value="870694" calcext:value-type="float">
            <text:p>87069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24717" calcext:value-type="float">
            <text:p>724717</text:p>
          </table:table-cell>
          <table:table-cell/>
          <table:table-cell office:value-type="float" office:value="859439" calcext:value-type="float">
            <text:p>859439</text:p>
          </table:table-cell>
          <table:table-cell/>
          <table:table-cell office:value-type="float" office:value="772767" calcext:value-type="float">
            <text:p>772767</text:p>
          </table:table-cell>
          <table:table-cell/>
          <table:table-cell office:value-type="float" office:value="815618" calcext:value-type="float">
            <text:p>815618</text:p>
          </table:table-cell>
          <table:table-cell/>
          <table:table-cell office:value-type="float" office:value="832535" calcext:value-type="float">
            <text:p>832535</text:p>
          </table:table-cell>
          <table:table-cell/>
          <table:table-cell office:value-type="float" office:value="849411" calcext:value-type="float">
            <text:p>849411</text:p>
          </table:table-cell>
          <table:table-cell/>
          <table:table-cell office:value-type="float" office:value="886583" calcext:value-type="float">
            <text:p>886583</text:p>
          </table:table-cell>
          <table:table-cell/>
          <table:table-cell office:value-type="float" office:value="1027036" calcext:value-type="float">
            <text:p>1027036</text:p>
          </table:table-cell>
          <table:table-cell/>
          <table:table-cell office:value-type="float" office:value="1006931" calcext:value-type="float">
            <text:p>1006931</text:p>
          </table:table-cell>
          <table:table-cell/>
          <table:table-cell office:value-type="float" office:value="872623" calcext:value-type="float">
            <text:p>87262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44217" calcext:value-type="float">
            <text:p>644217</text:p>
          </table:table-cell>
          <table:table-cell/>
          <table:table-cell office:value-type="float" office:value="753939" calcext:value-type="float">
            <text:p>753939</text:p>
          </table:table-cell>
          <table:table-cell/>
          <table:table-cell office:value-type="float" office:value="812678" calcext:value-type="float">
            <text:p>812678</text:p>
          </table:table-cell>
          <table:table-cell/>
          <table:table-cell office:value-type="float" office:value="853708" calcext:value-type="float">
            <text:p>853708</text:p>
          </table:table-cell>
          <table:table-cell/>
          <table:table-cell office:value-type="float" office:value="881253" calcext:value-type="float">
            <text:p>881253</text:p>
          </table:table-cell>
          <table:table-cell/>
          <table:table-cell office:value-type="float" office:value="871463" calcext:value-type="float">
            <text:p>871463</text:p>
          </table:table-cell>
          <table:table-cell/>
          <table:table-cell office:value-type="float" office:value="880485" calcext:value-type="float">
            <text:p>880485</text:p>
          </table:table-cell>
          <table:table-cell/>
          <table:table-cell office:value-type="float" office:value="926248" calcext:value-type="float">
            <text:p>926248</text:p>
          </table:table-cell>
          <table:table-cell/>
          <table:table-cell office:value-type="float" office:value="1054574" calcext:value-type="float">
            <text:p>1054574</text:p>
          </table:table-cell>
          <table:table-cell/>
          <table:table-cell office:value-type="float" office:value="1015610" calcext:value-type="float">
            <text:p>1015610</text:p>
          </table:table-cell>
          <table:table-cell/>
          <table:table-cell office:value-type="float" office:value="877293" calcext:value-type="float">
            <text:p>87729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198171" calcext:value-type="float">
            <text:p>1198171</text:p>
          </table:table-cell>
          <table:table-cell/>
          <table:table-cell office:value-type="float" office:value="1240253" calcext:value-type="float">
            <text:p>1240253</text:p>
          </table:table-cell>
          <table:table-cell/>
          <table:table-cell office:value-type="float" office:value="814138" calcext:value-type="float">
            <text:p>814138</text:p>
          </table:table-cell>
          <table:table-cell/>
          <table:table-cell office:value-type="float" office:value="1211650" calcext:value-type="float">
            <text:p>1211650</text:p>
          </table:table-cell>
          <table:table-cell/>
          <table:table-cell office:value-type="float" office:value="864313" calcext:value-type="float">
            <text:p>864313</text:p>
          </table:table-cell>
          <table:table-cell/>
          <table:table-cell office:value-type="float" office:value="854490" calcext:value-type="float">
            <text:p>854490</text:p>
          </table:table-cell>
          <table:table-cell/>
          <table:table-cell office:value-type="float" office:value="851040" calcext:value-type="float">
            <text:p>851040</text:p>
          </table:table-cell>
          <table:table-cell/>
          <table:table-cell office:value-type="float" office:value="877939" calcext:value-type="float">
            <text:p>877939</text:p>
          </table:table-cell>
          <table:table-cell/>
          <table:table-cell office:value-type="float" office:value="928696" calcext:value-type="float">
            <text:p>928696</text:p>
          </table:table-cell>
          <table:table-cell/>
          <table:table-cell office:value-type="float" office:value="1025516" calcext:value-type="float">
            <text:p>1025516</text:p>
          </table:table-cell>
          <table:table-cell/>
          <table:table-cell office:value-type="float" office:value="973506" calcext:value-type="float">
            <text:p>973506</text:p>
          </table:table-cell>
          <table:table-cell/>
          <table:table-cell office:value-type="float" office:value="845303" calcext:value-type="float">
            <text:p>84530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53110" calcext:value-type="float">
            <text:p>653110</text:p>
          </table:table-cell>
          <table:table-cell/>
          <table:table-cell office:value-type="float" office:value="1878669" calcext:value-type="float">
            <text:p>1878669</text:p>
          </table:table-cell>
          <table:table-cell/>
          <table:table-cell office:value-type="float" office:value="815692" calcext:value-type="float">
            <text:p>815692</text:p>
          </table:table-cell>
          <table:table-cell/>
          <table:table-cell office:value-type="float" office:value="1862881" calcext:value-type="float">
            <text:p>1862881</text:p>
          </table:table-cell>
          <table:table-cell/>
          <table:table-cell office:value-type="float" office:value="879679" calcext:value-type="float">
            <text:p>879679</text:p>
          </table:table-cell>
          <table:table-cell/>
          <table:table-cell office:value-type="float" office:value="2026716" calcext:value-type="float">
            <text:p>2026716</text:p>
          </table:table-cell>
          <table:table-cell/>
          <table:table-cell office:value-type="float" office:value="833328" calcext:value-type="float">
            <text:p>833328</text:p>
          </table:table-cell>
          <table:table-cell/>
          <table:table-cell office:value-type="float" office:value="856896" calcext:value-type="float">
            <text:p>856896</text:p>
          </table:table-cell>
          <table:table-cell/>
          <table:table-cell office:value-type="float" office:value="867059" calcext:value-type="float">
            <text:p>867059</text:p>
          </table:table-cell>
          <table:table-cell/>
          <table:table-cell office:value-type="float" office:value="900119" calcext:value-type="float">
            <text:p>900119</text:p>
          </table:table-cell>
          <table:table-cell/>
          <table:table-cell office:value-type="float" office:value="970096" calcext:value-type="float">
            <text:p>970096</text:p>
          </table:table-cell>
          <table:table-cell/>
          <table:table-cell office:value-type="float" office:value="926278" calcext:value-type="float">
            <text:p>926278</text:p>
          </table:table-cell>
          <table:table-cell/>
          <table:table-cell office:value-type="float" office:value="956791" calcext:value-type="float">
            <text:p>9567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2263" calcext:value-type="float">
            <text:p>962263</text:p>
          </table:table-cell>
          <table:table-cell/>
          <table:table-cell office:value-type="float" office:value="985622" calcext:value-type="float">
            <text:p>985622</text:p>
          </table:table-cell>
          <table:table-cell/>
          <table:table-cell office:value-type="float" office:value="2560156" calcext:value-type="float">
            <text:p>2560156</text:p>
          </table:table-cell>
          <table:table-cell/>
          <table:table-cell office:value-type="float" office:value="970642" calcext:value-type="float">
            <text:p>970642</text:p>
          </table:table-cell>
          <table:table-cell/>
          <table:table-cell office:value-type="float" office:value="953359" calcext:value-type="float">
            <text:p>953359</text:p>
          </table:table-cell>
          <table:table-cell/>
          <table:table-cell office:value-type="float" office:value="910904" calcext:value-type="float">
            <text:p>910904</text:p>
          </table:table-cell>
          <table:table-cell/>
          <table:table-cell office:value-type="float" office:value="970327" calcext:value-type="float">
            <text:p>970327</text:p>
          </table:table-cell>
          <table:table-cell/>
          <table:table-cell office:value-type="float" office:value="1068858" calcext:value-type="float">
            <text:p>1068858</text:p>
          </table:table-cell>
          <table:table-cell/>
          <table:table-cell office:value-type="float" office:value="1079995" calcext:value-type="float">
            <text:p>10799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3842" calcext:value-type="float">
            <text:p>1383842</text:p>
          </table:table-cell>
          <table:table-cell/>
          <table:table-cell office:value-type="float" office:value="1431321" calcext:value-type="float">
            <text:p>1431321</text:p>
          </table:table-cell>
          <table:table-cell/>
          <table:table-cell office:value-type="float" office:value="1345153" calcext:value-type="float">
            <text:p>1345153</text:p>
          </table:table-cell>
          <table:table-cell/>
          <table:table-cell office:value-type="float" office:value="1350646" calcext:value-type="float">
            <text:p>1350646</text:p>
          </table:table-cell>
          <table:table-cell/>
          <table:table-cell office:value-type="float" office:value="1366730" calcext:value-type="float">
            <text:p>1366730</text:p>
          </table:table-cell>
          <table:table-cell/>
          <table:table-cell office:value-type="float" office:value="1372510" calcext:value-type="float">
            <text:p>1372510</text:p>
          </table:table-cell>
          <table:table-cell/>
          <table:table-cell office:value-type="float" office:value="1304118" calcext:value-type="float">
            <text:p>1304118</text:p>
          </table:table-cell>
          <table:table-cell/>
          <table:table-cell office:value-type="float" office:value="1401631" calcext:value-type="float">
            <text:p>1401631</text:p>
          </table:table-cell>
          <table:table-cell/>
          <table:table-cell office:value-type="float" office:value="1465016" calcext:value-type="float">
            <text:p>14650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95153" calcext:value-type="float">
            <text:p>3595153</text:p>
          </table:table-cell>
          <table:table-cell/>
          <table:table-cell office:value-type="float" office:value="1891289" calcext:value-type="float">
            <text:p>1891289</text:p>
          </table:table-cell>
          <table:table-cell/>
          <table:table-cell office:value-type="float" office:value="1942299" calcext:value-type="float">
            <text:p>1942299</text:p>
          </table:table-cell>
          <table:table-cell/>
          <table:table-cell office:value-type="float" office:value="1888015" calcext:value-type="float">
            <text:p>1888015</text:p>
          </table:table-cell>
          <table:table-cell/>
          <table:table-cell office:value-type="float" office:value="1964979" calcext:value-type="float">
            <text:p>1964979</text:p>
          </table:table-cell>
          <table:table-cell/>
          <table:table-cell office:value-type="float" office:value="1948501" calcext:value-type="float">
            <text:p>1948501</text:p>
          </table:table-cell>
          <table:table-cell/>
          <table:table-cell office:value-type="float" office:value="1701989" calcext:value-type="float">
            <text:p>1701989</text:p>
          </table:table-cell>
          <table:table-cell/>
          <table:table-cell office:value-type="float" office:value="1766636" calcext:value-type="float">
            <text:p>1766636</text:p>
          </table:table-cell>
          <table:table-cell/>
          <table:table-cell office:value-type="float" office:value="1847777" calcext:value-type="float">
            <text:p>18477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01436" calcext:value-type="float">
            <text:p>3801436</text:p>
          </table:table-cell>
          <table:table-cell/>
          <table:table-cell office:value-type="float" office:value="2596311" calcext:value-type="float">
            <text:p>2596311</text:p>
          </table:table-cell>
          <table:table-cell/>
          <table:table-cell office:value-type="float" office:value="2659012" calcext:value-type="float">
            <text:p>2659012</text:p>
          </table:table-cell>
          <table:table-cell/>
          <table:table-cell office:value-type="float" office:value="2582699" calcext:value-type="float">
            <text:p>2582699</text:p>
          </table:table-cell>
          <table:table-cell/>
          <table:table-cell office:value-type="float" office:value="2586983" calcext:value-type="float">
            <text:p>2586983</text:p>
          </table:table-cell>
          <table:table-cell/>
          <table:table-cell office:value-type="float" office:value="2408458" calcext:value-type="float">
            <text:p>2408458</text:p>
          </table:table-cell>
          <table:table-cell/>
          <table:table-cell office:value-type="float" office:value="2071252" calcext:value-type="float">
            <text:p>2071252</text:p>
          </table:table-cell>
          <table:table-cell/>
          <table:table-cell office:value-type="float" office:value="2108910" calcext:value-type="float">
            <text:p>2108910</text:p>
          </table:table-cell>
          <table:table-cell/>
          <table:table-cell office:value-type="float" office:value="2123811" calcext:value-type="float">
            <text:p>21238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75137" calcext:value-type="float">
            <text:p>3175137</text:p>
          </table:table-cell>
          <table:table-cell/>
          <table:table-cell office:value-type="float" office:value="3160911" calcext:value-type="float">
            <text:p>3160911</text:p>
          </table:table-cell>
          <table:table-cell/>
          <table:table-cell office:value-type="float" office:value="3190982" calcext:value-type="float">
            <text:p>3190982</text:p>
          </table:table-cell>
          <table:table-cell/>
          <table:table-cell office:value-type="float" office:value="3187337" calcext:value-type="float">
            <text:p>3187337</text:p>
          </table:table-cell>
          <table:table-cell/>
          <table:table-cell office:value-type="float" office:value="3199450" calcext:value-type="float">
            <text:p>3199450</text:p>
          </table:table-cell>
          <table:table-cell/>
          <table:table-cell office:value-type="float" office:value="2822576" calcext:value-type="float">
            <text:p>2822576</text:p>
          </table:table-cell>
          <table:table-cell/>
          <table:table-cell office:value-type="float" office:value="2342956" calcext:value-type="float">
            <text:p>2342956</text:p>
          </table:table-cell>
          <table:table-cell/>
          <table:table-cell office:value-type="float" office:value="2331049" calcext:value-type="float">
            <text:p>2331049</text:p>
          </table:table-cell>
          <table:table-cell/>
          <table:table-cell office:value-type="float" office:value="2306661" calcext:value-type="float">
            <text:p>23066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11036" calcext:value-type="float">
            <text:p>3611036</text:p>
          </table:table-cell>
          <table:table-cell/>
          <table:table-cell office:value-type="float" office:value="3602128" calcext:value-type="float">
            <text:p>3602128</text:p>
          </table:table-cell>
          <table:table-cell/>
          <table:table-cell office:value-type="float" office:value="3568771" calcext:value-type="float">
            <text:p>3568771</text:p>
          </table:table-cell>
          <table:table-cell/>
          <table:table-cell office:value-type="float" office:value="3610315" calcext:value-type="float">
            <text:p>3610315</text:p>
          </table:table-cell>
          <table:table-cell/>
          <table:table-cell office:value-type="float" office:value="3532701" calcext:value-type="float">
            <text:p>3532701</text:p>
          </table:table-cell>
          <table:table-cell/>
          <table:table-cell office:value-type="float" office:value="3110642" calcext:value-type="float">
            <text:p>3110642</text:p>
          </table:table-cell>
          <table:table-cell/>
          <table:table-cell office:value-type="float" office:value="2470597" calcext:value-type="float">
            <text:p>2470597</text:p>
          </table:table-cell>
          <table:table-cell/>
          <table:table-cell office:value-type="float" office:value="2462428" calcext:value-type="float">
            <text:p>2462428</text:p>
          </table:table-cell>
          <table:table-cell/>
          <table:table-cell office:value-type="float" office:value="2445099" calcext:value-type="float">
            <text:p>24450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00585" calcext:value-type="float">
            <text:p>3800585</text:p>
          </table:table-cell>
          <table:table-cell/>
          <table:table-cell office:value-type="float" office:value="3792078" calcext:value-type="float">
            <text:p>3792078</text:p>
          </table:table-cell>
          <table:table-cell/>
          <table:table-cell office:value-type="float" office:value="3681344" calcext:value-type="float">
            <text:p>3681344</text:p>
          </table:table-cell>
          <table:table-cell/>
          <table:table-cell office:value-type="float" office:value="3732988" calcext:value-type="float">
            <text:p>3732988</text:p>
          </table:table-cell>
          <table:table-cell/>
          <table:table-cell office:value-type="float" office:value="3727627" calcext:value-type="float">
            <text:p>3727627</text:p>
          </table:table-cell>
          <table:table-cell/>
          <table:table-cell office:value-type="float" office:value="3103328" calcext:value-type="float">
            <text:p>3103328</text:p>
          </table:table-cell>
          <table:table-cell/>
          <table:table-cell office:value-type="float" office:value="2479029" calcext:value-type="float">
            <text:p>2479029</text:p>
          </table:table-cell>
          <table:table-cell/>
          <table:table-cell office:value-type="float" office:value="2483503" calcext:value-type="float">
            <text:p>2483503</text:p>
          </table:table-cell>
          <table:table-cell/>
          <table:table-cell office:value-type="float" office:value="2483932" calcext:value-type="float">
            <text:p>24839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7440" calcext:value-type="float">
            <text:p>577440</text:p>
          </table:table-cell>
          <table:table-cell/>
          <table:table-cell office:value-type="float" office:value="668755" calcext:value-type="float">
            <text:p>668755</text:p>
          </table:table-cell>
          <table:table-cell/>
          <table:table-cell office:value-type="float" office:value="627350" calcext:value-type="float">
            <text:p>627350</text:p>
          </table:table-cell>
          <table:table-cell/>
          <table:table-cell office:value-type="float" office:value="585471" calcext:value-type="float">
            <text:p>585471</text:p>
          </table:table-cell>
          <table:table-cell/>
          <table:table-cell office:value-type="float" office:value="739146" calcext:value-type="float">
            <text:p>739146</text:p>
          </table:table-cell>
          <table:table-cell/>
          <table:table-cell office:value-type="float" office:value="626218" calcext:value-type="float">
            <text:p>626218</text:p>
          </table:table-cell>
          <table:table-cell/>
          <table:table-cell office:value-type="float" office:value="563631" calcext:value-type="float">
            <text:p>563631</text:p>
          </table:table-cell>
          <table:table-cell/>
          <table:table-cell office:value-type="float" office:value="568487" calcext:value-type="float">
            <text:p>568487</text:p>
          </table:table-cell>
          <table:table-cell/>
          <table:table-cell office:value-type="float" office:value="527333" calcext:value-type="float">
            <text:p>52733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31569" calcext:value-type="float">
            <text:p>831569</text:p>
          </table:table-cell>
          <table:table-cell/>
          <table:table-cell office:value-type="float" office:value="1163036" calcext:value-type="float">
            <text:p>1163036</text:p>
          </table:table-cell>
          <table:table-cell/>
          <table:table-cell office:value-type="float" office:value="1255511" calcext:value-type="float">
            <text:p>1255511</text:p>
          </table:table-cell>
          <table:table-cell/>
          <table:table-cell office:value-type="float" office:value="1526887" calcext:value-type="float">
            <text:p>1526887</text:p>
          </table:table-cell>
          <table:table-cell/>
          <table:table-cell office:value-type="float" office:value="1163036" calcext:value-type="float">
            <text:p>116303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85122" calcext:value-type="float">
            <text:p>785122</text:p>
          </table:table-cell>
          <table:table-cell/>
          <table:table-cell office:value-type="float" office:value="1152564" calcext:value-type="float">
            <text:p>1152564</text:p>
          </table:table-cell>
          <table:table-cell/>
          <table:table-cell office:value-type="float" office:value="1487977" calcext:value-type="float">
            <text:p>1487977</text:p>
          </table:table-cell>
          <table:table-cell/>
          <table:table-cell office:value-type="float" office:value="1406136" calcext:value-type="float">
            <text:p>1406136</text:p>
          </table:table-cell>
          <table:table-cell/>
          <table:table-cell office:value-type="float" office:value="1967960" calcext:value-type="float">
            <text:p>1967960</text:p>
          </table:table-cell>
          <table:table-cell/>
          <table:table-cell office:value-type="float" office:value="1229084" calcext:value-type="float">
            <text:p>12290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62577" calcext:value-type="float">
            <text:p>862577</text:p>
          </table:table-cell>
          <table:table-cell/>
          <table:table-cell office:value-type="float" office:value="1153561" calcext:value-type="float">
            <text:p>1153561</text:p>
          </table:table-cell>
          <table:table-cell/>
          <table:table-cell office:value-type="float" office:value="1391207" calcext:value-type="float">
            <text:p>1391207</text:p>
          </table:table-cell>
          <table:table-cell/>
          <table:table-cell office:value-type="float" office:value="1306564" calcext:value-type="float">
            <text:p>1306564</text:p>
          </table:table-cell>
          <table:table-cell/>
          <table:table-cell office:value-type="float" office:value="1455317" calcext:value-type="float">
            <text:p>1455317</text:p>
          </table:table-cell>
          <table:table-cell/>
          <table:table-cell office:value-type="float" office:value="1752173" calcext:value-type="float">
            <text:p>1752173</text:p>
          </table:table-cell>
          <table:table-cell/>
          <table:table-cell office:value-type="float" office:value="1241598" calcext:value-type="float">
            <text:p>124159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79825" calcext:value-type="float">
            <text:p>879825</text:p>
          </table:table-cell>
          <table:table-cell/>
          <table:table-cell office:value-type="float" office:value="1075459" calcext:value-type="float">
            <text:p>1075459</text:p>
          </table:table-cell>
          <table:table-cell/>
          <table:table-cell office:value-type="float" office:value="1182661" calcext:value-type="float">
            <text:p>1182661</text:p>
          </table:table-cell>
          <table:table-cell/>
          <table:table-cell office:value-type="float" office:value="1279935" calcext:value-type="float">
            <text:p>1279935</text:p>
          </table:table-cell>
          <table:table-cell/>
          <table:table-cell office:value-type="float" office:value="1380303" calcext:value-type="float">
            <text:p>1380303</text:p>
          </table:table-cell>
          <table:table-cell/>
          <table:table-cell office:value-type="float" office:value="1523247" calcext:value-type="float">
            <text:p>1523247</text:p>
          </table:table-cell>
          <table:table-cell/>
          <table:table-cell office:value-type="float" office:value="2081286" calcext:value-type="float">
            <text:p>2081286</text:p>
          </table:table-cell>
          <table:table-cell/>
          <table:table-cell office:value-type="float" office:value="1303238" calcext:value-type="float">
            <text:p>130323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02340" calcext:value-type="float">
            <text:p>902340</text:p>
          </table:table-cell>
          <table:table-cell/>
          <table:table-cell office:value-type="float" office:value="1079190" calcext:value-type="float">
            <text:p>1079190</text:p>
          </table:table-cell>
          <table:table-cell/>
          <table:table-cell office:value-type="float" office:value="1185209" calcext:value-type="float">
            <text:p>1185209</text:p>
          </table:table-cell>
          <table:table-cell/>
          <table:table-cell office:value-type="float" office:value="1265904" calcext:value-type="float">
            <text:p>1265904</text:p>
          </table:table-cell>
          <table:table-cell/>
          <table:table-cell office:value-type="float" office:value="1372717" calcext:value-type="float">
            <text:p>1372717</text:p>
          </table:table-cell>
          <table:table-cell/>
          <table:table-cell office:value-type="float" office:value="1432225" calcext:value-type="float">
            <text:p>1432225</text:p>
          </table:table-cell>
          <table:table-cell/>
          <table:table-cell office:value-type="float" office:value="1514549" calcext:value-type="float">
            <text:p>1514549</text:p>
          </table:table-cell>
          <table:table-cell/>
          <table:table-cell office:value-type="float" office:value="1735476" calcext:value-type="float">
            <text:p>1735476</text:p>
          </table:table-cell>
          <table:table-cell/>
          <table:table-cell office:value-type="float" office:value="1193442" calcext:value-type="float">
            <text:p>11934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99770" calcext:value-type="float">
            <text:p>899770</text:p>
          </table:table-cell>
          <table:table-cell/>
          <table:table-cell office:value-type="float" office:value="1079028" calcext:value-type="float">
            <text:p>1079028</text:p>
          </table:table-cell>
          <table:table-cell/>
          <table:table-cell office:value-type="float" office:value="1056727" calcext:value-type="float">
            <text:p>1056727</text:p>
          </table:table-cell>
          <table:table-cell/>
          <table:table-cell office:value-type="float" office:value="1106407" calcext:value-type="float">
            <text:p>1106407</text:p>
          </table:table-cell>
          <table:table-cell/>
          <table:table-cell office:value-type="float" office:value="1180454" calcext:value-type="float">
            <text:p>1180454</text:p>
          </table:table-cell>
          <table:table-cell/>
          <table:table-cell office:value-type="float" office:value="1175768" calcext:value-type="float">
            <text:p>1175768</text:p>
          </table:table-cell>
          <table:table-cell/>
          <table:table-cell office:value-type="float" office:value="1225591" calcext:value-type="float">
            <text:p>1225591</text:p>
          </table:table-cell>
          <table:table-cell/>
          <table:table-cell office:value-type="float" office:value="1392253" calcext:value-type="float">
            <text:p>1392253</text:p>
          </table:table-cell>
          <table:table-cell/>
          <table:table-cell office:value-type="float" office:value="1937372" calcext:value-type="float">
            <text:p>1937372</text:p>
          </table:table-cell>
          <table:table-cell/>
          <table:table-cell office:value-type="float" office:value="1224194" calcext:value-type="float">
            <text:p>122419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845224" calcext:value-type="float">
            <text:p>845224</text:p>
          </table:table-cell>
          <table:table-cell/>
          <table:table-cell office:value-type="float" office:value="960853" calcext:value-type="float">
            <text:p>960853</text:p>
          </table:table-cell>
          <table:table-cell/>
          <table:table-cell office:value-type="float" office:value="1042227" calcext:value-type="float">
            <text:p>1042227</text:p>
          </table:table-cell>
          <table:table-cell/>
          <table:table-cell office:value-type="float" office:value="1190334" calcext:value-type="float">
            <text:p>1190334</text:p>
          </table:table-cell>
          <table:table-cell/>
          <table:table-cell office:value-type="float" office:value="1227062" calcext:value-type="float">
            <text:p>1227062</text:p>
          </table:table-cell>
          <table:table-cell/>
          <table:table-cell office:value-type="float" office:value="1155119" calcext:value-type="float">
            <text:p>1155119</text:p>
          </table:table-cell>
          <table:table-cell/>
          <table:table-cell office:value-type="float" office:value="1219831" calcext:value-type="float">
            <text:p>1219831</text:p>
          </table:table-cell>
          <table:table-cell/>
          <table:table-cell office:value-type="float" office:value="1252194" calcext:value-type="float">
            <text:p>1252194</text:p>
          </table:table-cell>
          <table:table-cell/>
          <table:table-cell office:value-type="float" office:value="1416335" calcext:value-type="float">
            <text:p>1416335</text:p>
          </table:table-cell>
          <table:table-cell/>
          <table:table-cell office:value-type="float" office:value="2025735" calcext:value-type="float">
            <text:p>2025735</text:p>
          </table:table-cell>
          <table:table-cell/>
          <table:table-cell office:value-type="float" office:value="1247195" calcext:value-type="float">
            <text:p>124719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339975" calcext:value-type="float">
            <text:p>2339975</text:p>
          </table:table-cell>
          <table:table-cell/>
          <table:table-cell office:value-type="float" office:value="2923534" calcext:value-type="float">
            <text:p>2923534</text:p>
          </table:table-cell>
          <table:table-cell/>
          <table:table-cell office:value-type="float" office:value="1125743" calcext:value-type="float">
            <text:p>1125743</text:p>
          </table:table-cell>
          <table:table-cell/>
          <table:table-cell office:value-type="float" office:value="4495696" calcext:value-type="float">
            <text:p>4495696</text:p>
          </table:table-cell>
          <table:table-cell/>
          <table:table-cell office:value-type="float" office:value="1247095" calcext:value-type="float">
            <text:p>1247095</text:p>
          </table:table-cell>
          <table:table-cell/>
          <table:table-cell office:value-type="float" office:value="1210241" calcext:value-type="float">
            <text:p>1210241</text:p>
          </table:table-cell>
          <table:table-cell/>
          <table:table-cell office:value-type="float" office:value="1195046" calcext:value-type="float">
            <text:p>1195046</text:p>
          </table:table-cell>
          <table:table-cell/>
          <table:table-cell office:value-type="float" office:value="1238375" calcext:value-type="float">
            <text:p>1238375</text:p>
          </table:table-cell>
          <table:table-cell/>
          <table:table-cell office:value-type="float" office:value="1323880" calcext:value-type="float">
            <text:p>1323880</text:p>
          </table:table-cell>
          <table:table-cell/>
          <table:table-cell office:value-type="float" office:value="1375445" calcext:value-type="float">
            <text:p>1375445</text:p>
          </table:table-cell>
          <table:table-cell/>
          <table:table-cell office:value-type="float" office:value="1787074" calcext:value-type="float">
            <text:p>1787074</text:p>
          </table:table-cell>
          <table:table-cell/>
          <table:table-cell office:value-type="float" office:value="1201733" calcext:value-type="float">
            <text:p>120173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306533" calcext:value-type="float">
            <text:p>1306533</text:p>
          </table:table-cell>
          <table:table-cell/>
          <table:table-cell office:value-type="float" office:value="4360980" calcext:value-type="float">
            <text:p>4360980</text:p>
          </table:table-cell>
          <table:table-cell/>
          <table:table-cell office:value-type="float" office:value="1281391" calcext:value-type="float">
            <text:p>1281391</text:p>
          </table:table-cell>
          <table:table-cell/>
          <table:table-cell office:value-type="float" office:value="5276451" calcext:value-type="float">
            <text:p>5276451</text:p>
          </table:table-cell>
          <table:table-cell/>
          <table:table-cell office:value-type="float" office:value="1419389" calcext:value-type="float">
            <text:p>1419389</text:p>
          </table:table-cell>
          <table:table-cell/>
          <table:table-cell office:value-type="float" office:value="1223227" calcext:value-type="float">
            <text:p>1223227</text:p>
          </table:table-cell>
          <table:table-cell/>
          <table:table-cell office:value-type="float" office:value="1218413" calcext:value-type="float">
            <text:p>1218413</text:p>
          </table:table-cell>
          <table:table-cell/>
          <table:table-cell office:value-type="float" office:value="1339226" calcext:value-type="float">
            <text:p>1339226</text:p>
          </table:table-cell>
          <table:table-cell/>
          <table:table-cell office:value-type="float" office:value="1334311" calcext:value-type="float">
            <text:p>1334311</text:p>
          </table:table-cell>
          <table:table-cell/>
          <table:table-cell office:value-type="float" office:value="1898023" calcext:value-type="float">
            <text:p>1898023</text:p>
          </table:table-cell>
          <table:table-cell/>
          <table:table-cell office:value-type="float" office:value="1495305" calcext:value-type="float">
            <text:p>1495305</text:p>
          </table:table-cell>
          <table:table-cell/>
          <table:table-cell office:value-type="float" office:value="1829601" calcext:value-type="float">
            <text:p>1829601</text:p>
          </table:table-cell>
          <table:table-cell/>
          <table:table-cell office:value-type="float" office:value="1401299" calcext:value-type="float">
            <text:p>14012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7827" calcext:value-type="float">
            <text:p>1677827</text:p>
          </table:table-cell>
          <table:table-cell/>
          <table:table-cell office:value-type="float" office:value="1235230" calcext:value-type="float">
            <text:p>1235230</text:p>
          </table:table-cell>
          <table:table-cell/>
          <table:table-cell office:value-type="float" office:value="1184626" calcext:value-type="float">
            <text:p>1184626</text:p>
          </table:table-cell>
          <table:table-cell/>
          <table:table-cell office:value-type="float" office:value="1189228" calcext:value-type="float">
            <text:p>1189228</text:p>
          </table:table-cell>
          <table:table-cell/>
          <table:table-cell office:value-type="float" office:value="1205987" calcext:value-type="float">
            <text:p>1205987</text:p>
          </table:table-cell>
          <table:table-cell/>
          <table:table-cell office:value-type="float" office:value="1165914" calcext:value-type="float">
            <text:p>1165914</text:p>
          </table:table-cell>
          <table:table-cell/>
          <table:table-cell office:value-type="float" office:value="1129541" calcext:value-type="float">
            <text:p>1129541</text:p>
          </table:table-cell>
          <table:table-cell/>
          <table:table-cell office:value-type="float" office:value="1121540" calcext:value-type="float">
            <text:p>1121540</text:p>
          </table:table-cell>
          <table:table-cell/>
          <table:table-cell office:value-type="float" office:value="1773730" calcext:value-type="float">
            <text:p>17737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51018" calcext:value-type="float">
            <text:p>3051018</text:p>
          </table:table-cell>
          <table:table-cell/>
          <table:table-cell office:value-type="float" office:value="1548112" calcext:value-type="float">
            <text:p>1548112</text:p>
          </table:table-cell>
          <table:table-cell/>
          <table:table-cell office:value-type="float" office:value="1474605" calcext:value-type="float">
            <text:p>1474605</text:p>
          </table:table-cell>
          <table:table-cell/>
          <table:table-cell office:value-type="float" office:value="1561266" calcext:value-type="float">
            <text:p>1561266</text:p>
          </table:table-cell>
          <table:table-cell/>
          <table:table-cell office:value-type="float" office:value="2443276" calcext:value-type="float">
            <text:p>2443276</text:p>
          </table:table-cell>
          <table:table-cell/>
          <table:table-cell office:value-type="float" office:value="1567516" calcext:value-type="float">
            <text:p>1567516</text:p>
          </table:table-cell>
          <table:table-cell/>
          <table:table-cell office:value-type="float" office:value="3456331" calcext:value-type="float">
            <text:p>3456331</text:p>
          </table:table-cell>
          <table:table-cell/>
          <table:table-cell office:value-type="float" office:value="1438490" calcext:value-type="float">
            <text:p>1438490</text:p>
          </table:table-cell>
          <table:table-cell/>
          <table:table-cell office:value-type="float" office:value="1623386" calcext:value-type="float">
            <text:p>16233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61879" calcext:value-type="float">
            <text:p>4561879</text:p>
          </table:table-cell>
          <table:table-cell/>
          <table:table-cell office:value-type="float" office:value="2154875" calcext:value-type="float">
            <text:p>2154875</text:p>
          </table:table-cell>
          <table:table-cell/>
          <table:table-cell office:value-type="float" office:value="2207643" calcext:value-type="float">
            <text:p>2207643</text:p>
          </table:table-cell>
          <table:table-cell/>
          <table:table-cell office:value-type="float" office:value="2105337" calcext:value-type="float">
            <text:p>2105337</text:p>
          </table:table-cell>
          <table:table-cell/>
          <table:table-cell office:value-type="float" office:value="2246314" calcext:value-type="float">
            <text:p>2246314</text:p>
          </table:table-cell>
          <table:table-cell/>
          <table:table-cell office:value-type="float" office:value="2194407" calcext:value-type="float">
            <text:p>2194407</text:p>
          </table:table-cell>
          <table:table-cell/>
          <table:table-cell office:value-type="float" office:value="1880028" calcext:value-type="float">
            <text:p>1880028</text:p>
          </table:table-cell>
          <table:table-cell/>
          <table:table-cell office:value-type="float" office:value="1935154" calcext:value-type="float">
            <text:p>1935154</text:p>
          </table:table-cell>
          <table:table-cell/>
          <table:table-cell office:value-type="float" office:value="2051750" calcext:value-type="float">
            <text:p>20517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29482" calcext:value-type="float">
            <text:p>3129482</text:p>
          </table:table-cell>
          <table:table-cell/>
          <table:table-cell office:value-type="float" office:value="4845546" calcext:value-type="float">
            <text:p>4845546</text:p>
          </table:table-cell>
          <table:table-cell/>
          <table:table-cell office:value-type="float" office:value="3002277" calcext:value-type="float">
            <text:p>3002277</text:p>
          </table:table-cell>
          <table:table-cell/>
          <table:table-cell office:value-type="float" office:value="3066620" calcext:value-type="float">
            <text:p>3066620</text:p>
          </table:table-cell>
          <table:table-cell/>
          <table:table-cell office:value-type="float" office:value="2972964" calcext:value-type="float">
            <text:p>2972964</text:p>
          </table:table-cell>
          <table:table-cell/>
          <table:table-cell office:value-type="float" office:value="2770550" calcext:value-type="float">
            <text:p>2770550</text:p>
          </table:table-cell>
          <table:table-cell/>
          <table:table-cell office:value-type="float" office:value="3013914" calcext:value-type="float">
            <text:p>3013914</text:p>
          </table:table-cell>
          <table:table-cell/>
          <table:table-cell office:value-type="float" office:value="2379752" calcext:value-type="float">
            <text:p>2379752</text:p>
          </table:table-cell>
          <table:table-cell/>
          <table:table-cell office:value-type="float" office:value="2353130" calcext:value-type="float">
            <text:p>23531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35672" calcext:value-type="float">
            <text:p>4135672</text:p>
          </table:table-cell>
          <table:table-cell/>
          <table:table-cell office:value-type="float" office:value="4923449" calcext:value-type="float">
            <text:p>4923449</text:p>
          </table:table-cell>
          <table:table-cell/>
          <table:table-cell office:value-type="float" office:value="4109841" calcext:value-type="float">
            <text:p>4109841</text:p>
          </table:table-cell>
          <table:table-cell/>
          <table:table-cell office:value-type="float" office:value="3894290" calcext:value-type="float">
            <text:p>3894290</text:p>
          </table:table-cell>
          <table:table-cell/>
          <table:table-cell office:value-type="float" office:value="3812725" calcext:value-type="float">
            <text:p>3812725</text:p>
          </table:table-cell>
          <table:table-cell/>
          <table:table-cell office:value-type="float" office:value="3376449" calcext:value-type="float">
            <text:p>3376449</text:p>
          </table:table-cell>
          <table:table-cell/>
          <table:table-cell office:value-type="float" office:value="2723815" calcext:value-type="float">
            <text:p>2723815</text:p>
          </table:table-cell>
          <table:table-cell/>
          <table:table-cell office:value-type="float" office:value="2658902" calcext:value-type="float">
            <text:p>2658902</text:p>
          </table:table-cell>
          <table:table-cell/>
          <table:table-cell office:value-type="float" office:value="2682920" calcext:value-type="float">
            <text:p>26829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55529" calcext:value-type="float">
            <text:p>4955529</text:p>
          </table:table-cell>
          <table:table-cell/>
          <table:table-cell office:value-type="float" office:value="5453921" calcext:value-type="float">
            <text:p>5453921</text:p>
          </table:table-cell>
          <table:table-cell/>
          <table:table-cell office:value-type="float" office:value="4582616" calcext:value-type="float">
            <text:p>4582616</text:p>
          </table:table-cell>
          <table:table-cell/>
          <table:table-cell office:value-type="float" office:value="4512294" calcext:value-type="float">
            <text:p>4512294</text:p>
          </table:table-cell>
          <table:table-cell/>
          <table:table-cell office:value-type="float" office:value="4515092" calcext:value-type="float">
            <text:p>4515092</text:p>
          </table:table-cell>
          <table:table-cell/>
          <table:table-cell office:value-type="float" office:value="4099589" calcext:value-type="float">
            <text:p>4099589</text:p>
          </table:table-cell>
          <table:table-cell/>
          <table:table-cell office:value-type="float" office:value="2856423" calcext:value-type="float">
            <text:p>2856423</text:p>
          </table:table-cell>
          <table:table-cell/>
          <table:table-cell office:value-type="float" office:value="2872739" calcext:value-type="float">
            <text:p>2872739</text:p>
          </table:table-cell>
          <table:table-cell/>
          <table:table-cell office:value-type="float" office:value="2887422" calcext:value-type="float">
            <text:p>28874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16057" calcext:value-type="float">
            <text:p>5416057</text:p>
          </table:table-cell>
          <table:table-cell/>
          <table:table-cell office:value-type="float" office:value="5024923" calcext:value-type="float">
            <text:p>5024923</text:p>
          </table:table-cell>
          <table:table-cell/>
          <table:table-cell office:value-type="float" office:value="4820916" calcext:value-type="float">
            <text:p>4820916</text:p>
          </table:table-cell>
          <table:table-cell/>
          <table:table-cell office:value-type="float" office:value="4975616" calcext:value-type="float">
            <text:p>4975616</text:p>
          </table:table-cell>
          <table:table-cell/>
          <table:table-cell office:value-type="float" office:value="4939414" calcext:value-type="float">
            <text:p>4939414</text:p>
          </table:table-cell>
          <table:table-cell/>
          <table:table-cell office:value-type="float" office:value="4061838" calcext:value-type="float">
            <text:p>4061838</text:p>
          </table:table-cell>
          <table:table-cell/>
          <table:table-cell office:value-type="float" office:value="2929486" calcext:value-type="float">
            <text:p>2929486</text:p>
          </table:table-cell>
          <table:table-cell/>
          <table:table-cell office:value-type="float" office:value="2888786" calcext:value-type="float">
            <text:p>2888786</text:p>
          </table:table-cell>
          <table:table-cell/>
          <table:table-cell office:value-type="float" office:value="2985910" calcext:value-type="float">
            <text:p>29859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0052" calcext:value-type="float">
            <text:p>600052</text:p>
          </table:table-cell>
          <table:table-cell/>
          <table:table-cell office:value-type="float" office:value="765801" calcext:value-type="float">
            <text:p>765801</text:p>
          </table:table-cell>
          <table:table-cell/>
          <table:table-cell office:value-type="float" office:value="673428" calcext:value-type="float">
            <text:p>673428</text:p>
          </table:table-cell>
          <table:table-cell/>
          <table:table-cell office:value-type="float" office:value="720374" calcext:value-type="float">
            <text:p>720374</text:p>
          </table:table-cell>
          <table:table-cell/>
          <table:table-cell office:value-type="float" office:value="594815" calcext:value-type="float">
            <text:p>594815</text:p>
          </table:table-cell>
          <table:table-cell/>
          <table:table-cell office:value-type="float" office:value="676967" calcext:value-type="float">
            <text:p>676967</text:p>
          </table:table-cell>
          <table:table-cell/>
          <table:table-cell office:value-type="float" office:value="560223" calcext:value-type="float">
            <text:p>560223</text:p>
          </table:table-cell>
          <table:table-cell/>
          <table:table-cell office:value-type="float" office:value="639661" calcext:value-type="float">
            <text:p>639661</text:p>
          </table:table-cell>
          <table:table-cell/>
          <table:table-cell office:value-type="float" office:value="599212" calcext:value-type="float">
            <text:p>59921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526887" calcext:value-type="float">
            <text:p>1526887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2561267" calcext:value-type="float">
            <text:p>256126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91557" calcext:value-type="float">
            <text:p>1391557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3895854" calcext:value-type="float">
            <text:p>3895854</text:p>
          </table:table-cell>
          <table:table-cell/>
          <table:table-cell office:value-type="float" office:value="3468030" calcext:value-type="float">
            <text:p>346803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02167" calcext:value-type="float">
            <text:p>1802167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4054829" calcext:value-type="float">
            <text:p>4054829</text:p>
          </table:table-cell>
          <table:table-cell/>
          <table:table-cell office:value-type="float" office:value="2463808" calcext:value-type="float">
            <text:p>2463808</text:p>
          </table:table-cell>
          <table:table-cell/>
          <table:table-cell office:value-type="float" office:value="3410808" calcext:value-type="float">
            <text:p>341080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523247" calcext:value-type="float">
            <text:p>1523247</text:p>
          </table:table-cell>
          <table:table-cell/>
          <table:table-cell office:value-type="float" office:value="2001745" calcext:value-type="float">
            <text:p>2001745</text:p>
          </table:table-cell>
          <table:table-cell/>
          <table:table-cell office:value-type="float" office:value="2327124" calcext:value-type="float">
            <text:p>2327124</text:p>
          </table:table-cell>
          <table:table-cell/>
          <table:table-cell office:value-type="float" office:value="2497638" calcext:value-type="float">
            <text:p>2497638</text:p>
          </table:table-cell>
          <table:table-cell/>
          <table:table-cell office:value-type="float" office:value="3934520" calcext:value-type="float">
            <text:p>3934520</text:p>
          </table:table-cell>
          <table:table-cell/>
          <table:table-cell office:value-type="float" office:value="2228129" calcext:value-type="float">
            <text:p>2228129</text:p>
          </table:table-cell>
          <table:table-cell/>
          <table:table-cell office:value-type="float" office:value="3653390" calcext:value-type="float">
            <text:p>3653390</text:p>
          </table:table-cell>
          <table:table-cell/>
          <table:table-cell office:value-type="float" office:value="2350044" calcext:value-type="float">
            <text:p>235004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72419" calcext:value-type="float">
            <text:p>1872419</text:p>
          </table:table-cell>
          <table:table-cell/>
          <table:table-cell office:value-type="float" office:value="2758833" calcext:value-type="float">
            <text:p>2758833</text:p>
          </table:table-cell>
          <table:table-cell/>
          <table:table-cell office:value-type="float" office:value="3390391" calcext:value-type="float">
            <text:p>3390391</text:p>
          </table:table-cell>
          <table:table-cell/>
          <table:table-cell office:value-type="float" office:value="3966517" calcext:value-type="float">
            <text:p>3966517</text:p>
          </table:table-cell>
          <table:table-cell/>
          <table:table-cell office:value-type="float" office:value="3923040" calcext:value-type="float">
            <text:p>3923040</text:p>
          </table:table-cell>
          <table:table-cell/>
          <table:table-cell office:value-type="float" office:value="4114719" calcext:value-type="float">
            <text:p>4114719</text:p>
          </table:table-cell>
          <table:table-cell/>
          <table:table-cell office:value-type="float" office:value="3955557" calcext:value-type="float">
            <text:p>3955557</text:p>
          </table:table-cell>
          <table:table-cell/>
          <table:table-cell office:value-type="float" office:value="2286009" calcext:value-type="float">
            <text:p>2286009</text:p>
          </table:table-cell>
          <table:table-cell/>
          <table:table-cell office:value-type="float" office:value="2073055" calcext:value-type="float">
            <text:p>207305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99669" calcext:value-type="float">
            <text:p>1899669</text:p>
          </table:table-cell>
          <table:table-cell/>
          <table:table-cell office:value-type="float" office:value="2753355" calcext:value-type="float">
            <text:p>2753355</text:p>
          </table:table-cell>
          <table:table-cell/>
          <table:table-cell office:value-type="float" office:value="3002627" calcext:value-type="float">
            <text:p>3002627</text:p>
          </table:table-cell>
          <table:table-cell/>
          <table:table-cell office:value-type="float" office:value="3407614" calcext:value-type="float">
            <text:p>3407614</text:p>
          </table:table-cell>
          <table:table-cell/>
          <table:table-cell office:value-type="float" office:value="3538147" calcext:value-type="float">
            <text:p>3538147</text:p>
          </table:table-cell>
          <table:table-cell/>
          <table:table-cell office:value-type="float" office:value="3580921" calcext:value-type="float">
            <text:p>3580921</text:p>
          </table:table-cell>
          <table:table-cell/>
          <table:table-cell office:value-type="float" office:value="3506373" calcext:value-type="float">
            <text:p>3506373</text:p>
          </table:table-cell>
          <table:table-cell/>
          <table:table-cell office:value-type="float" office:value="3384788" calcext:value-type="float">
            <text:p>3384788</text:p>
          </table:table-cell>
          <table:table-cell/>
          <table:table-cell office:value-type="float" office:value="3250308" calcext:value-type="float">
            <text:p>3250308</text:p>
          </table:table-cell>
          <table:table-cell/>
          <table:table-cell office:value-type="float" office:value="3476572" calcext:value-type="float">
            <text:p>347657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667008" calcext:value-type="float">
            <text:p>1667008</text:p>
          </table:table-cell>
          <table:table-cell/>
          <table:table-cell office:value-type="float" office:value="1818782" calcext:value-type="float">
            <text:p>1818782</text:p>
          </table:table-cell>
          <table:table-cell/>
          <table:table-cell office:value-type="float" office:value="2942360" calcext:value-type="float">
            <text:p>2942360</text:p>
          </table:table-cell>
          <table:table-cell/>
          <table:table-cell office:value-type="float" office:value="2324492" calcext:value-type="float">
            <text:p>2324492</text:p>
          </table:table-cell>
          <table:table-cell/>
          <table:table-cell office:value-type="float" office:value="2400829" calcext:value-type="float">
            <text:p>2400829</text:p>
          </table:table-cell>
          <table:table-cell/>
          <table:table-cell office:value-type="float" office:value="2439696" calcext:value-type="float">
            <text:p>2439696</text:p>
          </table:table-cell>
          <table:table-cell/>
          <table:table-cell office:value-type="float" office:value="2353791" calcext:value-type="float">
            <text:p>2353791</text:p>
          </table:table-cell>
          <table:table-cell/>
          <table:table-cell office:value-type="float" office:value="2332698" calcext:value-type="float">
            <text:p>2332698</text:p>
          </table:table-cell>
          <table:table-cell/>
          <table:table-cell office:value-type="float" office:value="2362206" calcext:value-type="float">
            <text:p>2362206</text:p>
          </table:table-cell>
          <table:table-cell/>
          <table:table-cell office:value-type="float" office:value="2963678" calcext:value-type="float">
            <text:p>2963678</text:p>
          </table:table-cell>
          <table:table-cell/>
          <table:table-cell office:value-type="float" office:value="2775061" calcext:value-type="float">
            <text:p>277506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540463" calcext:value-type="float">
            <text:p>1540463</text:p>
          </table:table-cell>
          <table:table-cell/>
          <table:table-cell office:value-type="float" office:value="2222520" calcext:value-type="float">
            <text:p>2222520</text:p>
          </table:table-cell>
          <table:table-cell/>
          <table:table-cell office:value-type="float" office:value="2168928" calcext:value-type="float">
            <text:p>2168928</text:p>
          </table:table-cell>
          <table:table-cell/>
          <table:table-cell office:value-type="float" office:value="3075025" calcext:value-type="float">
            <text:p>3075025</text:p>
          </table:table-cell>
          <table:table-cell/>
          <table:table-cell office:value-type="float" office:value="3085518" calcext:value-type="float">
            <text:p>3085518</text:p>
          </table:table-cell>
          <table:table-cell/>
          <table:table-cell office:value-type="float" office:value="3119413" calcext:value-type="float">
            <text:p>3119413</text:p>
          </table:table-cell>
          <table:table-cell/>
          <table:table-cell office:value-type="float" office:value="3055609" calcext:value-type="float">
            <text:p>3055609</text:p>
          </table:table-cell>
          <table:table-cell/>
          <table:table-cell office:value-type="float" office:value="2992016" calcext:value-type="float">
            <text:p>2992016</text:p>
          </table:table-cell>
          <table:table-cell/>
          <table:table-cell office:value-type="float" office:value="2840397" calcext:value-type="float">
            <text:p>2840397</text:p>
          </table:table-cell>
          <table:table-cell/>
          <table:table-cell office:value-type="float" office:value="2369668" calcext:value-type="float">
            <text:p>2369668</text:p>
          </table:table-cell>
          <table:table-cell/>
          <table:table-cell office:value-type="float" office:value="2400126" calcext:value-type="float">
            <text:p>2400126</text:p>
          </table:table-cell>
          <table:table-cell/>
          <table:table-cell office:value-type="float" office:value="2229153" calcext:value-type="float">
            <text:p>222915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100754" calcext:value-type="float">
            <text:p>2100754</text:p>
          </table:table-cell>
          <table:table-cell/>
          <table:table-cell office:value-type="float" office:value="7634813" calcext:value-type="float">
            <text:p>7634813</text:p>
          </table:table-cell>
          <table:table-cell/>
          <table:table-cell office:value-type="float" office:value="2459994" calcext:value-type="float">
            <text:p>2459994</text:p>
          </table:table-cell>
          <table:table-cell/>
          <table:table-cell office:value-type="float" office:value="10981401" calcext:value-type="float">
            <text:p>10981401</text:p>
          </table:table-cell>
          <table:table-cell/>
          <table:table-cell office:value-type="float" office:value="2565135" calcext:value-type="float">
            <text:p>2565135</text:p>
          </table:table-cell>
          <table:table-cell/>
          <table:table-cell office:value-type="float" office:value="2687629" calcext:value-type="float">
            <text:p>2687629</text:p>
          </table:table-cell>
          <table:table-cell/>
          <table:table-cell office:value-type="float" office:value="7161407" calcext:value-type="float">
            <text:p>7161407</text:p>
          </table:table-cell>
          <table:table-cell/>
          <table:table-cell office:value-type="float" office:value="7242926" calcext:value-type="float">
            <text:p>7242926</text:p>
          </table:table-cell>
          <table:table-cell/>
          <table:table-cell office:value-type="float" office:value="2431273" calcext:value-type="float">
            <text:p>2431273</text:p>
          </table:table-cell>
          <table:table-cell/>
          <table:table-cell office:value-type="float" office:value="4999668" calcext:value-type="float">
            <text:p>4999668</text:p>
          </table:table-cell>
          <table:table-cell/>
          <table:table-cell office:value-type="float" office:value="2471940" calcext:value-type="float">
            <text:p>2471940</text:p>
          </table:table-cell>
          <table:table-cell/>
          <table:table-cell office:value-type="float" office:value="5760801" calcext:value-type="float">
            <text:p>5760801</text:p>
          </table:table-cell>
          <table:table-cell/>
          <table:table-cell office:value-type="float" office:value="2172686" calcext:value-type="float">
            <text:p>21726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97807" calcext:value-type="float">
            <text:p>2797807</text:p>
          </table:table-cell>
          <table:table-cell/>
          <table:table-cell office:value-type="float" office:value="2473400" calcext:value-type="float">
            <text:p>2473400</text:p>
          </table:table-cell>
          <table:table-cell/>
          <table:table-cell office:value-type="float" office:value="2485252" calcext:value-type="float">
            <text:p>2485252</text:p>
          </table:table-cell>
          <table:table-cell/>
          <table:table-cell office:value-type="float" office:value="5336853" calcext:value-type="float">
            <text:p>5336853</text:p>
          </table:table-cell>
          <table:table-cell/>
          <table:table-cell office:value-type="float" office:value="2178016" calcext:value-type="float">
            <text:p>2178016</text:p>
          </table:table-cell>
          <table:table-cell/>
          <table:table-cell office:value-type="float" office:value="2478306" calcext:value-type="float">
            <text:p>2478306</text:p>
          </table:table-cell>
          <table:table-cell/>
          <table:table-cell office:value-type="float" office:value="2396711" calcext:value-type="float">
            <text:p>2396711</text:p>
          </table:table-cell>
          <table:table-cell/>
          <table:table-cell office:value-type="float" office:value="1882369" calcext:value-type="float">
            <text:p>1882369</text:p>
          </table:table-cell>
          <table:table-cell/>
          <table:table-cell office:value-type="float" office:value="1811892" calcext:value-type="float">
            <text:p>18118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37969" calcext:value-type="float">
            <text:p>2737969</text:p>
          </table:table-cell>
          <table:table-cell/>
          <table:table-cell office:value-type="float" office:value="2654240" calcext:value-type="float">
            <text:p>2654240</text:p>
          </table:table-cell>
          <table:table-cell/>
          <table:table-cell office:value-type="float" office:value="2101114" calcext:value-type="float">
            <text:p>2101114</text:p>
          </table:table-cell>
          <table:table-cell/>
          <table:table-cell office:value-type="float" office:value="2559389" calcext:value-type="float">
            <text:p>2559389</text:p>
          </table:table-cell>
          <table:table-cell/>
          <table:table-cell office:value-type="float" office:value="8069974" calcext:value-type="float">
            <text:p>8069974</text:p>
          </table:table-cell>
          <table:table-cell/>
          <table:table-cell office:value-type="float" office:value="2613310" calcext:value-type="float">
            <text:p>2613310</text:p>
          </table:table-cell>
          <table:table-cell/>
          <table:table-cell office:value-type="float" office:value="6947535" calcext:value-type="float">
            <text:p>6947535</text:p>
          </table:table-cell>
          <table:table-cell/>
          <table:table-cell office:value-type="float" office:value="2200452" calcext:value-type="float">
            <text:p>2200452</text:p>
          </table:table-cell>
          <table:table-cell/>
          <table:table-cell office:value-type="float" office:value="2156788" calcext:value-type="float">
            <text:p>215678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63618" calcext:value-type="float">
            <text:p>7763618</text:p>
          </table:table-cell>
          <table:table-cell/>
          <table:table-cell office:value-type="float" office:value="3105968" calcext:value-type="float">
            <text:p>3105968</text:p>
          </table:table-cell>
          <table:table-cell/>
          <table:table-cell office:value-type="float" office:value="3083754" calcext:value-type="float">
            <text:p>3083754</text:p>
          </table:table-cell>
          <table:table-cell/>
          <table:table-cell office:value-type="float" office:value="2890290" calcext:value-type="float">
            <text:p>2890290</text:p>
          </table:table-cell>
          <table:table-cell/>
          <table:table-cell office:value-type="float" office:value="2936591" calcext:value-type="float">
            <text:p>2936591</text:p>
          </table:table-cell>
          <table:table-cell/>
          <table:table-cell office:value-type="float" office:value="3390021" calcext:value-type="float">
            <text:p>3390021</text:p>
          </table:table-cell>
          <table:table-cell/>
          <table:table-cell office:value-type="float" office:value="3165450" calcext:value-type="float">
            <text:p>3165450</text:p>
          </table:table-cell>
          <table:table-cell/>
          <table:table-cell office:value-type="float" office:value="2967838" calcext:value-type="float">
            <text:p>2967838</text:p>
          </table:table-cell>
          <table:table-cell/>
          <table:table-cell office:value-type="float" office:value="2953869" calcext:value-type="float">
            <text:p>29538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71986" calcext:value-type="float">
            <text:p>4571986</text:p>
          </table:table-cell>
          <table:table-cell/>
          <table:table-cell office:value-type="float" office:value="8188395" calcext:value-type="float">
            <text:p>8188395</text:p>
          </table:table-cell>
          <table:table-cell/>
          <table:table-cell office:value-type="float" office:value="7961602" calcext:value-type="float">
            <text:p>7961602</text:p>
          </table:table-cell>
          <table:table-cell/>
          <table:table-cell office:value-type="float" office:value="6752645" calcext:value-type="float">
            <text:p>6752645</text:p>
          </table:table-cell>
          <table:table-cell/>
          <table:table-cell office:value-type="float" office:value="4252972" calcext:value-type="float">
            <text:p>4252972</text:p>
          </table:table-cell>
          <table:table-cell/>
          <table:table-cell office:value-type="float" office:value="4368414" calcext:value-type="float">
            <text:p>4368414</text:p>
          </table:table-cell>
          <table:table-cell/>
          <table:table-cell office:value-type="float" office:value="4464989" calcext:value-type="float">
            <text:p>4464989</text:p>
          </table:table-cell>
          <table:table-cell/>
          <table:table-cell office:value-type="float" office:value="4050112" calcext:value-type="float">
            <text:p>4050112</text:p>
          </table:table-cell>
          <table:table-cell/>
          <table:table-cell office:value-type="float" office:value="4021110" calcext:value-type="float">
            <text:p>40211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63142" calcext:value-type="float">
            <text:p>5863142</text:p>
          </table:table-cell>
          <table:table-cell/>
          <table:table-cell office:value-type="float" office:value="5667793" calcext:value-type="float">
            <text:p>5667793</text:p>
          </table:table-cell>
          <table:table-cell/>
          <table:table-cell office:value-type="float" office:value="5503752" calcext:value-type="float">
            <text:p>5503752</text:p>
          </table:table-cell>
          <table:table-cell/>
          <table:table-cell office:value-type="float" office:value="5712122" calcext:value-type="float">
            <text:p>5712122</text:p>
          </table:table-cell>
          <table:table-cell/>
          <table:table-cell office:value-type="float" office:value="5667486" calcext:value-type="float">
            <text:p>5667486</text:p>
          </table:table-cell>
          <table:table-cell/>
          <table:table-cell office:value-type="float" office:value="5676454" calcext:value-type="float">
            <text:p>5676454</text:p>
          </table:table-cell>
          <table:table-cell/>
          <table:table-cell office:value-type="float" office:value="8379759" calcext:value-type="float">
            <text:p>8379759</text:p>
          </table:table-cell>
          <table:table-cell/>
          <table:table-cell office:value-type="float" office:value="5482292" calcext:value-type="float">
            <text:p>5482292</text:p>
          </table:table-cell>
          <table:table-cell/>
          <table:table-cell office:value-type="float" office:value="5071948" calcext:value-type="float">
            <text:p>50719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10653" calcext:value-type="float">
            <text:p>6810653</text:p>
          </table:table-cell>
          <table:table-cell/>
          <table:table-cell office:value-type="float" office:value="6917595" calcext:value-type="float">
            <text:p>6917595</text:p>
          </table:table-cell>
          <table:table-cell/>
          <table:table-cell office:value-type="float" office:value="7952552" calcext:value-type="float">
            <text:p>7952552</text:p>
          </table:table-cell>
          <table:table-cell/>
          <table:table-cell office:value-type="float" office:value="8199867" calcext:value-type="float">
            <text:p>8199867</text:p>
          </table:table-cell>
          <table:table-cell/>
          <table:table-cell office:value-type="float" office:value="8160885" calcext:value-type="float">
            <text:p>8160885</text:p>
          </table:table-cell>
          <table:table-cell/>
          <table:table-cell office:value-type="float" office:value="6533795" calcext:value-type="float">
            <text:p>6533795</text:p>
          </table:table-cell>
          <table:table-cell/>
          <table:table-cell office:value-type="float" office:value="7655515" calcext:value-type="float">
            <text:p>7655515</text:p>
          </table:table-cell>
          <table:table-cell/>
          <table:table-cell office:value-type="float" office:value="6004357" calcext:value-type="float">
            <text:p>6004357</text:p>
          </table:table-cell>
          <table:table-cell/>
          <table:table-cell office:value-type="float" office:value="5633199" calcext:value-type="float">
            <text:p>56331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38149" calcext:value-type="float">
            <text:p>8138149</text:p>
          </table:table-cell>
          <table:table-cell/>
          <table:table-cell office:value-type="float" office:value="8262463" calcext:value-type="float">
            <text:p>8262463</text:p>
          </table:table-cell>
          <table:table-cell/>
          <table:table-cell office:value-type="float" office:value="7154658" calcext:value-type="float">
            <text:p>7154658</text:p>
          </table:table-cell>
          <table:table-cell/>
          <table:table-cell office:value-type="float" office:value="7414623" calcext:value-type="float">
            <text:p>7414623</text:p>
          </table:table-cell>
          <table:table-cell/>
          <table:table-cell office:value-type="float" office:value="8024674" calcext:value-type="float">
            <text:p>8024674</text:p>
          </table:table-cell>
          <table:table-cell/>
          <table:table-cell office:value-type="float" office:value="7893256" calcext:value-type="float">
            <text:p>7893256</text:p>
          </table:table-cell>
          <table:table-cell/>
          <table:table-cell office:value-type="float" office:value="7122337" calcext:value-type="float">
            <text:p>7122337</text:p>
          </table:table-cell>
          <table:table-cell/>
          <table:table-cell office:value-type="float" office:value="6631269" calcext:value-type="float">
            <text:p>6631269</text:p>
          </table:table-cell>
          <table:table-cell/>
          <table:table-cell office:value-type="float" office:value="5982325" calcext:value-type="float">
            <text:p>59823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22032" calcext:value-type="float">
            <text:p>7922032</text:p>
          </table:table-cell>
          <table:table-cell/>
          <table:table-cell office:value-type="float" office:value="7956989" calcext:value-type="float">
            <text:p>7956989</text:p>
          </table:table-cell>
          <table:table-cell/>
          <table:table-cell office:value-type="float" office:value="7680497" calcext:value-type="float">
            <text:p>7680497</text:p>
          </table:table-cell>
          <table:table-cell/>
          <table:table-cell office:value-type="float" office:value="8094208" calcext:value-type="float">
            <text:p>8094208</text:p>
          </table:table-cell>
          <table:table-cell/>
          <table:table-cell office:value-type="float" office:value="7780067" calcext:value-type="float">
            <text:p>7780067</text:p>
          </table:table-cell>
          <table:table-cell/>
          <table:table-cell office:value-type="float" office:value="7912290" calcext:value-type="float">
            <text:p>7912290</text:p>
          </table:table-cell>
          <table:table-cell/>
          <table:table-cell office:value-type="float" office:value="7590868" calcext:value-type="float">
            <text:p>7590868</text:p>
          </table:table-cell>
          <table:table-cell/>
          <table:table-cell office:value-type="float" office:value="6842748" calcext:value-type="float">
            <text:p>6842748</text:p>
          </table:table-cell>
          <table:table-cell/>
          <table:table-cell office:value-type="float" office:value="6205473" calcext:value-type="float">
            <text:p>620547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460430" calcext:value-type="float">
            <text:p>1460430</text:p>
          </table:table-cell>
          <table:table-cell/>
          <table:table-cell office:value-type="float" office:value="1879725" calcext:value-type="float">
            <text:p>1879725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1879725" calcext:value-type="float">
            <text:p>1879725</text:p>
          </table:table-cell>
          <table:table-cell/>
          <table:table-cell office:value-type="float" office:value="2467108" calcext:value-type="float">
            <text:p>246710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217930" calcext:value-type="float">
            <text:p>1217930</text:p>
          </table:table-cell>
          <table:table-cell/>
          <table:table-cell office:value-type="float" office:value="1755594" calcext:value-type="float">
            <text:p>1755594</text:p>
          </table:table-cell>
          <table:table-cell/>
          <table:table-cell office:value-type="float" office:value="2464907" calcext:value-type="float">
            <text:p>2464907</text:p>
          </table:table-cell>
          <table:table-cell/>
          <table:table-cell office:value-type="float" office:value="2660335" calcext:value-type="float">
            <text:p>2660335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2558895" calcext:value-type="float">
            <text:p>255889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549845" calcext:value-type="float">
            <text:p>1549845</text:p>
          </table:table-cell>
          <table:table-cell/>
          <table:table-cell office:value-type="float" office:value="2061693" calcext:value-type="float">
            <text:p>2061693</text:p>
          </table:table-cell>
          <table:table-cell/>
          <table:table-cell office:value-type="float" office:value="2210228" calcext:value-type="float">
            <text:p>2210228</text:p>
          </table:table-cell>
          <table:table-cell/>
          <table:table-cell office:value-type="float" office:value="2935279" calcext:value-type="float">
            <text:p>2935279</text:p>
          </table:table-cell>
          <table:table-cell/>
          <table:table-cell office:value-type="float" office:value="2911402" calcext:value-type="float">
            <text:p>2911402</text:p>
          </table:table-cell>
          <table:table-cell/>
          <table:table-cell office:value-type="float" office:value="2880164" calcext:value-type="float">
            <text:p>2880164</text:p>
          </table:table-cell>
          <table:table-cell/>
          <table:table-cell office:value-type="float" office:value="2754556" calcext:value-type="float">
            <text:p>275455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570020" calcext:value-type="float">
            <text:p>1570020</text:p>
          </table:table-cell>
          <table:table-cell/>
          <table:table-cell office:value-type="float" office:value="2073249" calcext:value-type="float">
            <text:p>2073249</text:p>
          </table:table-cell>
          <table:table-cell/>
          <table:table-cell office:value-type="float" office:value="2509312" calcext:value-type="float">
            <text:p>2509312</text:p>
          </table:table-cell>
          <table:table-cell/>
          <table:table-cell office:value-type="float" office:value="2768068" calcext:value-type="float">
            <text:p>2768068</text:p>
          </table:table-cell>
          <table:table-cell/>
          <table:table-cell office:value-type="float" office:value="3051245" calcext:value-type="float">
            <text:p>3051245</text:p>
          </table:table-cell>
          <table:table-cell/>
          <table:table-cell office:value-type="float" office:value="2317080" calcext:value-type="float">
            <text:p>2317080</text:p>
          </table:table-cell>
          <table:table-cell/>
          <table:table-cell office:value-type="float" office:value="2910635" calcext:value-type="float">
            <text:p>2910635</text:p>
          </table:table-cell>
          <table:table-cell/>
          <table:table-cell office:value-type="float" office:value="1829505" calcext:value-type="float">
            <text:p>182950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625769" calcext:value-type="float">
            <text:p>1625769</text:p>
          </table:table-cell>
          <table:table-cell/>
          <table:table-cell office:value-type="float" office:value="2270300" calcext:value-type="float">
            <text:p>2270300</text:p>
          </table:table-cell>
          <table:table-cell/>
          <table:table-cell office:value-type="float" office:value="2744728" calcext:value-type="float">
            <text:p>2744728</text:p>
          </table:table-cell>
          <table:table-cell/>
          <table:table-cell office:value-type="float" office:value="3142339" calcext:value-type="float">
            <text:p>3142339</text:p>
          </table:table-cell>
          <table:table-cell/>
          <table:table-cell office:value-type="float" office:value="3291652" calcext:value-type="float">
            <text:p>3291652</text:p>
          </table:table-cell>
          <table:table-cell/>
          <table:table-cell office:value-type="float" office:value="3130886" calcext:value-type="float">
            <text:p>3130886</text:p>
          </table:table-cell>
          <table:table-cell/>
          <table:table-cell office:value-type="float" office:value="3066069" calcext:value-type="float">
            <text:p>3066069</text:p>
          </table:table-cell>
          <table:table-cell/>
          <table:table-cell office:value-type="float" office:value="2414523" calcext:value-type="float">
            <text:p>2414523</text:p>
          </table:table-cell>
          <table:table-cell/>
          <table:table-cell office:value-type="float" office:value="1869160" calcext:value-type="float">
            <text:p>186916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654199" calcext:value-type="float">
            <text:p>1654199</text:p>
          </table:table-cell>
          <table:table-cell/>
          <table:table-cell office:value-type="float" office:value="2133188" calcext:value-type="float">
            <text:p>2133188</text:p>
          </table:table-cell>
          <table:table-cell/>
          <table:table-cell office:value-type="float" office:value="2437686" calcext:value-type="float">
            <text:p>2437686</text:p>
          </table:table-cell>
          <table:table-cell/>
          <table:table-cell office:value-type="float" office:value="2694623" calcext:value-type="float">
            <text:p>2694623</text:p>
          </table:table-cell>
          <table:table-cell/>
          <table:table-cell office:value-type="float" office:value="2848305" calcext:value-type="float">
            <text:p>2848305</text:p>
          </table:table-cell>
          <table:table-cell/>
          <table:table-cell office:value-type="float" office:value="2723672" calcext:value-type="float">
            <text:p>2723672</text:p>
          </table:table-cell>
          <table:table-cell/>
          <table:table-cell office:value-type="float" office:value="2745435" calcext:value-type="float">
            <text:p>2745435</text:p>
          </table:table-cell>
          <table:table-cell/>
          <table:table-cell office:value-type="float" office:value="2753355" calcext:value-type="float">
            <text:p>2753355</text:p>
          </table:table-cell>
          <table:table-cell/>
          <table:table-cell office:value-type="float" office:value="2676988" calcext:value-type="float">
            <text:p>2676988</text:p>
          </table:table-cell>
          <table:table-cell/>
          <table:table-cell office:value-type="float" office:value="2738433" calcext:value-type="float">
            <text:p>273843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462887" calcext:value-type="float">
            <text:p>1462887</text:p>
          </table:table-cell>
          <table:table-cell/>
          <table:table-cell office:value-type="float" office:value="1970212" calcext:value-type="float">
            <text:p>1970212</text:p>
          </table:table-cell>
          <table:table-cell/>
          <table:table-cell office:value-type="float" office:value="2339368" calcext:value-type="float">
            <text:p>2339368</text:p>
          </table:table-cell>
          <table:table-cell/>
          <table:table-cell office:value-type="float" office:value="1974060" calcext:value-type="float">
            <text:p>1974060</text:p>
          </table:table-cell>
          <table:table-cell/>
          <table:table-cell office:value-type="float" office:value="2004931" calcext:value-type="float">
            <text:p>2004931</text:p>
          </table:table-cell>
          <table:table-cell/>
          <table:table-cell office:value-type="float" office:value="2384170" calcext:value-type="float">
            <text:p>2384170</text:p>
          </table:table-cell>
          <table:table-cell/>
          <table:table-cell office:value-type="float" office:value="1974060" calcext:value-type="float">
            <text:p>1974060</text:p>
          </table:table-cell>
          <table:table-cell/>
          <table:table-cell office:value-type="float" office:value="1967279" calcext:value-type="float">
            <text:p>1967279</text:p>
          </table:table-cell>
          <table:table-cell/>
          <table:table-cell office:value-type="float" office:value="1970212" calcext:value-type="float">
            <text:p>1970212</text:p>
          </table:table-cell>
          <table:table-cell/>
          <table:table-cell office:value-type="float" office:value="2568066" calcext:value-type="float">
            <text:p>2568066</text:p>
          </table:table-cell>
          <table:table-cell/>
          <table:table-cell office:value-type="float" office:value="2360908" calcext:value-type="float">
            <text:p>236090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326845" calcext:value-type="float">
            <text:p>1326845</text:p>
          </table:table-cell>
          <table:table-cell/>
          <table:table-cell office:value-type="float" office:value="1812814" calcext:value-type="float">
            <text:p>1812814</text:p>
          </table:table-cell>
          <table:table-cell/>
          <table:table-cell office:value-type="float" office:value="2084454" calcext:value-type="float">
            <text:p>2084454</text:p>
          </table:table-cell>
          <table:table-cell/>
          <table:table-cell office:value-type="float" office:value="2373925" calcext:value-type="float">
            <text:p>2373925</text:p>
          </table:table-cell>
          <table:table-cell/>
          <table:table-cell office:value-type="float" office:value="2411581" calcext:value-type="float">
            <text:p>2411581</text:p>
          </table:table-cell>
          <table:table-cell/>
          <table:table-cell office:value-type="float" office:value="2427254" calcext:value-type="float">
            <text:p>2427254</text:p>
          </table:table-cell>
          <table:table-cell/>
          <table:table-cell office:value-type="float" office:value="2394606" calcext:value-type="float">
            <text:p>2394606</text:p>
          </table:table-cell>
          <table:table-cell/>
          <table:table-cell office:value-type="float" office:value="2362824" calcext:value-type="float">
            <text:p>2362824</text:p>
          </table:table-cell>
          <table:table-cell/>
          <table:table-cell office:value-type="float" office:value="2285650" calcext:value-type="float">
            <text:p>2285650</text:p>
          </table:table-cell>
          <table:table-cell/>
          <table:table-cell office:value-type="float" office:value="1974492" calcext:value-type="float">
            <text:p>1974492</text:p>
          </table:table-cell>
          <table:table-cell/>
          <table:table-cell office:value-type="float" office:value="2175795" calcext:value-type="float">
            <text:p>2175795</text:p>
          </table:table-cell>
          <table:table-cell/>
          <table:table-cell office:value-type="float" office:value="2182844" calcext:value-type="float">
            <text:p>218284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904018" calcext:value-type="float">
            <text:p>1904018</text:p>
          </table:table-cell>
          <table:table-cell/>
          <table:table-cell office:value-type="float" office:value="5841105" calcext:value-type="float">
            <text:p>5841105</text:p>
          </table:table-cell>
          <table:table-cell/>
          <table:table-cell office:value-type="float" office:value="2356408" calcext:value-type="float">
            <text:p>2356408</text:p>
          </table:table-cell>
          <table:table-cell/>
          <table:table-cell office:value-type="float" office:value="8283641" calcext:value-type="float">
            <text:p>8283641</text:p>
          </table:table-cell>
          <table:table-cell/>
          <table:table-cell office:value-type="float" office:value="2480148" calcext:value-type="float">
            <text:p>2480148</text:p>
          </table:table-cell>
          <table:table-cell/>
          <table:table-cell office:value-type="float" office:value="2216199" calcext:value-type="float">
            <text:p>2216199</text:p>
          </table:table-cell>
          <table:table-cell/>
          <table:table-cell office:value-type="float" office:value="5816386" calcext:value-type="float">
            <text:p>5816386</text:p>
          </table:table-cell>
          <table:table-cell/>
          <table:table-cell office:value-type="float" office:value="5878581" calcext:value-type="float">
            <text:p>5878581</text:p>
          </table:table-cell>
          <table:table-cell/>
          <table:table-cell office:value-type="float" office:value="2654203" calcext:value-type="float">
            <text:p>2654203</text:p>
          </table:table-cell>
          <table:table-cell/>
          <table:table-cell office:value-type="float" office:value="4163604" calcext:value-type="float">
            <text:p>4163604</text:p>
          </table:table-cell>
          <table:table-cell/>
          <table:table-cell office:value-type="float" office:value="2125050" calcext:value-type="float">
            <text:p>2125050</text:p>
          </table:table-cell>
          <table:table-cell/>
          <table:table-cell office:value-type="float" office:value="4851766" calcext:value-type="float">
            <text:p>4851766</text:p>
          </table:table-cell>
          <table:table-cell/>
          <table:table-cell office:value-type="float" office:value="3374092" calcext:value-type="float">
            <text:p>33740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49062" calcext:value-type="float">
            <text:p>3049062</text:p>
          </table:table-cell>
          <table:table-cell/>
          <table:table-cell office:value-type="float" office:value="2162900" calcext:value-type="float">
            <text:p>2162900</text:p>
          </table:table-cell>
          <table:table-cell/>
          <table:table-cell office:value-type="float" office:value="2179294" calcext:value-type="float">
            <text:p>2179294</text:p>
          </table:table-cell>
          <table:table-cell/>
          <table:table-cell office:value-type="float" office:value="6221263" calcext:value-type="float">
            <text:p>6221263</text:p>
          </table:table-cell>
          <table:table-cell/>
          <table:table-cell office:value-type="float" office:value="1885287" calcext:value-type="float">
            <text:p>1885287</text:p>
          </table:table-cell>
          <table:table-cell/>
          <table:table-cell office:value-type="float" office:value="2085511" calcext:value-type="float">
            <text:p>2085511</text:p>
          </table:table-cell>
          <table:table-cell/>
          <table:table-cell office:value-type="float" office:value="2113411" calcext:value-type="float">
            <text:p>2113411</text:p>
          </table:table-cell>
          <table:table-cell/>
          <table:table-cell office:value-type="float" office:value="2014648" calcext:value-type="float">
            <text:p>2014648</text:p>
          </table:table-cell>
          <table:table-cell/>
          <table:table-cell office:value-type="float" office:value="2492644" calcext:value-type="float">
            <text:p>24926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02790" calcext:value-type="float">
            <text:p>3002790</text:p>
          </table:table-cell>
          <table:table-cell/>
          <table:table-cell office:value-type="float" office:value="3151084" calcext:value-type="float">
            <text:p>3151084</text:p>
          </table:table-cell>
          <table:table-cell/>
          <table:table-cell office:value-type="float" office:value="4645341" calcext:value-type="float">
            <text:p>4645341</text:p>
          </table:table-cell>
          <table:table-cell/>
          <table:table-cell office:value-type="float" office:value="3151228" calcext:value-type="float">
            <text:p>3151228</text:p>
          </table:table-cell>
          <table:table-cell/>
          <table:table-cell office:value-type="float" office:value="6367659" calcext:value-type="float">
            <text:p>6367659</text:p>
          </table:table-cell>
          <table:table-cell/>
          <table:table-cell office:value-type="float" office:value="5025024" calcext:value-type="float">
            <text:p>5025024</text:p>
          </table:table-cell>
          <table:table-cell/>
          <table:table-cell office:value-type="float" office:value="5758920" calcext:value-type="float">
            <text:p>5758920</text:p>
          </table:table-cell>
          <table:table-cell/>
          <table:table-cell office:value-type="float" office:value="4424821" calcext:value-type="float">
            <text:p>4424821</text:p>
          </table:table-cell>
          <table:table-cell/>
          <table:table-cell office:value-type="float" office:value="4384870" calcext:value-type="float">
            <text:p>43848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08352" calcext:value-type="float">
            <text:p>8008352</text:p>
          </table:table-cell>
          <table:table-cell/>
          <table:table-cell office:value-type="float" office:value="6511934" calcext:value-type="float">
            <text:p>6511934</text:p>
          </table:table-cell>
          <table:table-cell/>
          <table:table-cell office:value-type="float" office:value="6334774" calcext:value-type="float">
            <text:p>6334774</text:p>
          </table:table-cell>
          <table:table-cell/>
          <table:table-cell office:value-type="float" office:value="6202552" calcext:value-type="float">
            <text:p>6202552</text:p>
          </table:table-cell>
          <table:table-cell/>
          <table:table-cell office:value-type="float" office:value="6361824" calcext:value-type="float">
            <text:p>6361824</text:p>
          </table:table-cell>
          <table:table-cell/>
          <table:table-cell office:value-type="float" office:value="6585494" calcext:value-type="float">
            <text:p>6585494</text:p>
          </table:table-cell>
          <table:table-cell/>
          <table:table-cell office:value-type="float" office:value="6501538" calcext:value-type="float">
            <text:p>6501538</text:p>
          </table:table-cell>
          <table:table-cell/>
          <table:table-cell office:value-type="float" office:value="5851217" calcext:value-type="float">
            <text:p>5851217</text:p>
          </table:table-cell>
          <table:table-cell/>
          <table:table-cell office:value-type="float" office:value="5377541" calcext:value-type="float">
            <text:p>53775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18744" calcext:value-type="float">
            <text:p>6918744</text:p>
          </table:table-cell>
          <table:table-cell/>
          <table:table-cell office:value-type="float" office:value="7327351" calcext:value-type="float">
            <text:p>7327351</text:p>
          </table:table-cell>
          <table:table-cell/>
          <table:table-cell office:value-type="float" office:value="7169069" calcext:value-type="float">
            <text:p>7169069</text:p>
          </table:table-cell>
          <table:table-cell/>
          <table:table-cell office:value-type="float" office:value="6493199" calcext:value-type="float">
            <text:p>6493199</text:p>
          </table:table-cell>
          <table:table-cell/>
          <table:table-cell office:value-type="float" office:value="6401560" calcext:value-type="float">
            <text:p>6401560</text:p>
          </table:table-cell>
          <table:table-cell/>
          <table:table-cell office:value-type="float" office:value="6475912" calcext:value-type="float">
            <text:p>6475912</text:p>
          </table:table-cell>
          <table:table-cell/>
          <table:table-cell office:value-type="float" office:value="6508535" calcext:value-type="float">
            <text:p>6508535</text:p>
          </table:table-cell>
          <table:table-cell/>
          <table:table-cell office:value-type="float" office:value="5792610" calcext:value-type="float">
            <text:p>5792610</text:p>
          </table:table-cell>
          <table:table-cell/>
          <table:table-cell office:value-type="float" office:value="5584769" calcext:value-type="float">
            <text:p>55847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52676" calcext:value-type="float">
            <text:p>7052676</text:p>
          </table:table-cell>
          <table:table-cell/>
          <table:table-cell office:value-type="float" office:value="7017633" calcext:value-type="float">
            <text:p>7017633</text:p>
          </table:table-cell>
          <table:table-cell/>
          <table:table-cell office:value-type="float" office:value="6661349" calcext:value-type="float">
            <text:p>6661349</text:p>
          </table:table-cell>
          <table:table-cell/>
          <table:table-cell office:value-type="float" office:value="6767978" calcext:value-type="float">
            <text:p>6767978</text:p>
          </table:table-cell>
          <table:table-cell/>
          <table:table-cell office:value-type="float" office:value="6799221" calcext:value-type="float">
            <text:p>6799221</text:p>
          </table:table-cell>
          <table:table-cell/>
          <table:table-cell office:value-type="float" office:value="6947067" calcext:value-type="float">
            <text:p>6947067</text:p>
          </table:table-cell>
          <table:table-cell/>
          <table:table-cell office:value-type="float" office:value="7258992" calcext:value-type="float">
            <text:p>7258992</text:p>
          </table:table-cell>
          <table:table-cell/>
          <table:table-cell office:value-type="float" office:value="5971861" calcext:value-type="float">
            <text:p>5971861</text:p>
          </table:table-cell>
          <table:table-cell/>
          <table:table-cell office:value-type="float" office:value="5512499" calcext:value-type="float">
            <text:p>55124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83500" calcext:value-type="float">
            <text:p>7183500</text:p>
          </table:table-cell>
          <table:table-cell/>
          <table:table-cell office:value-type="float" office:value="7305618" calcext:value-type="float">
            <text:p>7305618</text:p>
          </table:table-cell>
          <table:table-cell/>
          <table:table-cell office:value-type="float" office:value="6790642" calcext:value-type="float">
            <text:p>6790642</text:p>
          </table:table-cell>
          <table:table-cell/>
          <table:table-cell office:value-type="float" office:value="6931222" calcext:value-type="float">
            <text:p>6931222</text:p>
          </table:table-cell>
          <table:table-cell/>
          <table:table-cell office:value-type="float" office:value="6984365" calcext:value-type="float">
            <text:p>6984365</text:p>
          </table:table-cell>
          <table:table-cell/>
          <table:table-cell office:value-type="float" office:value="7086219" calcext:value-type="float">
            <text:p>7086219</text:p>
          </table:table-cell>
          <table:table-cell/>
          <table:table-cell office:value-type="float" office:value="7032938" calcext:value-type="float">
            <text:p>7032938</text:p>
          </table:table-cell>
          <table:table-cell/>
          <table:table-cell office:value-type="float" office:value="6125790" calcext:value-type="float">
            <text:p>6125790</text:p>
          </table:table-cell>
          <table:table-cell/>
          <table:table-cell office:value-type="float" office:value="5536829" calcext:value-type="float">
            <text:p>55368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91119" calcext:value-type="float">
            <text:p>7291119</text:p>
          </table:table-cell>
          <table:table-cell/>
          <table:table-cell office:value-type="float" office:value="7257659" calcext:value-type="float">
            <text:p>7257659</text:p>
          </table:table-cell>
          <table:table-cell/>
          <table:table-cell office:value-type="float" office:value="6759051" calcext:value-type="float">
            <text:p>6759051</text:p>
          </table:table-cell>
          <table:table-cell/>
          <table:table-cell office:value-type="float" office:value="6732470" calcext:value-type="float">
            <text:p>6732470</text:p>
          </table:table-cell>
          <table:table-cell/>
          <table:table-cell office:value-type="float" office:value="6933559" calcext:value-type="float">
            <text:p>6933559</text:p>
          </table:table-cell>
          <table:table-cell/>
          <table:table-cell office:value-type="float" office:value="6990364" calcext:value-type="float">
            <text:p>6990364</text:p>
          </table:table-cell>
          <table:table-cell/>
          <table:table-cell office:value-type="float" office:value="7227864" calcext:value-type="float">
            <text:p>7227864</text:p>
          </table:table-cell>
          <table:table-cell/>
          <table:table-cell office:value-type="float" office:value="6597804" calcext:value-type="float">
            <text:p>6597804</text:p>
          </table:table-cell>
          <table:table-cell/>
          <table:table-cell office:value-type="float" office:value="5767934" calcext:value-type="float">
            <text:p>57679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05774" calcext:value-type="float">
            <text:p>7605774</text:p>
          </table:table-cell>
          <table:table-cell/>
          <table:table-cell office:value-type="float" office:value="7535566" calcext:value-type="float">
            <text:p>7535566</text:p>
          </table:table-cell>
          <table:table-cell/>
          <table:table-cell office:value-type="float" office:value="7389005" calcext:value-type="float">
            <text:p>7389005</text:p>
          </table:table-cell>
          <table:table-cell/>
          <table:table-cell office:value-type="float" office:value="7261079" calcext:value-type="float">
            <text:p>7261079</text:p>
          </table:table-cell>
          <table:table-cell/>
          <table:table-cell office:value-type="float" office:value="7480692" calcext:value-type="float">
            <text:p>7480692</text:p>
          </table:table-cell>
          <table:table-cell/>
          <table:table-cell office:value-type="float" office:value="7376636" calcext:value-type="float">
            <text:p>7376636</text:p>
          </table:table-cell>
          <table:table-cell/>
          <table:table-cell office:value-type="float" office:value="7542762" calcext:value-type="float">
            <text:p>7542762</text:p>
          </table:table-cell>
          <table:table-cell/>
          <table:table-cell office:value-type="float" office:value="6526555" calcext:value-type="float">
            <text:p>6526555</text:p>
          </table:table-cell>
          <table:table-cell/>
          <table:table-cell office:value-type="float" office:value="5675724" calcext:value-type="float">
            <text:p>5675724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27:17.036601240</dc:date>
    <meta:editing-duration>PT4M26S</meta:editing-duration>
    <meta:editing-cycles>3</meta:editing-cycles>
    <meta:generator>LibreOffice/5.2.7.2$Linux_X86_64 LibreOffice_project/20m0$Build-2</meta:generator>
    <meta:document-statistic meta:table-count="1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52cm" svg:y="0.316cm" chart:style-name="ch2">
          <text:p>UBUNTU64 Write Report (baremetal)</text:p>
        </chart:title>
        <chart:subtitle svg:x="6.064cm" svg:y="1.275cm" chart:style-name="ch3">
          <text:p>using O_DIRECT flag</text:p>
        </chart:subtitle>
        <chart:legend chart:legend-position="end" svg:x="14.319cm" svg:y="1.213cm" style:legend-expansion="high" chart:style-name="ch4"/>
        <chart:plot-area chart:style-name="ch5" table:cell-range-address="UBUNTU64_DIRECT_baremetal.C188:UBUNTU64_DIRECT_baremetal.P205" chart:data-source-has-labels="both" svg:x="1.331cm" svg:y="2.138cm" svg:width="9.639cm" svg:height="5.701cm" dr3d:transform="matrix (0.937250944888388 0.0665847169776786 0.342238428249701 -0.0865422941826702 0.995304101179528 0.0433610135122743 -0.337744130405583 -0.0702582496238976 0.938612103446553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2.222cm" svg:width="7.199cm" svg:height="4.08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19cm" chart:style-name="ch7">
              <text:p>File Size (KB)</text:p>
            </chart:title>
            <chart:categories table:cell-range-address="UBUNTU64_DIRECT_baremetal.C189:UBUNTU64_DIRECT_baremetal.C205"/>
            <chart:grid chart:style-name="ch8" chart:class="major"/>
          </chart:axis>
          <chart:axis chart:dimension="y" chart:name="primary-y" chart:style-name="ch9">
            <chart:title svg:x="0.451cm" svg:y="6.17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79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DIRECT_baremetal.D189:UBUNTU64_DIRECT_baremetal.D205" chart:label-cell-address="UBUNTU64_DIRECT_baremetal.D188:UBUNTU64_DIRECT_baremetal.D188" chart:class="chart:bar">
            <chart:data-point chart:repeated="17"/>
          </chart:series>
          <chart:series chart:style-name="ch13" chart:values-cell-range-address="UBUNTU64_DIRECT_baremetal.E189:UBUNTU64_DIRECT_baremetal.E205" chart:label-cell-address="UBUNTU64_DIRECT_baremetal.E188:UBUNTU64_DIRECT_baremetal.E188" chart:class="chart:bar">
            <chart:data-point chart:repeated="17"/>
          </chart:series>
          <chart:series chart:style-name="ch14" chart:values-cell-range-address="UBUNTU64_DIRECT_baremetal.F189:UBUNTU64_DIRECT_baremetal.F205" chart:label-cell-address="UBUNTU64_DIRECT_baremetal.F188:UBUNTU64_DIRECT_baremetal.F188" chart:class="chart:bar">
            <chart:data-point chart:repeated="17"/>
          </chart:series>
          <chart:series chart:style-name="ch15" chart:values-cell-range-address="UBUNTU64_DIRECT_baremetal.G189:UBUNTU64_DIRECT_baremetal.G205" chart:label-cell-address="UBUNTU64_DIRECT_baremetal.G188:UBUNTU64_DIRECT_baremetal.G188" chart:class="chart:bar">
            <chart:data-point chart:repeated="17"/>
          </chart:series>
          <chart:series chart:style-name="ch16" chart:values-cell-range-address="UBUNTU64_DIRECT_baremetal.H189:UBUNTU64_DIRECT_baremetal.H205" chart:label-cell-address="UBUNTU64_DIRECT_baremetal.H188:UBUNTU64_DIRECT_baremetal.H188" chart:class="chart:bar">
            <chart:data-point chart:repeated="17"/>
          </chart:series>
          <chart:series chart:style-name="ch17" chart:values-cell-range-address="UBUNTU64_DIRECT_baremetal.I189:UBUNTU64_DIRECT_baremetal.I205" chart:label-cell-address="UBUNTU64_DIRECT_baremetal.I188:UBUNTU64_DIRECT_baremetal.I188" chart:class="chart:bar">
            <chart:data-point chart:repeated="17"/>
          </chart:series>
          <chart:series chart:style-name="ch18" chart:values-cell-range-address="UBUNTU64_DIRECT_baremetal.J189:UBUNTU64_DIRECT_baremetal.J205" chart:label-cell-address="UBUNTU64_DIRECT_baremetal.J188:UBUNTU64_DIRECT_baremetal.J188" chart:class="chart:bar">
            <chart:data-point chart:repeated="17"/>
          </chart:series>
          <chart:series chart:style-name="ch19" chart:values-cell-range-address="UBUNTU64_DIRECT_baremetal.K189:UBUNTU64_DIRECT_baremetal.K205" chart:label-cell-address="UBUNTU64_DIRECT_baremetal.K188:UBUNTU64_DIRECT_baremetal.K188" chart:class="chart:bar">
            <chart:data-point chart:repeated="17"/>
          </chart:series>
          <chart:series chart:style-name="ch20" chart:values-cell-range-address="UBUNTU64_DIRECT_baremetal.L189:UBUNTU64_DIRECT_baremetal.L205" chart:label-cell-address="UBUNTU64_DIRECT_baremetal.L188:UBUNTU64_DIRECT_baremetal.L188" chart:class="chart:bar">
            <chart:data-point chart:repeated="17"/>
          </chart:series>
          <chart:series chart:style-name="ch21" chart:values-cell-range-address="UBUNTU64_DIRECT_baremetal.M189:UBUNTU64_DIRECT_baremetal.M205" chart:label-cell-address="UBUNTU64_DIRECT_baremetal.M188:UBUNTU64_DIRECT_baremetal.M188" chart:class="chart:bar">
            <chart:data-point chart:repeated="17"/>
          </chart:series>
          <chart:series chart:style-name="ch22" chart:values-cell-range-address="UBUNTU64_DIRECT_baremetal.N189:UBUNTU64_DIRECT_baremetal.N205" chart:label-cell-address="UBUNTU64_DIRECT_baremetal.N188:UBUNTU64_DIRECT_baremetal.N188" chart:class="chart:bar">
            <chart:data-point chart:repeated="17"/>
          </chart:series>
          <chart:series chart:style-name="ch23" chart:values-cell-range-address="UBUNTU64_DIRECT_baremetal.O189:UBUNTU64_DIRECT_baremetal.O205" chart:label-cell-address="UBUNTU64_DIRECT_baremetal.O188:UBUNTU64_DIRECT_baremetal.O188" chart:class="chart:bar">
            <chart:data-point chart:repeated="17"/>
          </chart:series>
          <chart:series chart:style-name="ch12" chart:values-cell-range-address="UBUNTU64_DIRECT_baremetal.P189:UBUNTU64_DIRECT_baremetal.P205" chart:label-cell-address="UBUNTU64_DIRECT_baremetal.P188:UBUNTU64_DIRECT_baremetal.P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DIRECT_baremetal.D188:UBUNTU64_DIRECT_baremetal.D188</svg:desc>
                </draw:g>
              </table:table-cell>
              <table:table-cell office:value-type="string">
                <text:p>8</text:p>
                <draw:g>
                  <svg:desc>UBUNTU64_DIRECT_baremetal.E188:UBUNTU64_DIRECT_baremetal.E188</svg:desc>
                </draw:g>
              </table:table-cell>
              <table:table-cell office:value-type="string">
                <text:p>16</text:p>
                <draw:g>
                  <svg:desc>UBUNTU64_DIRECT_baremetal.F188:UBUNTU64_DIRECT_baremetal.F188</svg:desc>
                </draw:g>
              </table:table-cell>
              <table:table-cell office:value-type="string">
                <text:p>32</text:p>
                <draw:g>
                  <svg:desc>UBUNTU64_DIRECT_baremetal.G188:UBUNTU64_DIRECT_baremetal.G188</svg:desc>
                </draw:g>
              </table:table-cell>
              <table:table-cell office:value-type="string">
                <text:p>64</text:p>
                <draw:g>
                  <svg:desc>UBUNTU64_DIRECT_baremetal.H188:UBUNTU64_DIRECT_baremetal.H188</svg:desc>
                </draw:g>
              </table:table-cell>
              <table:table-cell office:value-type="string">
                <text:p>128</text:p>
                <draw:g>
                  <svg:desc>UBUNTU64_DIRECT_baremetal.I188:UBUNTU64_DIRECT_baremetal.I188</svg:desc>
                </draw:g>
              </table:table-cell>
              <table:table-cell office:value-type="string">
                <text:p>256</text:p>
                <draw:g>
                  <svg:desc>UBUNTU64_DIRECT_baremetal.J188:UBUNTU64_DIRECT_baremetal.J188</svg:desc>
                </draw:g>
              </table:table-cell>
              <table:table-cell office:value-type="string">
                <text:p>512</text:p>
                <draw:g>
                  <svg:desc>UBUNTU64_DIRECT_baremetal.K188:UBUNTU64_DIRECT_baremetal.K188</svg:desc>
                </draw:g>
              </table:table-cell>
              <table:table-cell office:value-type="string">
                <text:p>1024</text:p>
                <draw:g>
                  <svg:desc>UBUNTU64_DIRECT_baremetal.L188:UBUNTU64_DIRECT_baremetal.L188</svg:desc>
                </draw:g>
              </table:table-cell>
              <table:table-cell office:value-type="string">
                <text:p>2048</text:p>
                <draw:g>
                  <svg:desc>UBUNTU64_DIRECT_baremetal.M188:UBUNTU64_DIRECT_baremetal.M188</svg:desc>
                </draw:g>
              </table:table-cell>
              <table:table-cell office:value-type="string">
                <text:p>4096</text:p>
                <draw:g>
                  <svg:desc>UBUNTU64_DIRECT_baremetal.N188:UBUNTU64_DIRECT_baremetal.N188</svg:desc>
                </draw:g>
              </table:table-cell>
              <table:table-cell office:value-type="string">
                <text:p>8192</text:p>
                <draw:g>
                  <svg:desc>UBUNTU64_DIRECT_baremetal.O188:UBUNTU64_DIRECT_baremetal.O188</svg:desc>
                </draw:g>
              </table:table-cell>
              <table:table-cell office:value-type="string">
                <text:p>16384</text:p>
                <draw:g>
                  <svg:desc>UBUNTU64_DIRECT_baremetal.P188:UBUNTU64_DIRECT_baremetal.P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DIRECT_baremetal.C189:UBUNTU64_DIRECT_baremetal.C205</svg:desc>
                </draw:g>
              </table:table-cell>
              <table:table-cell office:value-type="float" office:value="75919">
                <text:p>75919</text:p>
                <draw:g>
                  <svg:desc>UBUNTU64_DIRECT_baremetal.D189:UBUNTU64_DIRECT_baremetal.D205</svg:desc>
                </draw:g>
              </table:table-cell>
              <table:table-cell office:value-type="float" office:value="123999">
                <text:p>123999</text:p>
                <draw:g>
                  <svg:desc>UBUNTU64_DIRECT_baremetal.E189:UBUNTU64_DIRECT_baremetal.E205</svg:desc>
                </draw:g>
              </table:table-cell>
              <table:table-cell office:value-type="float" office:value="180302">
                <text:p>180302</text:p>
                <draw:g>
                  <svg:desc>UBUNTU64_DIRECT_baremetal.F189:UBUNTU64_DIRECT_baremetal.F205</svg:desc>
                </draw:g>
              </table:table-cell>
              <table:table-cell office:value-type="float" office:value="223732">
                <text:p>223732</text:p>
                <draw:g>
                  <svg:desc>UBUNTU64_DIRECT_baremetal.G189:UBUNTU64_DIRECT_baremetal.G205</svg:desc>
                </draw:g>
              </table:table-cell>
              <table:table-cell office:value-type="float" office:value="228493">
                <text:p>228493</text:p>
                <draw:g>
                  <svg:desc>UBUNTU64_DIRECT_baremetal.H189:UBUNTU64_DIRECT_baremetal.H205</svg:desc>
                </draw:g>
              </table:table-cell>
              <table:table-cell office:value-type="float" office:value="NaN">
                <text:p>NaN</text:p>
                <draw:g>
                  <svg:desc>UBUNTU64_DIRECT_baremetal.I189:UBUNTU64_DIRECT_baremetal.I205</svg:desc>
                </draw:g>
              </table:table-cell>
              <table:table-cell office:value-type="float" office:value="NaN">
                <text:p>NaN</text:p>
                <draw:g>
                  <svg:desc>UBUNTU64_DIRECT_baremetal.J189:UBUNTU64_DIRECT_baremetal.J205</svg:desc>
                </draw:g>
              </table:table-cell>
              <table:table-cell office:value-type="float" office:value="NaN">
                <text:p>NaN</text:p>
                <draw:g>
                  <svg:desc>UBUNTU64_DIRECT_baremetal.K189:UBUNTU64_DIRECT_baremetal.K205</svg:desc>
                </draw:g>
              </table:table-cell>
              <table:table-cell office:value-type="float" office:value="NaN">
                <text:p>NaN</text:p>
                <draw:g>
                  <svg:desc>UBUNTU64_DIRECT_baremetal.L189:UBUNTU64_DIRECT_baremetal.L205</svg:desc>
                </draw:g>
              </table:table-cell>
              <table:table-cell office:value-type="float" office:value="NaN">
                <text:p>NaN</text:p>
                <draw:g>
                  <svg:desc>UBUNTU64_DIRECT_baremetal.M189:UBUNTU64_DIRECT_baremetal.M205</svg:desc>
                </draw:g>
              </table:table-cell>
              <table:table-cell office:value-type="float" office:value="NaN">
                <text:p>NaN</text:p>
                <draw:g>
                  <svg:desc>UBUNTU64_DIRECT_baremetal.N189:UBUNTU64_DIRECT_baremetal.N205</svg:desc>
                </draw:g>
              </table:table-cell>
              <table:table-cell office:value-type="float" office:value="NaN">
                <text:p>NaN</text:p>
                <draw:g>
                  <svg:desc>UBUNTU64_DIRECT_baremetal.O189:UBUNTU64_DIRECT_baremetal.O205</svg:desc>
                </draw:g>
              </table:table-cell>
              <table:table-cell office:value-type="float" office:value="NaN">
                <text:p>NaN</text:p>
                <draw:g>
                  <svg:desc>UBUNTU64_DIRECT_baremetal.P189:UBUNTU64_DIRECT_baremetal.P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323">
                <text:p>84323</text:p>
              </table:table-cell>
              <table:table-cell office:value-type="float" office:value="141923">
                <text:p>141923</text:p>
              </table:table-cell>
              <table:table-cell office:value-type="float" office:value="227025">
                <text:p>227025</text:p>
              </table:table-cell>
              <table:table-cell office:value-type="float" office:value="290859">
                <text:p>290859</text:p>
              </table:table-cell>
              <table:table-cell office:value-type="float" office:value="324823">
                <text:p>324823</text:p>
              </table:table-cell>
              <table:table-cell office:value-type="float" office:value="291649">
                <text:p>29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1430">
                <text:p>91430</text:p>
              </table:table-cell>
              <table:table-cell office:value-type="float" office:value="163460">
                <text:p>163460</text:p>
              </table:table-cell>
              <table:table-cell office:value-type="float" office:value="289902">
                <text:p>289902</text:p>
              </table:table-cell>
              <table:table-cell office:value-type="float" office:value="355566">
                <text:p>355566</text:p>
              </table:table-cell>
              <table:table-cell office:value-type="float" office:value="305926">
                <text:p>305926</text:p>
              </table:table-cell>
              <table:table-cell office:value-type="float" office:value="420283">
                <text:p>420283</text:p>
              </table:table-cell>
              <table:table-cell office:value-type="float" office:value="316476">
                <text:p>31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2187">
                <text:p>92187</text:p>
              </table:table-cell>
              <table:table-cell office:value-type="float" office:value="168976">
                <text:p>168976</text:p>
              </table:table-cell>
              <table:table-cell office:value-type="float" office:value="292899">
                <text:p>292899</text:p>
              </table:table-cell>
              <table:table-cell office:value-type="float" office:value="452310">
                <text:p>452310</text:p>
              </table:table-cell>
              <table:table-cell office:value-type="float" office:value="522018">
                <text:p>522018</text:p>
              </table:table-cell>
              <table:table-cell office:value-type="float" office:value="613075">
                <text:p>613075</text:p>
              </table:table-cell>
              <table:table-cell office:value-type="float" office:value="477133">
                <text:p>477133</text:p>
              </table:table-cell>
              <table:table-cell office:value-type="float" office:value="337718">
                <text:p>337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2963">
                <text:p>92963</text:p>
              </table:table-cell>
              <table:table-cell office:value-type="float" office:value="173999">
                <text:p>173999</text:p>
              </table:table-cell>
              <table:table-cell office:value-type="float" office:value="317233">
                <text:p>317233</text:p>
              </table:table-cell>
              <table:table-cell office:value-type="float" office:value="512537">
                <text:p>512537</text:p>
              </table:table-cell>
              <table:table-cell office:value-type="float" office:value="724179">
                <text:p>724179</text:p>
              </table:table-cell>
              <table:table-cell office:value-type="float" office:value="840698">
                <text:p>840698</text:p>
              </table:table-cell>
              <table:table-cell office:value-type="float" office:value="671109">
                <text:p>671109</text:p>
              </table:table-cell>
              <table:table-cell office:value-type="float" office:value="542375">
                <text:p>542375</text:p>
              </table:table-cell>
              <table:table-cell office:value-type="float" office:value="331074">
                <text:p>33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3969">
                <text:p>83969</text:p>
              </table:table-cell>
              <table:table-cell office:value-type="float" office:value="177379">
                <text:p>177379</text:p>
              </table:table-cell>
              <table:table-cell office:value-type="float" office:value="294258">
                <text:p>294258</text:p>
              </table:table-cell>
              <table:table-cell office:value-type="float" office:value="486687">
                <text:p>486687</text:p>
              </table:table-cell>
              <table:table-cell office:value-type="float" office:value="731381">
                <text:p>731381</text:p>
              </table:table-cell>
              <table:table-cell office:value-type="float" office:value="902227">
                <text:p>902227</text:p>
              </table:table-cell>
              <table:table-cell office:value-type="float" office:value="834232">
                <text:p>834232</text:p>
              </table:table-cell>
              <table:table-cell office:value-type="float" office:value="775138">
                <text:p>775138</text:p>
              </table:table-cell>
              <table:table-cell office:value-type="float" office:value="542951">
                <text:p>542951</text:p>
              </table:table-cell>
              <table:table-cell office:value-type="float" office:value="349727">
                <text:p>34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93648">
                <text:p>93648</text:p>
              </table:table-cell>
              <table:table-cell office:value-type="float" office:value="163872">
                <text:p>163872</text:p>
              </table:table-cell>
              <table:table-cell office:value-type="float" office:value="280873">
                <text:p>280873</text:p>
              </table:table-cell>
              <table:table-cell office:value-type="float" office:value="478897">
                <text:p>478897</text:p>
              </table:table-cell>
              <table:table-cell office:value-type="float" office:value="657456">
                <text:p>657456</text:p>
              </table:table-cell>
              <table:table-cell office:value-type="float" office:value="563425">
                <text:p>563425</text:p>
              </table:table-cell>
              <table:table-cell office:value-type="float" office:value="537109">
                <text:p>537109</text:p>
              </table:table-cell>
              <table:table-cell office:value-type="float" office:value="500173">
                <text:p>500173</text:p>
              </table:table-cell>
              <table:table-cell office:value-type="float" office:value="471407">
                <text:p>471407</text:p>
              </table:table-cell>
              <table:table-cell office:value-type="float" office:value="380146">
                <text:p>380146</text:p>
              </table:table-cell>
              <table:table-cell office:value-type="float" office:value="261924">
                <text:p>26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30344">
                <text:p>130344</text:p>
              </table:table-cell>
              <table:table-cell office:value-type="float" office:value="203019">
                <text:p>203019</text:p>
              </table:table-cell>
              <table:table-cell office:value-type="float" office:value="298705">
                <text:p>298705</text:p>
              </table:table-cell>
              <table:table-cell office:value-type="float" office:value="374935">
                <text:p>374935</text:p>
              </table:table-cell>
              <table:table-cell office:value-type="float" office:value="787078">
                <text:p>787078</text:p>
              </table:table-cell>
              <table:table-cell office:value-type="float" office:value="1053630">
                <text:p>1053630</text:p>
              </table:table-cell>
              <table:table-cell office:value-type="float" office:value="1230746">
                <text:p>1230746</text:p>
              </table:table-cell>
              <table:table-cell office:value-type="float" office:value="1257179">
                <text:p>1257179</text:p>
              </table:table-cell>
              <table:table-cell office:value-type="float" office:value="1059903">
                <text:p>1059903</text:p>
              </table:table-cell>
              <table:table-cell office:value-type="float" office:value="843477">
                <text:p>843477</text:p>
              </table:table-cell>
              <table:table-cell office:value-type="float" office:value="663907">
                <text:p>663907</text:p>
              </table:table-cell>
              <table:table-cell office:value-type="float" office:value="650151">
                <text:p>650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57518">
                <text:p>157518</text:p>
              </table:table-cell>
              <table:table-cell office:value-type="float" office:value="289618">
                <text:p>289618</text:p>
              </table:table-cell>
              <table:table-cell office:value-type="float" office:value="606924">
                <text:p>606924</text:p>
              </table:table-cell>
              <table:table-cell office:value-type="float" office:value="768263">
                <text:p>768263</text:p>
              </table:table-cell>
              <table:table-cell office:value-type="float" office:value="1370475">
                <text:p>1370475</text:p>
              </table:table-cell>
              <table:table-cell office:value-type="float" office:value="1443662">
                <text:p>1443662</text:p>
              </table:table-cell>
              <table:table-cell office:value-type="float" office:value="1509064">
                <text:p>1509064</text:p>
              </table:table-cell>
              <table:table-cell office:value-type="float" office:value="1611022">
                <text:p>1611022</text:p>
              </table:table-cell>
              <table:table-cell office:value-type="float" office:value="1556083">
                <text:p>1556083</text:p>
              </table:table-cell>
              <table:table-cell office:value-type="float" office:value="1398533">
                <text:p>1398533</text:p>
              </table:table-cell>
              <table:table-cell office:value-type="float" office:value="1230675">
                <text:p>1230675</text:p>
              </table:table-cell>
              <table:table-cell office:value-type="float" office:value="651654">
                <text:p>651654</text:p>
              </table:table-cell>
              <table:table-cell office:value-type="float" office:value="713117">
                <text:p>71311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46539">
                <text:p>1146539</text:p>
              </table:table-cell>
              <table:table-cell office:value-type="float" office:value="1174222">
                <text:p>1174222</text:p>
              </table:table-cell>
              <table:table-cell office:value-type="float" office:value="439655">
                <text:p>439655</text:p>
              </table:table-cell>
              <table:table-cell office:value-type="float" office:value="354206">
                <text:p>354206</text:p>
              </table:table-cell>
              <table:table-cell office:value-type="float" office:value="337008">
                <text:p>337008</text:p>
              </table:table-cell>
              <table:table-cell office:value-type="float" office:value="325147">
                <text:p>325147</text:p>
              </table:table-cell>
              <table:table-cell office:value-type="float" office:value="295614">
                <text:p>295614</text:p>
              </table:table-cell>
              <table:table-cell office:value-type="float" office:value="255728">
                <text:p>255728</text:p>
              </table:table-cell>
              <table:table-cell office:value-type="float" office:value="213778">
                <text:p>21377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4927">
                <text:p>164927</text:p>
              </table:table-cell>
              <table:table-cell office:value-type="float" office:value="218070">
                <text:p>218070</text:p>
              </table:table-cell>
              <table:table-cell office:value-type="float" office:value="361929">
                <text:p>361929</text:p>
              </table:table-cell>
              <table:table-cell office:value-type="float" office:value="352376">
                <text:p>352376</text:p>
              </table:table-cell>
              <table:table-cell office:value-type="float" office:value="349191">
                <text:p>349191</text:p>
              </table:table-cell>
              <table:table-cell office:value-type="float" office:value="1138588">
                <text:p>1138588</text:p>
              </table:table-cell>
              <table:table-cell office:value-type="float" office:value="1161862">
                <text:p>1161862</text:p>
              </table:table-cell>
              <table:table-cell office:value-type="float" office:value="928770">
                <text:p>928770</text:p>
              </table:table-cell>
              <table:table-cell office:value-type="float" office:value="339798">
                <text:p>339798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1207">
                <text:p>271207</text:p>
              </table:table-cell>
              <table:table-cell office:value-type="float" office:value="160004">
                <text:p>160004</text:p>
              </table:table-cell>
              <table:table-cell office:value-type="float" office:value="340885">
                <text:p>340885</text:p>
              </table:table-cell>
              <table:table-cell office:value-type="float" office:value="327967">
                <text:p>327967</text:p>
              </table:table-cell>
              <table:table-cell office:value-type="float" office:value="320089">
                <text:p>320089</text:p>
              </table:table-cell>
              <table:table-cell office:value-type="float" office:value="374498">
                <text:p>374498</text:p>
              </table:table-cell>
              <table:table-cell office:value-type="float" office:value="1066017">
                <text:p>1066017</text:p>
              </table:table-cell>
              <table:table-cell office:value-type="float" office:value="339705">
                <text:p>339705</text:p>
              </table:table-cell>
              <table:table-cell office:value-type="float" office:value="323617">
                <text:p>323617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6531">
                <text:p>326531</text:p>
              </table:table-cell>
              <table:table-cell office:value-type="float" office:value="324915">
                <text:p>324915</text:p>
              </table:table-cell>
              <table:table-cell office:value-type="float" office:value="347554">
                <text:p>347554</text:p>
              </table:table-cell>
              <table:table-cell office:value-type="float" office:value="343745">
                <text:p>343745</text:p>
              </table:table-cell>
              <table:table-cell office:value-type="float" office:value="253118">
                <text:p>253118</text:p>
              </table:table-cell>
              <table:table-cell office:value-type="float" office:value="358259">
                <text:p>358259</text:p>
              </table:table-cell>
              <table:table-cell office:value-type="float" office:value="361107">
                <text:p>361107</text:p>
              </table:table-cell>
              <table:table-cell office:value-type="float" office:value="347837">
                <text:p>347837</text:p>
              </table:table-cell>
              <table:table-cell office:value-type="float" office:value="334492">
                <text:p>33449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3221">
                <text:p>323221</text:p>
              </table:table-cell>
              <table:table-cell office:value-type="float" office:value="325611">
                <text:p>325611</text:p>
              </table:table-cell>
              <table:table-cell office:value-type="float" office:value="301965">
                <text:p>301965</text:p>
              </table:table-cell>
              <table:table-cell office:value-type="float" office:value="342992">
                <text:p>342992</text:p>
              </table:table-cell>
              <table:table-cell office:value-type="float" office:value="345360">
                <text:p>345360</text:p>
              </table:table-cell>
              <table:table-cell office:value-type="float" office:value="271664">
                <text:p>271664</text:p>
              </table:table-cell>
              <table:table-cell office:value-type="float" office:value="266128">
                <text:p>266128</text:p>
              </table:table-cell>
              <table:table-cell office:value-type="float" office:value="285340">
                <text:p>285340</text:p>
              </table:table-cell>
              <table:table-cell office:value-type="float" office:value="390773">
                <text:p>390773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532">
                <text:p>282532</text:p>
              </table:table-cell>
              <table:table-cell office:value-type="float" office:value="301735">
                <text:p>301735</text:p>
              </table:table-cell>
              <table:table-cell office:value-type="float" office:value="340943">
                <text:p>340943</text:p>
              </table:table-cell>
              <table:table-cell office:value-type="float" office:value="367171">
                <text:p>367171</text:p>
              </table:table-cell>
              <table:table-cell office:value-type="float" office:value="318094">
                <text:p>318094</text:p>
              </table:table-cell>
              <table:table-cell office:value-type="float" office:value="303275">
                <text:p>303275</text:p>
              </table:table-cell>
              <table:table-cell office:value-type="float" office:value="343635">
                <text:p>343635</text:p>
              </table:table-cell>
              <table:table-cell office:value-type="float" office:value="302026">
                <text:p>302026</text:p>
              </table:table-cell>
              <table:table-cell office:value-type="float" office:value="357143">
                <text:p>357143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863">
                <text:p>316863</text:p>
              </table:table-cell>
              <table:table-cell office:value-type="float" office:value="337250">
                <text:p>337250</text:p>
              </table:table-cell>
              <table:table-cell office:value-type="float" office:value="304727">
                <text:p>304727</text:p>
              </table:table-cell>
              <table:table-cell office:value-type="float" office:value="302626">
                <text:p>302626</text:p>
              </table:table-cell>
              <table:table-cell office:value-type="float" office:value="302206">
                <text:p>302206</text:p>
              </table:table-cell>
              <table:table-cell office:value-type="float" office:value="336936">
                <text:p>336936</text:p>
              </table:table-cell>
              <table:table-cell office:value-type="float" office:value="322113">
                <text:p>322113</text:p>
              </table:table-cell>
              <table:table-cell office:value-type="float" office:value="341390">
                <text:p>341390</text:p>
              </table:table-cell>
              <table:table-cell office:value-type="float" office:value="303978">
                <text:p>30397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3729">
                <text:p>303729</text:p>
              </table:table-cell>
              <table:table-cell office:value-type="float" office:value="305397">
                <text:p>305397</text:p>
              </table:table-cell>
              <table:table-cell office:value-type="float" office:value="297044">
                <text:p>297044</text:p>
              </table:table-cell>
              <table:table-cell office:value-type="float" office:value="290972">
                <text:p>290972</text:p>
              </table:table-cell>
              <table:table-cell office:value-type="float" office:value="286933">
                <text:p>286933</text:p>
              </table:table-cell>
              <table:table-cell office:value-type="float" office:value="314728">
                <text:p>314728</text:p>
              </table:table-cell>
              <table:table-cell office:value-type="float" office:value="294800">
                <text:p>294800</text:p>
              </table:table-cell>
              <table:table-cell office:value-type="float" office:value="277432">
                <text:p>277432</text:p>
              </table:table-cell>
              <table:table-cell office:value-type="float" office:value="299260">
                <text:p>299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4.251cm" svg:y="0.316cm" chart:style-name="ch2">
          <text:p>UBUNTU64 Read Report (baremetal)</text:p>
        </chart:title>
        <chart:subtitle svg:x="6.063cm" svg:y="1.275cm" chart:style-name="ch3">
          <text:p>using O_DIRECT flag</text:p>
        </chart:subtitle>
        <chart:legend chart:legend-position="end" svg:x="14.318cm" svg:y="1.216cm" style:legend-expansion="high" chart:style-name="ch4"/>
        <chart:plot-area chart:style-name="ch5" table:cell-range-address="UBUNTU64_DIRECT_baremetal.C228:UBUNTU64_DIRECT_baremetal.P245" chart:data-source-has-labels="both" svg:x="1.33cm" svg:y="2.138cm" svg:width="9.641cm" svg:height="5.707cm" dr3d:transform="matrix (0.937250944888388 0.0665847169776786 0.342238428249701 -0.115770298027871 0.985335536700764 0.125343999494013 -0.328873690647886 -0.157099826796912 0.93121519533350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7cm" svg:y="2.201cm" svg:width="7.175cm" svg:height="4.1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25cm" chart:style-name="ch7">
              <text:p>File Size (KB)</text:p>
            </chart:title>
            <chart:categories table:cell-range-address="UBUNTU64_DIRECT_baremetal.C229:UBUNTU64_DIRECT_baremetal.C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DIRECT_baremetal.D229:UBUNTU64_DIRECT_baremetal.D245" chart:label-cell-address="UBUNTU64_DIRECT_baremetal.D228:UBUNTU64_DIRECT_baremetal.D228" chart:class="chart:bar">
            <chart:data-point chart:repeated="17"/>
          </chart:series>
          <chart:series chart:style-name="ch13" chart:values-cell-range-address="UBUNTU64_DIRECT_baremetal.E229:UBUNTU64_DIRECT_baremetal.E245" chart:label-cell-address="UBUNTU64_DIRECT_baremetal.E228:UBUNTU64_DIRECT_baremetal.E228" chart:class="chart:bar">
            <chart:data-point chart:repeated="17"/>
          </chart:series>
          <chart:series chart:style-name="ch14" chart:values-cell-range-address="UBUNTU64_DIRECT_baremetal.F229:UBUNTU64_DIRECT_baremetal.F245" chart:label-cell-address="UBUNTU64_DIRECT_baremetal.F228:UBUNTU64_DIRECT_baremetal.F228" chart:class="chart:bar">
            <chart:data-point chart:repeated="17"/>
          </chart:series>
          <chart:series chart:style-name="ch15" chart:values-cell-range-address="UBUNTU64_DIRECT_baremetal.G229:UBUNTU64_DIRECT_baremetal.G245" chart:label-cell-address="UBUNTU64_DIRECT_baremetal.G228:UBUNTU64_DIRECT_baremetal.G228" chart:class="chart:bar">
            <chart:data-point chart:repeated="17"/>
          </chart:series>
          <chart:series chart:style-name="ch16" chart:values-cell-range-address="UBUNTU64_DIRECT_baremetal.H229:UBUNTU64_DIRECT_baremetal.H245" chart:label-cell-address="UBUNTU64_DIRECT_baremetal.H228:UBUNTU64_DIRECT_baremetal.H228" chart:class="chart:bar">
            <chart:data-point chart:repeated="17"/>
          </chart:series>
          <chart:series chart:style-name="ch17" chart:values-cell-range-address="UBUNTU64_DIRECT_baremetal.I229:UBUNTU64_DIRECT_baremetal.I245" chart:label-cell-address="UBUNTU64_DIRECT_baremetal.I228:UBUNTU64_DIRECT_baremetal.I228" chart:class="chart:bar">
            <chart:data-point chart:repeated="17"/>
          </chart:series>
          <chart:series chart:style-name="ch18" chart:values-cell-range-address="UBUNTU64_DIRECT_baremetal.J229:UBUNTU64_DIRECT_baremetal.J245" chart:label-cell-address="UBUNTU64_DIRECT_baremetal.J228:UBUNTU64_DIRECT_baremetal.J228" chart:class="chart:bar">
            <chart:data-point chart:repeated="17"/>
          </chart:series>
          <chart:series chart:style-name="ch19" chart:values-cell-range-address="UBUNTU64_DIRECT_baremetal.K229:UBUNTU64_DIRECT_baremetal.K245" chart:label-cell-address="UBUNTU64_DIRECT_baremetal.K228:UBUNTU64_DIRECT_baremetal.K228" chart:class="chart:bar">
            <chart:data-point chart:repeated="17"/>
          </chart:series>
          <chart:series chart:style-name="ch20" chart:values-cell-range-address="UBUNTU64_DIRECT_baremetal.L229:UBUNTU64_DIRECT_baremetal.L245" chart:label-cell-address="UBUNTU64_DIRECT_baremetal.L228:UBUNTU64_DIRECT_baremetal.L228" chart:class="chart:bar">
            <chart:data-point chart:repeated="17"/>
          </chart:series>
          <chart:series chart:style-name="ch21" chart:values-cell-range-address="UBUNTU64_DIRECT_baremetal.M229:UBUNTU64_DIRECT_baremetal.M245" chart:label-cell-address="UBUNTU64_DIRECT_baremetal.M228:UBUNTU64_DIRECT_baremetal.M228" chart:class="chart:bar">
            <chart:data-point chart:repeated="17"/>
          </chart:series>
          <chart:series chart:style-name="ch22" chart:values-cell-range-address="UBUNTU64_DIRECT_baremetal.N229:UBUNTU64_DIRECT_baremetal.N245" chart:label-cell-address="UBUNTU64_DIRECT_baremetal.N228:UBUNTU64_DIRECT_baremetal.N228" chart:class="chart:bar">
            <chart:data-point chart:repeated="17"/>
          </chart:series>
          <chart:series chart:style-name="ch23" chart:values-cell-range-address="UBUNTU64_DIRECT_baremetal.O229:UBUNTU64_DIRECT_baremetal.O245" chart:label-cell-address="UBUNTU64_DIRECT_baremetal.O228:UBUNTU64_DIRECT_baremetal.O228" chart:class="chart:bar">
            <chart:data-point chart:repeated="17"/>
          </chart:series>
          <chart:series chart:style-name="ch12" chart:values-cell-range-address="UBUNTU64_DIRECT_baremetal.P229:UBUNTU64_DIRECT_baremetal.P245" chart:label-cell-address="UBUNTU64_DIRECT_baremetal.P228:UBUNTU64_DIRECT_baremetal.P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DIRECT_baremetal.D228:UBUNTU64_DIRECT_baremetal.D228</svg:desc>
                </draw:g>
              </table:table-cell>
              <table:table-cell office:value-type="string">
                <text:p>8</text:p>
                <draw:g>
                  <svg:desc>UBUNTU64_DIRECT_baremetal.E228:UBUNTU64_DIRECT_baremetal.E228</svg:desc>
                </draw:g>
              </table:table-cell>
              <table:table-cell office:value-type="string">
                <text:p>16</text:p>
                <draw:g>
                  <svg:desc>UBUNTU64_DIRECT_baremetal.F228:UBUNTU64_DIRECT_baremetal.F228</svg:desc>
                </draw:g>
              </table:table-cell>
              <table:table-cell office:value-type="string">
                <text:p>32</text:p>
                <draw:g>
                  <svg:desc>UBUNTU64_DIRECT_baremetal.G228:UBUNTU64_DIRECT_baremetal.G228</svg:desc>
                </draw:g>
              </table:table-cell>
              <table:table-cell office:value-type="string">
                <text:p>64</text:p>
                <draw:g>
                  <svg:desc>UBUNTU64_DIRECT_baremetal.H228:UBUNTU64_DIRECT_baremetal.H228</svg:desc>
                </draw:g>
              </table:table-cell>
              <table:table-cell office:value-type="string">
                <text:p>128</text:p>
                <draw:g>
                  <svg:desc>UBUNTU64_DIRECT_baremetal.I228:UBUNTU64_DIRECT_baremetal.I228</svg:desc>
                </draw:g>
              </table:table-cell>
              <table:table-cell office:value-type="string">
                <text:p>256</text:p>
                <draw:g>
                  <svg:desc>UBUNTU64_DIRECT_baremetal.J228:UBUNTU64_DIRECT_baremetal.J228</svg:desc>
                </draw:g>
              </table:table-cell>
              <table:table-cell office:value-type="string">
                <text:p>512</text:p>
                <draw:g>
                  <svg:desc>UBUNTU64_DIRECT_baremetal.K228:UBUNTU64_DIRECT_baremetal.K228</svg:desc>
                </draw:g>
              </table:table-cell>
              <table:table-cell office:value-type="string">
                <text:p>1024</text:p>
                <draw:g>
                  <svg:desc>UBUNTU64_DIRECT_baremetal.L228:UBUNTU64_DIRECT_baremetal.L228</svg:desc>
                </draw:g>
              </table:table-cell>
              <table:table-cell office:value-type="string">
                <text:p>2048</text:p>
                <draw:g>
                  <svg:desc>UBUNTU64_DIRECT_baremetal.M228:UBUNTU64_DIRECT_baremetal.M228</svg:desc>
                </draw:g>
              </table:table-cell>
              <table:table-cell office:value-type="string">
                <text:p>4096</text:p>
                <draw:g>
                  <svg:desc>UBUNTU64_DIRECT_baremetal.N228:UBUNTU64_DIRECT_baremetal.N228</svg:desc>
                </draw:g>
              </table:table-cell>
              <table:table-cell office:value-type="string">
                <text:p>8192</text:p>
                <draw:g>
                  <svg:desc>UBUNTU64_DIRECT_baremetal.O228:UBUNTU64_DIRECT_baremetal.O228</svg:desc>
                </draw:g>
              </table:table-cell>
              <table:table-cell office:value-type="string">
                <text:p>16384</text:p>
                <draw:g>
                  <svg:desc>UBUNTU64_DIRECT_baremetal.P228:UBUNTU64_DIRECT_baremetal.P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DIRECT_baremetal.C229:UBUNTU64_DIRECT_baremetal.C245</svg:desc>
                </draw:g>
              </table:table-cell>
              <table:table-cell office:value-type="float" office:value="61783">
                <text:p>61783</text:p>
                <draw:g>
                  <svg:desc>UBUNTU64_DIRECT_baremetal.D229:UBUNTU64_DIRECT_baremetal.D245</svg:desc>
                </draw:g>
              </table:table-cell>
              <table:table-cell office:value-type="float" office:value="124981">
                <text:p>124981</text:p>
                <draw:g>
                  <svg:desc>UBUNTU64_DIRECT_baremetal.E229:UBUNTU64_DIRECT_baremetal.E245</svg:desc>
                </draw:g>
              </table:table-cell>
              <table:table-cell office:value-type="float" office:value="141968">
                <text:p>141968</text:p>
                <draw:g>
                  <svg:desc>UBUNTU64_DIRECT_baremetal.F229:UBUNTU64_DIRECT_baremetal.F245</svg:desc>
                </draw:g>
              </table:table-cell>
              <table:table-cell office:value-type="float" office:value="253048">
                <text:p>253048</text:p>
                <draw:g>
                  <svg:desc>UBUNTU64_DIRECT_baremetal.G229:UBUNTU64_DIRECT_baremetal.G245</svg:desc>
                </draw:g>
              </table:table-cell>
              <table:table-cell office:value-type="float" office:value="282027">
                <text:p>282027</text:p>
                <draw:g>
                  <svg:desc>UBUNTU64_DIRECT_baremetal.H229:UBUNTU64_DIRECT_baremetal.H245</svg:desc>
                </draw:g>
              </table:table-cell>
              <table:table-cell office:value-type="float" office:value="NaN">
                <text:p>NaN</text:p>
                <draw:g>
                  <svg:desc>UBUNTU64_DIRECT_baremetal.I229:UBUNTU64_DIRECT_baremetal.I245</svg:desc>
                </draw:g>
              </table:table-cell>
              <table:table-cell office:value-type="float" office:value="NaN">
                <text:p>NaN</text:p>
                <draw:g>
                  <svg:desc>UBUNTU64_DIRECT_baremetal.J229:UBUNTU64_DIRECT_baremetal.J245</svg:desc>
                </draw:g>
              </table:table-cell>
              <table:table-cell office:value-type="float" office:value="NaN">
                <text:p>NaN</text:p>
                <draw:g>
                  <svg:desc>UBUNTU64_DIRECT_baremetal.K229:UBUNTU64_DIRECT_baremetal.K245</svg:desc>
                </draw:g>
              </table:table-cell>
              <table:table-cell office:value-type="float" office:value="NaN">
                <text:p>NaN</text:p>
                <draw:g>
                  <svg:desc>UBUNTU64_DIRECT_baremetal.L229:UBUNTU64_DIRECT_baremetal.L245</svg:desc>
                </draw:g>
              </table:table-cell>
              <table:table-cell office:value-type="float" office:value="NaN">
                <text:p>NaN</text:p>
                <draw:g>
                  <svg:desc>UBUNTU64_DIRECT_baremetal.M229:UBUNTU64_DIRECT_baremetal.M245</svg:desc>
                </draw:g>
              </table:table-cell>
              <table:table-cell office:value-type="float" office:value="NaN">
                <text:p>NaN</text:p>
                <draw:g>
                  <svg:desc>UBUNTU64_DIRECT_baremetal.N229:UBUNTU64_DIRECT_baremetal.N245</svg:desc>
                </draw:g>
              </table:table-cell>
              <table:table-cell office:value-type="float" office:value="NaN">
                <text:p>NaN</text:p>
                <draw:g>
                  <svg:desc>UBUNTU64_DIRECT_baremetal.O229:UBUNTU64_DIRECT_baremetal.O245</svg:desc>
                </draw:g>
              </table:table-cell>
              <table:table-cell office:value-type="float" office:value="NaN">
                <text:p>NaN</text:p>
                <draw:g>
                  <svg:desc>UBUNTU64_DIRECT_baremetal.P229:UBUNTU64_DIRECT_baremetal.P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045">
                <text:p>66045</text:p>
              </table:table-cell>
              <table:table-cell office:value-type="float" office:value="71670">
                <text:p>71670</text:p>
              </table:table-cell>
              <table:table-cell office:value-type="float" office:value="181325">
                <text:p>181325</text:p>
              </table:table-cell>
              <table:table-cell office:value-type="float" office:value="199076">
                <text:p>199076</text:p>
              </table:table-cell>
              <table:table-cell office:value-type="float" office:value="375485">
                <text:p>375485</text:p>
              </table:table-cell>
              <table:table-cell office:value-type="float" office:value="386848">
                <text:p>38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2097">
                <text:p>82097</text:p>
              </table:table-cell>
              <table:table-cell office:value-type="float" office:value="107559">
                <text:p>107559</text:p>
              </table:table-cell>
              <table:table-cell office:value-type="float" office:value="132514">
                <text:p>132514</text:p>
              </table:table-cell>
              <table:table-cell office:value-type="float" office:value="183113">
                <text:p>183113</text:p>
              </table:table-cell>
              <table:table-cell office:value-type="float" office:value="363634">
                <text:p>363634</text:p>
              </table:table-cell>
              <table:table-cell office:value-type="float" office:value="239471">
                <text:p>239471</text:p>
              </table:table-cell>
              <table:table-cell office:value-type="float" office:value="412215">
                <text:p>41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588">
                <text:p>90588</text:p>
              </table:table-cell>
              <table:table-cell office:value-type="float" office:value="57813">
                <text:p>57813</text:p>
              </table:table-cell>
              <table:table-cell office:value-type="float" office:value="151799">
                <text:p>151799</text:p>
              </table:table-cell>
              <table:table-cell office:value-type="float" office:value="219001">
                <text:p>219001</text:p>
              </table:table-cell>
              <table:table-cell office:value-type="float" office:value="252710">
                <text:p>252710</text:p>
              </table:table-cell>
              <table:table-cell office:value-type="float" office:value="391747">
                <text:p>391747</text:p>
              </table:table-cell>
              <table:table-cell office:value-type="float" office:value="344324">
                <text:p>344324</text:p>
              </table:table-cell>
              <table:table-cell office:value-type="float" office:value="405047">
                <text:p>40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8040">
                <text:p>68040</text:p>
              </table:table-cell>
              <table:table-cell office:value-type="float" office:value="81854">
                <text:p>81854</text:p>
              </table:table-cell>
              <table:table-cell office:value-type="float" office:value="114182">
                <text:p>114182</text:p>
              </table:table-cell>
              <table:table-cell office:value-type="float" office:value="176523">
                <text:p>176523</text:p>
              </table:table-cell>
              <table:table-cell office:value-type="float" office:value="380226">
                <text:p>380226</text:p>
              </table:table-cell>
              <table:table-cell office:value-type="float" office:value="260825">
                <text:p>260825</text:p>
              </table:table-cell>
              <table:table-cell office:value-type="float" office:value="371029">
                <text:p>371029</text:p>
              </table:table-cell>
              <table:table-cell office:value-type="float" office:value="348538">
                <text:p>348538</text:p>
              </table:table-cell>
              <table:table-cell office:value-type="float" office:value="327889">
                <text:p>32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3940">
                <text:p>33940</text:p>
              </table:table-cell>
              <table:table-cell office:value-type="float" office:value="51219">
                <text:p>51219</text:p>
              </table:table-cell>
              <table:table-cell office:value-type="float" office:value="116396">
                <text:p>116396</text:p>
              </table:table-cell>
              <table:table-cell office:value-type="float" office:value="175284">
                <text:p>175284</text:p>
              </table:table-cell>
              <table:table-cell office:value-type="float" office:value="445309">
                <text:p>445309</text:p>
              </table:table-cell>
              <table:table-cell office:value-type="float" office:value="379971">
                <text:p>379971</text:p>
              </table:table-cell>
              <table:table-cell office:value-type="float" office:value="301487">
                <text:p>301487</text:p>
              </table:table-cell>
              <table:table-cell office:value-type="float" office:value="334697">
                <text:p>334697</text:p>
              </table:table-cell>
              <table:table-cell office:value-type="float" office:value="615553">
                <text:p>615553</text:p>
              </table:table-cell>
              <table:table-cell office:value-type="float" office:value="374471">
                <text:p>37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3099">
                <text:p>33099</text:p>
              </table:table-cell>
              <table:table-cell office:value-type="float" office:value="44762">
                <text:p>44762</text:p>
              </table:table-cell>
              <table:table-cell office:value-type="float" office:value="83884">
                <text:p>83884</text:p>
              </table:table-cell>
              <table:table-cell office:value-type="float" office:value="158343">
                <text:p>158343</text:p>
              </table:table-cell>
              <table:table-cell office:value-type="float" office:value="335270">
                <text:p>335270</text:p>
              </table:table-cell>
              <table:table-cell office:value-type="float" office:value="323435">
                <text:p>323435</text:p>
              </table:table-cell>
              <table:table-cell office:value-type="float" office:value="641523">
                <text:p>641523</text:p>
              </table:table-cell>
              <table:table-cell office:value-type="float" office:value="410915">
                <text:p>410915</text:p>
              </table:table-cell>
              <table:table-cell office:value-type="float" office:value="634158">
                <text:p>634158</text:p>
              </table:table-cell>
              <table:table-cell office:value-type="float" office:value="433432">
                <text:p>433432</text:p>
              </table:table-cell>
              <table:table-cell office:value-type="float" office:value="707928">
                <text:p>70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39143">
                <text:p>39143</text:p>
              </table:table-cell>
              <table:table-cell office:value-type="float" office:value="54244">
                <text:p>54244</text:p>
              </table:table-cell>
              <table:table-cell office:value-type="float" office:value="80658">
                <text:p>80658</text:p>
              </table:table-cell>
              <table:table-cell office:value-type="float" office:value="140041">
                <text:p>140041</text:p>
              </table:table-cell>
              <table:table-cell office:value-type="float" office:value="491360">
                <text:p>491360</text:p>
              </table:table-cell>
              <table:table-cell office:value-type="float" office:value="801266">
                <text:p>801266</text:p>
              </table:table-cell>
              <table:table-cell office:value-type="float" office:value="1036561">
                <text:p>1036561</text:p>
              </table:table-cell>
              <table:table-cell office:value-type="float" office:value="1250317">
                <text:p>1250317</text:p>
              </table:table-cell>
              <table:table-cell office:value-type="float" office:value="1213618">
                <text:p>1213618</text:p>
              </table:table-cell>
              <table:table-cell office:value-type="float" office:value="1107635">
                <text:p>1107635</text:p>
              </table:table-cell>
              <table:table-cell office:value-type="float" office:value="1043138">
                <text:p>1043138</text:p>
              </table:table-cell>
              <table:table-cell office:value-type="float" office:value="1592881">
                <text:p>1592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84163">
                <text:p>84163</text:p>
              </table:table-cell>
              <table:table-cell office:value-type="float" office:value="117979">
                <text:p>117979</text:p>
              </table:table-cell>
              <table:table-cell office:value-type="float" office:value="104141">
                <text:p>104141</text:p>
              </table:table-cell>
              <table:table-cell office:value-type="float" office:value="180146">
                <text:p>180146</text:p>
              </table:table-cell>
              <table:table-cell office:value-type="float" office:value="574333">
                <text:p>574333</text:p>
              </table:table-cell>
              <table:table-cell office:value-type="float" office:value="970507">
                <text:p>970507</text:p>
              </table:table-cell>
              <table:table-cell office:value-type="float" office:value="1270563">
                <text:p>1270563</text:p>
              </table:table-cell>
              <table:table-cell office:value-type="float" office:value="1480295">
                <text:p>1480295</text:p>
              </table:table-cell>
              <table:table-cell office:value-type="float" office:value="1116993">
                <text:p>1116993</text:p>
              </table:table-cell>
              <table:table-cell office:value-type="float" office:value="1201960">
                <text:p>1201960</text:p>
              </table:table-cell>
              <table:table-cell office:value-type="float" office:value="1395098">
                <text:p>1395098</text:p>
              </table:table-cell>
              <table:table-cell office:value-type="float" office:value="1436449">
                <text:p>1436449</text:p>
              </table:table-cell>
              <table:table-cell office:value-type="float" office:value="1742565">
                <text:p>174256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8070">
                <text:p>568070</text:p>
              </table:table-cell>
              <table:table-cell office:value-type="float" office:value="952388">
                <text:p>952388</text:p>
              </table:table-cell>
              <table:table-cell office:value-type="float" office:value="1082419">
                <text:p>1082419</text:p>
              </table:table-cell>
              <table:table-cell office:value-type="float" office:value="1480101">
                <text:p>1480101</text:p>
              </table:table-cell>
              <table:table-cell office:value-type="float" office:value="1021222">
                <text:p>1021222</text:p>
              </table:table-cell>
              <table:table-cell office:value-type="float" office:value="994415">
                <text:p>994415</text:p>
              </table:table-cell>
              <table:table-cell office:value-type="float" office:value="1333869">
                <text:p>1333869</text:p>
              </table:table-cell>
              <table:table-cell office:value-type="float" office:value="1378126">
                <text:p>1378126</text:p>
              </table:table-cell>
              <table:table-cell office:value-type="float" office:value="1297587">
                <text:p>129758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8259">
                <text:p>578259</text:p>
              </table:table-cell>
              <table:table-cell office:value-type="float" office:value="392842">
                <text:p>392842</text:p>
              </table:table-cell>
              <table:table-cell office:value-type="float" office:value="1183814">
                <text:p>1183814</text:p>
              </table:table-cell>
              <table:table-cell office:value-type="float" office:value="1528748">
                <text:p>1528748</text:p>
              </table:table-cell>
              <table:table-cell office:value-type="float" office:value="1061932">
                <text:p>1061932</text:p>
              </table:table-cell>
              <table:table-cell office:value-type="float" office:value="1437639">
                <text:p>1437639</text:p>
              </table:table-cell>
              <table:table-cell office:value-type="float" office:value="1713266">
                <text:p>1713266</text:p>
              </table:table-cell>
              <table:table-cell office:value-type="float" office:value="1889847">
                <text:p>1889847</text:p>
              </table:table-cell>
              <table:table-cell office:value-type="float" office:value="1624911">
                <text:p>1624911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1564">
                <text:p>601564</text:p>
              </table:table-cell>
              <table:table-cell office:value-type="float" office:value="409540">
                <text:p>409540</text:p>
              </table:table-cell>
              <table:table-cell office:value-type="float" office:value="1248886">
                <text:p>1248886</text:p>
              </table:table-cell>
              <table:table-cell office:value-type="float" office:value="1451324">
                <text:p>1451324</text:p>
              </table:table-cell>
              <table:table-cell office:value-type="float" office:value="1184221">
                <text:p>1184221</text:p>
              </table:table-cell>
              <table:table-cell office:value-type="float" office:value="1524094">
                <text:p>1524094</text:p>
              </table:table-cell>
              <table:table-cell office:value-type="float" office:value="1983540">
                <text:p>1983540</text:p>
              </table:table-cell>
              <table:table-cell office:value-type="float" office:value="1762547">
                <text:p>1762547</text:p>
              </table:table-cell>
              <table:table-cell office:value-type="float" office:value="1726404">
                <text:p>1726404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4103">
                <text:p>604103</text:p>
              </table:table-cell>
              <table:table-cell office:value-type="float" office:value="925858">
                <text:p>925858</text:p>
              </table:table-cell>
              <table:table-cell office:value-type="float" office:value="1247537">
                <text:p>1247537</text:p>
              </table:table-cell>
              <table:table-cell office:value-type="float" office:value="1469440">
                <text:p>1469440</text:p>
              </table:table-cell>
              <table:table-cell office:value-type="float" office:value="1179049">
                <text:p>1179049</text:p>
              </table:table-cell>
              <table:table-cell office:value-type="float" office:value="1615738">
                <text:p>1615738</text:p>
              </table:table-cell>
              <table:table-cell office:value-type="float" office:value="1754220">
                <text:p>1754220</text:p>
              </table:table-cell>
              <table:table-cell office:value-type="float" office:value="841413">
                <text:p>841413</text:p>
              </table:table-cell>
              <table:table-cell office:value-type="float" office:value="2071857">
                <text:p>2071857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317">
                <text:p>285317</text:p>
              </table:table-cell>
              <table:table-cell office:value-type="float" office:value="428629">
                <text:p>428629</text:p>
              </table:table-cell>
              <table:table-cell office:value-type="float" office:value="1262949">
                <text:p>1262949</text:p>
              </table:table-cell>
              <table:table-cell office:value-type="float" office:value="657996">
                <text:p>657996</text:p>
              </table:table-cell>
              <table:table-cell office:value-type="float" office:value="722027">
                <text:p>722027</text:p>
              </table:table-cell>
              <table:table-cell office:value-type="float" office:value="1663229">
                <text:p>1663229</text:p>
              </table:table-cell>
              <table:table-cell office:value-type="float" office:value="1868807">
                <text:p>1868807</text:p>
              </table:table-cell>
              <table:table-cell office:value-type="float" office:value="2098419">
                <text:p>2098419</text:p>
              </table:table-cell>
              <table:table-cell office:value-type="float" office:value="1581658">
                <text:p>1581658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2319">
                <text:p>602319</text:p>
              </table:table-cell>
              <table:table-cell office:value-type="float" office:value="951463">
                <text:p>951463</text:p>
              </table:table-cell>
              <table:table-cell office:value-type="float" office:value="1233907">
                <text:p>1233907</text:p>
              </table:table-cell>
              <table:table-cell office:value-type="float" office:value="1000503">
                <text:p>1000503</text:p>
              </table:table-cell>
              <table:table-cell office:value-type="float" office:value="1428443">
                <text:p>1428443</text:p>
              </table:table-cell>
              <table:table-cell office:value-type="float" office:value="1496625">
                <text:p>1496625</text:p>
              </table:table-cell>
              <table:table-cell office:value-type="float" office:value="1985108">
                <text:p>1985108</text:p>
              </table:table-cell>
              <table:table-cell office:value-type="float" office:value="2039395">
                <text:p>2039395</text:p>
              </table:table-cell>
              <table:table-cell office:value-type="float" office:value="2262894">
                <text:p>2262894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6965">
                <text:p>596965</text:p>
              </table:table-cell>
              <table:table-cell office:value-type="float" office:value="936466">
                <text:p>936466</text:p>
              </table:table-cell>
              <table:table-cell office:value-type="float" office:value="1256428">
                <text:p>1256428</text:p>
              </table:table-cell>
              <table:table-cell office:value-type="float" office:value="1520308">
                <text:p>1520308</text:p>
              </table:table-cell>
              <table:table-cell office:value-type="float" office:value="1402177">
                <text:p>1402177</text:p>
              </table:table-cell>
              <table:table-cell office:value-type="float" office:value="1714034">
                <text:p>1714034</text:p>
              </table:table-cell>
              <table:table-cell office:value-type="float" office:value="1900382">
                <text:p>1900382</text:p>
              </table:table-cell>
              <table:table-cell office:value-type="float" office:value="2181286">
                <text:p>2181286</text:p>
              </table:table-cell>
              <table:table-cell office:value-type="float" office:value="2255873">
                <text:p>2255873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9232">
                <text:p>589232</text:p>
              </table:table-cell>
              <table:table-cell office:value-type="float" office:value="928406">
                <text:p>928406</text:p>
              </table:table-cell>
              <table:table-cell office:value-type="float" office:value="1258315">
                <text:p>1258315</text:p>
              </table:table-cell>
              <table:table-cell office:value-type="float" office:value="1154169">
                <text:p>1154169</text:p>
              </table:table-cell>
              <table:table-cell office:value-type="float" office:value="1542688">
                <text:p>1542688</text:p>
              </table:table-cell>
              <table:table-cell office:value-type="float" office:value="1603311">
                <text:p>1603311</text:p>
              </table:table-cell>
              <table:table-cell office:value-type="float" office:value="2022064">
                <text:p>2022064</text:p>
              </table:table-cell>
              <table:table-cell office:value-type="float" office:value="2076794">
                <text:p>2076794</text:p>
              </table:table-cell>
              <table:table-cell office:value-type="float" office:value="1706143">
                <text:p>1706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